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4043in"/>
    </style:style>
    <style:style style:name="co9" style:family="table-column">
      <style:table-column-properties fo:break-before="auto" style:column-width="0.2417in"/>
    </style:style>
    <style:style style:name="co10" style:family="table-column">
      <style:table-column-properties fo:break-before="auto" style:column-width="0.2201in"/>
    </style:style>
    <style:style style:name="co11" style:family="table-column">
      <style:table-column-properties fo:break-before="auto" style:column-width="0.3839in"/>
    </style:style>
    <style:style style:name="co12" style:family="table-column">
      <style:table-column-properties fo:break-before="auto" style:column-width="0.4382in"/>
    </style:style>
    <style:style style:name="co13" style:family="table-column">
      <style:table-column-properties fo:break-before="auto" style:column-width="0.4055in"/>
    </style:style>
    <style:style style:name="co14" style:family="table-column">
      <style:table-column-properties fo:break-before="auto" style:column-width="0.3945in"/>
    </style:style>
    <style:style style:name="co15" style:family="table-column">
      <style:table-column-properties fo:break-before="auto" style:column-width="1.0598in"/>
    </style:style>
    <style:style style:name="co16" style:family="table-column">
      <style:table-column-properties fo:break-before="auto" style:column-width="0.939in"/>
    </style:style>
    <style:style style:name="co17" style:family="table-column">
      <style:table-column-properties fo:break-before="auto" style:column-width="0.6571in"/>
    </style:style>
    <style:style style:name="co18" style:family="table-column">
      <style:table-column-properties fo:break-before="auto" style:column-width="0.548in"/>
    </style:style>
    <style:style style:name="co19" style:family="table-column">
      <style:table-column-properties fo:break-before="auto" style:column-width="0.602in"/>
    </style:style>
    <style:style style:name="co20" style:family="table-column">
      <style:table-column-properties fo:break-before="auto" style:column-width="1.2799in"/>
    </style:style>
    <style:style style:name="co21" style:family="table-column">
      <style:table-column-properties fo:break-before="auto" style:column-width="1.4307in"/>
    </style:style>
    <style:style style:name="co22" style:family="table-column">
      <style:table-column-properties fo:break-before="auto" style:column-width="1.2563in"/>
    </style:style>
    <style:style style:name="co23" style:family="table-column">
      <style:table-column-properties fo:break-before="auto" style:column-width="1.3in"/>
    </style:style>
    <style:style style:name="co24" style:family="table-column">
      <style:table-column-properties fo:break-before="auto" style:column-width="1.1362in"/>
    </style:style>
    <style:style style:name="co25" style:family="table-column">
      <style:table-column-properties fo:break-before="auto" style:column-width="1.1689in"/>
    </style:style>
    <style:style style:name="co26" style:family="table-column">
      <style:table-column-properties fo:break-before="auto" style:column-width="1.2236in"/>
    </style:style>
    <style:style style:name="co27" style:family="table-column">
      <style:table-column-properties fo:break-before="auto" style:column-width="1.4744in"/>
    </style:style>
    <style:style style:name="co28" style:family="table-column">
      <style:table-column-properties fo:break-before="auto" style:column-width="1.1799in"/>
    </style:style>
    <style:style style:name="co29" style:family="table-column">
      <style:table-column-properties fo:break-before="auto" style:column-width="1.3327in"/>
    </style:style>
    <style:style style:name="co30" style:family="table-column">
      <style:table-column-properties fo:break-before="auto" style:column-width="0.7209in"/>
    </style:style>
    <style:style style:name="co31" style:family="table-column">
      <style:table-column-properties fo:break-before="auto" style:column-width="0.5457in"/>
    </style:style>
    <style:style style:name="co32" style:family="table-column">
      <style:table-column-properties fo:break-before="auto" style:column-width="0.8846in"/>
    </style:style>
    <style:style style:name="co33" style:family="table-column">
      <style:table-column-properties fo:break-before="auto" style:column-width="0.6335in"/>
    </style:style>
    <style:style style:name="co34" style:family="table-column">
      <style:table-column-properties fo:break-before="auto" style:column-width="1.2016in"/>
    </style:style>
    <style:style style:name="co35" style:family="table-column">
      <style:table-column-properties fo:break-before="auto" style:column-width="1.2339in"/>
    </style:style>
    <style:style style:name="co36" style:family="table-column">
      <style:table-column-properties fo:break-before="auto" style:column-width="1.5618in"/>
    </style:style>
    <style:style style:name="co37" style:family="table-column">
      <style:table-column-properties fo:break-before="auto" style:column-width="1.3102in"/>
    </style:style>
    <style:style style:name="co38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08"/>
    <style:style style:name="ce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1]/[.D22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0]/([.D21]^[.C17]/[.D23])/100" office:value-type="float" office:value="0.0509220046218569">
            <text:p>0.05</text:p>
          </table:table-cell>
          <table:table-cell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8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4]" office:value-type="float" office:value="42.875">
            <text:p>42.88</text:p>
          </table:table-cell>
          <table:table-cell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6];2)/6)" office:value-type="float" office:value="1.87082869338697">
            <text:p>1.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43]-1)" office:value-type="float" office:value="2361.68447656899">
            <text:p>2361.6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44]^(1/[.$C$46])" office:value-type="float" office:value="1.91030108747387">
            <text:p>1.9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/>
        </table:table-row>
      </table:table>
      <table:table table:name="tank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ce1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T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3"/>
          <table:table-cell table:formula="oooc:=[.T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ooc:=[.T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U8]-[.V8]/2);[.V8])" office:value-type="float" office:value="20000">
            <text:p>20,000</text:p>
          </table:table-cell>
          <table:table-cell table:formula="oooc:=CEILING(([.T8]-[.C7]/2);[.C7])" office:value-type="float" office:value="55">
            <text:p>55</text:p>
          </table:table-cell>
          <table:table-cell table:formula="oooc:=[.D7]+[.Y8]" office:value-type="float" office:value="30">
            <text:p>30</text:p>
          </table:table-cell>
          <table:table-cell table:formula="oooc:=[.E7]+[.Z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table:formula="oooc:=[.T7]*[.X8]" office:value-type="float" office:value="55.25">
            <text:p>55.25</text:p>
          </table:table-cell>
          <table:table-cell office:value-type="float" office:value="20000">
            <text:p>20000</text:p>
          </table:table-cell>
          <table:table-cell table:formula="oooc:=MAX(10^(FLOOR(LOG([.U8];10);1)-1);5)" office:value-type="float" office:value="1000">
            <text:p>1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U9]-[.V9]/2);[.V9])" office:value-type="float" office:value="20000">
            <text:p>20,000</text:p>
          </table:table-cell>
          <table:table-cell table:formula="oooc:=CEILING(([.T9]-[.C7]/2);[.C7])" office:value-type="float" office:value="65">
            <text:p>65</text:p>
          </table:table-cell>
          <table:table-cell table:formula="oooc:=[.D7]+[.Y9]" office:value-type="float" office:value="24">
            <text:p>24</text:p>
          </table:table-cell>
          <table:table-cell table:formula="oooc:=[.E7]+[.Z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table:formula="oooc:=[.T7]*[.X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U9];10);1)-1);5)"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U10]-[.V10]/2);[.V10])" office:value-type="float" office:value="20000">
            <text:p>20,000</text:p>
          </table:table-cell>
          <table:table-cell table:formula="oooc:=CEILING(([.T10]-[.C7]/2);[.C7])" office:value-type="float" office:value="75">
            <text:p>75</text:p>
          </table:table-cell>
          <table:table-cell table:formula="oooc:=[.D7]+[.Y10]" office:value-type="float" office:value="20">
            <text:p>20</text:p>
          </table:table-cell>
          <table:table-cell table:formula="oooc:=[.E7]+[.Z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table:formula="oooc:=[.T7]*[.X10]" office:value-type="float" office:value="74.75">
            <text:p>74.75</text:p>
          </table:table-cell>
          <table:table-cell office:value-type="float" office:value="20000">
            <text:p>20000</text:p>
          </table:table-cell>
          <table:table-cell table:formula="oooc:=MAX(10^(FLOOR(LOG([.U10];10);1)-1);5)" office:value-type="float" office:value="1000">
            <text:p>1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2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U13]-[.V13]/2);[.V13])" office:value-type="float" office:value="500000">
            <text:p>500,000</text:p>
          </table:table-cell>
          <table:table-cell table:formula="oooc:=CEILING(([.T13]-[.C12]/2);[.C12])" office:value-type="float" office:value="180">
            <text:p>180</text:p>
          </table:table-cell>
          <table:table-cell table:formula="oooc:=[.D12]+[.Y13]" office:value-type="float" office:value="31">
            <text:p>31</text:p>
          </table:table-cell>
          <table:table-cell table:formula="oooc:=[.E12]+[.Z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table:formula="oooc:=[.T12]*[.X13]" office:value-type="float" office:value="179.5625">
            <text:p>179.56</text:p>
          </table:table-cell>
          <table:table-cell table:formula="oooc:=[.U8]*[$globals.$C$7]" office:value-type="float" office:value="500000">
            <text:p>500000</text:p>
          </table:table-cell>
          <table:table-cell table:formula="oooc:=MAX(10^(FLOOR(LOG([.U13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U14]-[.V14]/2);[.V14])" office:value-type="float" office:value="500000">
            <text:p>500,000</text:p>
          </table:table-cell>
          <table:table-cell table:formula="oooc:=CEILING(([.T14]-[.C12]/2);[.C12])" office:value-type="float" office:value="210">
            <text:p>210</text:p>
          </table:table-cell>
          <table:table-cell table:formula="oooc:=[.D12]+[.Y14]" office:value-type="float" office:value="25">
            <text:p>25</text:p>
          </table:table-cell>
          <table:table-cell table:formula="oooc:=[.E12]+[.Z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table:formula="oooc:=[.T12]*[.X14]" office:value-type="float" office:value="211.25">
            <text:p>211.25</text:p>
          </table:table-cell>
          <table:table-cell table:formula="oooc:=[.U9]*[$globals.$C$7]" office:value-type="float" office:value="500000">
            <text:p>500000</text:p>
          </table:table-cell>
          <table:table-cell table:formula="oooc:=MAX(10^(FLOOR(LOG([.U14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U15]-[.V15]/2);[.V15])" office:value-type="float" office:value="500000">
            <text:p>500,000</text:p>
          </table:table-cell>
          <table:table-cell table:formula="oooc:=CEILING(([.T15]-[.C12]/2);[.C12])" office:value-type="float" office:value="240">
            <text:p>240</text:p>
          </table:table-cell>
          <table:table-cell table:formula="oooc:=[.D12]+[.Y15]" office:value-type="float" office:value="21">
            <text:p>21</text:p>
          </table:table-cell>
          <table:table-cell table:formula="oooc:=[.E12]+[.Z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table:formula="oooc:=[.T12]*[.X15]" office:value-type="float" office:value="242.9375">
            <text:p>242.94</text:p>
          </table:table-cell>
          <table:table-cell table:formula="oooc:=[.U10]*[$globals.$C$7]" office:value-type="float" office:value="500000">
            <text:p>500000</text:p>
          </table:table-cell>
          <table:table-cell table:formula="oooc:=MAX(10^(FLOOR(LOG([.U15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U18]-[.V18]/2);[.V18])" office:value-type="float" office:value="600000">
            <text:p>600,000</text:p>
          </table:table-cell>
          <table:table-cell table:formula="oooc:=CEILING(([.T18]-[.C17]/2);[.C17])" office:value-type="float" office:value="190">
            <text:p>190</text:p>
          </table:table-cell>
          <table:table-cell table:formula="oooc:=[.D17]+[.Y18]" office:value-type="float" office:value="30.5">
            <text:p>30.5</text:p>
          </table:table-cell>
          <table:table-cell table:formula="oooc:=[.E17]+[.Z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ooc:=[.T17]*[.X18]" office:value-type="float" office:value="193.375">
            <text:p>193.38</text:p>
          </table:table-cell>
          <table:table-cell table:formula="oooc:=[.U8]*[$globals.$C$6]" office:value-type="float" office:value="600000">
            <text:p>600000</text:p>
          </table:table-cell>
          <table:table-cell table:formula="oooc:=MAX(10^(FLOOR(LOG([.U18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U19]-[.V19]/2);[.V19])" office:value-type="float" office:value="600000">
            <text:p>600,000</text:p>
          </table:table-cell>
          <table:table-cell table:formula="oooc:=CEILING(([.T19]-[.C17]/2);[.C17])" office:value-type="float" office:value="260">
            <text:p>260</text:p>
          </table:table-cell>
          <table:table-cell table:formula="oooc:=[.D17]+[.Y19]" office:value-type="float" office:value="24.5">
            <text:p>24.5</text:p>
          </table:table-cell>
          <table:table-cell table:formula="oooc:=[.E17]+[.Z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table:formula="oooc:=[.T17]*[.X19]" office:value-type="float" office:value="261.625">
            <text:p>261.63</text:p>
          </table:table-cell>
          <table:table-cell table:formula="oooc:=[.U9]*[$globals.$C$6]" office:value-type="float" office:value="600000">
            <text:p>600000</text:p>
          </table:table-cell>
          <table:table-cell table:formula="oooc:=MAX(10^(FLOOR(LOG([.U19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U20]-[.V20]/2);[.V20])" office:value-type="float" office:value="600000">
            <text:p>600,000</text:p>
          </table:table-cell>
          <table:table-cell table:formula="oooc:=CEILING(([.T20]-[.C17]/2);[.C17])" office:value-type="float" office:value="230">
            <text:p>230</text:p>
          </table:table-cell>
          <table:table-cell table:formula="oooc:=[.D17]+[.Y20]" office:value-type="float" office:value="20.5">
            <text:p>20.5</text:p>
          </table:table-cell>
          <table:table-cell table:formula="oooc:=[.E17]+[.Z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table:formula="oooc:=[.T17]*[.X20]" office:value-type="float" office:value="227.5">
            <text:p>227.5</text:p>
          </table:table-cell>
          <table:table-cell table:formula="oooc:=[.U10]*[$globals.$C$6]" office:value-type="float" office:value="600000">
            <text:p>600000</text:p>
          </table:table-cell>
          <table:table-cell table:formula="oooc:=MAX(10^(FLOOR(LOG([.U20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U23]-[.V23]/2);[.V23])" office:value-type="float" office:value="15000000">
            <text:p>15,000,000</text:p>
          </table:table-cell>
          <table:table-cell table:formula="oooc:=CEILING(([.T23]-[.C22]/2);[.C22])" office:value-type="float" office:value="620">
            <text:p>620</text:p>
          </table:table-cell>
          <table:table-cell table:formula="oooc:=[.D22]+[.Y23]" office:value-type="float" office:value="31.5">
            <text:p>31.5</text:p>
          </table:table-cell>
          <table:table-cell table:formula="oooc:=[.E22]+[.Z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ooc:=[.T22]*[.X23]" office:value-type="float" office:value="628.46875">
            <text:p>628.47</text:p>
          </table:table-cell>
          <table:table-cell table:formula="oooc:=[.U18]*[$globals.$C$7]" office:value-type="float" office:value="15000000">
            <text:p>15000000</text:p>
          </table:table-cell>
          <table:table-cell table:formula="oooc:=MAX(10^(FLOOR(LOG([.U23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U24]-[.V24]/2);[.V24])" office:value-type="float" office:value="15000000">
            <text:p>15,000,000</text:p>
          </table:table-cell>
          <table:table-cell table:formula="oooc:=CEILING(([.T24]-[.C22]/2);[.C22])" office:value-type="float" office:value="860">
            <text:p>860</text:p>
          </table:table-cell>
          <table:table-cell table:formula="oooc:=[.D22]+[.Y24]" office:value-type="float" office:value="25.5">
            <text:p>25.5</text:p>
          </table:table-cell>
          <table:table-cell table:formula="oooc:=[.E22]+[.Z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table:formula="oooc:=[.T22]*[.X24]" office:value-type="float" office:value="850.28125">
            <text:p>850.28</text:p>
          </table:table-cell>
          <table:table-cell table:formula="oooc:=[.U19]*[$globals.$C$7]" office:value-type="float" office:value="15000000">
            <text:p>15000000</text:p>
          </table:table-cell>
          <table:table-cell table:formula="oooc:=MAX(10^(FLOOR(LOG([.U24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U25]-[.V25]/2);[.V25])" office:value-type="float" office:value="15000000">
            <text:p>15,000,000</text:p>
          </table:table-cell>
          <table:table-cell table:formula="oooc:=CEILING(([.T25]-[.C22]/2);[.C22])" office:value-type="float" office:value="740">
            <text:p>740</text:p>
          </table:table-cell>
          <table:table-cell table:formula="oooc:=[.D22]+[.Y25]" office:value-type="float" office:value="22.5">
            <text:p>22.5</text:p>
          </table:table-cell>
          <table:table-cell table:formula="oooc:=[.E22]+[.Z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table:formula="oooc:=[.T22]*[.X25]" office:value-type="float" office:value="739.375">
            <text:p>739.38</text:p>
          </table:table-cell>
          <table:table-cell table:formula="oooc:=[.U20]*[$globals.$C$7]" office:value-type="float" office:value="15000000">
            <text:p>15000000</text:p>
          </table:table-cell>
          <table:table-cell table:formula="oooc:=MAX(10^(FLOOR(LOG([.U25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U28]-[.V28]/2);[.V28])" office:value-type="float" office:value="18000000">
            <text:p>18,000,000</text:p>
          </table:table-cell>
          <table:table-cell table:formula="oooc:=CEILING(([.T28]-[.C27]/2);[.C27])" office:value-type="float" office:value="920">
            <text:p>920</text:p>
          </table:table-cell>
          <table:table-cell table:formula="oooc:=[.D27]+[.Y28]" office:value-type="float" office:value="29">
            <text:p>29</text:p>
          </table:table-cell>
          <table:table-cell table:formula="oooc:=[.E27]+[.Z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formula="oooc:=[.T27]*[.X28]" office:value-type="float" office:value="915.6875">
            <text:p>915.69</text:p>
          </table:table-cell>
          <table:table-cell table:formula="oooc:=[.U18]*[$globals.$C$6]" office:value-type="float" office:value="18000000">
            <text:p>18000000</text:p>
          </table:table-cell>
          <table:table-cell table:formula="oooc:=MAX(10^(FLOOR(LOG([.U28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U29]-[.V29]/2);[.V29])" office:value-type="float" office:value="18000000">
            <text:p>18,000,000</text:p>
          </table:table-cell>
          <table:table-cell table:formula="oooc:=CEILING(([.T29]-[.C27]/2);[.C27])" office:value-type="float" office:value="800">
            <text:p>800</text:p>
          </table:table-cell>
          <table:table-cell table:formula="oooc:=[.D27]+[.Y29]" office:value-type="float" office:value="25">
            <text:p>25</text:p>
          </table:table-cell>
          <table:table-cell table:formula="oooc:=[.E27]+[.Z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table:formula="oooc:=[.T27]*[.X29]" office:value-type="float" office:value="796.25">
            <text:p>796.25</text:p>
          </table:table-cell>
          <table:table-cell table:formula="oooc:=[.U19]*[$globals.$C$6]" office:value-type="float" office:value="18000000">
            <text:p>18000000</text:p>
          </table:table-cell>
          <table:table-cell table:formula="oooc:=MAX(10^(FLOOR(LOG([.U29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U30]-[.V30]/2);[.V30])" office:value-type="float" office:value="18000000">
            <text:p>18,000,000</text:p>
          </table:table-cell>
          <table:table-cell table:formula="oooc:=CEILING(([.T30]-[.C27]/2);[.C27])" office:value-type="float" office:value="680">
            <text:p>680</text:p>
          </table:table-cell>
          <table:table-cell table:formula="oooc:=[.D27]+[.Y30]" office:value-type="float" office:value="22">
            <text:p>22</text:p>
          </table:table-cell>
          <table:table-cell table:formula="oooc:=[.E27]+[.Z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formula="oooc:=[.T27]*[.X30]" office:value-type="float" office:value="676.8125">
            <text:p>676.81</text:p>
          </table:table-cell>
          <table:table-cell table:formula="oooc:=[.U20]*[$globals.$C$6]" office:value-type="float" office:value="18000000">
            <text:p>18000000</text:p>
          </table:table-cell>
          <table:table-cell table:formula="oooc:=MAX(10^(FLOOR(LOG([.U30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U33]-[.V33]/2);[.V33])" office:value-type="float" office:value="450000000">
            <text:p>450,000,000</text:p>
          </table:table-cell>
          <table:table-cell table:formula="oooc:=CEILING(([.T33]-[.C32]/2);[.C32])" office:value-type="float" office:value="3000">
            <text:p>3000</text:p>
          </table:table-cell>
          <table:table-cell table:formula="oooc:=[.D32]+[.Y33]" office:value-type="float" office:value="31">
            <text:p>31</text:p>
          </table:table-cell>
          <table:table-cell table:formula="oooc:=[.E32]+[.Z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formula="oooc:=[.T32]*[.X33]" office:value-type="float" office:value="2975.984375">
            <text:p>2975.98</text:p>
          </table:table-cell>
          <table:table-cell table:formula="oooc:=[.U28]*[$globals.$C$7]" office:value-type="float" office:value="450000000">
            <text:p>450000000</text:p>
          </table:table-cell>
          <table:table-cell table:formula="oooc:=MAX(10^(FLOOR(LOG([.U33];10);1)-1);5)" office:value-type="float" office:value="10000000">
            <text:p>1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U34]-[.V34]/2);[.V34])" office:value-type="float" office:value="450000000">
            <text:p>450,000,000</text:p>
          </table:table-cell>
          <table:table-cell table:formula="oooc:=CEILING(([.T34]-[.C32]/2);[.C32])" office:value-type="float" office:value="2600">
            <text:p>2600</text:p>
          </table:table-cell>
          <table:table-cell table:formula="oooc:=[.D32]+[.Y34]" office:value-type="float" office:value="26">
            <text:p>26</text:p>
          </table:table-cell>
          <table:table-cell table:formula="oooc:=[.E32]+[.Z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table:formula="oooc:=[.T32]*[.X34]" office:value-type="float" office:value="2587.8125">
            <text:p>2587.81</text:p>
          </table:table-cell>
          <table:table-cell table:formula="oooc:=[.U29]*[$globals.$C$7]" office:value-type="float" office:value="450000000">
            <text:p>450000000</text:p>
          </table:table-cell>
          <table:table-cell table:formula="oooc:=MAX(10^(FLOOR(LOG([.U34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U35]-[.V35]/2);[.V35])" office:value-type="float" office:value="450000000">
            <text:p>450,000,000</text:p>
          </table:table-cell>
          <table:table-cell table:formula="oooc:=CEILING(([.T35]-[.C32]/2);[.C32])" office:value-type="float" office:value="2200">
            <text:p>2200</text:p>
          </table:table-cell>
          <table:table-cell table:formula="oooc:=[.D32]+[.Y35]" office:value-type="float" office:value="22">
            <text:p>22</text:p>
          </table:table-cell>
          <table:table-cell table:formula="oooc:=[.E32]+[.Z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formula="oooc:=[.T32]*[.X35]" office:value-type="float" office:value="2199.640625">
            <text:p>2199.64</text:p>
          </table:table-cell>
          <table:table-cell table:formula="oooc:=[.U30]*[$globals.$C$7]" office:value-type="float" office:value="450000000">
            <text:p>450000000</text:p>
          </table:table-cell>
          <table:table-cell table:formula="oooc:=MAX(10^(FLOOR(LOG([.U35];10);1)-1);5)" office:value-type="float" office:value="10000000">
            <text:p>1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U38]-[.V38]/2);[.V38])" office:value-type="float" office:value="540000000">
            <text:p>540,000,000</text:p>
          </table:table-cell>
          <table:table-cell table:formula="oooc:=CEILING(([.T38]-[.C37]/2);[.C37])" office:value-type="float" office:value="2500">
            <text:p>2500</text:p>
          </table:table-cell>
          <table:table-cell table:formula="oooc:=[.D37]+[.Y38]" office:value-type="float" office:value="29.5">
            <text:p>29.5</text:p>
          </table:table-cell>
          <table:table-cell table:formula="oooc:=[.E37]+[.Z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37]*[.X38]" office:value-type="float" office:value="2508.1875">
            <text:p>2508.19</text:p>
          </table:table-cell>
          <table:table-cell table:formula="oooc:=[.U28]*[$globals.$C$6]" office:value-type="float" office:value="540000000">
            <text:p>540000000</text:p>
          </table:table-cell>
          <table:table-cell table:formula="oooc:=MAX(10^(FLOOR(LOG([.U38];10);1)-1);5)" office:value-type="float" office:value="10000000">
            <text:p>10000000</text:p>
          </table:table-cell>
          <table:table-cell/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U39]-[.V39]/2);[.V39])" office:value-type="float" office:value="540000000">
            <text:p>540,000,000</text:p>
          </table:table-cell>
          <table:table-cell table:formula="oooc:=CEILING(([.T39]-[.C37]/2);[.C37])" office:value-type="float" office:value="2800">
            <text:p>2800</text:p>
          </table:table-cell>
          <table:table-cell table:formula="oooc:=[.D37]+[.Y39]" office:value-type="float" office:value="25.5">
            <text:p>25.5</text:p>
          </table:table-cell>
          <table:table-cell table:formula="oooc:=[.E37]+[.Z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37]*[.X39]" office:value-type="float" office:value="2786.875">
            <text:p>2786.88</text:p>
          </table:table-cell>
          <table:table-cell table:formula="oooc:=[.U29]*[$globals.$C$6]" office:value-type="float" office:value="540000000">
            <text:p>540000000</text:p>
          </table:table-cell>
          <table:table-cell table:formula="oooc:=MAX(10^(FLOOR(LOG([.U39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U40]-[.V40]/2);[.V40])" office:value-type="float" office:value="540000000">
            <text:p>540,000,000</text:p>
          </table:table-cell>
          <table:table-cell table:formula="oooc:=CEILING(([.T40]-[.C37]/2);[.C37])" office:value-type="float" office:value="3100">
            <text:p>3100</text:p>
          </table:table-cell>
          <table:table-cell table:formula="oooc:=[.D37]+[.Y40]" office:value-type="float" office:value="22.5">
            <text:p>22.5</text:p>
          </table:table-cell>
          <table:table-cell table:formula="oooc:=[.E37]+[.Z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37]*[.X40]" office:value-type="float" office:value="3065.5625">
            <text:p>3065.56</text:p>
          </table:table-cell>
          <table:table-cell table:formula="oooc:=[.U30]*[$globals.$C$6]" office:value-type="float" office:value="540000000">
            <text:p>540000000</text:p>
          </table:table-cell>
          <table:table-cell table:formula="oooc:=MAX(10^(FLOOR(LOG([.U40];10);1)-1);5)" office:value-type="float" office:value="10000000">
            <text:p>10000000</text:p>
          </table:table-cell>
          <table:table-cell/>
          <table:table-cell office:value-type="float" office:value="1.1">
            <text:p>1.1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U43]-[.V43]/2);[.V43])" office:value-type="float" office:value="13000000000">
            <text:p>13,000,000,000</text:p>
          </table:table-cell>
          <table:table-cell table:formula="oooc:=CEILING(([.T43]-[.C42]/2);[.C42])" office:value-type="float" office:value="7600">
            <text:p>7600</text:p>
          </table:table-cell>
          <table:table-cell table:formula="oooc:=[.D42]+[.Y43]" office:value-type="float" office:value="31.5">
            <text:p>31.5</text:p>
          </table:table-cell>
          <table:table-cell table:formula="oooc:=[.E42]+[.Z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42]*[.X43]" office:value-type="float" office:value="7698.7421875">
            <text:p>7698.74</text:p>
          </table:table-cell>
          <table:table-cell table:formula="oooc:=[.U38]*[$globals.$C$7]" office:value-type="float" office:value="13500000000">
            <text:p>13500000000</text:p>
          </table:table-cell>
          <table:table-cell table:formula="oooc:=MAX(10^(FLOOR(LOG([.U43];10);1)-1);5)" office:value-type="float" office:value="1000000000">
            <text:p>100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U44]-[.V44]/2);[.V44])" office:value-type="float" office:value="13000000000">
            <text:p>13,000,000,000</text:p>
          </table:table-cell>
          <table:table-cell table:formula="oooc:=CEILING(([.T44]-[.C42]/2);[.C42])" office:value-type="float" office:value="9000">
            <text:p>9000</text:p>
          </table:table-cell>
          <table:table-cell table:formula="oooc:=[.D42]+[.Y44]" office:value-type="float" office:value="26.5">
            <text:p>26.5</text:p>
          </table:table-cell>
          <table:table-cell table:formula="oooc:=[.E42]+[.Z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42]*[.X44]" office:value-type="float" office:value="9057.34375">
            <text:p>9057.34</text:p>
          </table:table-cell>
          <table:table-cell table:formula="oooc:=[.U39]*[$globals.$C$7]" office:value-type="float" office:value="13500000000">
            <text:p>13500000000</text:p>
          </table:table-cell>
          <table:table-cell table:formula="oooc:=MAX(10^(FLOOR(LOG([.U44];10);1)-1);5)" office:value-type="float" office:value="1000000000">
            <text:p>1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U45]-[.V45]/2);[.V45])" office:value-type="float" office:value="13000000000">
            <text:p>13,000,000,000</text:p>
          </table:table-cell>
          <table:table-cell table:formula="oooc:=CEILING(([.T45]-[.C42]/2);[.C42])" office:value-type="float" office:value="10400">
            <text:p>10400</text:p>
          </table:table-cell>
          <table:table-cell table:formula="oooc:=[.D42]+[.Y45]" office:value-type="float" office:value="22.5">
            <text:p>22.5</text:p>
          </table:table-cell>
          <table:table-cell table:formula="oooc:=[.E42]+[.Z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42]*[.X45]" office:value-type="float" office:value="10415.9453125">
            <text:p>10415.95</text:p>
          </table:table-cell>
          <table:table-cell table:formula="oooc:=[.U40]*[$globals.$C$7]" office:value-type="float" office:value="13500000000">
            <text:p>13500000000</text:p>
          </table:table-cell>
          <table:table-cell table:formula="oooc:=MAX(10^(FLOOR(LOG([.U45];10);1)-1);5)" office:value-type="float" office:value="1000000000">
            <text:p>100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ooc:=[.T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U48]-[.V48]/2);[.V48])" office:value-type="float" office:value="340000000000">
            <text:p>340,000,000,000</text:p>
          </table:table-cell>
          <table:table-cell table:formula="oooc:=CEILING(([.T48]-[.C47]/2);[.C47])" office:value-type="float" office:value="23500">
            <text:p>23500</text:p>
          </table:table-cell>
          <table:table-cell table:formula="oooc:=[.D47]+[.Y48]" office:value-type="float" office:value="33.5">
            <text:p>33.5</text:p>
          </table:table-cell>
          <table:table-cell table:formula="oooc:=[.E47]+[.Z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47]*[.X48]" office:value-type="float" office:value="23549.09375">
            <text:p>23549.09</text:p>
          </table:table-cell>
          <table:table-cell table:formula="oooc:=[.U43]*[$globals.$C$7]" office:value-type="float" office:value="337500000000">
            <text:p>337500000000</text:p>
          </table:table-cell>
          <table:table-cell table:formula="oooc:=MAX(10^(FLOOR(LOG([.U48];10);1)-1);5)" office:value-type="float" office:value="10000000000">
            <text:p>10000000000</text:p>
          </table:table-cell>
          <table:table-cell/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U49]-[.V49]/2);[.V49])" office:value-type="float" office:value="340000000000">
            <text:p>340,000,000,000</text:p>
          </table:table-cell>
          <table:table-cell table:formula="oooc:=CEILING(([.T49]-[.C47]/2);[.C47])" office:value-type="float" office:value="29500">
            <text:p>29500</text:p>
          </table:table-cell>
          <table:table-cell table:formula="oooc:=[.D47]+[.Y49]" office:value-type="float" office:value="27.5">
            <text:p>27.5</text:p>
          </table:table-cell>
          <table:table-cell table:formula="oooc:=[.E47]+[.Z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47]*[.X49]" office:value-type="float" office:value="29436.3671875">
            <text:p>29436.37</text:p>
          </table:table-cell>
          <table:table-cell table:formula="oooc:=[.U44]*[$globals.$C$7]" office:value-type="float" office:value="337500000000">
            <text:p>337500000000</text:p>
          </table:table-cell>
          <table:table-cell table:formula="oooc:=MAX(10^(FLOOR(LOG([.U49];10);1)-1);5)" office:value-type="float" office:value="10000000000">
            <text:p>10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U50]-[.V50]/2);[.V50])" office:value-type="float" office:value="340000000000">
            <text:p>340,000,000,000</text:p>
          </table:table-cell>
          <table:table-cell table:formula="oooc:=CEILING(([.T50]-[.C47]/2);[.C47])" office:value-type="float" office:value="35500">
            <text:p>35500</text:p>
          </table:table-cell>
          <table:table-cell table:formula="oooc:=[.D47]+[.Y50]" office:value-type="float" office:value="22.5">
            <text:p>22.5</text:p>
          </table:table-cell>
          <table:table-cell table:formula="oooc:=[.E47]+[.Z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47]*[.X50]" office:value-type="float" office:value="35323.640625">
            <text:p>35323.64</text:p>
          </table:table-cell>
          <table:table-cell table:formula="oooc:=[.U45]*[$globals.$C$7]" office:value-type="float" office:value="337500000000">
            <text:p>337500000000</text:p>
          </table:table-cell>
          <table:table-cell table:formula="oooc:=MAX(10^(FLOOR(LOG([.U50];10);1)-1);5)" office:value-type="float" office:value="10000000000">
            <text:p>10000000000</text:p>
          </table:table-cell>
          <table:table-cell/>
          <table:table-cell office:value-type="float" office:value="1.2">
            <text:p>1.2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bombardment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number-columns-repeated="5" table:default-cell-style-name="Default"/>
        <table:table-column table:style-name="co2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1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39]*[$globals.$C$40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1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39]*[$globals.$C$40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37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1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39]*[$globals.$C$40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37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1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39]*[$globals.$C$40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37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1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39]*[$globals.$C$40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37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1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39]*[$globals.$C$40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37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1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39]*[$globals.$C$40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1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39]*[$globals.$C$40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37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1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39]*[$globals.$C$40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37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1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39]*[$globals.$C$40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37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1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39]*[$globals.$C$40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37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1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39]*[$globals.$C$40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37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1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39]*[$globals.$C$40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Mine Launcher</text:p>
          </table:table-cell>
          <table:table-cell table:style-name="ce1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39]*[$globals.$C$40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37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Mine Booster</text:p>
          </table:table-cell>
          <table:table-cell table:style-name="ce1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39]*[$globals.$C$40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37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1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39]*[$globals.$C$40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37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1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39]*[$globals.$C$40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37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Mine 'Porter</text:p>
          </table:table-cell>
          <table:table-cell table:style-name="ce1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39]*[$globals.$C$40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37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1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39]*[$globals.$C$40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1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2" office:value-type="float" office:value="100">
            <text:p>100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39]*[$globals.$C$40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37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1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2" office:value-type="float" office:value="200">
            <text:p>200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39]*[$globals.$C$40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37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1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2" office:value-type="float" office:value="400">
            <text:p>400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39]*[$globals.$C$40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37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1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2" office:value-type="float" office:value="800">
            <text:p>800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39]*[$globals.$C$40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37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1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2" office:value-type="float" office:value="1600">
            <text:p>1600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39]*[$globals.$C$40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37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1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39]*[$globals.$C$40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1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39]*[$globals.$C$40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37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1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39]*[$globals.$C$40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37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1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39]*[$globals.$C$40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37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1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39]*[$globals.$C$40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37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1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39]*[$globals.$C$40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37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ce1"/>
        <table:table-column table:style-name="co4" table:number-columns-repeated="3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39]*[$globals.$C$50]" office:value-type="float" office:value="846.05403901271">
            <text:p>846.05</text:p>
          </table:table-cell>
          <table:table-cell/>
          <table:table-cell table:formula="oooc:=[$globals.$C$49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39]*[$globals.$C$50]" office:value-type="float" office:value="4904.30439930731">
            <text:p>4904.3</text:p>
          </table:table-cell>
          <table:table-cell/>
          <table:table-cell table:formula="oooc:=[.H3]*[$globals.$C$47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39]*[$globals.$C$50]" office:value-type="float" office:value="28428.6824859703">
            <text:p>28428.68</text:p>
          </table:table-cell>
          <table:table-cell/>
          <table:table-cell table:formula="oooc:=[.H4]*[$globals.$C$47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39]*[$globals.$C$50]" office:value-type="float" office:value="164791.970906672">
            <text:p>164791.97</text:p>
          </table:table-cell>
          <table:table-cell/>
          <table:table-cell table:formula="oooc:=[.H5]*[$globals.$C$47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39]*[$globals.$C$50]" office:value-type="float" office:value="955246.297070123">
            <text:p>955246.3</text:p>
          </table:table-cell>
          <table:table-cell/>
          <table:table-cell table:formula="oooc:=[.H6]*[$globals.$C$47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39]*[$globals.$C$50]" office:value-type="float" office:value="5537256.96128098">
            <text:p>5537256.96</text:p>
          </table:table-cell>
          <table:table-cell/>
          <table:table-cell table:formula="oooc:=[.H7]*[$globals.$C$47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39]*[$globals.$C$50]" office:value-type="float" office:value="32097705.8474836">
            <text:p>32097705.85</text:p>
          </table:table-cell>
          <table:table-cell/>
          <table:table-cell table:formula="oooc:=[.H8]*[$globals.$C$47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39]*[$globals.$C$50]" office:value-type="float" office:value="186060124.692722">
            <text:p>186060124.69</text:p>
          </table:table-cell>
          <table:table-cell/>
          <table:table-cell table:formula="oooc:=[.H9]*[$globals.$C$47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39]*[$globals.$C$50]" office:value-type="float" office:value="1078530975.55211">
            <text:p>1078530975.55</text:p>
          </table:table-cell>
          <table:table-cell/>
          <table:table-cell table:formula="oooc:=[.H10]*[$globals.$C$47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39]*[$globals.$C$50]" office:value-type="float" office:value="6251898772.75671">
            <text:p>6251898772.76</text:p>
          </table:table-cell>
          <table:table-cell/>
          <table:table-cell table:formula="oooc:=[.H11]*[$globals.$C$47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39]*[$globals.$C$50]" office:value-type="float" office:value="36240255635.4844">
            <text:p>36240255635.48</text:p>
          </table:table-cell>
          <table:table-cell/>
          <table:table-cell table:formula="oooc:=[.H12]*[$globals.$C$47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39]*[$globals.$C$50]" office:value-type="float" office:value="210073159573.271">
            <text:p>210073159573.27</text:p>
          </table:table-cell>
          <table:table-cell/>
          <table:table-cell table:formula="oooc:=[.H13]*[$globals.$C$47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office:forms form:automatic-focus="false" form:apply-design-mode="false"/>
        <table:table-column table:style-name="co27" table:default-cell-style-name="Default"/>
        <table:table-column table:style-name="co4" table:number-columns-repeated="2" table:default-cell-style-name="Default"/>
        <table:table-column table:style-name="co28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25">
            <text:p>1.2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0.75">
            <text:p>0.75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4">
            <text:p>0.4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25">
            <text:p>1.2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andling</text:p>
          </table:table-cell>
          <table:table-cell office:value-type="string">
            <text:p>Handling I</text:p>
          </table:table-cell>
          <table:table-cell/>
          <table:table-cell table:formula="oooc:=[.D12]" office:value-type="float" office:value="0.75">
            <text:p>0.75</text:p>
          </table:table-cell>
        </table:table-row>
        <table:table-row table:style-name="ro1">
          <table:table-cell office:value-type="string">
            <text:p>Basic handling</text:p>
          </table:table-cell>
          <table:table-cell office:value-type="string">
            <text:p>Handling II</text:p>
          </table:table-cell>
          <table:table-cell/>
          <table:table-cell table:formula="oooc:=[.D13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</text:p>
          </table:table-cell>
          <table:table-cell/>
          <table:table-cell table:formula="oooc:=[.D15]" office:value-type="float" office:value="0.4">
            <text:p>0.4</text:p>
          </table:table-cell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I</text:p>
          </table:table-cell>
          <table:table-cell/>
          <table:table-cell table:formula="oooc:=[.D16]" office:value-type="float" office:value="1.25">
            <text:p>1.25</text:p>
          </table:table-cell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II</text:p>
          </table:table-cell>
          <table:table-cell/>
          <table:table-cell table:formula="oooc:=[.D17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9]" office:value-type="float" office:value="0.75">
            <text:p>0.75</text:p>
          </table:table-cell>
        </table:table-row>
        <table:table-row table:style-name="ro2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20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9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30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31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32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29" table:default-cell-style-name="Default"/>
        <table:table-column table:style-name="co4" table:default-cell-style-name="Default"/>
        <table:table-column table:style-name="co3" table:default-cell-style-name="ce1"/>
        <table:table-column table:style-name="co30" table:default-cell-style-name="Default"/>
        <table:table-column table:style-name="co4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2" table:default-cell-style-name="Default"/>
        <table:table-column table:style-name="co34" table:default-cell-style-name="Default"/>
        <table:table-column table:style-name="co15" table:number-columns-repeated="3" table:default-cell-style-name="Default"/>
        <table:table-column table:style-name="co3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7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3" table:formula="oooc:=[$globals.$D$22]" office:value-type="float" office:value="1">
            <text:p>1</text:p>
          </table:table-cell>
          <table:table-cell table:formula="oooc:=[$globals.$D$21]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100">
            <text:p>100</text:p>
          </table:table-cell>
          <table:table-cell table:formula="oooc:=CEILING(([.R5]-[.U5]/2);[.U5])" office:value-type="float" office:value="5">
            <text:p>5</text:p>
          </table:table-cell>
          <table:table-cell table:formula="oooc:=[.D5]*[$globals.$C$26]/[.K5]" office:value-type="float" office:value="500">
            <text:p>5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20">
            <text:p>20</text:p>
          </table:table-cell>
          <table:table-cell table:formula="oooc:=[.Y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7]*[$globals.$C$24]/[.R5]*[.K5]*[.W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50">
            <text:p>150</text:p>
          </table:table-cell>
          <table:table-cell table:formula="oooc:=CEILING(([.R6]-[.U6]/2);[.U6])" office:value-type="float" office:value="6.3">
            <text:p>6.3</text:p>
          </table:table-cell>
          <table:table-cell table:formula="oooc:=[.D6]*[$globals.$C$26]/[.K6]" office:value-type="float" office:value="630">
            <text:p>63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29]" office:value-type="float" office:value="6.32916877078992">
            <text:p>6.33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30.9333417186297">
            <text:p>30.93</text:p>
          </table:table-cell>
          <table:table-cell table:formula="oooc:=[.Y4]/[.M6]" office:value-type="float" office:value="25.8620619549228">
            <text:p>25.86</text:p>
          </table:table-cell>
          <table:table-cell table:formula="oooc:=([.D6]/[.C6])/([.R6]/[.Q6])" office:value-type="float" office:value="1.02635938401458">
            <text:p>1.03</text:p>
          </table:table-cell>
          <table:table-cell/>
          <table:table-cell table:formula="oooc:=[.I6]^[$globals.$C$17]*[$globals.$C$24]/[.R6]*[.K6]*[.W6]" office:value-type="float" office:value="154.666708593149">
            <text:p>154.67</text:p>
          </table:table-cell>
          <table:table-cell table:formula="oooc:=[.S6]/[.H6]" office:value-type="float" office:value="6.32916877078992">
            <text:p>6.33</text:p>
          </table:table-cell>
          <table:table-cell table:formula="oooc:=[.I6]/[.J6]" office:value-type="float" office:value="6.32916877078992">
            <text:p>6.33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40">
            <text:p>240</text:p>
          </table:table-cell>
          <table:table-cell table:formula="oooc:=CEILING(([.R7]-[.U7]/2);[.U7])" office:value-type="float" office:value="8">
            <text:p>8</text:p>
          </table:table-cell>
          <table:table-cell table:formula="oooc:=[.D7]*[$globals.$C$26]/[.K7]" office:value-type="float" office:value="800">
            <text:p>80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29]" office:value-type="float" office:value="8.01167546582847">
            <text:p>8.01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47.8435814940759">
            <text:p>47.84</text:p>
          </table:table-cell>
          <table:table-cell table:formula="oooc:=[.Y4]/[.M7]" office:value-type="float" office:value="16.7211562140066">
            <text:p>16.72</text:p>
          </table:table-cell>
          <table:table-cell table:formula="oooc:=([.D7]/[.C7])/([.R7]/[.Q7])" office:value-type="float" office:value="0.995288723691216">
            <text:p>1</text:p>
          </table:table-cell>
          <table:table-cell/>
          <table:table-cell table:formula="oooc:=[.I7]^[$globals.$C$17]*[$globals.$C$24]/[.R7]*[.K7]*[.W7]" office:value-type="float" office:value="239.217907470379">
            <text:p>239.22</text:p>
          </table:table-cell>
          <table:table-cell table:formula="oooc:=[.S7]/[.H7]" office:value-type="float" office:value="8.01167546582847">
            <text:p>8.01</text:p>
          </table:table-cell>
          <table:table-cell table:formula="oooc:=[.I7]/[.J7]" office:value-type="float" office:value="8.01167546582847">
            <text:p>8.01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70">
            <text:p>370</text:p>
          </table:table-cell>
          <table:table-cell table:formula="oooc:=CEILING(([.R8]-[.U8]/2);[.U8])" office:value-type="float" office:value="10">
            <text:p>10</text:p>
          </table:table-cell>
          <table:table-cell table:formula="oooc:=[.D8]*[$globals.$C$26]/[.K8]" office:value-type="float" office:value="1000">
            <text:p>100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29]" office:value-type="float" office:value="10.1414492320051">
            <text:p>10.14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73.9980927699679">
            <text:p>74</text:p>
          </table:table-cell>
          <table:table-cell table:formula="oooc:=[.Y4]/[.M8]" office:value-type="float" office:value="10.8110894491146">
            <text:p>10.81</text:p>
          </table:table-cell>
          <table:table-cell table:formula="oooc:=([.D8]/[.C8])/([.R8]/[.Q8])" office:value-type="float" office:value="0.98602695112391">
            <text:p>0.99</text:p>
          </table:table-cell>
          <table:table-cell/>
          <table:table-cell table:formula="oooc:=[.I8]^[$globals.$C$17]*[$globals.$C$24]/[.R8]*[.K8]*[.W8]" office:value-type="float" office:value="369.99046384984">
            <text:p>369.99</text:p>
          </table:table-cell>
          <table:table-cell table:formula="oooc:=[.S8]/[.H8]" office:value-type="float" office:value="10.1414492320051">
            <text:p>10.14</text:p>
          </table:table-cell>
          <table:table-cell table:formula="oooc:=[.I8]/[.J8]" office:value-type="float" office:value="10.1414492320051">
            <text:p>10.14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1">
            <text:p>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570">
            <text:p>570</text:p>
          </table:table-cell>
          <table:table-cell table:formula="oooc:=CEILING(([.R9]-[.U9]/2);[.U9])" office:value-type="float" office:value="13">
            <text:p>13</text:p>
          </table:table-cell>
          <table:table-cell table:formula="oooc:=[.D9]*[$globals.$C$26]/[.K9]" office:value-type="float" office:value="1300">
            <text:p>130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29]" office:value-type="float" office:value="12.8373887539516">
            <text:p>12.84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114.450414509014">
            <text:p>114.45</text:p>
          </table:table-cell>
          <table:table-cell table:formula="oooc:=[.Y4]/[.M9]" office:value-type="float" office:value="6.98992662833032">
            <text:p>6.99</text:p>
          </table:table-cell>
          <table:table-cell table:formula="oooc:=([.D9]/[.C9])/([.R9]/[.Q9])" office:value-type="float" office:value="1.01666805517812">
            <text:p>1.02</text:p>
          </table:table-cell>
          <table:table-cell/>
          <table:table-cell table:formula="oooc:=[.I9]^[$globals.$C$17]*[$globals.$C$24]/[.R9]*[.K9]*[.W9]" office:value-type="float" office:value="572.25207254507">
            <text:p>572.25</text:p>
          </table:table-cell>
          <table:table-cell table:formula="oooc:=[.S9]/[.H9]" office:value-type="float" office:value="12.8373887539516">
            <text:p>12.84</text:p>
          </table:table-cell>
          <table:table-cell table:formula="oooc:=[.I9]/[.J9]" office:value-type="float" office:value="12.8373887539516">
            <text:p>12.84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890">
            <text:p>890</text:p>
          </table:table-cell>
          <table:table-cell table:formula="oooc:=CEILING(([.R10]-[.U10]/2);[.U10])" office:value-type="float" office:value="16">
            <text:p>16</text:p>
          </table:table-cell>
          <table:table-cell table:formula="oooc:=[.D10]*[$globals.$C$26]/[.K10]" office:value-type="float" office:value="1600">
            <text:p>16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29]" office:value-type="float" office:value="16.25">
            <text:p>16.25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177.016689092307">
            <text:p>177.02</text:p>
          </table:table-cell>
          <table:table-cell table:formula="oooc:=[.Y4]/[.M10]" office:value-type="float" office:value="4.51934788805609">
            <text:p>4.52</text:p>
          </table:table-cell>
          <table:table-cell table:formula="oooc:=([.D10]/[.C10])/([.R10]/[.Q10])" office:value-type="float" office:value="0.979176154011035">
            <text:p>0.98</text:p>
          </table:table-cell>
          <table:table-cell/>
          <table:table-cell table:formula="oooc:=[.I10]^[$globals.$C$17]*[$globals.$C$24]/[.R10]*[.K10]*[.W10]" office:value-type="float" office:value="885.083445461537">
            <text:p>885.08</text:p>
          </table:table-cell>
          <table:table-cell table:formula="oooc:=[.S10]/[.H10]" office:value-type="float" office:value="16.25">
            <text:p>16.25</text:p>
          </table:table-cell>
          <table:table-cell table:formula="oooc:=[.I10]/[.J10]" office:value-type="float" office:value="16.25">
            <text:p>16.25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4.23529411764706">
            <text:p>4.24</text:p>
          </table:table-cell>
          <table:table-cell/>
          <table:table-cell table:style-name="ce3" office:value-type="float" office:value="4.5">
            <text:p>4.5</text:p>
          </table:table-cell>
          <table:table-cell table:formula="oooc:=[.I4]*[$globals.$C$13]" office:value-type="float" office:value="16.25">
            <text:p>16.25</text:p>
          </table:table-cell>
          <table:table-cell table:style-name="ce3" office:value-type="float" office:value="1.05">
            <text:p>1.0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3"/>
          <table:table-cell table:style-name="ce3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4200">
            <text:p>4,200</text:p>
          </table:table-cell>
          <table:table-cell table:formula="oooc:=CEILING(([.R13]-[.U13]/2);[.U13])" office:value-type="float" office:value="3.4">
            <text:p>3.4</text:p>
          </table:table-cell>
          <table:table-cell table:formula="oooc:=[.D13]*[$globals.$C$26]/[.K13]" office:value-type="float" office:value="340">
            <text:p>340</text:p>
          </table:table-cell>
          <table:table-cell table:formula="oooc:=[.F12]" office:value-type="float" office:value="4.23529411764706">
            <text:p>4.2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650.536332414229">
            <text:p>650.54</text:p>
          </table:table-cell>
          <table:table-cell table:formula="oooc:=[.Y12]/[.M13]" office:value-type="float" office:value="36.892635820866">
            <text:p>36.89</text:p>
          </table:table-cell>
          <table:table-cell table:formula="oooc:=([.D13]/[.C13])/([.R13]/[.Q13])" office:value-type="float" office:value="0.984382999708125">
            <text:p>0.98</text:p>
          </table:table-cell>
          <table:table-cell/>
          <table:table-cell table:formula="oooc:=[.I13]^[$globals.$C$17]*[$globals.$C$24]/[.R13]*[.K13]*[.W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6500">
            <text:p>6,500</text:p>
          </table:table-cell>
          <table:table-cell table:formula="oooc:=CEILING(([.R14]-[.U14]/2);[.U14])" office:value-type="float" office:value="4.4">
            <text:p>4.4</text:p>
          </table:table-cell>
          <table:table-cell table:formula="oooc:=[.D14]*[$globals.$C$26]/[.K14]" office:value-type="float" office:value="440">
            <text:p>440</text:p>
          </table:table-cell>
          <table:table-cell table:formula="oooc:=[.F13]" office:value-type="float" office:value="4.23529411764706">
            <text:p>4.2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29]" office:value-type="float" office:value="20.5697985050672">
            <text:p>20.57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1006.16313354767">
            <text:p>1006.16</text:p>
          </table:table-cell>
          <table:table-cell table:formula="oooc:=[.Y12]/[.M14]" office:value-type="float" office:value="23.852990831991">
            <text:p>23.85</text:p>
          </table:table-cell>
          <table:table-cell table:formula="oooc:=([.D14]/[.C14])/([.R14]/[.Q14])" office:value-type="float" office:value="1.00575909695596">
            <text:p>1.01</text:p>
          </table:table-cell>
          <table:table-cell/>
          <table:table-cell table:formula="oooc:=[.I14]^[$globals.$C$17]*[$globals.$C$24]/[.R14]*[.K14]*[.W14]" office:value-type="float" office:value="6468.19157280647">
            <text:p>6468.19</text:p>
          </table:table-cell>
          <table:table-cell table:formula="oooc:=[.S14]/[.H14]" office:value-type="float" office:value="4.35339650900894">
            <text:p>4.35</text:p>
          </table:table-cell>
          <table:table-cell table:formula="oooc:=[.I14]/[.J14]" office:value-type="float" office:value="19.5902842905402">
            <text:p>19.59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10000">
            <text:p>10,000</text:p>
          </table:table-cell>
          <table:table-cell table:formula="oooc:=CEILING(([.R15]-[.U15]/2);[.U15])" office:value-type="float" office:value="5.5">
            <text:p>5.5</text:p>
          </table:table-cell>
          <table:table-cell table:formula="oooc:=[.D15]*[$globals.$C$26]/[.K15]" office:value-type="float" office:value="550">
            <text:p>550</text:p>
          </table:table-cell>
          <table:table-cell table:formula="oooc:=[.F14]" office:value-type="float" office:value="4.23529411764706">
            <text:p>4.2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29]" office:value-type="float" office:value="26.0379452639425">
            <text:p>26.04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1556.19940173587">
            <text:p>1556.2</text:p>
          </table:table-cell>
          <table:table-cell table:formula="oooc:=[.Y12]/[.M15]" office:value-type="float" office:value="15.4221881676789">
            <text:p>15.42</text:p>
          </table:table-cell>
          <table:table-cell table:formula="oooc:=([.D15]/[.C15])/([.R15]/[.Q15])" office:value-type="float" office:value="0.998475724244355">
            <text:p>1</text:p>
          </table:table-cell>
          <table:table-cell/>
          <table:table-cell table:formula="oooc:=[.I15]^[$globals.$C$17]*[$globals.$C$24]/[.R15]*[.K15]*[.W15]" office:value-type="float" office:value="10004.1390111592">
            <text:p>10004.14</text:p>
          </table:table-cell>
          <table:table-cell table:formula="oooc:=[.S15]/[.H15]" office:value-type="float" office:value="5.51067624633705">
            <text:p>5.51</text:p>
          </table:table-cell>
          <table:table-cell table:formula="oooc:=[.I15]/[.J15]" office:value-type="float" office:value="24.7980431085167">
            <text:p>24.8</text:p>
          </table:table-cell>
          <table:table-cell table:formula="oooc:=MAX(10^(FLOOR(LOG([.Q15];10);1)-1);5)" office:value-type="float" office:value="1000">
            <text:p>1000</text:p>
          </table:table-cell>
          <table:table-cell table:formula="oooc:=10^(FLOOR(LOG([.R15];10);1)-1)" office:value-type="float" office:value="0.1">
            <text:p>0.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15000">
            <text:p>15,000</text:p>
          </table:table-cell>
          <table:table-cell table:formula="oooc:=CEILING(([.R16]-[.U16]/2);[.U16])" office:value-type="float" office:value="7">
            <text:p>7</text:p>
          </table:table-cell>
          <table:table-cell table:formula="oooc:=[.D16]*[$globals.$C$26]/[.K16]" office:value-type="float" office:value="700">
            <text:p>700</text:p>
          </table:table-cell>
          <table:table-cell table:formula="oooc:=[.F15]" office:value-type="float" office:value="4.23529411764706">
            <text:p>4.2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29]" office:value-type="float" office:value="32.9597100040165">
            <text:p>32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2406.92239381114">
            <text:p>2406.92</text:p>
          </table:table-cell>
          <table:table-cell table:formula="oooc:=[.Y12]/[.M16]" office:value-type="float" office:value="9.97123964682476">
            <text:p>9.97</text:p>
          </table:table-cell>
          <table:table-cell table:formula="oooc:=([.D16]/[.C16])/([.R16]/[.Q16])" office:value-type="float" office:value="1.03514639322116">
            <text:p>1.04</text:p>
          </table:table-cell>
          <table:table-cell/>
          <table:table-cell table:formula="oooc:=[.I16]^[$globals.$C$17]*[$globals.$C$24]/[.R16]*[.K16]*[.W16]" office:value-type="float" office:value="15473.072531643">
            <text:p>15473.07</text:p>
          </table:table-cell>
          <table:table-cell table:formula="oooc:=[.S16]/[.H16]" office:value-type="float" office:value="6.97560000085005">
            <text:p>6.98</text:p>
          </table:table-cell>
          <table:table-cell table:formula="oooc:=[.I16]/[.J16]" office:value-type="float" office:value="31.3902000038252">
            <text:p>31.39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24000">
            <text:p>24,000</text:p>
          </table:table-cell>
          <table:table-cell table:formula="oooc:=CEILING(([.R17]-[.U17]/2);[.U17])" office:value-type="float" office:value="8.8">
            <text:p>8.8</text:p>
          </table:table-cell>
          <table:table-cell table:formula="oooc:=[.D17]*[$globals.$C$26]/[.K17]" office:value-type="float" office:value="880">
            <text:p>880</text:p>
          </table:table-cell>
          <table:table-cell table:formula="oooc:=[.F16]" office:value-type="float" office:value="4.23529411764706">
            <text:p>4.2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29]" office:value-type="float" office:value="41.7215134503426">
            <text:p>41.72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3722.70764489911">
            <text:p>3722.71</text:p>
          </table:table-cell>
          <table:table-cell table:formula="oooc:=[.Y12]/[.M17]" office:value-type="float" office:value="6.44692043783911">
            <text:p>6.45</text:p>
          </table:table-cell>
          <table:table-cell table:formula="oooc:=([.D17]/[.C17])/([.R17]/[.Q17])" office:value-type="float" office:value="0.993771629219826">
            <text:p>0.99</text:p>
          </table:table-cell>
          <table:table-cell/>
          <table:table-cell table:formula="oooc:=[.I17]^[$globals.$C$17]*[$globals.$C$24]/[.R17]*[.K17]*[.W17]" office:value-type="float" office:value="23931.6920029229">
            <text:p>23931.69</text:p>
          </table:table-cell>
          <table:table-cell table:formula="oooc:=[.S17]/[.H17]" office:value-type="float" office:value="8.82994993658045">
            <text:p>8.83</text:p>
          </table:table-cell>
          <table:table-cell table:formula="oooc:=[.I17]/[.J17]" office:value-type="float" office:value="39.734774714612">
            <text:p>39.73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37000">
            <text:p>37,000</text:p>
          </table:table-cell>
          <table:table-cell table:formula="oooc:=CEILING(([.R18]-[.U18]/2);[.U18])" office:value-type="float" office:value="11">
            <text:p>11</text:p>
          </table:table-cell>
          <table:table-cell table:formula="oooc:=[.D18]*[$globals.$C$26]/[.K18]" office:value-type="float" office:value="1100">
            <text:p>1100</text:p>
          </table:table-cell>
          <table:table-cell table:formula="oooc:=[.F17]" office:value-type="float" office:value="4.23529411764706">
            <text:p>4.2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29]" office:value-type="float" office:value="52.8125">
            <text:p>52.81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5757.78938491098">
            <text:p>5757.79</text:p>
          </table:table-cell>
          <table:table-cell table:formula="oooc:=[.Y12]/[.M18]" office:value-type="float" office:value="4.16826639454633">
            <text:p>4.17</text:p>
          </table:table-cell>
          <table:table-cell table:formula="oooc:=([.D18]/[.C18])/([.R18]/[.Q18])" office:value-type="float" office:value="0.9845239741479">
            <text:p>0.98</text:p>
          </table:table-cell>
          <table:table-cell/>
          <table:table-cell table:formula="oooc:=[.I18]^[$globals.$C$17]*[$globals.$C$24]/[.R18]*[.K18]*[.W18]" office:value-type="float" office:value="37014.3603315706">
            <text:p>37014.36</text:p>
          </table:table-cell>
          <table:table-cell table:formula="oooc:=[.S18]/[.H18]" office:value-type="float" office:value="11.1772486772487">
            <text:p>11.18</text:p>
          </table:table-cell>
          <table:table-cell table:formula="oooc:=[.I18]/[.J18]" office:value-type="float" office:value="50.2976190476191">
            <text:p>50.3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16.1266968325792">
            <text:p>16.13</text:p>
          </table:table-cell>
          <table:table-cell/>
          <table:table-cell table:style-name="ce3" office:value-type="float" office:value="20">
            <text:p>20</text:p>
          </table:table-cell>
          <table:table-cell table:formula="oooc:=[.I12]*[$globals.$C$13]" office:value-type="float" office:value="52.8125">
            <text:p>52.8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3"/>
          <table:table-cell table:style-name="ce3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160000">
            <text:p>160,000</text:p>
          </table:table-cell>
          <table:table-cell table:formula="oooc:=CEILING(([.R21]-[.U21]/2);[.U21])" office:value-type="float" office:value="2.6">
            <text:p>2.6</text:p>
          </table:table-cell>
          <table:table-cell table:formula="oooc:=[.D21]*[$globals.$C$26]/[.K21]" office:value-type="float" office:value="260">
            <text:p>260</text:p>
          </table:table-cell>
          <table:table-cell table:formula="oooc:=[.F20]" office:value-type="float" office:value="16.1266968325792">
            <text:p>16.13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19192.6312830366">
            <text:p>19192.63</text:p>
          </table:table-cell>
          <table:table-cell table:formula="oooc:=[.Y20]/[.M21]" office:value-type="float" office:value="37.514397550917">
            <text:p>37.51</text:p>
          </table:table-cell>
          <table:table-cell table:formula="oooc:=([.D21]/[.C21])/([.R21]/[.Q21])" office:value-type="float" office:value="0.964151022067772">
            <text:p>0.96</text:p>
          </table:table-cell>
          <table:table-cell/>
          <table:table-cell table:formula="oooc:=[.I21]^[$globals.$C$17]*[$globals.$C$24]/[.R21]*[.K21]*[.W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MAX(10^(FLOOR(LOG([.Q21];10);1)-1);5)" office:value-type="float" office:value="10000">
            <text:p>10000</text:p>
          </table:table-cell>
          <table:table-cell table:formula="oooc:=10^(FLOOR(LOG([.R21];10);1)-1)" office:value-type="float" office:value="0.1">
            <text:p>0.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240000">
            <text:p>240,000</text:p>
          </table:table-cell>
          <table:table-cell table:formula="oooc:=CEILING(([.R22]-[.U22]/2);[.U22])" office:value-type="float" office:value="3.3">
            <text:p>3.3</text:p>
          </table:table-cell>
          <table:table-cell table:formula="oooc:=[.D22]*[$globals.$C$26]/[.K22]" office:value-type="float" office:value="330">
            <text:p>330</text:p>
          </table:table-cell>
          <table:table-cell table:formula="oooc:=[.F21]" office:value-type="float" office:value="16.1266968325792">
            <text:p>16.13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29]" office:value-type="float" office:value="66.8518451414685">
            <text:p>66.85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29684.6110978917">
            <text:p>29684.61</text:p>
          </table:table-cell>
          <table:table-cell table:formula="oooc:=[.Y20]/[.M22]" office:value-type="float" office:value="24.2549918415855">
            <text:p>24.25</text:p>
          </table:table-cell>
          <table:table-cell table:formula="oooc:=([.D22]/[.C22])/([.R22]/[.Q22])" office:value-type="float" office:value="0.996815012836222">
            <text:p>1</text:p>
          </table:table-cell>
          <table:table-cell/>
          <table:table-cell table:formula="oooc:=[.I22]^[$globals.$C$17]*[$globals.$C$24]/[.R22]*[.K22]*[.W22]" office:value-type="float" office:value="242323.355901156">
            <text:p>242323.36</text:p>
          </table:table-cell>
          <table:table-cell table:formula="oooc:=[.S22]/[.H22]" office:value-type="float" office:value="3.34259225707343">
            <text:p>3.34</text:p>
          </table:table-cell>
          <table:table-cell table:formula="oooc:=[.I22]/[.J22]" office:value-type="float" office:value="66.8518451414685">
            <text:p>66.85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370000">
            <text:p>370,000</text:p>
          </table:table-cell>
          <table:table-cell table:formula="oooc:=CEILING(([.R23]-[.U23]/2);[.U23])" office:value-type="float" office:value="4.2">
            <text:p>4.2</text:p>
          </table:table-cell>
          <table:table-cell table:formula="oooc:=[.D23]*[$globals.$C$26]/[.K23]" office:value-type="float" office:value="420">
            <text:p>420</text:p>
          </table:table-cell>
          <table:table-cell table:formula="oooc:=[.F22]" office:value-type="float" office:value="16.1266968325792">
            <text:p>16.13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29]" office:value-type="float" office:value="84.6233221078133">
            <text:p>84.62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45912.2109437856">
            <text:p>45912.21</text:p>
          </table:table-cell>
          <table:table-cell table:formula="oooc:=[.Y20]/[.M23]" office:value-type="float" office:value="15.6821025430808">
            <text:p>15.68</text:p>
          </table:table-cell>
          <table:table-cell table:formula="oooc:=([.D23]/[.C23])/([.R23]/[.Q23])" office:value-type="float" office:value="1.00549429243348">
            <text:p>1.01</text:p>
          </table:table-cell>
          <table:table-cell/>
          <table:table-cell table:formula="oooc:=[.I23]^[$globals.$C$17]*[$globals.$C$24]/[.R23]*[.K23]*[.W23]" office:value-type="float" office:value="374793.55872478">
            <text:p>374793.56</text:p>
          </table:table-cell>
          <table:table-cell table:formula="oooc:=[.S23]/[.H23]" office:value-type="float" office:value="4.23116610539066">
            <text:p>4.23</text:p>
          </table:table-cell>
          <table:table-cell table:formula="oooc:=[.I23]/[.J23]" office:value-type="float" office:value="84.6233221078133">
            <text:p>84.62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580000">
            <text:p>580,000</text:p>
          </table:table-cell>
          <table:table-cell table:formula="oooc:=CEILING(([.R24]-[.U24]/2);[.U24])" office:value-type="float" office:value="5.4">
            <text:p>5.4</text:p>
          </table:table-cell>
          <table:table-cell table:formula="oooc:=[.D24]*[$globals.$C$26]/[.K24]" office:value-type="float" office:value="540">
            <text:p>540</text:p>
          </table:table-cell>
          <table:table-cell table:formula="oooc:=[.F23]" office:value-type="float" office:value="16.1266968325792">
            <text:p>16.13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29]" office:value-type="float" office:value="107.119057513054">
            <text:p>107.12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71010.9055090965">
            <text:p>71010.91</text:p>
          </table:table-cell>
          <table:table-cell table:formula="oooc:=[.Y20]/[.M24]" office:value-type="float" office:value="10.1392876888152">
            <text:p>10.14</text:p>
          </table:table-cell>
          <table:table-cell table:formula="oooc:=([.D24]/[.C24])/([.R24]/[.Q24])" office:value-type="float" office:value="1.00766919238172">
            <text:p>1.01</text:p>
          </table:table-cell>
          <table:table-cell/>
          <table:table-cell table:formula="oooc:=[.I24]^[$globals.$C$17]*[$globals.$C$24]/[.R24]*[.K24]*[.W24]" office:value-type="float" office:value="579680.861298747">
            <text:p>579680.86</text:p>
          </table:table-cell>
          <table:table-cell table:formula="oooc:=[.S24]/[.H24]" office:value-type="float" office:value="5.35595287565268">
            <text:p>5.36</text:p>
          </table:table-cell>
          <table:table-cell table:formula="oooc:=[.I24]/[.J24]" office:value-type="float" office:value="107.119057513054">
            <text:p>107.12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900000">
            <text:p>900,000</text:p>
          </table:table-cell>
          <table:table-cell table:formula="oooc:=CEILING(([.R25]-[.U25]/2);[.U25])" office:value-type="float" office:value="6.8">
            <text:p>6.8</text:p>
          </table:table-cell>
          <table:table-cell table:formula="oooc:=[.D25]*[$globals.$C$26]/[.K25]" office:value-type="float" office:value="680">
            <text:p>680</text:p>
          </table:table-cell>
          <table:table-cell table:formula="oooc:=[.F24]" office:value-type="float" office:value="16.1266968325792">
            <text:p>16.13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29]" office:value-type="float" office:value="135.594918713614">
            <text:p>135.59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109830.23029311">
            <text:p>109830.23</text:p>
          </table:table-cell>
          <table:table-cell table:formula="oooc:=[.Y20]/[.M25]" office:value-type="float" office:value="6.55557215967311">
            <text:p>6.56</text:p>
          </table:table-cell>
          <table:table-cell table:formula="oooc:=([.D25]/[.C25])/([.R25]/[.Q25])" office:value-type="float" office:value="0.99916862761239">
            <text:p>1</text:p>
          </table:table-cell>
          <table:table-cell/>
          <table:table-cell table:formula="oooc:=[.I25]^[$globals.$C$17]*[$globals.$C$24]/[.R25]*[.K25]*[.W25]" office:value-type="float" office:value="896573.308515186">
            <text:p>896573.31</text:p>
          </table:table-cell>
          <table:table-cell table:formula="oooc:=[.S25]/[.H25]" office:value-type="float" office:value="6.77974593568068">
            <text:p>6.78</text:p>
          </table:table-cell>
          <table:table-cell table:formula="oooc:=[.I25]/[.J25]" office:value-type="float" office:value="135.594918713614">
            <text:p>135.59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1400000">
            <text:p>1,400,000</text:p>
          </table:table-cell>
          <table:table-cell table:formula="oooc:=CEILING(([.R26]-[.U26]/2);[.U26])" office:value-type="float" office:value="8.6">
            <text:p>8.6</text:p>
          </table:table-cell>
          <table:table-cell table:formula="oooc:=[.D26]*[$globals.$C$26]/[.K26]" office:value-type="float" office:value="860">
            <text:p>860</text:p>
          </table:table-cell>
          <table:table-cell table:formula="oooc:=[.F25]" office:value-type="float" office:value="16.1266968325792">
            <text:p>16.13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29]" office:value-type="float" office:value="171.640625">
            <text:p>171.64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169870.802234629">
            <text:p>169870.8</text:p>
          </table:table-cell>
          <table:table-cell table:formula="oooc:=[.Y20]/[.M26]" office:value-type="float" office:value="4.23851533358583">
            <text:p>4.24</text:p>
          </table:table-cell>
          <table:table-cell table:formula="oooc:=([.D26]/[.C26])/([.R26]/[.Q26])" office:value-type="float" office:value="0.992574178676618">
            <text:p>0.99</text:p>
          </table:table-cell>
          <table:table-cell/>
          <table:table-cell table:formula="oooc:=[.I26]^[$globals.$C$17]*[$globals.$C$24]/[.R26]*[.K26]*[.W26]" office:value-type="float" office:value="1386700.42640513">
            <text:p>1386700.43</text:p>
          </table:table-cell>
          <table:table-cell table:formula="oooc:=[.S26]/[.H26]" office:value-type="float" office:value="8.58203125">
            <text:p>8.58</text:p>
          </table:table-cell>
          <table:table-cell table:formula="oooc:=[.I26]/[.J26]" office:value-type="float" office:value="171.640625">
            <text:p>171.64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0.1">
            <text:p>0.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29.0280542986425">
            <text:p>29.03</text:p>
          </table:table-cell>
          <table:table-cell/>
          <table:table-cell table:style-name="ce3" office:value-type="float" office:value="40">
            <text:p>40</text:p>
          </table:table-cell>
          <table:table-cell table:formula="oooc:=[.I20]*[$globals.$C$13]" office:value-type="float" office:value="171.640625">
            <text:p>171.6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3"/>
          <table:table-cell table:style-name="ce3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2800000">
            <text:p>2,800,000</text:p>
          </table:table-cell>
          <table:table-cell table:formula="oooc:=CEILING(([.R29]-[.U29]/2);[.U29])" office:value-type="float" office:value="4.3">
            <text:p>4.3</text:p>
          </table:table-cell>
          <table:table-cell table:formula="oooc:=[.D29]*[$globals.$C$26]/[.K29]" office:value-type="float" office:value="430">
            <text:p>430</text:p>
          </table:table-cell>
          <table:table-cell table:formula="oooc:=[.F28]" office:value-type="float" office:value="29.0280542986425">
            <text:p>29.03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594547.807821201">
            <text:p>594547.81</text:p>
          </table:table-cell>
          <table:table-cell table:formula="oooc:=[.Y28]/[.M29]" office:value-type="float" office:value="36.3301314307357">
            <text:p>36.33</text:p>
          </table:table-cell>
          <table:table-cell table:formula="oooc:=([.D29]/[.C29])/([.R29]/[.Q29])" office:value-type="float" office:value="0.992574178676618">
            <text:p>0.99</text:p>
          </table:table-cell>
          <table:table-cell/>
          <table:table-cell table:formula="oooc:=[.I29]^[$globals.$C$17]*[$globals.$C$24]/[.R29]*[.K29]*[.W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4300000">
            <text:p>4,300,000</text:p>
          </table:table-cell>
          <table:table-cell table:formula="oooc:=CEILING(([.R30]-[.U30]/2);[.U30])" office:value-type="float" office:value="5.4">
            <text:p>5.4</text:p>
          </table:table-cell>
          <table:table-cell table:formula="oooc:=[.D30]*[$globals.$C$26]/[.K30]" office:value-type="float" office:value="540">
            <text:p>540</text:p>
          </table:table-cell>
          <table:table-cell table:formula="oooc:=[.F29]" office:value-type="float" office:value="29.0280542986425">
            <text:p>29.03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29]" office:value-type="float" office:value="217.268496709773">
            <text:p>217.27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919567.52536977">
            <text:p>919567.53</text:p>
          </table:table-cell>
          <table:table-cell table:formula="oooc:=[.Y28]/[.M30]" office:value-type="float" office:value="23.4893027473043">
            <text:p>23.49</text:p>
          </table:table-cell>
          <table:table-cell table:formula="oooc:=([.D30]/[.C30])/([.R30]/[.Q30])" office:value-type="float" office:value="0.991740443865633">
            <text:p>0.99</text:p>
          </table:table-cell>
          <table:table-cell/>
          <table:table-cell table:formula="oooc:=[.I30]^[$globals.$C$17]*[$globals.$C$24]/[.R30]*[.K30]*[.W30]" office:value-type="float" office:value="4289527.81513595">
            <text:p>4289527.82</text:p>
          </table:table-cell>
          <table:table-cell table:formula="oooc:=[.S30]/[.H30]" office:value-type="float" office:value="5.43171241774432">
            <text:p>5.43</text:p>
          </table:table-cell>
          <table:table-cell table:formula="oooc:=[.I30]/[.J30]" office:value-type="float" office:value="217.268496709773">
            <text:p>217.27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6600000">
            <text:p>6,600,000</text:p>
          </table:table-cell>
          <table:table-cell table:formula="oooc:=CEILING(([.R31]-[.U31]/2);[.U31])" office:value-type="float" office:value="6.9">
            <text:p>6.9</text:p>
          </table:table-cell>
          <table:table-cell table:formula="oooc:=[.D31]*[$globals.$C$26]/[.K31]" office:value-type="float" office:value="690">
            <text:p>690</text:p>
          </table:table-cell>
          <table:table-cell table:formula="oooc:=[.F30]" office:value-type="float" office:value="29.0280542986425">
            <text:p>29.03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29]" office:value-type="float" office:value="275.025796850393">
            <text:p>275.03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1422264.82478089">
            <text:p>1422264.82</text:p>
          </table:table-cell>
          <table:table-cell table:formula="oooc:=[.Y28]/[.M31]" office:value-type="float" office:value="15.1870450732181">
            <text:p>15.19</text:p>
          </table:table-cell>
          <table:table-cell table:formula="oooc:=([.D31]/[.C31])/([.R31]/[.Q31])" office:value-type="float" office:value="1.00878367789655">
            <text:p>1.01</text:p>
          </table:table-cell>
          <table:table-cell/>
          <table:table-cell table:formula="oooc:=[.I31]^[$globals.$C$17]*[$globals.$C$24]/[.R31]*[.K31]*[.W31]" office:value-type="float" office:value="6634471.48585838">
            <text:p>6634471.49</text:p>
          </table:table-cell>
          <table:table-cell table:formula="oooc:=[.S31]/[.H31]" office:value-type="float" office:value="6.87564492125983">
            <text:p>6.88</text:p>
          </table:table-cell>
          <table:table-cell table:formula="oooc:=[.I31]/[.J31]" office:value-type="float" office:value="275.025796850393">
            <text:p>275.03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10000000">
            <text:p>10,000,000</text:p>
          </table:table-cell>
          <table:table-cell table:formula="oooc:=CEILING(([.R32]-[.U32]/2);[.U32])" office:value-type="float" office:value="8.7">
            <text:p>8.7</text:p>
          </table:table-cell>
          <table:table-cell table:formula="oooc:=[.D32]*[$globals.$C$26]/[.K32]" office:value-type="float" office:value="870">
            <text:p>870</text:p>
          </table:table-cell>
          <table:table-cell table:formula="oooc:=[.F31]" office:value-type="float" office:value="29.0280542986425">
            <text:p>29.03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29]" office:value-type="float" office:value="348.136936917424">
            <text:p>348.14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2199770.19196671">
            <text:p>2199770.19</text:p>
          </table:table-cell>
          <table:table-cell table:formula="oooc:=[.Y28]/[.M32]" office:value-type="float" office:value="9.81920751489428">
            <text:p>9.82</text:p>
          </table:table-cell>
          <table:table-cell table:formula="oooc:=([.D32]/[.C32])/([.R32]/[.Q32])" office:value-type="float" office:value="1.02572824709847">
            <text:p>1.03</text:p>
          </table:table-cell>
          <table:table-cell/>
          <table:table-cell table:formula="oooc:=[.I32]^[$globals.$C$17]*[$globals.$C$24]/[.R32]*[.K32]*[.W32]" office:value-type="float" office:value="10261318.6797281">
            <text:p>10261318.68</text:p>
          </table:table-cell>
          <table:table-cell table:formula="oooc:=[.S32]/[.H32]" office:value-type="float" office:value="8.7034234229356">
            <text:p>8.7</text:p>
          </table:table-cell>
          <table:table-cell table:formula="oooc:=[.I32]/[.J32]" office:value-type="float" office:value="348.136936917424">
            <text:p>348.14</text:p>
          </table:table-cell>
          <table:table-cell table:formula="oooc:=MAX(10^(FLOOR(LOG([.Q32];10);1)-1);5)" office:value-type="float" office:value="1000000">
            <text:p>1000000</text:p>
          </table:table-cell>
          <table:table-cell table:formula="oooc:=10^(FLOOR(LOG([.R32];10);1)-1)" office:value-type="float" office:value="0.1">
            <text:p>0.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16000000">
            <text:p>16,000,000</text:p>
          </table:table-cell>
          <table:table-cell table:formula="oooc:=CEILING(([.R33]-[.U33]/2);[.U33])" office:value-type="float" office:value="11">
            <text:p>11</text:p>
          </table:table-cell>
          <table:table-cell table:formula="oooc:=[.D33]*[$globals.$C$26]/[.K33]" office:value-type="float" office:value="1100">
            <text:p>1100</text:p>
          </table:table-cell>
          <table:table-cell table:formula="oooc:=[.F32]" office:value-type="float" office:value="29.0280542986425">
            <text:p>29.03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29]" office:value-type="float" office:value="440.683485819244">
            <text:p>440.68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3402312.1525281">
            <text:p>3402312.15</text:p>
          </table:table-cell>
          <table:table-cell table:formula="oooc:=[.Y28]/[.M33]" office:value-type="float" office:value="6.34862382746099">
            <text:p>6.35</text:p>
          </table:table-cell>
          <table:table-cell table:formula="oooc:=([.D33]/[.C33])/([.R33]/[.Q33])" office:value-type="float" office:value="0.990389293449102">
            <text:p>0.99</text:p>
          </table:table-cell>
          <table:table-cell/>
          <table:table-cell table:formula="oooc:=[.I33]^[$globals.$C$17]*[$globals.$C$24]/[.R33]*[.K33]*[.W33]" office:value-type="float" office:value="15870843.8601894">
            <text:p>15870843.86</text:p>
          </table:table-cell>
          <table:table-cell table:formula="oooc:=[.S33]/[.H33]" office:value-type="float" office:value="11.0170871454811">
            <text:p>11.02</text:p>
          </table:table-cell>
          <table:table-cell table:formula="oooc:=[.I33]/[.J33]" office:value-type="float" office:value="440.683485819244">
            <text:p>440.68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1">
            <text:p>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25000000">
            <text:p>25,000,000</text:p>
          </table:table-cell>
          <table:table-cell table:formula="oooc:=CEILING(([.R34]-[.U34]/2);[.U34])" office:value-type="float" office:value="14">
            <text:p>14</text:p>
          </table:table-cell>
          <table:table-cell table:formula="oooc:=[.D34]*[$globals.$C$26]/[.K34]" office:value-type="float" office:value="1400">
            <text:p>1400</text:p>
          </table:table-cell>
          <table:table-cell table:formula="oooc:=[.F33]" office:value-type="float" office:value="29.0280542986425">
            <text:p>29.03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29]" office:value-type="float" office:value="557.83203125">
            <text:p>557.83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5262244.22237992">
            <text:p>5262244.22</text:p>
          </table:table-cell>
          <table:table-cell table:formula="oooc:=[.Y28]/[.M34]" office:value-type="float" office:value="4.10471256885738">
            <text:p>4.1</text:p>
          </table:table-cell>
          <table:table-cell table:formula="oooc:=([.D34]/[.C34])/([.R34]/[.Q34])" office:value-type="float" office:value="0.985692455911809">
            <text:p>0.99</text:p>
          </table:table-cell>
          <table:table-cell/>
          <table:table-cell table:formula="oooc:=[.I34]^[$globals.$C$17]*[$globals.$C$24]/[.R34]*[.K34]*[.W34]" office:value-type="float" office:value="24546911.8245127">
            <text:p>24546911.82</text:p>
          </table:table-cell>
          <table:table-cell table:formula="oooc:=[.S34]/[.H34]" office:value-type="float" office:value="13.94580078125">
            <text:p>13.95</text:p>
          </table:table-cell>
          <table:table-cell table:formula="oooc:=[.I34]/[.J34]" office:value-type="float" office:value="557.83203125">
            <text:p>557.83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1">
            <text:p>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49.4261465084994">
            <text:p>49.43</text:p>
          </table:table-cell>
          <table:table-cell/>
          <table:table-cell table:style-name="ce3" office:value-type="float" office:value="75">
            <text:p>75</text:p>
          </table:table-cell>
          <table:table-cell table:formula="oooc:=[.I28]*[$globals.$C$13]" office:value-type="float" office:value="557.83203125">
            <text:p>557.8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3"/>
          <table:table-cell table:style-name="ce3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46000000">
            <text:p>46,000,000</text:p>
          </table:table-cell>
          <table:table-cell table:formula="oooc:=CEILING(([.R37]-[.U37]/2);[.U37])" office:value-type="float" office:value="7.4">
            <text:p>7.4</text:p>
          </table:table-cell>
          <table:table-cell table:formula="oooc:=[.D37]*[$globals.$C$26]/[.K37]" office:value-type="float" office:value="740">
            <text:p>740</text:p>
          </table:table-cell>
          <table:table-cell table:formula="oooc:=[.F36]" office:value-type="float" office:value="49.4261465084994">
            <text:p>49.43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18417854.7783297">
            <text:p>18417854.78</text:p>
          </table:table-cell>
          <table:table-cell table:formula="oooc:=[.Y36]/[.M37]" office:value-type="float" office:value="35.1832505902061">
            <text:p>35.18</text:p>
          </table:table-cell>
          <table:table-cell table:formula="oooc:=([.D37]/[.C37])/([.R37]/[.Q37])" office:value-type="float" office:value="0.99547380816501">
            <text:p>1</text:p>
          </table:table-cell>
          <table:table-cell/>
          <table:table-cell table:formula="oooc:=[.I37]^[$globals.$C$17]*[$globals.$C$24]/[.R37]*[.K37]*[.W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0.1">
            <text:p>0.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71000000">
            <text:p>71,000,000</text:p>
          </table:table-cell>
          <table:table-cell table:formula="oooc:=CEILING(([.R38]-[.U38]/2);[.U38])" office:value-type="float" office:value="9.4">
            <text:p>9.4</text:p>
          </table:table-cell>
          <table:table-cell table:formula="oooc:=[.D38]*[$globals.$C$26]/[.K38]" office:value-type="float" office:value="940">
            <text:p>940</text:p>
          </table:table-cell>
          <table:table-cell table:formula="oooc:=[.F37]" office:value-type="float" office:value="49.4261465084994">
            <text:p>49.43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29]" office:value-type="float" office:value="706.122614306761">
            <text:p>706.1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28486289.7791085">
            <text:p>28486289.78</text:p>
          </table:table-cell>
          <table:table-cell table:formula="oooc:=[.Y36]/[.M38]" office:value-type="float" office:value="22.7477851634871">
            <text:p>22.75</text:p>
          </table:table-cell>
          <table:table-cell table:formula="oooc:=([.D38]/[.C38])/([.R38]/[.Q38])" office:value-type="float" office:value="1.00102661844899">
            <text:p>1</text:p>
          </table:table-cell>
          <table:table-cell/>
          <table:table-cell table:formula="oooc:=[.I38]^[$globals.$C$17]*[$globals.$C$24]/[.R38]*[.K38]*[.W38]" office:value-type="float" office:value="71186063.587943">
            <text:p>71186063.59</text:p>
          </table:table-cell>
          <table:table-cell table:formula="oooc:=[.S38]/[.H38]" office:value-type="float" office:value="9.41496819075682">
            <text:p>9.41</text:p>
          </table:table-cell>
          <table:table-cell table:formula="oooc:=[.I38]/[.J38]" office:value-type="float" office:value="706.122614306761">
            <text:p>706.12</text:p>
          </table:table-cell>
          <table:table-cell table:formula="oooc:=MAX(10^(FLOOR(LOG([.Q38];10);1)-1);5)" office:value-type="float" office:value="1000000">
            <text:p>1000000</text:p>
          </table:table-cell>
          <table:table-cell table:formula="oooc:=10^(FLOOR(LOG([.R38];10);1)-1)" office:value-type="float" office:value="0.1">
            <text:p>0.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110000000">
            <text:p>110,000,000</text:p>
          </table:table-cell>
          <table:table-cell table:formula="oooc:=CEILING(([.R39]-[.U39]/2);[.U39])" office:value-type="float" office:value="12">
            <text:p>12</text:p>
          </table:table-cell>
          <table:table-cell table:formula="oooc:=[.D39]*[$globals.$C$26]/[.K39]" office:value-type="float" office:value="1200">
            <text:p>1200</text:p>
          </table:table-cell>
          <table:table-cell table:formula="oooc:=[.F38]" office:value-type="float" office:value="49.4261465084994">
            <text:p>49.43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29]" office:value-type="float" office:value="893.833839763777">
            <text:p>893.83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44058806.8016536">
            <text:p>44058806.8</text:p>
          </table:table-cell>
          <table:table-cell table:formula="oooc:=[.Y36]/[.M39]" office:value-type="float" office:value="14.7076157308845">
            <text:p>14.71</text:p>
          </table:table-cell>
          <table:table-cell table:formula="oooc:=([.D39]/[.C39])/([.R39]/[.Q39])" office:value-type="float" office:value="1.00782436457638">
            <text:p>1.01</text:p>
          </table:table-cell>
          <table:table-cell/>
          <table:table-cell table:formula="oooc:=[.I39]^[$globals.$C$17]*[$globals.$C$24]/[.R39]*[.K39]*[.W39]" office:value-type="float" office:value="110101141.528497">
            <text:p>110101141.53</text:p>
          </table:table-cell>
          <table:table-cell table:formula="oooc:=[.S39]/[.H39]" office:value-type="float" office:value="11.9177845301837">
            <text:p>11.92</text:p>
          </table:table-cell>
          <table:table-cell table:formula="oooc:=[.I39]/[.J39]" office:value-type="float" office:value="893.833839763777">
            <text:p>893.83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1">
            <text:p>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170000000">
            <text:p>170,000,000</text:p>
          </table:table-cell>
          <table:table-cell table:formula="oooc:=CEILING(([.R40]-[.U40]/2);[.U40])" office:value-type="float" office:value="15">
            <text:p>15</text:p>
          </table:table-cell>
          <table:table-cell table:formula="oooc:=[.D40]*[$globals.$C$26]/[.K40]" office:value-type="float" office:value="1500">
            <text:p>1500</text:p>
          </table:table-cell>
          <table:table-cell table:formula="oooc:=[.F39]" office:value-type="float" office:value="49.4261465084994">
            <text:p>49.43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29]" office:value-type="float" office:value="1131.44504498163">
            <text:p>1131.4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68144306.3255319">
            <text:p>68144306.33</text:p>
          </table:table-cell>
          <table:table-cell table:formula="oooc:=[.Y36]/[.M40]" office:value-type="float" office:value="9.50923173103328">
            <text:p>9.51</text:p>
          </table:table-cell>
          <table:table-cell table:formula="oooc:=([.D40]/[.C40])/([.R40]/[.Q40])" office:value-type="float" office:value="0.995998768753192">
            <text:p>1</text:p>
          </table:table-cell>
          <table:table-cell/>
          <table:table-cell table:formula="oooc:=[.I40]^[$globals.$C$17]*[$globals.$C$24]/[.R40]*[.K40]*[.W40]" office:value-type="float" office:value="170289811.725611">
            <text:p>170289811.73</text:p>
          </table:table-cell>
          <table:table-cell table:formula="oooc:=[.S40]/[.H40]" office:value-type="float" office:value="15.0859339330884">
            <text:p>15.09</text:p>
          </table:table-cell>
          <table:table-cell table:formula="oooc:=[.I40]/[.J40]" office:value-type="float" office:value="1131.44504498163">
            <text:p>1131.45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1">
            <text:p>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260000000">
            <text:p>260,000,000</text:p>
          </table:table-cell>
          <table:table-cell table:formula="oooc:=CEILING(([.R41]-[.U41]/2);[.U41])" office:value-type="float" office:value="19">
            <text:p>19</text:p>
          </table:table-cell>
          <table:table-cell table:formula="oooc:=[.D41]*[$globals.$C$26]/[.K41]" office:value-type="float" office:value="1900">
            <text:p>1900</text:p>
          </table:table-cell>
          <table:table-cell table:formula="oooc:=[.F40]" office:value-type="float" office:value="49.4261465084994">
            <text:p>49.43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29]" office:value-type="float" office:value="1432.22132891254">
            <text:p>1432.22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105396555.687333">
            <text:p>105396555.69</text:p>
          </table:table-cell>
          <table:table-cell table:formula="oooc:=[.Y36]/[.M41]" office:value-type="float" office:value="6.14820850429251">
            <text:p>6.15</text:p>
          </table:table-cell>
          <table:table-cell table:formula="oooc:=([.D41]/[.C41])/([.R41]/[.Q41])" office:value-type="float" office:value="1.00789870737762">
            <text:p>1.01</text:p>
          </table:table-cell>
          <table:table-cell/>
          <table:table-cell table:formula="oooc:=[.I41]^[$globals.$C$17]*[$globals.$C$24]/[.R41]*[.K41]*[.W41]" office:value-type="float" office:value="263381646.865472">
            <text:p>263381646.87</text:p>
          </table:table-cell>
          <table:table-cell table:formula="oooc:=[.S41]/[.H41]" office:value-type="float" office:value="19.0962843855006">
            <text:p>19.1</text:p>
          </table:table-cell>
          <table:table-cell table:formula="oooc:=[.I41]/[.J41]" office:value-type="float" office:value="1432.22132891254">
            <text:p>1432.22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1">
            <text:p>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410000000">
            <text:p>410,000,000</text:p>
          </table:table-cell>
          <table:table-cell table:formula="oooc:=CEILING(([.R42]-[.U42]/2);[.U42])" office:value-type="float" office:value="24">
            <text:p>24</text:p>
          </table:table-cell>
          <table:table-cell table:formula="oooc:=[.D42]*[$globals.$C$26]/[.K42]" office:value-type="float" office:value="2400">
            <text:p>2400</text:p>
          </table:table-cell>
          <table:table-cell table:formula="oooc:=[.F41]" office:value-type="float" office:value="49.4261465084994">
            <text:p>49.43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29]" office:value-type="float" office:value="1812.9541015625">
            <text:p>1812.95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163013383.652143">
            <text:p>163013383.65</text:p>
          </table:table-cell>
          <table:table-cell table:formula="oooc:=[.Y36]/[.M42]" office:value-type="float" office:value="3.9751337312449">
            <text:p>3.98</text:p>
          </table:table-cell>
          <table:table-cell table:formula="oooc:=([.D42]/[.C42])/([.R42]/[.Q42])" office:value-type="float" office:value="0.986470702651117">
            <text:p>0.99</text:p>
          </table:table-cell>
          <table:table-cell/>
          <table:table-cell table:formula="oooc:=[.I42]^[$globals.$C$17]*[$globals.$C$24]/[.R42]*[.K42]*[.W42]" office:value-type="float" office:value="407363724.245255">
            <text:p>407363724.25</text:p>
          </table:table-cell>
          <table:table-cell table:formula="oooc:=[.S42]/[.H42]" office:value-type="float" office:value="24.1727213541667">
            <text:p>24.17</text:p>
          </table:table-cell>
          <table:table-cell table:formula="oooc:=[.I42]/[.J42]" office:value-type="float" office:value="1812.9541015625">
            <text:p>1812.95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205.308608573767">
            <text:p>205.31</text:p>
          </table:table-cell>
          <table:table-cell/>
          <table:table-cell table:style-name="ce3" office:value-type="float" office:value="350">
            <text:p>350</text:p>
          </table:table-cell>
          <table:table-cell table:formula="oooc:=[.I36]*[$globals.$C$13]" office:value-type="float" office:value="1812.9541015625">
            <text:p>1812.9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3"/>
          <table:table-cell table:style-name="ce3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900000000">
            <text:p>1,900,000,000</text:p>
          </table:table-cell>
          <table:table-cell table:formula="oooc:=CEILING(([.R45]-[.U45]/2);[.U45])" office:value-type="float" office:value="5.2">
            <text:p>5.2</text:p>
          </table:table-cell>
          <table:table-cell table:formula="oooc:=[.D45]*[$globals.$C$26]/[.K45]" office:value-type="float" office:value="520">
            <text:p>520</text:p>
          </table:table-cell>
          <table:table-cell table:formula="oooc:=[.F44]" office:value-type="float" office:value="205.308608573767">
            <text:p>205.31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570546842.7825">
            <text:p>570546842.78</text:p>
          </table:table-cell>
          <table:table-cell table:formula="oooc:=[.Y44]/[.M45]" office:value-type="float" office:value="34.072574839242">
            <text:p>34.07</text:p>
          </table:table-cell>
          <table:table-cell table:formula="oooc:=([.D45]/[.C45])/([.R45]/[.Q45])" office:value-type="float" office:value="1.00443100745182">
            <text:p>1</text:p>
          </table:table-cell>
          <table:table-cell/>
          <table:table-cell table:formula="oooc:=[.I45]^[$globals.$C$17]*[$globals.$C$24]/[.R45]*[.K45]*[.W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900000000">
            <text:p>2,900,000,000</text:p>
          </table:table-cell>
          <table:table-cell table:formula="oooc:=CEILING(([.R46]-[.U46]/2);[.U46])" office:value-type="float" office:value="6.6">
            <text:p>6.6</text:p>
          </table:table-cell>
          <table:table-cell table:formula="oooc:=[.D46]*[$globals.$C$26]/[.K46]" office:value-type="float" office:value="660">
            <text:p>660</text:p>
          </table:table-cell>
          <table:table-cell table:formula="oooc:=[.F45]" office:value-type="float" office:value="205.308608573767">
            <text:p>205.31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29]" office:value-type="float" office:value="2294.89849649697">
            <text:p>2294.9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882446022.713819">
            <text:p>882446022.71</text:p>
          </table:table-cell>
          <table:table-cell table:formula="oooc:=[.Y44]/[.M46]" office:value-type="float" office:value="22.0296760364055">
            <text:p>22.03</text:p>
          </table:table-cell>
          <table:table-cell table:formula="oooc:=([.D46]/[.C46])/([.R46]/[.Q46])" office:value-type="float" office:value="1.02055514744941">
            <text:p>1.02</text:p>
          </table:table-cell>
          <table:table-cell/>
          <table:table-cell table:formula="oooc:=[.I46]^[$globals.$C$17]*[$globals.$C$24]/[.R46]*[.K46]*[.W46]" office:value-type="float" office:value="2940261633.3655">
            <text:p>2940261633.37</text:p>
          </table:table-cell>
          <table:table-cell table:formula="oooc:=[.S46]/[.H46]" office:value-type="float" office:value="6.55685284713421">
            <text:p>6.56</text:p>
          </table:table-cell>
          <table:table-cell table:formula="oooc:=[.I46]/[.J46]" office:value-type="float" office:value="2294.89849649697">
            <text:p>2294.9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4500000000">
            <text:p>4,500,000,000</text:p>
          </table:table-cell>
          <table:table-cell table:formula="oooc:=CEILING(([.R47]-[.U47]/2);[.U47])" office:value-type="float" office:value="8.3">
            <text:p>8.3</text:p>
          </table:table-cell>
          <table:table-cell table:formula="oooc:=[.D47]*[$globals.$C$26]/[.K47]" office:value-type="float" office:value="830">
            <text:p>830</text:p>
          </table:table-cell>
          <table:table-cell table:formula="oooc:=[.F46]" office:value-type="float" office:value="205.308608573767">
            <text:p>205.31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29]" office:value-type="float" office:value="2904.95997923228">
            <text:p>2904.96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1364850218.44261">
            <text:p>1364850218.44</text:p>
          </table:table-cell>
          <table:table-cell table:formula="oooc:=[.Y44]/[.M47]" office:value-type="float" office:value="14.24332116251">
            <text:p>14.24</text:p>
          </table:table-cell>
          <table:table-cell table:formula="oooc:=([.D47]/[.C47])/([.R47]/[.Q47])" office:value-type="float" office:value="1.01059300963653">
            <text:p>1.01</text:p>
          </table:table-cell>
          <table:table-cell/>
          <table:table-cell table:formula="oooc:=[.I47]^[$globals.$C$17]*[$globals.$C$24]/[.R47]*[.K47]*[.W47]" office:value-type="float" office:value="4547605892.35356">
            <text:p>4547605892.35</text:p>
          </table:table-cell>
          <table:table-cell table:formula="oooc:=[.S47]/[.H47]" office:value-type="float" office:value="8.29988565494936">
            <text:p>8.3</text:p>
          </table:table-cell>
          <table:table-cell table:formula="oooc:=[.I47]/[.J47]" office:value-type="float" office:value="2904.95997923228">
            <text:p>2904.96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7000000000">
            <text:p>7,000,000,000</text:p>
          </table:table-cell>
          <table:table-cell table:formula="oooc:=CEILING(([.R48]-[.U48]/2);[.U48])" office:value-type="float" office:value="11">
            <text:p>11</text:p>
          </table:table-cell>
          <table:table-cell table:formula="oooc:=[.D48]*[$globals.$C$26]/[.K48]" office:value-type="float" office:value="1100">
            <text:p>1100</text:p>
          </table:table-cell>
          <table:table-cell table:formula="oooc:=[.F47]" office:value-type="float" office:value="205.308608573767">
            <text:p>205.31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29]" office:value-type="float" office:value="3677.19639619029">
            <text:p>3677.2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2110968910.09159">
            <text:p>2110968910.09</text:p>
          </table:table-cell>
          <table:table-cell table:formula="oooc:=[.Y44]/[.M48]" office:value-type="float" office:value="9.20904135871739">
            <text:p>9.21</text:p>
          </table:table-cell>
          <table:table-cell table:formula="oooc:=([.D48]/[.C48])/([.R48]/[.Q48])" office:value-type="float" office:value="1.05202370981004">
            <text:p>1.05</text:p>
          </table:table-cell>
          <table:table-cell/>
          <table:table-cell table:formula="oooc:=[.I48]^[$globals.$C$17]*[$globals.$C$24]/[.R48]*[.K48]*[.W48]" office:value-type="float" office:value="7033632353.49134">
            <text:p>7033632353.49</text:p>
          </table:table-cell>
          <table:table-cell table:formula="oooc:=[.S48]/[.H48]" office:value-type="float" office:value="10.5062754176865">
            <text:p>10.51</text:p>
          </table:table-cell>
          <table:table-cell table:formula="oooc:=[.I48]/[.J48]" office:value-type="float" office:value="3677.19639619029">
            <text:p>3677.2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1">
            <text:p>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11000000000">
            <text:p>11,000,000,000</text:p>
          </table:table-cell>
          <table:table-cell table:formula="oooc:=CEILING(([.R49]-[.U49]/2);[.U49])" office:value-type="float" office:value="13">
            <text:p>13</text:p>
          </table:table-cell>
          <table:table-cell table:formula="oooc:=[.D49]*[$globals.$C$26]/[.K49]" office:value-type="float" office:value="1300">
            <text:p>1300</text:p>
          </table:table-cell>
          <table:table-cell table:formula="oooc:=[.F48]" office:value-type="float" office:value="205.308608573767">
            <text:p>205.31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29]" office:value-type="float" office:value="4654.71931896576">
            <text:p>4654.72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3264966132.66332">
            <text:p>3264966132.66</text:p>
          </table:table-cell>
          <table:table-cell table:formula="oooc:=[.Y44]/[.M49]" office:value-type="float" office:value="5.95411995411489">
            <text:p>5.95</text:p>
          </table:table-cell>
          <table:table-cell table:formula="oooc:=([.D49]/[.C49])/([.R49]/[.Q49])" office:value-type="float" office:value="0.966722265013896">
            <text:p>0.97</text:p>
          </table:table-cell>
          <table:table-cell/>
          <table:table-cell table:formula="oooc:=[.I49]^[$globals.$C$17]*[$globals.$C$24]/[.R49]*[.K49]*[.W49]" office:value-type="float" office:value="10878687655.6879">
            <text:p>10878687655.69</text:p>
          </table:table-cell>
          <table:table-cell table:formula="oooc:=[.S49]/[.H49]" office:value-type="float" office:value="13.2991980541879">
            <text:p>13.3</text:p>
          </table:table-cell>
          <table:table-cell table:formula="oooc:=[.I49]/[.J49]" office:value-type="float" office:value="4654.71931896576">
            <text:p>4654.72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7000000000">
            <text:p>17,000,000,000</text:p>
          </table:table-cell>
          <table:table-cell table:formula="oooc:=CEILING(([.R50]-[.U50]/2);[.U50])" office:value-type="float" office:value="17">
            <text:p>17</text:p>
          </table:table-cell>
          <table:table-cell table:formula="oooc:=[.D50]*[$globals.$C$26]/[.K50]" office:value-type="float" office:value="1700">
            <text:p>1700</text:p>
          </table:table-cell>
          <table:table-cell table:formula="oooc:=[.F49]" office:value-type="float" office:value="205.308608573767">
            <text:p>205.31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29]" office:value-type="float" office:value="5892.10083007812">
            <text:p>5892.1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5049815654.07137">
            <text:p>5049815654.07</text:p>
          </table:table-cell>
          <table:table-cell table:formula="oooc:=[.Y44]/[.M50]" office:value-type="float" office:value="3.84964547850904">
            <text:p>3.85</text:p>
          </table:table-cell>
          <table:table-cell table:formula="oooc:=([.D50]/[.C50])/([.R50]/[.Q50])" office:value-type="float" office:value="0.999473365637476">
            <text:p>1</text:p>
          </table:table-cell>
          <table:table-cell/>
          <table:table-cell table:formula="oooc:=[.I50]^[$globals.$C$17]*[$globals.$C$24]/[.R50]*[.K50]*[.W50]" office:value-type="float" office:value="16825708135.1816">
            <text:p>16825708135.18</text:p>
          </table:table-cell>
          <table:table-cell table:formula="oooc:=[.S50]/[.H50]" office:value-type="float" office:value="16.8345738002232">
            <text:p>16.83</text:p>
          </table:table-cell>
          <table:table-cell table:formula="oooc:=[.I50]/[.J50]" office:value-type="float" office:value="5892.10083007812">
            <text:p>5892.1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641.065655342578">
            <text:p>641.07</text:p>
          </table:table-cell>
          <table:table-cell/>
          <table:table-cell table:style-name="ce3" office:value-type="float" office:value="1200">
            <text:p>1200</text:p>
          </table:table-cell>
          <table:table-cell table:formula="oooc:=[.I44]*[$globals.$C$13]" office:value-type="float" office:value="5892.10083007812">
            <text:p>5892.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3"/>
          <table:table-cell table:style-name="ce3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58000000000">
            <text:p>58,000,000,000</text:p>
          </table:table-cell>
          <table:table-cell table:formula="oooc:=CEILING(([.R53]-[.U53]/2);[.U53])" office:value-type="float" office:value="4.9">
            <text:p>4.9</text:p>
          </table:table-cell>
          <table:table-cell table:formula="oooc:=[.D53]*[$globals.$C$26]/[.K53]" office:value-type="float" office:value="490">
            <text:p>490</text:p>
          </table:table-cell>
          <table:table-cell table:formula="oooc:=[.F52]" office:value-type="float" office:value="641.065655342578">
            <text:p>641.07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17674354789.2498">
            <text:p>17674354789.25</text:p>
          </table:table-cell>
          <table:table-cell table:formula="oooc:=[.Y52]/[.M53]" office:value-type="float" office:value="32.9969612443632">
            <text:p>33</text:p>
          </table:table-cell>
          <table:table-cell table:formula="oooc:=([.D53]/[.C53])/([.R53]/[.Q53])" office:value-type="float" office:value="0.992580445874459">
            <text:p>0.99</text:p>
          </table:table-cell>
          <table:table-cell/>
          <table:table-cell table:formula="oooc:=[.I53]^[$globals.$C$17]*[$globals.$C$24]/[.R53]*[.K53]*[.W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89000000000">
            <text:p>89,000,000,000</text:p>
          </table:table-cell>
          <table:table-cell table:formula="oooc:=CEILING(([.R54]-[.U54]/2);[.U54])" office:value-type="float" office:value="6.2">
            <text:p>6.2</text:p>
          </table:table-cell>
          <table:table-cell table:formula="oooc:=[.D54]*[$globals.$C$26]/[.K54]" office:value-type="float" office:value="620">
            <text:p>620</text:p>
          </table:table-cell>
          <table:table-cell table:formula="oooc:=[.F53]" office:value-type="float" office:value="641.065655342578">
            <text:p>641.07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29]" office:value-type="float" office:value="7458.42011361516">
            <text:p>7458.42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27336342817.6082">
            <text:p>27336342817.61</text:p>
          </table:table-cell>
          <table:table-cell table:formula="oooc:=[.Y52]/[.M54]" office:value-type="float" office:value="21.3342364006477">
            <text:p>21.33</text:p>
          </table:table-cell>
          <table:table-cell table:formula="oooc:=([.D54]/[.C54])/([.R54]/[.Q54])" office:value-type="float" office:value="1.00004486220542">
            <text:p>1</text:p>
          </table:table-cell>
          <table:table-cell/>
          <table:table-cell table:formula="oooc:=[.I54]^[$globals.$C$17]*[$globals.$C$24]/[.R54]*[.K54]*[.W54]" office:value-type="float" office:value="89224350754.8856">
            <text:p>89224350754.89</text:p>
          </table:table-cell>
          <table:table-cell table:formula="oooc:=[.S54]/[.H54]" office:value-type="float" office:value="6.2153500946793">
            <text:p>6.22</text:p>
          </table:table-cell>
          <table:table-cell table:formula="oooc:=[.I54]/[.J54]" office:value-type="float" office:value="7458.42011361516">
            <text:p>7458.4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0.1">
            <text:p>0.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140000000000">
            <text:p>140,000,000,000</text:p>
          </table:table-cell>
          <table:table-cell table:formula="oooc:=CEILING(([.R55]-[.U55]/2);[.U55])" office:value-type="float" office:value="7.9">
            <text:p>7.9</text:p>
          </table:table-cell>
          <table:table-cell table:formula="oooc:=[.D55]*[$globals.$C$26]/[.K55]" office:value-type="float" office:value="790">
            <text:p>790</text:p>
          </table:table-cell>
          <table:table-cell table:formula="oooc:=[.F54]" office:value-type="float" office:value="641.065655342578">
            <text:p>641.07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29]" office:value-type="float" office:value="9441.1199325049">
            <text:p>9441.12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42280221685.7341">
            <text:p>42280221685.73</text:p>
          </table:table-cell>
          <table:table-cell table:formula="oooc:=[.Y52]/[.M55]" office:value-type="float" office:value="13.793683588863">
            <text:p>13.79</text:p>
          </table:table-cell>
          <table:table-cell table:formula="oooc:=([.D55]/[.C55])/([.R55]/[.Q55])" office:value-type="float" office:value="0.989776246655184">
            <text:p>0.99</text:p>
          </table:table-cell>
          <table:table-cell/>
          <table:table-cell table:formula="oooc:=[.I55]^[$globals.$C$17]*[$globals.$C$24]/[.R55]*[.K55]*[.W55]" office:value-type="float" office:value="138000366576.188">
            <text:p>138000366576.19</text:p>
          </table:table-cell>
          <table:table-cell table:formula="oooc:=[.S55]/[.H55]" office:value-type="float" office:value="7.86759994375408">
            <text:p>7.87</text:p>
          </table:table-cell>
          <table:table-cell table:formula="oooc:=[.I55]/[.J55]" office:value-type="float" office:value="9441.1199325049">
            <text:p>9441.12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table:formula="oooc:=10^(FLOOR(LOG([.R55];10);1)-1)" office:value-type="float" office:value="0.1">
            <text:p>0.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210000000000">
            <text:p>210,000,000,000</text:p>
          </table:table-cell>
          <table:table-cell table:formula="oooc:=CEILING(([.R56]-[.U56]/2);[.U56])" office:value-type="float" office:value="10">
            <text:p>10</text:p>
          </table:table-cell>
          <table:table-cell table:formula="oooc:=[.D56]*[$globals.$C$26]/[.K56]" office:value-type="float" office:value="1000">
            <text:p>1000</text:p>
          </table:table-cell>
          <table:table-cell table:formula="oooc:=[.F55]" office:value-type="float" office:value="641.065655342578">
            <text:p>641.07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29]" office:value-type="float" office:value="11950.8882876184">
            <text:p>11950.8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65393427267.2116">
            <text:p>65393427267.21</text:p>
          </table:table-cell>
          <table:table-cell table:formula="oooc:=[.Y52]/[.M56]" office:value-type="float" office:value="8.91832748904442">
            <text:p>8.92</text:p>
          </table:table-cell>
          <table:table-cell table:formula="oooc:=([.D56]/[.C56])/([.R56]/[.Q56])" office:value-type="float" office:value="1.02056071813268">
            <text:p>1.02</text:p>
          </table:table-cell>
          <table:table-cell/>
          <table:table-cell table:formula="oooc:=[.I56]^[$globals.$C$17]*[$globals.$C$24]/[.R56]*[.K56]*[.W56]" office:value-type="float" office:value="213440624829.869">
            <text:p>213440624829.87</text:p>
          </table:table-cell>
          <table:table-cell table:formula="oooc:=[.S56]/[.H56]" office:value-type="float" office:value="9.95907357301537">
            <text:p>9.96</text:p>
          </table:table-cell>
          <table:table-cell table:formula="oooc:=[.I56]/[.J56]" office:value-type="float" office:value="11950.8882876184">
            <text:p>11950.89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0.1">
            <text:p>0.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330000000000">
            <text:p>330,000,000,000</text:p>
          </table:table-cell>
          <table:table-cell table:formula="oooc:=CEILING(([.R57]-[.U57]/2);[.U57])" office:value-type="float" office:value="13">
            <text:p>13</text:p>
          </table:table-cell>
          <table:table-cell table:formula="oooc:=[.D57]*[$globals.$C$26]/[.K57]" office:value-type="float" office:value="1300">
            <text:p>1300</text:p>
          </table:table-cell>
          <table:table-cell table:formula="oooc:=[.F56]" office:value-type="float" office:value="641.065655342578">
            <text:p>641.07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29]" office:value-type="float" office:value="15127.8377866387">
            <text:p>15127.8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101141861590.451">
            <text:p>101141861590.45</text:p>
          </table:table-cell>
          <table:table-cell table:formula="oooc:=[.Y52]/[.M57]" office:value-type="float" office:value="5.76615845139895">
            <text:p>5.77</text:p>
          </table:table-cell>
          <table:table-cell table:formula="oooc:=([.D57]/[.C57])/([.R57]/[.Q57])" office:value-type="float" office:value="1.03159143258771">
            <text:p>1.03</text:p>
          </table:table-cell>
          <table:table-cell/>
          <table:table-cell table:formula="oooc:=[.I57]^[$globals.$C$17]*[$globals.$C$24]/[.R57]*[.K57]*[.W57]" office:value-type="float" office:value="330121589225.009">
            <text:p>330121589225.01</text:p>
          </table:table-cell>
          <table:table-cell table:formula="oooc:=[.S57]/[.H57]" office:value-type="float" office:value="12.6065314888656">
            <text:p>12.61</text:p>
          </table:table-cell>
          <table:table-cell table:formula="oooc:=[.I57]/[.J57]" office:value-type="float" office:value="15127.8377866387">
            <text:p>15127.84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1">
            <text:p>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510000000000">
            <text:p>510,000,000,000</text:p>
          </table:table-cell>
          <table:table-cell table:formula="oooc:=CEILING(([.R58]-[.U58]/2);[.U58])" office:value-type="float" office:value="16">
            <text:p>16</text:p>
          </table:table-cell>
          <table:table-cell table:formula="oooc:=[.D58]*[$globals.$C$26]/[.K58]" office:value-type="float" office:value="1600">
            <text:p>1600</text:p>
          </table:table-cell>
          <table:table-cell table:formula="oooc:=[.F57]" office:value-type="float" office:value="641.065655342578">
            <text:p>641.07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29]" office:value-type="float" office:value="19149.3276977539">
            <text:p>19149.33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156432788331.788">
            <text:p>156432788331.79</text:p>
          </table:table-cell>
          <table:table-cell table:formula="oooc:=[.Y52]/[.M58]" office:value-type="float" office:value="3.72811867779953">
            <text:p>3.73</text:p>
          </table:table-cell>
          <table:table-cell table:formula="oooc:=([.D58]/[.C58])/([.R58]/[.Q58])" office:value-type="float" office:value="1.00380254431026">
            <text:p>1</text:p>
          </table:table-cell>
          <table:table-cell/>
          <table:table-cell table:formula="oooc:=[.I58]^[$globals.$C$17]*[$globals.$C$24]/[.R58]*[.K58]*[.W58]" office:value-type="float" office:value="510588196409.716">
            <text:p>510588196409.72</text:p>
          </table:table-cell>
          <table:table-cell table:formula="oooc:=[.S58]/[.H58]" office:value-type="float" office:value="15.9577730814616">
            <text:p>15.96</text:p>
          </table:table-cell>
          <table:table-cell table:formula="oooc:=[.I58]/[.J58]" office:value-type="float" office:value="19149.3276977539">
            <text:p>19149.33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weapon_laser" table:style-name="ta1" table:print="false">
        <office:forms form:automatic-focus="false" form:apply-design-mode="false"/>
        <table:table-column table:style-name="co29" table:default-cell-style-name="Default"/>
        <table:table-column table:style-name="co4" table:default-cell-style-name="Default"/>
        <table:table-column table:style-name="co3" table:default-cell-style-name="ce1"/>
        <table:table-column table:style-name="co30" table:default-cell-style-name="Default"/>
        <table:table-column table:style-name="co4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2" table:default-cell-style-name="Default"/>
        <table:table-column table:style-name="co34" table:default-cell-style-name="Default"/>
        <table:table-column table:style-name="co15" table:number-columns-repeated="3" table:default-cell-style-name="Default"/>
        <table:table-column table:style-name="co3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7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3" office:value-type="float" office:value="0.4">
            <text:p>0.4</text:p>
          </table:table-cell>
          <table:table-cell table:formula="oooc:=[$globals.$D$21]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]/[.J4]" office:value-type="float" office:value="2.5">
            <text:p>2.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80">
            <text:p>80</text:p>
          </table:table-cell>
          <table:table-cell table:formula="oooc:=CEILING(([.R5]-[.U5]/2);[.U5])" office:value-type="float" office:value="6.2">
            <text:p>6.2</text:p>
          </table:table-cell>
          <table:table-cell table:formula="oooc:=[.D5]*[$globals.$C$26]/[.K5]" office:value-type="float" office:value="620">
            <text:p>62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4">
            <text:p>0.4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2">
            <text:p>2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40">
            <text:p>40</text:p>
          </table:table-cell>
          <table:table-cell table:formula="oooc:=[.Y4]/[.M5]" office:value-type="float" office:value="20">
            <text:p>20</text:p>
          </table:table-cell>
          <table:table-cell table:formula="oooc:=([.D5]/[.C5])/([.R5]/[.Q5])" office:value-type="float" office:value="0.992">
            <text:p>0.99</text:p>
          </table:table-cell>
          <table:table-cell/>
          <table:table-cell table:formula="oooc:=[.I5]^[$globals.$C$17]*[$globals.$C$24]/[.R5]*[.K5]*[.W5]" office:value-type="float" office:value="80">
            <text:p>80</text:p>
          </table:table-cell>
          <table:table-cell table:formula="oooc:=[.S5]/[.H5]" office:value-type="float" office:value="6.25">
            <text:p>6.25</text:p>
          </table:table-cell>
          <table:table-cell table:formula="oooc:=[.I5]/[.J5]" office:value-type="float" office:value="2.5">
            <text:p>2.5</text:p>
          </table:table-cell>
          <table:table-cell table:formula="oooc:=MAX(10^(FLOOR(LOG([.Q5];10);1)-1);5)" office:value-type="float" office:value="5">
            <text:p>5</text:p>
          </table:table-cell>
          <table:table-cell table:formula="oooc:=10^(FLOOR(LOG([.R5];10);1)-1)" office:value-type="float" office:value="0.1">
            <text:p>0.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20">
            <text:p>120</text:p>
          </table:table-cell>
          <table:table-cell table:formula="oooc:=CEILING(([.R6]-[.U6]/2);[.U6])" office:value-type="float" office:value="7.9">
            <text:p>7.9</text:p>
          </table:table-cell>
          <table:table-cell table:formula="oooc:=[.D6]*[$globals.$C$26]/[.K6]" office:value-type="float" office:value="790">
            <text:p>79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4">
            <text:p>0.4</text:p>
          </table:table-cell>
          <table:table-cell table:formula="oooc:=[.I5]*[$globals.$C$29]" office:value-type="float" office:value="6.32916877078992">
            <text:p>6.33</text:p>
          </table:table-cell>
          <table:table-cell table:formula="oooc:=[.J5]" office:value-type="float" office:value="2">
            <text:p>2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61.8666834372594">
            <text:p>61.87</text:p>
          </table:table-cell>
          <table:table-cell table:formula="oooc:=[.Y4]/[.M6]" office:value-type="float" office:value="12.9310309774614">
            <text:p>12.93</text:p>
          </table:table-cell>
          <table:table-cell table:formula="oooc:=([.D6]/[.C6])/([.R6]/[.Q6])" office:value-type="float" office:value="1.02961766777335">
            <text:p>1.03</text:p>
          </table:table-cell>
          <table:table-cell/>
          <table:table-cell table:formula="oooc:=[.I6]^[$globals.$C$17]*[$globals.$C$24]/[.R6]*[.K6]*[.W6]" office:value-type="float" office:value="123.733366874519">
            <text:p>123.73</text:p>
          </table:table-cell>
          <table:table-cell table:formula="oooc:=[.S6]/[.H6]" office:value-type="float" office:value="7.9114609634874">
            <text:p>7.91</text:p>
          </table:table-cell>
          <table:table-cell table:formula="oooc:=[.I6]/[.J6]" office:value-type="float" office:value="3.16458438539496">
            <text:p>3.16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190">
            <text:p>190</text:p>
          </table:table-cell>
          <table:table-cell table:formula="oooc:=CEILING(([.R7]-[.U7]/2);[.U7])" office:value-type="float" office:value="10">
            <text:p>10</text:p>
          </table:table-cell>
          <table:table-cell table:formula="oooc:=[.D7]*[$globals.$C$26]/[.K7]" office:value-type="float" office:value="1000">
            <text:p>100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4">
            <text:p>0.4</text:p>
          </table:table-cell>
          <table:table-cell table:formula="oooc:=[.I6]*[$globals.$C$29]" office:value-type="float" office:value="8.01167546582847">
            <text:p>8.01</text:p>
          </table:table-cell>
          <table:table-cell table:formula="oooc:=[.J6]" office:value-type="float" office:value="2">
            <text:p>2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95.6871629881518">
            <text:p>95.69</text:p>
          </table:table-cell>
          <table:table-cell table:formula="oooc:=[.Y4]/[.M7]" office:value-type="float" office:value="8.36057810700332">
            <text:p>8.36</text:p>
          </table:table-cell>
          <table:table-cell table:formula="oooc:=([.D7]/[.C7])/([.R7]/[.Q7])" office:value-type="float" office:value="1.00576544709849">
            <text:p>1.01</text:p>
          </table:table-cell>
          <table:table-cell/>
          <table:table-cell table:formula="oooc:=[.I7]^[$globals.$C$17]*[$globals.$C$24]/[.R7]*[.K7]*[.W7]" office:value-type="float" office:value="191.374325976304">
            <text:p>191.37</text:p>
          </table:table-cell>
          <table:table-cell table:formula="oooc:=[.S7]/[.H7]" office:value-type="float" office:value="10.0145943322856">
            <text:p>10.01</text:p>
          </table:table-cell>
          <table:table-cell table:formula="oooc:=[.I7]/[.J7]" office:value-type="float" office:value="4.00583773291424">
            <text:p>4.01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1">
            <text:p>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00">
            <text:p>300</text:p>
          </table:table-cell>
          <table:table-cell table:formula="oooc:=CEILING(([.R8]-[.U8]/2);[.U8])" office:value-type="float" office:value="13">
            <text:p>13</text:p>
          </table:table-cell>
          <table:table-cell table:formula="oooc:=[.D8]*[$globals.$C$26]/[.K8]" office:value-type="float" office:value="1300">
            <text:p>130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4">
            <text:p>0.4</text:p>
          </table:table-cell>
          <table:table-cell table:formula="oooc:=[.I7]*[$globals.$C$29]" office:value-type="float" office:value="10.1414492320051">
            <text:p>10.14</text:p>
          </table:table-cell>
          <table:table-cell table:formula="oooc:=[.J7]" office:value-type="float" office:value="2">
            <text:p>2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147.996185539936">
            <text:p>148</text:p>
          </table:table-cell>
          <table:table-cell table:formula="oooc:=[.Y4]/[.M8]" office:value-type="float" office:value="5.40554472455728">
            <text:p>5.41</text:p>
          </table:table-cell>
          <table:table-cell table:formula="oooc:=([.D8]/[.C8])/([.R8]/[.Q8])" office:value-type="float" office:value="1.01179512211328">
            <text:p>1.01</text:p>
          </table:table-cell>
          <table:table-cell/>
          <table:table-cell table:formula="oooc:=[.I8]^[$globals.$C$17]*[$globals.$C$24]/[.R8]*[.K8]*[.W8]" office:value-type="float" office:value="295.992371079872">
            <text:p>295.99</text:p>
          </table:table-cell>
          <table:table-cell table:formula="oooc:=[.S8]/[.H8]" office:value-type="float" office:value="12.6768115400063">
            <text:p>12.68</text:p>
          </table:table-cell>
          <table:table-cell table:formula="oooc:=[.I8]/[.J8]" office:value-type="float" office:value="5.07072461600253">
            <text:p>5.07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1">
            <text:p>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460">
            <text:p>460</text:p>
          </table:table-cell>
          <table:table-cell table:formula="oooc:=CEILING(([.R9]-[.U9]/2);[.U9])" office:value-type="float" office:value="16">
            <text:p>16</text:p>
          </table:table-cell>
          <table:table-cell table:formula="oooc:=[.D9]*[$globals.$C$26]/[.K9]" office:value-type="float" office:value="1600">
            <text:p>160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4">
            <text:p>0.4</text:p>
          </table:table-cell>
          <table:table-cell table:formula="oooc:=[.I8]*[$globals.$C$29]" office:value-type="float" office:value="12.8373887539516">
            <text:p>12.84</text:p>
          </table:table-cell>
          <table:table-cell table:formula="oooc:=[.J8]" office:value-type="float" office:value="2">
            <text:p>2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228.900829018028">
            <text:p>228.9</text:p>
          </table:table-cell>
          <table:table-cell table:formula="oooc:=[.Y4]/[.M9]" office:value-type="float" office:value="3.49496331416516">
            <text:p>3.49</text:p>
          </table:table-cell>
          <table:table-cell table:formula="oooc:=([.D9]/[.C9])/([.R9]/[.Q9])" office:value-type="float" office:value="0.992322425495597">
            <text:p>0.99</text:p>
          </table:table-cell>
          <table:table-cell/>
          <table:table-cell table:formula="oooc:=[.I9]^[$globals.$C$17]*[$globals.$C$24]/[.R9]*[.K9]*[.W9]" office:value-type="float" office:value="457.801658036056">
            <text:p>457.8</text:p>
          </table:table-cell>
          <table:table-cell table:formula="oooc:=[.S9]/[.H9]" office:value-type="float" office:value="16.0467359424395">
            <text:p>16.05</text:p>
          </table:table-cell>
          <table:table-cell table:formula="oooc:=[.I9]/[.J9]" office:value-type="float" office:value="6.41869437697579">
            <text:p>6.42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710">
            <text:p>710</text:p>
          </table:table-cell>
          <table:table-cell table:formula="oooc:=CEILING(([.R10]-[.U10]/2);[.U10])" office:value-type="float" office:value="20">
            <text:p>20</text:p>
          </table:table-cell>
          <table:table-cell table:formula="oooc:=[.D10]*[$globals.$C$26]/[.K10]" office:value-type="float" office:value="2000">
            <text:p>20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4">
            <text:p>0.4</text:p>
          </table:table-cell>
          <table:table-cell table:formula="oooc:=[.I9]*[$globals.$C$29]" office:value-type="float" office:value="16.25">
            <text:p>16.25</text:p>
          </table:table-cell>
          <table:table-cell table:formula="oooc:=[.J9]" office:value-type="float" office:value="2">
            <text:p>2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354.033378184615">
            <text:p>354.03</text:p>
          </table:table-cell>
          <table:table-cell table:formula="oooc:=[.Y4]/[.M10]" office:value-type="float" office:value="2.25967394402804">
            <text:p>2.26</text:p>
          </table:table-cell>
          <table:table-cell table:formula="oooc:=([.D10]/[.C10])/([.R10]/[.Q10])" office:value-type="float" office:value="0.981934396698389">
            <text:p>0.98</text:p>
          </table:table-cell>
          <table:table-cell/>
          <table:table-cell table:formula="oooc:=[.I10]^[$globals.$C$17]*[$globals.$C$24]/[.R10]*[.K10]*[.W10]" office:value-type="float" office:value="708.066756369229">
            <text:p>708.07</text:p>
          </table:table-cell>
          <table:table-cell table:formula="oooc:=[.S10]/[.H10]" office:value-type="float" office:value="20.3125">
            <text:p>20.31</text:p>
          </table:table-cell>
          <table:table-cell table:formula="oooc:=[.I10]/[.J10]" office:value-type="float" office:value="8.125">
            <text:p>8.13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3.33333333333333">
            <text:p>3.33</text:p>
          </table:table-cell>
          <table:table-cell/>
          <table:table-cell table:style-name="ce3" office:value-type="float" office:value="1.5">
            <text:p>1.5</text:p>
          </table:table-cell>
          <table:table-cell table:formula="oooc:=[.I4]*[$globals.$C$13]" office:value-type="float" office:value="16.25">
            <text:p>16.2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12]/[.J12]" office:value-type="float" office:value="8.125">
            <text:p>8.13</text:p>
          </table:table-cell>
          <table:table-cell table:number-columns-repeated="3"/>
          <table:table-cell table:style-name="ce3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2700">
            <text:p>2,700</text:p>
          </table:table-cell>
          <table:table-cell table:formula="oooc:=CEILING(([.R13]-[.U13]/2);[.U13])" office:value-type="float" office:value="5.4">
            <text:p>5.4</text:p>
          </table:table-cell>
          <table:table-cell table:formula="oooc:=[.D13]*[$globals.$C$26]/[.K13]" office:value-type="float" office:value="540">
            <text:p>540</text:p>
          </table:table-cell>
          <table:table-cell table:formula="oooc:=[.F12]" office:value-type="float" office:value="3.33333333333333">
            <text:p>3.33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2">
            <text:p>2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1239.11682364615">
            <text:p>1239.12</text:p>
          </table:table-cell>
          <table:table-cell table:formula="oooc:=[.Y12]/[.M13]" office:value-type="float" office:value="19.3686338059547">
            <text:p>19.37</text:p>
          </table:table-cell>
          <table:table-cell table:formula="oooc:=([.D13]/[.C13])/([.R13]/[.Q13])" office:value-type="float" office:value="0.980400124203548">
            <text:p>0.98</text:p>
          </table:table-cell>
          <table:table-cell/>
          <table:table-cell table:formula="oooc:=[.I13]^[$globals.$C$17]*[$globals.$C$24]/[.R13]*[.K13]*[.W13]" office:value-type="float" office:value="2655.25033638461">
            <text:p>2655.25</text:p>
          </table:table-cell>
          <table:table-cell table:formula="oooc:=[.S13]/[.H13]" office:value-type="float" office:value="5.41666666666667">
            <text:p>5.42</text:p>
          </table:table-cell>
          <table:table-cell table:formula="oooc:=[.I13]/[.J13]" office:value-type="float" office:value="8.125">
            <text:p>8.13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4100">
            <text:p>4,100</text:p>
          </table:table-cell>
          <table:table-cell table:formula="oooc:=CEILING(([.R14]-[.U14]/2);[.U14])" office:value-type="float" office:value="6.9">
            <text:p>6.9</text:p>
          </table:table-cell>
          <table:table-cell table:formula="oooc:=[.D14]*[$globals.$C$26]/[.K14]" office:value-type="float" office:value="690">
            <text:p>690</text:p>
          </table:table-cell>
          <table:table-cell table:formula="oooc:=[.F13]" office:value-type="float" office:value="3.33333333333333">
            <text:p>3.33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29]" office:value-type="float" office:value="20.5697985050672">
            <text:p>20.57</text:p>
          </table:table-cell>
          <table:table-cell table:formula="oooc:=[.J13]" office:value-type="float" office:value="2">
            <text:p>2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1916.50120675747">
            <text:p>1916.5</text:p>
          </table:table-cell>
          <table:table-cell table:formula="oooc:=[.Y12]/[.M14]" office:value-type="float" office:value="12.5228201867953">
            <text:p>12.52</text:p>
          </table:table-cell>
          <table:table-cell table:formula="oooc:=([.D14]/[.C14])/([.R14]/[.Q14])" office:value-type="float" office:value="1.00799590392001">
            <text:p>1.01</text:p>
          </table:table-cell>
          <table:table-cell/>
          <table:table-cell table:formula="oooc:=[.I14]^[$globals.$C$17]*[$globals.$C$24]/[.R14]*[.K14]*[.W14]" office:value-type="float" office:value="4106.78830019458">
            <text:p>4106.79</text:p>
          </table:table-cell>
          <table:table-cell table:formula="oooc:=[.S14]/[.H14]" office:value-type="float" office:value="6.85659950168908">
            <text:p>6.86</text:p>
          </table:table-cell>
          <table:table-cell table:formula="oooc:=[.I14]/[.J14]" office:value-type="float" office:value="10.2848992525336">
            <text:p>10.2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6400">
            <text:p>6,400</text:p>
          </table:table-cell>
          <table:table-cell table:formula="oooc:=CEILING(([.R15]-[.U15]/2);[.U15])" office:value-type="float" office:value="8.7">
            <text:p>8.7</text:p>
          </table:table-cell>
          <table:table-cell table:formula="oooc:=[.D15]*[$globals.$C$26]/[.K15]" office:value-type="float" office:value="870">
            <text:p>870</text:p>
          </table:table-cell>
          <table:table-cell table:formula="oooc:=[.F14]" office:value-type="float" office:value="3.33333333333333">
            <text:p>3.33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29]" office:value-type="float" office:value="26.0379452639425">
            <text:p>26.04</text:p>
          </table:table-cell>
          <table:table-cell table:formula="oooc:=[.J14]" office:value-type="float" office:value="2">
            <text:p>2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2964.18933663975">
            <text:p>2964.19</text:p>
          </table:table-cell>
          <table:table-cell table:formula="oooc:=[.Y12]/[.M15]" office:value-type="float" office:value="8.09664878803145">
            <text:p>8.1</text:p>
          </table:table-cell>
          <table:table-cell table:formula="oooc:=([.D15]/[.C15])/([.R15]/[.Q15])" office:value-type="float" office:value="0.994839414659737">
            <text:p>0.99</text:p>
          </table:table-cell>
          <table:table-cell/>
          <table:table-cell table:formula="oooc:=[.I15]^[$globals.$C$17]*[$globals.$C$24]/[.R15]*[.K15]*[.W15]" office:value-type="float" office:value="6351.83429279947">
            <text:p>6351.83</text:p>
          </table:table-cell>
          <table:table-cell table:formula="oooc:=[.S15]/[.H15]" office:value-type="float" office:value="8.67931508798085">
            <text:p>8.68</text:p>
          </table:table-cell>
          <table:table-cell table:formula="oooc:=[.I15]/[.J15]" office:value-type="float" office:value="13.0189726319713">
            <text:p>13.02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9800">
            <text:p>9,800</text:p>
          </table:table-cell>
          <table:table-cell table:formula="oooc:=CEILING(([.R16]-[.U16]/2);[.U16])" office:value-type="float" office:value="11">
            <text:p>11</text:p>
          </table:table-cell>
          <table:table-cell table:formula="oooc:=[.D16]*[$globals.$C$26]/[.K16]" office:value-type="float" office:value="1100">
            <text:p>1100</text:p>
          </table:table-cell>
          <table:table-cell table:formula="oooc:=[.F15]" office:value-type="float" office:value="3.33333333333333">
            <text:p>3.33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29]" office:value-type="float" office:value="32.9597100040165">
            <text:p>32.96</text:p>
          </table:table-cell>
          <table:table-cell table:formula="oooc:=[.J15]" office:value-type="float" office:value="2">
            <text:p>2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4584.61408344979">
            <text:p>4584.61</text:p>
          </table:table-cell>
          <table:table-cell table:formula="oooc:=[.Y12]/[.M16]" office:value-type="float" office:value="5.234900814583">
            <text:p>5.23</text:p>
          </table:table-cell>
          <table:table-cell table:formula="oooc:=([.D16]/[.C16])/([.R16]/[.Q16])" office:value-type="float" office:value="1.0036920529526">
            <text:p>1</text:p>
          </table:table-cell>
          <table:table-cell/>
          <table:table-cell table:formula="oooc:=[.I16]^[$globals.$C$17]*[$globals.$C$24]/[.R16]*[.K16]*[.W16]" office:value-type="float" office:value="9824.17303596384">
            <text:p>9824.17</text:p>
          </table:table-cell>
          <table:table-cell table:formula="oooc:=[.S16]/[.H16]" office:value-type="float" office:value="10.9865700013388">
            <text:p>10.99</text:p>
          </table:table-cell>
          <table:table-cell table:formula="oooc:=[.I16]/[.J16]" office:value-type="float" office:value="16.4798550020082">
            <text:p>16.48</text:p>
          </table:table-cell>
          <table:table-cell table:formula="oooc:=MAX(10^(FLOOR(LOG([.Q16];10);1)-1);5)" office:value-type="float" office:value="100">
            <text:p>100</text:p>
          </table:table-cell>
          <table:table-cell table:formula="oooc:=10^(FLOOR(LOG([.R16];10);1)-1)" office:value-type="float" office:value="1">
            <text:p>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15000">
            <text:p>15,000</text:p>
          </table:table-cell>
          <table:table-cell table:formula="oooc:=CEILING(([.R17]-[.U17]/2);[.U17])" office:value-type="float" office:value="14">
            <text:p>14</text:p>
          </table:table-cell>
          <table:table-cell table:formula="oooc:=[.D17]*[$globals.$C$26]/[.K17]" office:value-type="float" office:value="1400">
            <text:p>1400</text:p>
          </table:table-cell>
          <table:table-cell table:formula="oooc:=[.F16]" office:value-type="float" office:value="3.33333333333333">
            <text:p>3.33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29]" office:value-type="float" office:value="41.7215134503426">
            <text:p>41.72</text:p>
          </table:table-cell>
          <table:table-cell table:formula="oooc:=[.J16]" office:value-type="float" office:value="2">
            <text:p>2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7090.87170456974">
            <text:p>7090.87</text:p>
          </table:table-cell>
          <table:table-cell table:formula="oooc:=[.Y12]/[.M17]" office:value-type="float" office:value="3.38463322986553">
            <text:p>3.38</text:p>
          </table:table-cell>
          <table:table-cell table:formula="oooc:=([.D17]/[.C17])/([.R17]/[.Q17])" office:value-type="float" office:value="1.01974321420665">
            <text:p>1.02</text:p>
          </table:table-cell>
          <table:table-cell/>
          <table:table-cell table:formula="oooc:=[.I17]^[$globals.$C$17]*[$globals.$C$24]/[.R17]*[.K17]*[.W17]" office:value-type="float" office:value="15194.7250812209">
            <text:p>15194.73</text:p>
          </table:table-cell>
          <table:table-cell table:formula="oooc:=[.S17]/[.H17]" office:value-type="float" office:value="13.9071711501142">
            <text:p>13.91</text:p>
          </table:table-cell>
          <table:table-cell table:formula="oooc:=[.I17]/[.J17]" office:value-type="float" office:value="20.8607567251713">
            <text:p>20.86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1">
            <text:p>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24000">
            <text:p>24,000</text:p>
          </table:table-cell>
          <table:table-cell table:formula="oooc:=CEILING(([.R18]-[.U18]/2);[.U18])" office:value-type="float" office:value="18">
            <text:p>18</text:p>
          </table:table-cell>
          <table:table-cell table:formula="oooc:=[.D18]*[$globals.$C$26]/[.K18]" office:value-type="float" office:value="1800">
            <text:p>1800</text:p>
          </table:table-cell>
          <table:table-cell table:formula="oooc:=[.F17]" office:value-type="float" office:value="3.33333333333333">
            <text:p>3.33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29]" office:value-type="float" office:value="52.8125">
            <text:p>52.81</text:p>
          </table:table-cell>
          <table:table-cell table:formula="oooc:=[.J17]" office:value-type="float" office:value="2">
            <text:p>2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10967.2178760209">
            <text:p>10967.22</text:p>
          </table:table-cell>
          <table:table-cell table:formula="oooc:=[.Y12]/[.M18]" office:value-type="float" office:value="2.18833985713682">
            <text:p>2.19</text:p>
          </table:table-cell>
          <table:table-cell table:formula="oooc:=([.D18]/[.C18])/([.R18]/[.Q18])" office:value-type="float" office:value="1.00123375368576">
            <text:p>1</text:p>
          </table:table-cell>
          <table:table-cell/>
          <table:table-cell table:formula="oooc:=[.I18]^[$globals.$C$17]*[$globals.$C$24]/[.R18]*[.K18]*[.W18]" office:value-type="float" office:value="23501.1811629019">
            <text:p>23501.18</text:p>
          </table:table-cell>
          <table:table-cell table:formula="oooc:=[.S18]/[.H18]" office:value-type="float" office:value="17.6041666666667">
            <text:p>17.6</text:p>
          </table:table-cell>
          <table:table-cell table:formula="oooc:=[.I18]/[.J18]" office:value-type="float" office:value="26.40625">
            <text:p>26.41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10.188679245283">
            <text:p>10.19</text:p>
          </table:table-cell>
          <table:table-cell/>
          <table:table-cell table:style-name="ce3" office:value-type="float" office:value="5">
            <text:p>5</text:p>
          </table:table-cell>
          <table:table-cell table:formula="oooc:=[.I12]*[$globals.$C$13]" office:value-type="float" office:value="52.8125">
            <text:p>52.8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0]/[.J20]" office:value-type="float" office:value="26.40625">
            <text:p>26.41</text:p>
          </table:table-cell>
          <table:table-cell table:number-columns-repeated="3"/>
          <table:table-cell table:style-name="ce3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78000">
            <text:p>78,000</text:p>
          </table:table-cell>
          <table:table-cell table:formula="oooc:=CEILING(([.R21]-[.U21]/2);[.U21])" office:value-type="float" office:value="5.3">
            <text:p>5.3</text:p>
          </table:table-cell>
          <table:table-cell table:formula="oooc:=[.D21]*[$globals.$C$26]/[.K21]" office:value-type="float" office:value="530">
            <text:p>530</text:p>
          </table:table-cell>
          <table:table-cell table:formula="oooc:=[.F20]" office:value-type="float" office:value="10.188679245283">
            <text:p>10.19</text:p>
          </table:table-cell>
          <table:table-cell/>
          <table:table-cell table:formula="oooc:=[.H20]" office:value-type="float" office:value="5">
            <text:p>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38385.2625660732">
            <text:p>38385.26</text:p>
          </table:table-cell>
          <table:table-cell table:formula="oooc:=[.Y20]/[.M21]" office:value-type="float" office:value="18.7571987754585">
            <text:p>18.76</text:p>
          </table:table-cell>
          <table:table-cell table:formula="oooc:=([.D21]/[.C21])/([.R21]/[.Q21])" office:value-type="float" office:value="1.00788962859156">
            <text:p>1.01</text:p>
          </table:table-cell>
          <table:table-cell/>
          <table:table-cell table:formula="oooc:=[.I21]^[$globals.$C$17]*[$globals.$C$24]/[.R21]*[.K21]*[.W21]" office:value-type="float" office:value="78337.2705430065">
            <text:p>78337.27</text:p>
          </table:table-cell>
          <table:table-cell table:formula="oooc:=[.S21]/[.H21]" office:value-type="float" office:value="5.28125">
            <text:p>5.28</text:p>
          </table:table-cell>
          <table:table-cell table:formula="oooc:=[.I21]/[.J21]" office:value-type="float" office:value="26.40625">
            <text:p>26.41</text:p>
          </table:table-cell>
          <table:table-cell table:formula="oooc:=MAX(10^(FLOOR(LOG([.Q21];10);1)-1);5)" office:value-type="float" office:value="1000">
            <text:p>1000</text:p>
          </table:table-cell>
          <table:table-cell table:formula="oooc:=10^(FLOOR(LOG([.R21];10);1)-1)" office:value-type="float" office:value="0.1">
            <text:p>0.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120000">
            <text:p>120,000</text:p>
          </table:table-cell>
          <table:table-cell table:formula="oooc:=CEILING(([.R22]-[.U22]/2);[.U22])" office:value-type="float" office:value="6.7">
            <text:p>6.7</text:p>
          </table:table-cell>
          <table:table-cell table:formula="oooc:=[.D22]*[$globals.$C$26]/[.K22]" office:value-type="float" office:value="670">
            <text:p>670</text:p>
          </table:table-cell>
          <table:table-cell table:formula="oooc:=[.F21]" office:value-type="float" office:value="10.188679245283">
            <text:p>10.19</text:p>
          </table:table-cell>
          <table:table-cell/>
          <table:table-cell table:formula="oooc:=[.H21]" office:value-type="float" office:value="5">
            <text:p>5</text:p>
          </table:table-cell>
          <table:table-cell table:formula="oooc:=[.I21]*[$globals.$C$29]" office:value-type="float" office:value="66.8518451414685">
            <text:p>66.85</text:p>
          </table:table-cell>
          <table:table-cell table:formula="oooc:=[.J21]" office:value-type="float" office:value="2">
            <text:p>2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59369.2221957833">
            <text:p>59369.22</text:p>
          </table:table-cell>
          <table:table-cell table:formula="oooc:=[.Y20]/[.M22]" office:value-type="float" office:value="12.1274959207927">
            <text:p>12.13</text:p>
          </table:table-cell>
          <table:table-cell table:formula="oooc:=([.D22]/[.C22])/([.R22]/[.Q22])" office:value-type="float" office:value="1.01191827060647">
            <text:p>1.01</text:p>
          </table:table-cell>
          <table:table-cell/>
          <table:table-cell table:formula="oooc:=[.I22]^[$globals.$C$17]*[$globals.$C$24]/[.R22]*[.K22]*[.W22]" office:value-type="float" office:value="121161.677950578">
            <text:p>121161.68</text:p>
          </table:table-cell>
          <table:table-cell table:formula="oooc:=[.S22]/[.H22]" office:value-type="float" office:value="6.68518451414685">
            <text:p>6.69</text:p>
          </table:table-cell>
          <table:table-cell table:formula="oooc:=[.I22]/[.J22]" office:value-type="float" office:value="33.4259225707343">
            <text:p>33.43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190000">
            <text:p>190,000</text:p>
          </table:table-cell>
          <table:table-cell table:formula="oooc:=CEILING(([.R23]-[.U23]/2);[.U23])" office:value-type="float" office:value="8.5">
            <text:p>8.5</text:p>
          </table:table-cell>
          <table:table-cell table:formula="oooc:=[.D23]*[$globals.$C$26]/[.K23]" office:value-type="float" office:value="850">
            <text:p>850</text:p>
          </table:table-cell>
          <table:table-cell table:formula="oooc:=[.F22]" office:value-type="float" office:value="10.188679245283">
            <text:p>10.19</text:p>
          </table:table-cell>
          <table:table-cell/>
          <table:table-cell table:formula="oooc:=[.H22]" office:value-type="float" office:value="5">
            <text:p>5</text:p>
          </table:table-cell>
          <table:table-cell table:formula="oooc:=[.I22]*[$globals.$C$29]" office:value-type="float" office:value="84.6233221078133">
            <text:p>84.62</text:p>
          </table:table-cell>
          <table:table-cell table:formula="oooc:=[.J22]" office:value-type="float" office:value="2">
            <text:p>2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91824.4218875711">
            <text:p>91824.42</text:p>
          </table:table-cell>
          <table:table-cell table:formula="oooc:=[.Y20]/[.M23]" office:value-type="float" office:value="7.84105127154038">
            <text:p>7.84</text:p>
          </table:table-cell>
          <table:table-cell table:formula="oooc:=([.D23]/[.C23])/([.R23]/[.Q23])" office:value-type="float" office:value="0.990689081987249">
            <text:p>0.99</text:p>
          </table:table-cell>
          <table:table-cell/>
          <table:table-cell table:formula="oooc:=[.I23]^[$globals.$C$17]*[$globals.$C$24]/[.R23]*[.K23]*[.W23]" office:value-type="float" office:value="187396.77936239">
            <text:p>187396.78</text:p>
          </table:table-cell>
          <table:table-cell table:formula="oooc:=[.S23]/[.H23]" office:value-type="float" office:value="8.46233221078133">
            <text:p>8.46</text:p>
          </table:table-cell>
          <table:table-cell table:formula="oooc:=[.I23]/[.J23]" office:value-type="float" office:value="42.3116610539066">
            <text:p>42.31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290000">
            <text:p>290,000</text:p>
          </table:table-cell>
          <table:table-cell table:formula="oooc:=CEILING(([.R24]-[.U24]/2);[.U24])" office:value-type="float" office:value="11">
            <text:p>11</text:p>
          </table:table-cell>
          <table:table-cell table:formula="oooc:=[.D24]*[$globals.$C$26]/[.K24]" office:value-type="float" office:value="1100">
            <text:p>1100</text:p>
          </table:table-cell>
          <table:table-cell table:formula="oooc:=[.F23]" office:value-type="float" office:value="10.188679245283">
            <text:p>10.19</text:p>
          </table:table-cell>
          <table:table-cell/>
          <table:table-cell table:formula="oooc:=[.H23]" office:value-type="float" office:value="5">
            <text:p>5</text:p>
          </table:table-cell>
          <table:table-cell table:formula="oooc:=[.I23]*[$globals.$C$29]" office:value-type="float" office:value="107.119057513054">
            <text:p>107.12</text:p>
          </table:table-cell>
          <table:table-cell table:formula="oooc:=[.J23]" office:value-type="float" office:value="2">
            <text:p>2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142021.811018193">
            <text:p>142021.81</text:p>
          </table:table-cell>
          <table:table-cell table:formula="oooc:=[.Y20]/[.M24]" office:value-type="float" office:value="5.06964384440759">
            <text:p>5.07</text:p>
          </table:table-cell>
          <table:table-cell table:formula="oooc:=([.D24]/[.C24])/([.R24]/[.Q24])" office:value-type="float" office:value="1.02632973298139">
            <text:p>1.03</text:p>
          </table:table-cell>
          <table:table-cell/>
          <table:table-cell table:formula="oooc:=[.I24]^[$globals.$C$17]*[$globals.$C$24]/[.R24]*[.K24]*[.W24]" office:value-type="float" office:value="289840.430649373">
            <text:p>289840.43</text:p>
          </table:table-cell>
          <table:table-cell table:formula="oooc:=[.S24]/[.H24]" office:value-type="float" office:value="10.7119057513054">
            <text:p>10.71</text:p>
          </table:table-cell>
          <table:table-cell table:formula="oooc:=[.I24]/[.J24]" office:value-type="float" office:value="53.5595287565268">
            <text:p>53.56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1">
            <text:p>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450000">
            <text:p>450,000</text:p>
          </table:table-cell>
          <table:table-cell table:formula="oooc:=CEILING(([.R25]-[.U25]/2);[.U25])" office:value-type="float" office:value="14">
            <text:p>14</text:p>
          </table:table-cell>
          <table:table-cell table:formula="oooc:=[.D25]*[$globals.$C$26]/[.K25]" office:value-type="float" office:value="1400">
            <text:p>1400</text:p>
          </table:table-cell>
          <table:table-cell table:formula="oooc:=[.F24]" office:value-type="float" office:value="10.188679245283">
            <text:p>10.19</text:p>
          </table:table-cell>
          <table:table-cell/>
          <table:table-cell table:formula="oooc:=[.H24]" office:value-type="float" office:value="5">
            <text:p>5</text:p>
          </table:table-cell>
          <table:table-cell table:formula="oooc:=[.I24]*[$globals.$C$29]" office:value-type="float" office:value="135.594918713614">
            <text:p>135.59</text:p>
          </table:table-cell>
          <table:table-cell table:formula="oooc:=[.J24]" office:value-type="float" office:value="2">
            <text:p>2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219660.460586221">
            <text:p>219660.46</text:p>
          </table:table-cell>
          <table:table-cell table:formula="oooc:=[.Y20]/[.M25]" office:value-type="float" office:value="3.27778607983655">
            <text:p>3.28</text:p>
          </table:table-cell>
          <table:table-cell table:formula="oooc:=([.D25]/[.C25])/([.R25]/[.Q25])" office:value-type="float" office:value="1.02855594018922">
            <text:p>1.03</text:p>
          </table:table-cell>
          <table:table-cell/>
          <table:table-cell table:formula="oooc:=[.I25]^[$globals.$C$17]*[$globals.$C$24]/[.R25]*[.K25]*[.W25]" office:value-type="float" office:value="448286.654257593">
            <text:p>448286.65</text:p>
          </table:table-cell>
          <table:table-cell table:formula="oooc:=[.S25]/[.H25]" office:value-type="float" office:value="13.5594918713614">
            <text:p>13.56</text:p>
          </table:table-cell>
          <table:table-cell table:formula="oooc:=[.I25]/[.J25]" office:value-type="float" office:value="67.7974593568068">
            <text:p>67.8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1">
            <text:p>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690000">
            <text:p>690,000</text:p>
          </table:table-cell>
          <table:table-cell table:formula="oooc:=CEILING(([.R26]-[.U26]/2);[.U26])" office:value-type="float" office:value="17">
            <text:p>17</text:p>
          </table:table-cell>
          <table:table-cell table:formula="oooc:=[.D26]*[$globals.$C$26]/[.K26]" office:value-type="float" office:value="1700">
            <text:p>1700</text:p>
          </table:table-cell>
          <table:table-cell table:formula="oooc:=[.F25]" office:value-type="float" office:value="10.188679245283">
            <text:p>10.19</text:p>
          </table:table-cell>
          <table:table-cell/>
          <table:table-cell table:formula="oooc:=[.H25]" office:value-type="float" office:value="5">
            <text:p>5</text:p>
          </table:table-cell>
          <table:table-cell table:formula="oooc:=[.I25]*[$globals.$C$29]" office:value-type="float" office:value="171.640625">
            <text:p>171.64</text:p>
          </table:table-cell>
          <table:table-cell table:formula="oooc:=[.J25]" office:value-type="float" office:value="2">
            <text:p>2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339741.604469258">
            <text:p>339741.6</text:p>
          </table:table-cell>
          <table:table-cell table:formula="oooc:=[.Y20]/[.M26]" office:value-type="float" office:value="2.11925766679291">
            <text:p>2.12</text:p>
          </table:table-cell>
          <table:table-cell table:formula="oooc:=([.D26]/[.C26])/([.R26]/[.Q26])" office:value-type="float" office:value="0.995250482495092">
            <text:p>1</text:p>
          </table:table-cell>
          <table:table-cell/>
          <table:table-cell table:formula="oooc:=[.I26]^[$globals.$C$17]*[$globals.$C$24]/[.R26]*[.K26]*[.W26]" office:value-type="float" office:value="693350.213202567">
            <text:p>693350.21</text:p>
          </table:table-cell>
          <table:table-cell table:formula="oooc:=[.S26]/[.H26]" office:value-type="float" office:value="17.1640625">
            <text:p>17.16</text:p>
          </table:table-cell>
          <table:table-cell table:formula="oooc:=[.I26]/[.J26]" office:value-type="float" office:value="85.8203125">
            <text:p>85.82</text:p>
          </table:table-cell>
          <table:table-cell table:formula="oooc:=MAX(10^(FLOOR(LOG([.Q26];10);1)-1);5)" office:value-type="float" office:value="10000">
            <text:p>10000</text:p>
          </table:table-cell>
          <table:table-cell table:formula="oooc:=10^(FLOOR(LOG([.R26];10);1)-1)" office:value-type="float" office:value="1">
            <text:p>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53.7540663630449">
            <text:p>53.75</text:p>
          </table:table-cell>
          <table:table-cell/>
          <table:table-cell table:style-name="ce3" office:value-type="float" office:value="30">
            <text:p>30</text:p>
          </table:table-cell>
          <table:table-cell table:formula="oooc:=[.I20]*[$globals.$C$13]" office:value-type="float" office:value="171.640625">
            <text:p>171.6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8]/[.J28]" office:value-type="float" office:value="85.8203125">
            <text:p>85.82</text:p>
          </table:table-cell>
          <table:table-cell table:number-columns-repeated="3"/>
          <table:table-cell table:style-name="ce3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4200000">
            <text:p>4,200,000</text:p>
          </table:table-cell>
          <table:table-cell table:formula="oooc:=CEILING(([.R29]-[.U29]/2);[.U29])" office:value-type="float" office:value="2.9">
            <text:p>2.9</text:p>
          </table:table-cell>
          <table:table-cell table:formula="oooc:=[.D29]*[$globals.$C$26]/[.K29]" office:value-type="float" office:value="290">
            <text:p>290</text:p>
          </table:table-cell>
          <table:table-cell table:formula="oooc:=[.F28]" office:value-type="float" office:value="53.7540663630449">
            <text:p>53.75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2">
            <text:p>2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1189095.6156424">
            <text:p>1189095.62</text:p>
          </table:table-cell>
          <table:table-cell table:formula="oooc:=[.Y28]/[.M29]" office:value-type="float" office:value="18.1650657153678">
            <text:p>18.17</text:p>
          </table:table-cell>
          <table:table-cell table:formula="oooc:=([.D29]/[.C29])/([.R29]/[.Q29])" office:value-type="float" office:value="1.00411573889379">
            <text:p>1</text:p>
          </table:table-cell>
          <table:table-cell/>
          <table:table-cell table:formula="oooc:=[.I29]^[$globals.$C$17]*[$globals.$C$24]/[.R29]*[.K29]*[.W29]" office:value-type="float" office:value="4160101.2792154">
            <text:p>4160101.28</text:p>
          </table:table-cell>
          <table:table-cell table:formula="oooc:=[.S29]/[.H29]" office:value-type="float" office:value="2.86067708333333">
            <text:p>2.86</text:p>
          </table:table-cell>
          <table:table-cell table:formula="oooc:=[.I29]/[.J29]" office:value-type="float" office:value="85.8203125">
            <text:p>85.82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6400000">
            <text:p>6,400,000</text:p>
          </table:table-cell>
          <table:table-cell table:formula="oooc:=CEILING(([.R30]-[.U30]/2);[.U30])" office:value-type="float" office:value="3.6">
            <text:p>3.6</text:p>
          </table:table-cell>
          <table:table-cell table:formula="oooc:=[.D30]*[$globals.$C$26]/[.K30]" office:value-type="float" office:value="360">
            <text:p>360</text:p>
          </table:table-cell>
          <table:table-cell table:formula="oooc:=[.F29]" office:value-type="float" office:value="53.7540663630449">
            <text:p>53.75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29]" office:value-type="float" office:value="217.268496709773">
            <text:p>217.27</text:p>
          </table:table-cell>
          <table:table-cell table:formula="oooc:=[.J29]" office:value-type="float" office:value="2">
            <text:p>2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1839135.05073954">
            <text:p>1839135.05</text:p>
          </table:table-cell>
          <table:table-cell table:formula="oooc:=[.Y28]/[.M30]" office:value-type="float" office:value="11.7446513736522">
            <text:p>11.74</text:p>
          </table:table-cell>
          <table:table-cell table:formula="oooc:=([.D30]/[.C30])/([.R30]/[.Q30])" office:value-type="float" office:value="0.999488416083334">
            <text:p>1</text:p>
          </table:table-cell>
          <table:table-cell/>
          <table:table-cell table:formula="oooc:=[.I30]^[$globals.$C$17]*[$globals.$C$24]/[.R30]*[.K30]*[.W30]" office:value-type="float" office:value="6434291.72270393">
            <text:p>6434291.72</text:p>
          </table:table-cell>
          <table:table-cell table:formula="oooc:=[.S30]/[.H30]" office:value-type="float" office:value="3.62114161182954">
            <text:p>3.62</text:p>
          </table:table-cell>
          <table:table-cell table:formula="oooc:=[.I30]/[.J30]" office:value-type="float" office:value="108.634248354886">
            <text:p>108.63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10000000">
            <text:p>10,000,000</text:p>
          </table:table-cell>
          <table:table-cell table:formula="oooc:=CEILING(([.R31]-[.U31]/2);[.U31])" office:value-type="float" office:value="4.6">
            <text:p>4.6</text:p>
          </table:table-cell>
          <table:table-cell table:formula="oooc:=[.D31]*[$globals.$C$26]/[.K31]" office:value-type="float" office:value="460">
            <text:p>460</text:p>
          </table:table-cell>
          <table:table-cell table:formula="oooc:=[.F30]" office:value-type="float" office:value="53.7540663630449">
            <text:p>53.75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29]" office:value-type="float" office:value="275.025796850393">
            <text:p>275.03</text:p>
          </table:table-cell>
          <table:table-cell table:formula="oooc:=[.J30]" office:value-type="float" office:value="2">
            <text:p>2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2844529.64956178">
            <text:p>2844529.65</text:p>
          </table:table-cell>
          <table:table-cell table:formula="oooc:=[.Y28]/[.M31]" office:value-type="float" office:value="7.59352253660905">
            <text:p>7.59</text:p>
          </table:table-cell>
          <table:table-cell table:formula="oooc:=([.D31]/[.C31])/([.R31]/[.Q31])" office:value-type="float" office:value="0.998695841117583">
            <text:p>1</text:p>
          </table:table-cell>
          <table:table-cell/>
          <table:table-cell table:formula="oooc:=[.I31]^[$globals.$C$17]*[$globals.$C$24]/[.R31]*[.K31]*[.W31]" office:value-type="float" office:value="9951707.22878757">
            <text:p>9951707.23</text:p>
          </table:table-cell>
          <table:table-cell table:formula="oooc:=[.S31]/[.H31]" office:value-type="float" office:value="4.58376328083988">
            <text:p>4.58</text:p>
          </table:table-cell>
          <table:table-cell table:formula="oooc:=[.I31]/[.J31]" office:value-type="float" office:value="137.512898425197">
            <text:p>137.51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15000000">
            <text:p>15,000,000</text:p>
          </table:table-cell>
          <table:table-cell table:formula="oooc:=CEILING(([.R32]-[.U32]/2);[.U32])" office:value-type="float" office:value="5.8">
            <text:p>5.8</text:p>
          </table:table-cell>
          <table:table-cell table:formula="oooc:=[.D32]*[$globals.$C$26]/[.K32]" office:value-type="float" office:value="580">
            <text:p>580</text:p>
          </table:table-cell>
          <table:table-cell table:formula="oooc:=[.F31]" office:value-type="float" office:value="53.7540663630449">
            <text:p>53.75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29]" office:value-type="float" office:value="348.136936917424">
            <text:p>348.14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4399540.38393343">
            <text:p>4399540.38</text:p>
          </table:table-cell>
          <table:table-cell table:formula="oooc:=[.Y28]/[.M32]" office:value-type="float" office:value="4.90960375744714">
            <text:p>4.91</text:p>
          </table:table-cell>
          <table:table-cell table:formula="oooc:=([.D32]/[.C32])/([.R32]/[.Q32])" office:value-type="float" office:value="1.02572824709847">
            <text:p>1.03</text:p>
          </table:table-cell>
          <table:table-cell/>
          <table:table-cell table:formula="oooc:=[.I32]^[$globals.$C$17]*[$globals.$C$24]/[.R32]*[.K32]*[.W32]" office:value-type="float" office:value="15391978.0195922">
            <text:p>15391978.02</text:p>
          </table:table-cell>
          <table:table-cell table:formula="oooc:=[.S32]/[.H32]" office:value-type="float" office:value="5.80228228195707">
            <text:p>5.8</text:p>
          </table:table-cell>
          <table:table-cell table:formula="oooc:=[.I32]/[.J32]" office:value-type="float" office:value="174.068468458712">
            <text:p>174.07</text:p>
          </table:table-cell>
          <table:table-cell table:formula="oooc:=MAX(10^(FLOOR(LOG([.Q32];10);1)-1);5)" office:value-type="float" office:value="1000000">
            <text:p>1000000</text:p>
          </table:table-cell>
          <table:table-cell table:formula="oooc:=10^(FLOOR(LOG([.R32];10);1)-1)" office:value-type="float" office:value="0.1">
            <text:p>0.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24000000">
            <text:p>24,000,000</text:p>
          </table:table-cell>
          <table:table-cell table:formula="oooc:=CEILING(([.R33]-[.U33]/2);[.U33])" office:value-type="float" office:value="7.3">
            <text:p>7.3</text:p>
          </table:table-cell>
          <table:table-cell table:formula="oooc:=[.D33]*[$globals.$C$26]/[.K33]" office:value-type="float" office:value="730">
            <text:p>730</text:p>
          </table:table-cell>
          <table:table-cell table:formula="oooc:=[.F32]" office:value-type="float" office:value="53.7540663630449">
            <text:p>53.75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29]" office:value-type="float" office:value="440.683485819244">
            <text:p>440.68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6804624.3050562">
            <text:p>6804624.31</text:p>
          </table:table-cell>
          <table:table-cell table:formula="oooc:=[.Y28]/[.M33]" office:value-type="float" office:value="3.1743119137305">
            <text:p>3.17</text:p>
          </table:table-cell>
          <table:table-cell table:formula="oooc:=([.D33]/[.C33])/([.R33]/[.Q33])" office:value-type="float" office:value="0.985887523933424">
            <text:p>0.99</text:p>
          </table:table-cell>
          <table:table-cell/>
          <table:table-cell table:formula="oooc:=[.I33]^[$globals.$C$17]*[$globals.$C$24]/[.R33]*[.K33]*[.W33]" office:value-type="float" office:value="23806265.7902841">
            <text:p>23806265.79</text:p>
          </table:table-cell>
          <table:table-cell table:formula="oooc:=[.S33]/[.H33]" office:value-type="float" office:value="7.34472476365407">
            <text:p>7.34</text:p>
          </table:table-cell>
          <table:table-cell table:formula="oooc:=[.I33]/[.J33]" office:value-type="float" office:value="220.341742909622">
            <text:p>220.34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0.1">
            <text:p>0.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37000000">
            <text:p>37,000,000</text:p>
          </table:table-cell>
          <table:table-cell table:formula="oooc:=CEILING(([.R34]-[.U34]/2);[.U34])" office:value-type="float" office:value="9.3">
            <text:p>9.3</text:p>
          </table:table-cell>
          <table:table-cell table:formula="oooc:=[.D34]*[$globals.$C$26]/[.K34]" office:value-type="float" office:value="930">
            <text:p>930</text:p>
          </table:table-cell>
          <table:table-cell table:formula="oooc:=[.F33]" office:value-type="float" office:value="53.7540663630449">
            <text:p>53.75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29]" office:value-type="float" office:value="557.83203125">
            <text:p>557.83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10524488.4447598">
            <text:p>10524488.44</text:p>
          </table:table-cell>
          <table:table-cell table:formula="oooc:=[.Y28]/[.M34]" office:value-type="float" office:value="2.05235628442869">
            <text:p>2.05</text:p>
          </table:table-cell>
          <table:table-cell table:formula="oooc:=([.D34]/[.C34])/([.R34]/[.Q34])" office:value-type="float" office:value="0.995444722005531">
            <text:p>1</text:p>
          </table:table-cell>
          <table:table-cell/>
          <table:table-cell table:formula="oooc:=[.I34]^[$globals.$C$17]*[$globals.$C$24]/[.R34]*[.K34]*[.W34]" office:value-type="float" office:value="36820367.7367691">
            <text:p>36820367.74</text:p>
          </table:table-cell>
          <table:table-cell table:formula="oooc:=[.S34]/[.H34]" office:value-type="float" office:value="9.29720052083333">
            <text:p>9.3</text:p>
          </table:table-cell>
          <table:table-cell table:formula="oooc:=[.I34]/[.J34]" office:value-type="float" office:value="278.916015625">
            <text:p>278.92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0.1">
            <text:p>0.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145.135979180221">
            <text:p>145.14</text:p>
          </table:table-cell>
          <table:table-cell/>
          <table:table-cell table:style-name="ce3" office:value-type="float" office:value="90">
            <text:p>90</text:p>
          </table:table-cell>
          <table:table-cell table:formula="oooc:=[.I28]*[$globals.$C$13]" office:value-type="float" office:value="557.83203125">
            <text:p>557.8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36]/[.J36]" office:value-type="float" office:value="278.916015625">
            <text:p>278.92</text:p>
          </table:table-cell>
          <table:table-cell table:number-columns-repeated="3"/>
          <table:table-cell table:style-name="ce3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110000000">
            <text:p>110,000,000</text:p>
          </table:table-cell>
          <table:table-cell table:formula="oooc:=CEILING(([.R37]-[.U37]/2);[.U37])" office:value-type="float" office:value="3.1">
            <text:p>3.1</text:p>
          </table:table-cell>
          <table:table-cell table:formula="oooc:=[.D37]*[$globals.$C$26]/[.K37]" office:value-type="float" office:value="310">
            <text:p>310</text:p>
          </table:table-cell>
          <table:table-cell table:formula="oooc:=[.F36]" office:value-type="float" office:value="145.135979180221">
            <text:p>145.1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36835709.5566594">
            <text:p>36835709.56</text:p>
          </table:table-cell>
          <table:table-cell table:formula="oooc:=[.Y36]/[.M37]" office:value-type="float" office:value="17.5916252951031">
            <text:p>17.59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17]*[$globals.$C$24]/[.R37]*[.K37]*[.W37]" office:value-type="float" office:value="110461103.210307">
            <text:p>110461103.21</text:p>
          </table:table-cell>
          <table:table-cell table:formula="oooc:=[.S37]/[.H37]" office:value-type="float" office:value="3.09906684027778">
            <text:p>3.1</text:p>
          </table:table-cell>
          <table:table-cell table:formula="oooc:=[.I37]/[.J37]" office:value-type="float" office:value="278.916015625">
            <text:p>278.92</text:p>
          </table:table-cell>
          <table:table-cell table:formula="oooc:=MAX(10^(FLOOR(LOG([.Q37];10);1)-1);5)" office:value-type="float" office:value="10000000">
            <text:p>10000000</text:p>
          </table:table-cell>
          <table:table-cell table:formula="oooc:=10^(FLOOR(LOG([.R37];10);1)-1)" office:value-type="float" office:value="0.1">
            <text:p>0.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170000000">
            <text:p>170,000,000</text:p>
          </table:table-cell>
          <table:table-cell table:formula="oooc:=CEILING(([.R38]-[.U38]/2);[.U38])" office:value-type="float" office:value="3.9">
            <text:p>3.9</text:p>
          </table:table-cell>
          <table:table-cell table:formula="oooc:=[.D38]*[$globals.$C$26]/[.K38]" office:value-type="float" office:value="390">
            <text:p>390</text:p>
          </table:table-cell>
          <table:table-cell table:formula="oooc:=[.F37]" office:value-type="float" office:value="145.135979180221">
            <text:p>145.1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29]" office:value-type="float" office:value="706.122614306761">
            <text:p>706.12</text:p>
          </table:table-cell>
          <table:table-cell table:formula="oooc:=[.J37]" office:value-type="float" office:value="2">
            <text:p>2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56972579.558217">
            <text:p>56972579.56</text:p>
          </table:table-cell>
          <table:table-cell table:formula="oooc:=[.Y36]/[.M38]" office:value-type="float" office:value="11.3738925817436">
            <text:p>11.37</text:p>
          </table:table-cell>
          <table:table-cell table:formula="oooc:=([.D38]/[.C38])/([.R38]/[.Q38])" office:value-type="float" office:value="0.999112264665522">
            <text:p>1</text:p>
          </table:table-cell>
          <table:table-cell/>
          <table:table-cell table:formula="oooc:=[.I38]^[$globals.$C$17]*[$globals.$C$24]/[.R38]*[.K38]*[.W38]" office:value-type="float" office:value="170846552.611063">
            <text:p>170846552.61</text:p>
          </table:table-cell>
          <table:table-cell table:formula="oooc:=[.S38]/[.H38]" office:value-type="float" office:value="3.92290341281534">
            <text:p>3.92</text:p>
          </table:table-cell>
          <table:table-cell table:formula="oooc:=[.I38]/[.J38]" office:value-type="float" office:value="353.061307153381">
            <text:p>353.06</text:p>
          </table:table-cell>
          <table:table-cell table:formula="oooc:=MAX(10^(FLOOR(LOG([.Q38];10);1)-1);5)" office:value-type="float" office:value="10000000">
            <text:p>10000000</text:p>
          </table:table-cell>
          <table:table-cell table:formula="oooc:=10^(FLOOR(LOG([.R38];10);1)-1)" office:value-type="float" office:value="0.1">
            <text:p>0.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260000000">
            <text:p>260,000,000</text:p>
          </table:table-cell>
          <table:table-cell table:formula="oooc:=CEILING(([.R39]-[.U39]/2);[.U39])" office:value-type="float" office:value="5">
            <text:p>5</text:p>
          </table:table-cell>
          <table:table-cell table:formula="oooc:=[.D39]*[$globals.$C$26]/[.K39]" office:value-type="float" office:value="500">
            <text:p>500</text:p>
          </table:table-cell>
          <table:table-cell table:formula="oooc:=[.F38]" office:value-type="float" office:value="145.135979180221">
            <text:p>145.1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29]" office:value-type="float" office:value="893.833839763777">
            <text:p>893.83</text:p>
          </table:table-cell>
          <table:table-cell table:formula="oooc:=[.J38]" office:value-type="float" office:value="2">
            <text:p>2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88117613.6033073">
            <text:p>88117613.6</text:p>
          </table:table-cell>
          <table:table-cell table:formula="oooc:=[.Y36]/[.M39]" office:value-type="float" office:value="7.35380786544223">
            <text:p>7.35</text:p>
          </table:table-cell>
          <table:table-cell table:formula="oooc:=([.D39]/[.C39])/([.R39]/[.Q39])" office:value-type="float" office:value="1.02332935480063">
            <text:p>1.02</text:p>
          </table:table-cell>
          <table:table-cell/>
          <table:table-cell table:formula="oooc:=[.I39]^[$globals.$C$17]*[$globals.$C$24]/[.R39]*[.K39]*[.W39]" office:value-type="float" office:value="264242739.668393">
            <text:p>264242739.67</text:p>
          </table:table-cell>
          <table:table-cell table:formula="oooc:=[.S39]/[.H39]" office:value-type="float" office:value="4.96574355424321">
            <text:p>4.97</text:p>
          </table:table-cell>
          <table:table-cell table:formula="oooc:=[.I39]/[.J39]" office:value-type="float" office:value="446.916919881889">
            <text:p>446.92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0.1">
            <text:p>0.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410000000">
            <text:p>410,000,000</text:p>
          </table:table-cell>
          <table:table-cell table:formula="oooc:=CEILING(([.R40]-[.U40]/2);[.U40])" office:value-type="float" office:value="6.3">
            <text:p>6.3</text:p>
          </table:table-cell>
          <table:table-cell table:formula="oooc:=[.D40]*[$globals.$C$26]/[.K40]" office:value-type="float" office:value="630">
            <text:p>630</text:p>
          </table:table-cell>
          <table:table-cell table:formula="oooc:=[.F39]" office:value-type="float" office:value="145.135979180221">
            <text:p>145.1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29]" office:value-type="float" office:value="1131.44504498163">
            <text:p>1131.45</text:p>
          </table:table-cell>
          <table:table-cell table:formula="oooc:=[.J39]" office:value-type="float" office:value="2">
            <text:p>2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136288612.651064">
            <text:p>136288612.65</text:p>
          </table:table-cell>
          <table:table-cell table:formula="oooc:=[.Y36]/[.M40]" office:value-type="float" office:value="4.75461586551664">
            <text:p>4.75</text:p>
          </table:table-cell>
          <table:table-cell table:formula="oooc:=([.D40]/[.C40])/([.R40]/[.Q40])" office:value-type="float" office:value="0.9990693600793">
            <text:p>1</text:p>
          </table:table-cell>
          <table:table-cell/>
          <table:table-cell table:formula="oooc:=[.I40]^[$globals.$C$17]*[$globals.$C$24]/[.R40]*[.K40]*[.W40]" office:value-type="float" office:value="408695548.141466">
            <text:p>408695548.14</text:p>
          </table:table-cell>
          <table:table-cell table:formula="oooc:=[.S40]/[.H40]" office:value-type="float" office:value="6.28580580545349">
            <text:p>6.29</text:p>
          </table:table-cell>
          <table:table-cell table:formula="oooc:=[.I40]/[.J40]" office:value-type="float" office:value="565.722522490814">
            <text:p>565.72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0.1">
            <text:p>0.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630000000">
            <text:p>630,000,000</text:p>
          </table:table-cell>
          <table:table-cell table:formula="oooc:=CEILING(([.R41]-[.U41]/2);[.U41])" office:value-type="float" office:value="8">
            <text:p>8</text:p>
          </table:table-cell>
          <table:table-cell table:formula="oooc:=[.D41]*[$globals.$C$26]/[.K41]" office:value-type="float" office:value="800">
            <text:p>800</text:p>
          </table:table-cell>
          <table:table-cell table:formula="oooc:=[.F40]" office:value-type="float" office:value="145.135979180221">
            <text:p>145.1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29]" office:value-type="float" office:value="1432.22132891254">
            <text:p>1432.22</text:p>
          </table:table-cell>
          <table:table-cell table:formula="oooc:=[.J40]" office:value-type="float" office:value="2">
            <text:p>2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210793111.374666">
            <text:p>210793111.37</text:p>
          </table:table-cell>
          <table:table-cell table:formula="oooc:=[.Y36]/[.M41]" office:value-type="float" office:value="3.07410425214626">
            <text:p>3.07</text:p>
          </table:table-cell>
          <table:table-cell table:formula="oooc:=([.D41]/[.C41])/([.R41]/[.Q41])" office:value-type="float" office:value="1.00880808966999">
            <text:p>1.01</text:p>
          </table:table-cell>
          <table:table-cell/>
          <table:table-cell table:formula="oooc:=[.I41]^[$globals.$C$17]*[$globals.$C$24]/[.R41]*[.K41]*[.W41]" office:value-type="float" office:value="632115952.477133">
            <text:p>632115952.48</text:p>
          </table:table-cell>
          <table:table-cell table:formula="oooc:=[.S41]/[.H41]" office:value-type="float" office:value="7.95678516062524">
            <text:p>7.96</text:p>
          </table:table-cell>
          <table:table-cell table:formula="oooc:=[.I41]/[.J41]" office:value-type="float" office:value="716.110664456271">
            <text:p>716.11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0.1">
            <text:p>0.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980000000">
            <text:p>980,000,000</text:p>
          </table:table-cell>
          <table:table-cell table:formula="oooc:=CEILING(([.R42]-[.U42]/2);[.U42])" office:value-type="float" office:value="10">
            <text:p>10</text:p>
          </table:table-cell>
          <table:table-cell table:formula="oooc:=[.D42]*[$globals.$C$26]/[.K42]" office:value-type="float" office:value="1000">
            <text:p>1000</text:p>
          </table:table-cell>
          <table:table-cell table:formula="oooc:=[.F41]" office:value-type="float" office:value="145.135979180221">
            <text:p>145.1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29]" office:value-type="float" office:value="1812.9541015625">
            <text:p>1812.95</text:p>
          </table:table-cell>
          <table:table-cell table:formula="oooc:=[.J41]" office:value-type="float" office:value="2">
            <text:p>2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326026767.304286">
            <text:p>326026767.3</text:p>
          </table:table-cell>
          <table:table-cell table:formula="oooc:=[.Y36]/[.M42]" office:value-type="float" office:value="1.98756686562245">
            <text:p>1.99</text:p>
          </table:table-cell>
          <table:table-cell table:formula="oooc:=([.D42]/[.C42])/([.R42]/[.Q42])" office:value-type="float" office:value="0.990497113682346">
            <text:p>0.99</text:p>
          </table:table-cell>
          <table:table-cell/>
          <table:table-cell table:formula="oooc:=[.I42]^[$globals.$C$17]*[$globals.$C$24]/[.R42]*[.K42]*[.W42]" office:value-type="float" office:value="977672938.188612">
            <text:p>977672938.19</text:p>
          </table:table-cell>
          <table:table-cell table:formula="oooc:=[.S42]/[.H42]" office:value-type="float" office:value="10.0719672309028">
            <text:p>10.07</text:p>
          </table:table-cell>
          <table:table-cell table:formula="oooc:=[.I42]/[.J42]" office:value-type="float" office:value="906.47705078125">
            <text:p>906.48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246.457323136225">
            <text:p>246.46</text:p>
          </table:table-cell>
          <table:table-cell/>
          <table:table-cell table:style-name="ce3" office:value-type="float" office:value="170">
            <text:p>170</text:p>
          </table:table-cell>
          <table:table-cell table:formula="oooc:=[.I36]*[$globals.$C$13]" office:value-type="float" office:value="1812.9541015625">
            <text:p>1812.9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4]/[.J44]" office:value-type="float" office:value="906.47705078125">
            <text:p>906.48</text:p>
          </table:table-cell>
          <table:table-cell table:number-columns-repeated="3"/>
          <table:table-cell table:style-name="ce3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800000000">
            <text:p>1,800,000,000</text:p>
          </table:table-cell>
          <table:table-cell table:formula="oooc:=CEILING(([.R45]-[.U45]/2);[.U45])" office:value-type="float" office:value="5.3">
            <text:p>5.3</text:p>
          </table:table-cell>
          <table:table-cell table:formula="oooc:=[.D45]*[$globals.$C$26]/[.K45]" office:value-type="float" office:value="530">
            <text:p>530</text:p>
          </table:table-cell>
          <table:table-cell table:formula="oooc:=[.F44]" office:value-type="float" office:value="246.457323136225">
            <text:p>246.4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2">
            <text:p>2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1141093685.565">
            <text:p>1141093685.57</text:p>
          </table:table-cell>
          <table:table-cell table:formula="oooc:=[.Y44]/[.M45]" office:value-type="float" office:value="17.036287419621">
            <text:p>17.04</text:p>
          </table:table-cell>
          <table:table-cell table:formula="oooc:=([.D45]/[.C45])/([.R45]/[.Q45])" office:value-type="float" office:value="1.01975414296756">
            <text:p>1.02</text:p>
          </table:table-cell>
          <table:table-cell/>
          <table:table-cell table:formula="oooc:=[.I45]^[$globals.$C$17]*[$globals.$C$24]/[.R45]*[.K45]*[.W45]" office:value-type="float" office:value="1846715549.91182">
            <text:p>1846715549.91</text:p>
          </table:table-cell>
          <table:table-cell table:formula="oooc:=[.S45]/[.H45]" office:value-type="float" office:value="5.33221794577206">
            <text:p>5.33</text:p>
          </table:table-cell>
          <table:table-cell table:formula="oooc:=[.I45]/[.J45]" office:value-type="float" office:value="906.47705078125">
            <text:p>906.4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900000000">
            <text:p>2,900,000,000</text:p>
          </table:table-cell>
          <table:table-cell table:formula="oooc:=CEILING(([.R46]-[.U46]/2);[.U46])" office:value-type="float" office:value="6.7">
            <text:p>6.7</text:p>
          </table:table-cell>
          <table:table-cell table:formula="oooc:=[.D46]*[$globals.$C$26]/[.K46]" office:value-type="float" office:value="670">
            <text:p>670</text:p>
          </table:table-cell>
          <table:table-cell table:formula="oooc:=[.F45]" office:value-type="float" office:value="246.457323136225">
            <text:p>246.4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29]" office:value-type="float" office:value="2294.89849649697">
            <text:p>2294.9</text:p>
          </table:table-cell>
          <table:table-cell table:formula="oooc:=[.J45]" office:value-type="float" office:value="2">
            <text:p>2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1764892045.42764">
            <text:p>1764892045.43</text:p>
          </table:table-cell>
          <table:table-cell table:formula="oooc:=[.Y44]/[.M46]" office:value-type="float" office:value="11.0148380182028">
            <text:p>11.01</text:p>
          </table:table-cell>
          <table:table-cell table:formula="oooc:=([.D46]/[.C46])/([.R46]/[.Q46])" office:value-type="float" office:value="0.977662798766253">
            <text:p>0.98</text:p>
          </table:table-cell>
          <table:table-cell/>
          <table:table-cell table:formula="oooc:=[.I46]^[$globals.$C$17]*[$globals.$C$24]/[.R46]*[.K46]*[.W46]" office:value-type="float" office:value="2856254158.12648">
            <text:p>2856254158.13</text:p>
          </table:table-cell>
          <table:table-cell table:formula="oooc:=[.S46]/[.H46]" office:value-type="float" office:value="6.74970146028522">
            <text:p>6.75</text:p>
          </table:table-cell>
          <table:table-cell table:formula="oooc:=[.I46]/[.J46]" office:value-type="float" office:value="1147.44924824849">
            <text:p>1147.45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4400000000">
            <text:p>4,400,000,000</text:p>
          </table:table-cell>
          <table:table-cell table:formula="oooc:=CEILING(([.R47]-[.U47]/2);[.U47])" office:value-type="float" office:value="8.5">
            <text:p>8.5</text:p>
          </table:table-cell>
          <table:table-cell table:formula="oooc:=[.D47]*[$globals.$C$26]/[.K47]" office:value-type="float" office:value="850">
            <text:p>850</text:p>
          </table:table-cell>
          <table:table-cell table:formula="oooc:=[.F46]" office:value-type="float" office:value="246.457323136225">
            <text:p>246.4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29]" office:value-type="float" office:value="2904.95997923228">
            <text:p>2904.96</text:p>
          </table:table-cell>
          <table:table-cell table:formula="oooc:=[.J46]" office:value-type="float" office:value="2">
            <text:p>2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2729700436.88522">
            <text:p>2729700436.89</text:p>
          </table:table-cell>
          <table:table-cell table:formula="oooc:=[.Y44]/[.M47]" office:value-type="float" office:value="7.12166058125498">
            <text:p>7.12</text:p>
          </table:table-cell>
          <table:table-cell table:formula="oooc:=([.D47]/[.C47])/([.R47]/[.Q47])" office:value-type="float" office:value="0.998846393524342">
            <text:p>1</text:p>
          </table:table-cell>
          <table:table-cell/>
          <table:table-cell table:formula="oooc:=[.I47]^[$globals.$C$17]*[$globals.$C$24]/[.R47]*[.K47]*[.W47]" office:value-type="float" office:value="4417674295.42917">
            <text:p>4417674295.43</text:p>
          </table:table-cell>
          <table:table-cell table:formula="oooc:=[.S47]/[.H47]" office:value-type="float" office:value="8.54399993891846">
            <text:p>8.54</text:p>
          </table:table-cell>
          <table:table-cell table:formula="oooc:=[.I47]/[.J47]" office:value-type="float" office:value="1452.47998961614">
            <text:p>1452.48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6800000000">
            <text:p>6,800,000,000</text:p>
          </table:table-cell>
          <table:table-cell table:formula="oooc:=CEILING(([.R48]-[.U48]/2);[.U48])" office:value-type="float" office:value="11">
            <text:p>11</text:p>
          </table:table-cell>
          <table:table-cell table:formula="oooc:=[.D48]*[$globals.$C$26]/[.K48]" office:value-type="float" office:value="1100">
            <text:p>1100</text:p>
          </table:table-cell>
          <table:table-cell table:formula="oooc:=[.F47]" office:value-type="float" office:value="246.457323136225">
            <text:p>246.4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29]" office:value-type="float" office:value="3677.19639619029">
            <text:p>3677.2</text:p>
          </table:table-cell>
          <table:table-cell table:formula="oooc:=[.J47]" office:value-type="float" office:value="2">
            <text:p>2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4221937820.18317">
            <text:p>4221937820.18</text:p>
          </table:table-cell>
          <table:table-cell table:formula="oooc:=[.Y44]/[.M48]" office:value-type="float" office:value="4.6045206793587">
            <text:p>4.6</text:p>
          </table:table-cell>
          <table:table-cell table:formula="oooc:=([.D48]/[.C48])/([.R48]/[.Q48])" office:value-type="float" office:value="1.02196588952976">
            <text:p>1.02</text:p>
          </table:table-cell>
          <table:table-cell/>
          <table:table-cell table:formula="oooc:=[.I48]^[$globals.$C$17]*[$globals.$C$24]/[.R48]*[.K48]*[.W48]" office:value-type="float" office:value="6832671429.10587">
            <text:p>6832671429.11</text:p>
          </table:table-cell>
          <table:table-cell table:formula="oooc:=[.S48]/[.H48]" office:value-type="float" office:value="10.8152835182067">
            <text:p>10.82</text:p>
          </table:table-cell>
          <table:table-cell table:formula="oooc:=[.I48]/[.J48]" office:value-type="float" office:value="1838.59819809515">
            <text:p>1838.6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1">
            <text:p>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11000000000">
            <text:p>11,000,000,000</text:p>
          </table:table-cell>
          <table:table-cell table:formula="oooc:=CEILING(([.R49]-[.U49]/2);[.U49])" office:value-type="float" office:value="14">
            <text:p>14</text:p>
          </table:table-cell>
          <table:table-cell table:formula="oooc:=[.D49]*[$globals.$C$26]/[.K49]" office:value-type="float" office:value="1400">
            <text:p>1400</text:p>
          </table:table-cell>
          <table:table-cell table:formula="oooc:=[.F48]" office:value-type="float" office:value="246.457323136225">
            <text:p>246.4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29]" office:value-type="float" office:value="4654.71931896576">
            <text:p>4654.72</text:p>
          </table:table-cell>
          <table:table-cell table:formula="oooc:=[.J48]" office:value-type="float" office:value="2">
            <text:p>2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6529932265.32664">
            <text:p>6529932265.33</text:p>
          </table:table-cell>
          <table:table-cell table:formula="oooc:=[.Y44]/[.M49]" office:value-type="float" office:value="2.97705997705745">
            <text:p>2.98</text:p>
          </table:table-cell>
          <table:table-cell table:formula="oooc:=([.D49]/[.C49])/([.R49]/[.Q49])" office:value-type="float" office:value="0.982444780972364">
            <text:p>0.98</text:p>
          </table:table-cell>
          <table:table-cell/>
          <table:table-cell table:formula="oooc:=[.I49]^[$globals.$C$17]*[$globals.$C$24]/[.R49]*[.K49]*[.W49]" office:value-type="float" office:value="10567868008.3825">
            <text:p>10567868008.38</text:p>
          </table:table-cell>
          <table:table-cell table:formula="oooc:=[.S49]/[.H49]" office:value-type="float" office:value="13.6903509381346">
            <text:p>13.69</text:p>
          </table:table-cell>
          <table:table-cell table:formula="oooc:=[.I49]/[.J49]" office:value-type="float" office:value="2327.35965948288">
            <text:p>2327.3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6000000000">
            <text:p>16,000,000,000</text:p>
          </table:table-cell>
          <table:table-cell table:formula="oooc:=CEILING(([.R50]-[.U50]/2);[.U50])" office:value-type="float" office:value="17">
            <text:p>17</text:p>
          </table:table-cell>
          <table:table-cell table:formula="oooc:=[.D50]*[$globals.$C$26]/[.K50]" office:value-type="float" office:value="1700">
            <text:p>1700</text:p>
          </table:table-cell>
          <table:table-cell table:formula="oooc:=[.F49]" office:value-type="float" office:value="246.457323136225">
            <text:p>246.4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29]" office:value-type="float" office:value="5892.10083007812">
            <text:p>5892.1</text:p>
          </table:table-cell>
          <table:table-cell table:formula="oooc:=[.J49]" office:value-type="float" office:value="2">
            <text:p>2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10099631308.1427">
            <text:p>10099631308.14</text:p>
          </table:table-cell>
          <table:table-cell table:formula="oooc:=[.Y44]/[.M50]" office:value-type="float" office:value="1.92482273925452">
            <text:p>1.92</text:p>
          </table:table-cell>
          <table:table-cell table:formula="oooc:=([.D50]/[.C50])/([.R50]/[.Q50])" office:value-type="float" office:value="1.00212502966876">
            <text:p>1</text:p>
          </table:table-cell>
          <table:table-cell/>
          <table:table-cell table:formula="oooc:=[.I50]^[$globals.$C$17]*[$globals.$C$24]/[.R50]*[.K50]*[.W50]" office:value-type="float" office:value="16344973617.0335">
            <text:p>16344973617.03</text:p>
          </table:table-cell>
          <table:table-cell table:formula="oooc:=[.S50]/[.H50]" office:value-type="float" office:value="17.3297083237592">
            <text:p>17.33</text:p>
          </table:table-cell>
          <table:table-cell table:formula="oooc:=[.I50]/[.J50]" office:value-type="float" office:value="2946.05041503906">
            <text:p>2946.05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448.904409998123">
            <text:p>448.9</text:p>
          </table:table-cell>
          <table:table-cell/>
          <table:table-cell table:style-name="ce3" office:value-type="float" office:value="350">
            <text:p>350</text:p>
          </table:table-cell>
          <table:table-cell table:formula="oooc:=[.I44]*[$globals.$C$13]" office:value-type="float" office:value="5892.10083007812">
            <text:p>5892.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52]/[.J52]" office:value-type="float" office:value="2946.05041503906">
            <text:p>2946.05</text:p>
          </table:table-cell>
          <table:table-cell table:number-columns-repeated="3"/>
          <table:table-cell table:style-name="ce3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34000000000">
            <text:p>34,000,000,000</text:p>
          </table:table-cell>
          <table:table-cell table:formula="oooc:=CEILING(([.R53]-[.U53]/2);[.U53])" office:value-type="float" office:value="8.4">
            <text:p>8.4</text:p>
          </table:table-cell>
          <table:table-cell table:formula="oooc:=[.D53]*[$globals.$C$26]/[.K53]" office:value-type="float" office:value="840">
            <text:p>840</text:p>
          </table:table-cell>
          <table:table-cell table:formula="oooc:=[.F52]" office:value-type="float" office:value="448.904409998123">
            <text:p>448.9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2">
            <text:p>2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35348709578.4996">
            <text:p>35348709578.5</text:p>
          </table:table-cell>
          <table:table-cell table:formula="oooc:=[.Y52]/[.M53]" office:value-type="float" office:value="16.4984806221816">
            <text:p>16.5</text:p>
          </table:table-cell>
          <table:table-cell table:formula="oooc:=([.D53]/[.C53])/([.R53]/[.Q53])" office:value-type="float" office:value="0.987714855453506">
            <text:p>0.99</text:p>
          </table:table-cell>
          <table:table-cell/>
          <table:table-cell table:formula="oooc:=[.I53]^[$globals.$C$17]*[$globals.$C$24]/[.R53]*[.K53]*[.W53]" office:value-type="float" office:value="33651416270.3631">
            <text:p>33651416270.36</text:p>
          </table:table-cell>
          <table:table-cell table:formula="oooc:=[.S53]/[.H53]" office:value-type="float" office:value="8.41728690011161">
            <text:p>8.42</text:p>
          </table:table-cell>
          <table:table-cell table:formula="oooc:=[.I53]/[.J53]" office:value-type="float" office:value="2946.05041503906">
            <text:p>2946.05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52000000000">
            <text:p>52,000,000,000</text:p>
          </table:table-cell>
          <table:table-cell table:formula="oooc:=CEILING(([.R54]-[.U54]/2);[.U54])" office:value-type="float" office:value="11">
            <text:p>11</text:p>
          </table:table-cell>
          <table:table-cell table:formula="oooc:=[.D54]*[$globals.$C$26]/[.K54]" office:value-type="float" office:value="1100">
            <text:p>1100</text:p>
          </table:table-cell>
          <table:table-cell table:formula="oooc:=[.F53]" office:value-type="float" office:value="448.904409998123">
            <text:p>448.9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29]" office:value-type="float" office:value="7458.42011361516">
            <text:p>7458.42</text:p>
          </table:table-cell>
          <table:table-cell table:formula="oooc:=[.J53]" office:value-type="float" office:value="2">
            <text:p>2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54672685635.2163">
            <text:p>54672685635.22</text:p>
          </table:table-cell>
          <table:table-cell table:formula="oooc:=[.Y52]/[.M54]" office:value-type="float" office:value="10.6671182003238">
            <text:p>10.67</text:p>
          </table:table-cell>
          <table:table-cell table:formula="oooc:=([.D54]/[.C54])/([.R54]/[.Q54])" office:value-type="float" office:value="1.03333402443601">
            <text:p>1.03</text:p>
          </table:table-cell>
          <table:table-cell/>
          <table:table-cell table:formula="oooc:=[.I54]^[$globals.$C$17]*[$globals.$C$24]/[.R54]*[.K54]*[.W54]" office:value-type="float" office:value="52047537940.3499">
            <text:p>52047537940.35</text:p>
          </table:table-cell>
          <table:table-cell table:formula="oooc:=[.S54]/[.H54]" office:value-type="float" office:value="10.6548858765931">
            <text:p>10.65</text:p>
          </table:table-cell>
          <table:table-cell table:formula="oooc:=[.I54]/[.J54]" office:value-type="float" office:value="3729.21005680758">
            <text:p>3729.21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1">
            <text:p>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81000000000">
            <text:p>81,000,000,000</text:p>
          </table:table-cell>
          <table:table-cell table:formula="oooc:=CEILING(([.R55]-[.U55]/2);[.U55])" office:value-type="float" office:value="13">
            <text:p>13</text:p>
          </table:table-cell>
          <table:table-cell table:formula="oooc:=[.D55]*[$globals.$C$26]/[.K55]" office:value-type="float" office:value="1300">
            <text:p>1300</text:p>
          </table:table-cell>
          <table:table-cell table:formula="oooc:=[.F54]" office:value-type="float" office:value="448.904409998123">
            <text:p>448.9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29]" office:value-type="float" office:value="9441.1199325049">
            <text:p>9441.12</text:p>
          </table:table-cell>
          <table:table-cell table:formula="oooc:=[.J54]" office:value-type="float" office:value="2">
            <text:p>2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84560443371.4682">
            <text:p>84560443371.47</text:p>
          </table:table-cell>
          <table:table-cell table:formula="oooc:=[.Y52]/[.M55]" office:value-type="float" office:value="6.8968417944315">
            <text:p>6.9</text:p>
          </table:table-cell>
          <table:table-cell table:formula="oooc:=([.D55]/[.C55])/([.R55]/[.Q55])" office:value-type="float" office:value="0.957921438209847">
            <text:p>0.96</text:p>
          </table:table-cell>
          <table:table-cell/>
          <table:table-cell table:formula="oooc:=[.I55]^[$globals.$C$17]*[$globals.$C$24]/[.R55]*[.K55]*[.W55]" office:value-type="float" office:value="80500213836.1095">
            <text:p>80500213836.11</text:p>
          </table:table-cell>
          <table:table-cell table:formula="oooc:=[.S55]/[.H55]" office:value-type="float" office:value="13.4873141892927">
            <text:p>13.49</text:p>
          </table:table-cell>
          <table:table-cell table:formula="oooc:=[.I55]/[.J55]" office:value-type="float" office:value="4720.55996625245">
            <text:p>4720.56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120000000000">
            <text:p>120,000,000,000</text:p>
          </table:table-cell>
          <table:table-cell table:formula="oooc:=CEILING(([.R56]-[.U56]/2);[.U56])" office:value-type="float" office:value="17">
            <text:p>17</text:p>
          </table:table-cell>
          <table:table-cell table:formula="oooc:=[.D56]*[$globals.$C$26]/[.K56]" office:value-type="float" office:value="1700">
            <text:p>1700</text:p>
          </table:table-cell>
          <table:table-cell table:formula="oooc:=[.F55]" office:value-type="float" office:value="448.904409998123">
            <text:p>448.9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29]" office:value-type="float" office:value="11950.8882876184">
            <text:p>11950.89</text:p>
          </table:table-cell>
          <table:table-cell table:formula="oooc:=[.J55]" office:value-type="float" office:value="2">
            <text:p>2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130786854534.423">
            <text:p>130786854534.42</text:p>
          </table:table-cell>
          <table:table-cell table:formula="oooc:=[.Y52]/[.M56]" office:value-type="float" office:value="4.45916374452221">
            <text:p>4.46</text:p>
          </table:table-cell>
          <table:table-cell table:formula="oooc:=([.D56]/[.C56])/([.R56]/[.Q56])" office:value-type="float" office:value="1.03314054642911">
            <text:p>1.03</text:p>
          </table:table-cell>
          <table:table-cell/>
          <table:table-cell table:formula="oooc:=[.I56]^[$globals.$C$17]*[$globals.$C$24]/[.R56]*[.K56]*[.W56]" office:value-type="float" office:value="124507031150.757">
            <text:p>124507031150.76</text:p>
          </table:table-cell>
          <table:table-cell table:formula="oooc:=[.S56]/[.H56]" office:value-type="float" office:value="17.0726975537406">
            <text:p>17.07</text:p>
          </table:table-cell>
          <table:table-cell table:formula="oooc:=[.I56]/[.J56]" office:value-type="float" office:value="5975.44414380922">
            <text:p>5975.44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1">
            <text:p>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190000000000">
            <text:p>190,000,000,000</text:p>
          </table:table-cell>
          <table:table-cell table:formula="oooc:=CEILING(([.R57]-[.U57]/2);[.U57])" office:value-type="float" office:value="22">
            <text:p>22</text:p>
          </table:table-cell>
          <table:table-cell table:formula="oooc:=[.D57]*[$globals.$C$26]/[.K57]" office:value-type="float" office:value="2200">
            <text:p>2200</text:p>
          </table:table-cell>
          <table:table-cell table:formula="oooc:=[.F56]" office:value-type="float" office:value="448.904409998123">
            <text:p>448.9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29]" office:value-type="float" office:value="15127.8377866387">
            <text:p>15127.84</text:p>
          </table:table-cell>
          <table:table-cell table:formula="oooc:=[.J56]" office:value-type="float" office:value="2">
            <text:p>2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202283723180.901">
            <text:p>202283723180.9</text:p>
          </table:table-cell>
          <table:table-cell table:formula="oooc:=[.Y52]/[.M57]" office:value-type="float" office:value="2.88307922569947">
            <text:p>2.88</text:p>
          </table:table-cell>
          <table:table-cell table:formula="oooc:=([.D57]/[.C57])/([.R57]/[.Q57])" office:value-type="float" office:value="1.03176545273491">
            <text:p>1.03</text:p>
          </table:table-cell>
          <table:table-cell/>
          <table:table-cell table:formula="oooc:=[.I57]^[$globals.$C$17]*[$globals.$C$24]/[.R57]*[.K57]*[.W57]" office:value-type="float" office:value="192570927047.922">
            <text:p>192570927047.92</text:p>
          </table:table-cell>
          <table:table-cell table:formula="oooc:=[.S57]/[.H57]" office:value-type="float" office:value="21.6111968380553">
            <text:p>21.61</text:p>
          </table:table-cell>
          <table:table-cell table:formula="oooc:=[.I57]/[.J57]" office:value-type="float" office:value="7563.91889331937">
            <text:p>7563.92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1">
            <text:p>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300000000000">
            <text:p>300,000,000,000</text:p>
          </table:table-cell>
          <table:table-cell table:formula="oooc:=CEILING(([.R58]-[.U58]/2);[.U58])" office:value-type="float" office:value="27">
            <text:p>27</text:p>
          </table:table-cell>
          <table:table-cell table:formula="oooc:=[.D58]*[$globals.$C$26]/[.K58]" office:value-type="float" office:value="2700">
            <text:p>2700</text:p>
          </table:table-cell>
          <table:table-cell table:formula="oooc:=[.F57]" office:value-type="float" office:value="448.904409998123">
            <text:p>448.9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29]" office:value-type="float" office:value="19149.3276977539">
            <text:p>19149.33</text:p>
          </table:table-cell>
          <table:table-cell table:formula="oooc:=[.J57]" office:value-type="float" office:value="2">
            <text:p>2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312865576663.576">
            <text:p>312865576663.58</text:p>
          </table:table-cell>
          <table:table-cell table:formula="oooc:=[.Y52]/[.M58]" office:value-type="float" office:value="1.86405933889977">
            <text:p>1.86</text:p>
          </table:table-cell>
          <table:table-cell table:formula="oooc:=([.D58]/[.C58])/([.R58]/[.Q58])" office:value-type="float" office:value="0.97988381180912">
            <text:p>0.98</text:p>
          </table:table-cell>
          <table:table-cell/>
          <table:table-cell table:formula="oooc:=[.I58]^[$globals.$C$17]*[$globals.$C$24]/[.R58]*[.K58]*[.W58]" office:value-type="float" office:value="297843114572.334">
            <text:p>297843114572.34</text:p>
          </table:table-cell>
          <table:table-cell table:formula="oooc:=[.S58]/[.H58]" office:value-type="float" office:value="27.3561824253627">
            <text:p>27.36</text:p>
          </table:table-cell>
          <table:table-cell table:formula="oooc:=[.I58]/[.J58]" office:value-type="float" office:value="9574.66384887695">
            <text:p>9574.6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</table:table>
      <table:table table:name="weapon_missile" table:style-name="ta1" table:print="false">
        <table:table-column table:style-name="co29" table:default-cell-style-name="Default"/>
        <table:table-column table:style-name="co4" table:default-cell-style-name="Default"/>
        <table:table-column table:style-name="co3" table:default-cell-style-name="ce1"/>
        <table:table-column table:style-name="co30" table:default-cell-style-name="Default"/>
        <table:table-column table:style-name="co4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2" table:default-cell-style-name="Default"/>
        <table:table-column table:style-name="co34" table:default-cell-style-name="Default"/>
        <table:table-column table:style-name="co15" table:number-columns-repeated="3" table:default-cell-style-name="Default"/>
        <table:table-column table:style-name="co3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7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7]*[$globals.$C$24]*[$globals.$C$25]" office:value-type="float" office:value="50">
            <text:p>5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3" office:value-type="float" office:value="1.7">
            <text:p>1.7</text:p>
          </table:table-cell>
          <table:table-cell table:formula="oooc:=[$globals.$D$21]" office:value-type="float" office:value="5">
            <text:p>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]/[.J4]" office:value-type="float" office:value="7.69230769230769">
            <text:p>7.69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110">
            <text:p>110</text:p>
          </table:table-cell>
          <table:table-cell table:formula="oooc:=CEILING(([.R5]-[.U5]/2);[.U5])" office:value-type="float" office:value="4.5">
            <text:p>4.5</text:p>
          </table:table-cell>
          <table:table-cell table:formula="oooc:=[.D5]*[$globals.$C$26]/[.K5]" office:value-type="float" office:value="450">
            <text:p>45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7">
            <text:p>1.7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65">
            <text:p>0.6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13">
            <text:p>13</text:p>
          </table:table-cell>
          <table:table-cell table:formula="oooc:=[.Y4]/[.M5]" office:value-type="float" office:value="61.5384615384615">
            <text:p>61.54</text:p>
          </table:table-cell>
          <table:table-cell table:formula="oooc:=([.D5]/[.C5])/([.R5]/[.Q5])" office:value-type="float" office:value="0.999020454545455">
            <text:p>1</text:p>
          </table:table-cell>
          <table:table-cell/>
          <table:table-cell table:formula="oooc:=[.I5]^[$globals.$C$17]*[$globals.$C$24]/[.R5]*[.K5]*[.W5]" office:value-type="float" office:value="110.5">
            <text:p>110.5</text:p>
          </table:table-cell>
          <table:table-cell table:formula="oooc:=[.S5]/[.H5]" office:value-type="float" office:value="4.52488687782805">
            <text:p>4.52</text:p>
          </table:table-cell>
          <table:table-cell table:formula="oooc:=[.I5]/[.J5]" office:value-type="float" office:value="7.69230769230769">
            <text:p>7.69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70">
            <text:p>170</text:p>
          </table:table-cell>
          <table:table-cell table:formula="oooc:=CEILING(([.R6]-[.U6]/2);[.U6])" office:value-type="float" office:value="5.7">
            <text:p>5.7</text:p>
          </table:table-cell>
          <table:table-cell table:formula="oooc:=[.D6]*[$globals.$C$26]/[.K6]" office:value-type="float" office:value="570">
            <text:p>57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7">
            <text:p>1.7</text:p>
          </table:table-cell>
          <table:table-cell table:formula="oooc:=[.I5]*[$globals.$C$29]" office:value-type="float" office:value="6.32916877078992">
            <text:p>6.33</text:p>
          </table:table-cell>
          <table:table-cell table:formula="oooc:=[.J5]" office:value-type="float" office:value="0.65">
            <text:p>0.6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20.1066721171093">
            <text:p>20.11</text:p>
          </table:table-cell>
          <table:table-cell table:formula="oooc:=[.Y4]/[.M6]" office:value-type="float" office:value="39.7877876229582">
            <text:p>39.79</text:p>
          </table:table-cell>
          <table:table-cell table:formula="oooc:=([.D6]/[.C6])/([.R6]/[.Q6])" office:value-type="float" office:value="1.00046213741435">
            <text:p>1</text:p>
          </table:table-cell>
          <table:table-cell/>
          <table:table-cell table:formula="oooc:=[.I6]^[$globals.$C$17]*[$globals.$C$24]/[.R6]*[.K6]*[.W6]" office:value-type="float" office:value="170.906712995429">
            <text:p>170.91</text:p>
          </table:table-cell>
          <table:table-cell table:formula="oooc:=[.S6]/[.H6]" office:value-type="float" office:value="5.72775454370128">
            <text:p>5.73</text:p>
          </table:table-cell>
          <table:table-cell table:formula="oooc:=[.I6]/[.J6]" office:value-type="float" office:value="9.73718272429218">
            <text:p>9.74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60">
            <text:p>260</text:p>
          </table:table-cell>
          <table:table-cell table:formula="oooc:=CEILING(([.R7]-[.U7]/2);[.U7])" office:value-type="float" office:value="7.3">
            <text:p>7.3</text:p>
          </table:table-cell>
          <table:table-cell table:formula="oooc:=[.D7]*[$globals.$C$26]/[.K7]" office:value-type="float" office:value="730">
            <text:p>73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7">
            <text:p>1.7</text:p>
          </table:table-cell>
          <table:table-cell table:formula="oooc:=[.I6]*[$globals.$C$29]" office:value-type="float" office:value="8.01167546582847">
            <text:p>8.01</text:p>
          </table:table-cell>
          <table:table-cell table:formula="oooc:=[.J6]" office:value-type="float" office:value="0.65">
            <text:p>0.6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31.0983279711493">
            <text:p>31.1</text:p>
          </table:table-cell>
          <table:table-cell table:formula="oooc:=[.Y4]/[.M7]" office:value-type="float" office:value="25.7248557138564">
            <text:p>25.72</text:p>
          </table:table-cell>
          <table:table-cell table:formula="oooc:=([.D7]/[.C7])/([.R7]/[.Q7])" office:value-type="float" office:value="1.02363330243104">
            <text:p>1.02</text:p>
          </table:table-cell>
          <table:table-cell/>
          <table:table-cell table:formula="oooc:=[.I7]^[$globals.$C$17]*[$globals.$C$24]/[.R7]*[.K7]*[.W7]" office:value-type="float" office:value="264.335787754769">
            <text:p>264.34</text:p>
          </table:table-cell>
          <table:table-cell table:formula="oooc:=[.S7]/[.H7]" office:value-type="float" office:value="7.25038503694884">
            <text:p>7.25</text:p>
          </table:table-cell>
          <table:table-cell table:formula="oooc:=[.I7]/[.J7]" office:value-type="float" office:value="12.325654562813">
            <text:p>12.33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410">
            <text:p>410</text:p>
          </table:table-cell>
          <table:table-cell table:formula="oooc:=CEILING(([.R8]-[.U8]/2);[.U8])" office:value-type="float" office:value="9.2">
            <text:p>9.2</text:p>
          </table:table-cell>
          <table:table-cell table:formula="oooc:=[.D8]*[$globals.$C$26]/[.K8]" office:value-type="float" office:value="920">
            <text:p>92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7">
            <text:p>1.7</text:p>
          </table:table-cell>
          <table:table-cell table:formula="oooc:=[.I7]*[$globals.$C$29]" office:value-type="float" office:value="10.1414492320051">
            <text:p>10.14</text:p>
          </table:table-cell>
          <table:table-cell table:formula="oooc:=[.J7]" office:value-type="float" office:value="0.65">
            <text:p>0.6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48.0987603004791">
            <text:p>48.1</text:p>
          </table:table-cell>
          <table:table-cell table:formula="oooc:=[.Y4]/[.M8]" office:value-type="float" office:value="16.6324453063301">
            <text:p>16.63</text:p>
          </table:table-cell>
          <table:table-cell table:formula="oooc:=([.D8]/[.C8])/([.R8]/[.Q8])" office:value-type="float" office:value="0.999583402785032">
            <text:p>1</text:p>
          </table:table-cell>
          <table:table-cell/>
          <table:table-cell table:formula="oooc:=[.I8]^[$globals.$C$17]*[$globals.$C$24]/[.R8]*[.K8]*[.W8]" office:value-type="float" office:value="408.839462554073">
            <text:p>408.84</text:p>
          </table:table-cell>
          <table:table-cell table:formula="oooc:=[.S8]/[.H8]" office:value-type="float" office:value="9.17778211041182">
            <text:p>9.18</text:p>
          </table:table-cell>
          <table:table-cell table:formula="oooc:=[.I8]/[.J8]" office:value-type="float" office:value="15.6022295877001">
            <text:p>15.6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0.1">
            <text:p>0.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630">
            <text:p>630</text:p>
          </table:table-cell>
          <table:table-cell table:formula="oooc:=CEILING(([.R9]-[.U9]/2);[.U9])" office:value-type="float" office:value="12">
            <text:p>12</text:p>
          </table:table-cell>
          <table:table-cell table:formula="oooc:=[.D9]*[$globals.$C$26]/[.K9]" office:value-type="float" office:value="1200">
            <text:p>120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7">
            <text:p>1.7</text:p>
          </table:table-cell>
          <table:table-cell table:formula="oooc:=[.I8]*[$globals.$C$29]" office:value-type="float" office:value="12.8373887539516">
            <text:p>12.84</text:p>
          </table:table-cell>
          <table:table-cell table:formula="oooc:=[.J8]" office:value-type="float" office:value="0.65">
            <text:p>0.6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74.3927694308591">
            <text:p>74.39</text:p>
          </table:table-cell>
          <table:table-cell table:formula="oooc:=[.Y4]/[.M9]" office:value-type="float" office:value="10.7537332743543">
            <text:p>10.75</text:p>
          </table:table-cell>
          <table:table-cell table:formula="oooc:=([.D9]/[.C9])/([.R9]/[.Q9])" office:value-type="float" office:value="1.03675451118257">
            <text:p>1.04</text:p>
          </table:table-cell>
          <table:table-cell/>
          <table:table-cell table:formula="oooc:=[.I9]^[$globals.$C$17]*[$globals.$C$24]/[.R9]*[.K9]*[.W9]" office:value-type="float" office:value="632.338540162302">
            <text:p>632.34</text:p>
          </table:table-cell>
          <table:table-cell table:formula="oooc:=[.S9]/[.H9]" office:value-type="float" office:value="11.6175463836666">
            <text:p>11.62</text:p>
          </table:table-cell>
          <table:table-cell table:formula="oooc:=[.I9]/[.J9]" office:value-type="float" office:value="19.7498288522332">
            <text:p>19.75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980">
            <text:p>980</text:p>
          </table:table-cell>
          <table:table-cell table:formula="oooc:=CEILING(([.R10]-[.U10]/2);[.U10])" office:value-type="float" office:value="15">
            <text:p>15</text:p>
          </table:table-cell>
          <table:table-cell table:formula="oooc:=[.D10]*[$globals.$C$26]/[.K10]" office:value-type="float" office:value="1500">
            <text:p>15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7">
            <text:p>1.7</text:p>
          </table:table-cell>
          <table:table-cell table:formula="oooc:=[.I9]*[$globals.$C$29]" office:value-type="float" office:value="16.25">
            <text:p>16.25</text:p>
          </table:table-cell>
          <table:table-cell table:formula="oooc:=[.J9]" office:value-type="float" office:value="0.65">
            <text:p>0.6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115.06084791">
            <text:p>115.06</text:p>
          </table:table-cell>
          <table:table-cell table:formula="oooc:=[.Y4]/[.M10]" office:value-type="float" office:value="6.95284290470167">
            <text:p>6.95</text:p>
          </table:table-cell>
          <table:table-cell table:formula="oooc:=([.D10]/[.C10])/([.R10]/[.Q10])" office:value-type="float" office:value="1.01793627691806">
            <text:p>1.02</text:p>
          </table:table-cell>
          <table:table-cell/>
          <table:table-cell table:formula="oooc:=[.I10]^[$globals.$C$17]*[$globals.$C$24]/[.R10]*[.K10]*[.W10]" office:value-type="float" office:value="978.017207234998">
            <text:p>978.02</text:p>
          </table:table-cell>
          <table:table-cell table:formula="oooc:=[.S10]/[.H10]" office:value-type="float" office:value="14.7058823529412">
            <text:p>14.71</text:p>
          </table:table-cell>
          <table:table-cell table:formula="oooc:=[.I10]/[.J10]" office:value-type="float" office:value="25">
            <text:p>25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7]*[$globals.$C$24]*[$globals.$C$25]" office:value-type="float" office:value="1438.260598875">
            <text:p>1,438</text:p>
          </table:table-cell>
          <table:table-cell table:number-columns-repeated="2"/>
          <table:table-cell table:formula="oooc:=[.F10]*[.D10]/[.D13]*[$globals.$C$18]" office:value-type="float" office:value="3.55263157894737">
            <text:p>3.55</text:p>
          </table:table-cell>
          <table:table-cell/>
          <table:table-cell table:style-name="ce3" office:value-type="float" office:value="8.6">
            <text:p>8.6</text:p>
          </table:table-cell>
          <table:table-cell table:formula="oooc:=[.I4]*[$globals.$C$13]" office:value-type="float" office:value="16.25">
            <text:p>16.2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12]/[.J12]" office:value-type="float" office:value="32.5">
            <text:p>32.5</text:p>
          </table:table-cell>
          <table:table-cell table:number-columns-repeated="3"/>
          <table:table-cell table:style-name="ce3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3800">
            <text:p>3,800</text:p>
          </table:table-cell>
          <table:table-cell table:formula="oooc:=CEILING(([.R13]-[.U13]/2);[.U13])" office:value-type="float" office:value="3.8">
            <text:p>3.8</text:p>
          </table:table-cell>
          <table:table-cell table:formula="oooc:=[.D13]*[$globals.$C$26]/[.K13]" office:value-type="float" office:value="380">
            <text:p>380</text:p>
          </table:table-cell>
          <table:table-cell table:formula="oooc:=[.F12]" office:value-type="float" office:value="3.55263157894737">
            <text:p>3.55</text:p>
          </table:table-cell>
          <table:table-cell/>
          <table:table-cell table:formula="oooc:=[.H12]" office:value-type="float" office:value="8.6">
            <text:p>8.6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5">
            <text:p>0.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309.779205911538">
            <text:p>309.78</text:p>
          </table:table-cell>
          <table:table-cell table:formula="oooc:=[.Y12]/[.M13]" office:value-type="float" office:value="77.4745352238187">
            <text:p>77.47</text:p>
          </table:table-cell>
          <table:table-cell table:formula="oooc:=([.D13]/[.C13])/([.R13]/[.Q13])" office:value-type="float" office:value="1.00708879425131">
            <text:p>1.01</text:p>
          </table:table-cell>
          <table:table-cell/>
          <table:table-cell table:formula="oooc:=[.I13]^[$globals.$C$17]*[$globals.$C$24]/[.R13]*[.K13]*[.W13]" office:value-type="float" office:value="3805.85881548461">
            <text:p>3805.86</text:p>
          </table:table-cell>
          <table:table-cell table:formula="oooc:=[.S13]/[.H13]" office:value-type="float" office:value="3.77906976744186">
            <text:p>3.78</text:p>
          </table:table-cell>
          <table:table-cell table:formula="oooc:=[.I13]/[.J13]" office:value-type="float" office:value="32.5">
            <text:p>32.5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5900">
            <text:p>5,900</text:p>
          </table:table-cell>
          <table:table-cell table:formula="oooc:=CEILING(([.R14]-[.U14]/2);[.U14])" office:value-type="float" office:value="4.8">
            <text:p>4.8</text:p>
          </table:table-cell>
          <table:table-cell table:formula="oooc:=[.D14]*[$globals.$C$26]/[.K14]" office:value-type="float" office:value="480">
            <text:p>480</text:p>
          </table:table-cell>
          <table:table-cell table:formula="oooc:=[.F13]" office:value-type="float" office:value="3.55263157894737">
            <text:p>3.55</text:p>
          </table:table-cell>
          <table:table-cell/>
          <table:table-cell table:formula="oooc:=[.H13]" office:value-type="float" office:value="8.6">
            <text:p>8.6</text:p>
          </table:table-cell>
          <table:table-cell table:formula="oooc:=[.I13]*[$globals.$C$29]" office:value-type="float" office:value="20.5697985050672">
            <text:p>20.57</text:p>
          </table:table-cell>
          <table:table-cell table:formula="oooc:=[.J13]" office:value-type="float" office:value="0.5">
            <text:p>0.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479.125301689368">
            <text:p>479.13</text:p>
          </table:table-cell>
          <table:table-cell table:formula="oooc:=[.Y12]/[.M14]" office:value-type="float" office:value="50.0912807471812">
            <text:p>50.09</text:p>
          </table:table-cell>
          <table:table-cell table:formula="oooc:=([.D14]/[.C14])/([.R14]/[.Q14])" office:value-type="float" office:value="1.00109930703706">
            <text:p>1</text:p>
          </table:table-cell>
          <table:table-cell/>
          <table:table-cell table:formula="oooc:=[.I14]^[$globals.$C$17]*[$globals.$C$24]/[.R14]*[.K14]*[.W14]" office:value-type="float" office:value="5886.39656361223">
            <text:p>5886.4</text:p>
          </table:table-cell>
          <table:table-cell table:formula="oooc:=[.S14]/[.H14]" office:value-type="float" office:value="4.78367407094587">
            <text:p>4.78</text:p>
          </table:table-cell>
          <table:table-cell table:formula="oooc:=[.I14]/[.J14]" office:value-type="float" office:value="41.1395970101345">
            <text:p>41.14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9100">
            <text:p>9,100</text:p>
          </table:table-cell>
          <table:table-cell table:formula="oooc:=CEILING(([.R15]-[.U15]/2);[.U15])" office:value-type="float" office:value="6.1">
            <text:p>6.1</text:p>
          </table:table-cell>
          <table:table-cell table:formula="oooc:=[.D15]*[$globals.$C$26]/[.K15]" office:value-type="float" office:value="610">
            <text:p>610</text:p>
          </table:table-cell>
          <table:table-cell table:formula="oooc:=[.F14]" office:value-type="float" office:value="3.55263157894737">
            <text:p>3.55</text:p>
          </table:table-cell>
          <table:table-cell/>
          <table:table-cell table:formula="oooc:=[.H14]" office:value-type="float" office:value="8.6">
            <text:p>8.6</text:p>
          </table:table-cell>
          <table:table-cell table:formula="oooc:=[.I14]*[$globals.$C$29]" office:value-type="float" office:value="26.0379452639425">
            <text:p>26.04</text:p>
          </table:table-cell>
          <table:table-cell table:formula="oooc:=[.J14]" office:value-type="float" office:value="0.5">
            <text:p>0.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741.047334159939">
            <text:p>741.05</text:p>
          </table:table-cell>
          <table:table-cell table:formula="oooc:=[.Y12]/[.M15]" office:value-type="float" office:value="32.3865951521258">
            <text:p>32.39</text:p>
          </table:table-cell>
          <table:table-cell table:formula="oooc:=([.D15]/[.C15])/([.R15]/[.Q15])" office:value-type="float" office:value="1.00785150595254">
            <text:p>1.01</text:p>
          </table:table-cell>
          <table:table-cell/>
          <table:table-cell table:formula="oooc:=[.I15]^[$globals.$C$17]*[$globals.$C$24]/[.R15]*[.K15]*[.W15]" office:value-type="float" office:value="9104.29581967924">
            <text:p>9104.3</text:p>
          </table:table-cell>
          <table:table-cell table:formula="oooc:=[.S15]/[.H15]" office:value-type="float" office:value="6.05533610789361">
            <text:p>6.06</text:p>
          </table:table-cell>
          <table:table-cell table:formula="oooc:=[.I15]/[.J15]" office:value-type="float" office:value="52.0758905278851">
            <text:p>52.08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14000">
            <text:p>14,000</text:p>
          </table:table-cell>
          <table:table-cell table:formula="oooc:=CEILING(([.R16]-[.U16]/2);[.U16])" office:value-type="float" office:value="7.7">
            <text:p>7.7</text:p>
          </table:table-cell>
          <table:table-cell table:formula="oooc:=[.D16]*[$globals.$C$26]/[.K16]" office:value-type="float" office:value="770">
            <text:p>770</text:p>
          </table:table-cell>
          <table:table-cell table:formula="oooc:=[.F15]" office:value-type="float" office:value="3.55263157894737">
            <text:p>3.55</text:p>
          </table:table-cell>
          <table:table-cell/>
          <table:table-cell table:formula="oooc:=[.H15]" office:value-type="float" office:value="8.6">
            <text:p>8.6</text:p>
          </table:table-cell>
          <table:table-cell table:formula="oooc:=[.I15]*[$globals.$C$29]" office:value-type="float" office:value="32.9597100040165">
            <text:p>32.96</text:p>
          </table:table-cell>
          <table:table-cell table:formula="oooc:=[.J15]" office:value-type="float" office:value="0.5">
            <text:p>0.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1146.15352086245">
            <text:p>1146.15</text:p>
          </table:table-cell>
          <table:table-cell table:formula="oooc:=[.Y12]/[.M16]" office:value-type="float" office:value="20.939603258332">
            <text:p>20.94</text:p>
          </table:table-cell>
          <table:table-cell table:formula="oooc:=([.D16]/[.C16])/([.R16]/[.Q16])" office:value-type="float" office:value="1.01039448543954">
            <text:p>1.01</text:p>
          </table:table-cell>
          <table:table-cell/>
          <table:table-cell table:formula="oooc:=[.I16]^[$globals.$C$17]*[$globals.$C$24]/[.R16]*[.K16]*[.W16]" office:value-type="float" office:value="14081.3146848815">
            <text:p>14081.31</text:p>
          </table:table-cell>
          <table:table-cell table:formula="oooc:=[.S16]/[.H16]" office:value-type="float" office:value="7.66504883814337">
            <text:p>7.67</text:p>
          </table:table-cell>
          <table:table-cell table:formula="oooc:=[.I16]/[.J16]" office:value-type="float" office:value="65.919420008033">
            <text:p>65.92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22000">
            <text:p>22,000</text:p>
          </table:table-cell>
          <table:table-cell table:formula="oooc:=CEILING(([.R17]-[.U17]/2);[.U17])" office:value-type="float" office:value="9.7">
            <text:p>9.7</text:p>
          </table:table-cell>
          <table:table-cell table:formula="oooc:=[.D17]*[$globals.$C$26]/[.K17]" office:value-type="float" office:value="970">
            <text:p>970</text:p>
          </table:table-cell>
          <table:table-cell table:formula="oooc:=[.F16]" office:value-type="float" office:value="3.55263157894737">
            <text:p>3.55</text:p>
          </table:table-cell>
          <table:table-cell/>
          <table:table-cell table:formula="oooc:=[.H16]" office:value-type="float" office:value="8.6">
            <text:p>8.6</text:p>
          </table:table-cell>
          <table:table-cell table:formula="oooc:=[.I16]*[$globals.$C$29]" office:value-type="float" office:value="41.7215134503426">
            <text:p>41.72</text:p>
          </table:table-cell>
          <table:table-cell table:formula="oooc:=[.J16]" office:value-type="float" office:value="0.5">
            <text:p>0.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1772.71792614244">
            <text:p>1772.72</text:p>
          </table:table-cell>
          <table:table-cell table:formula="oooc:=[.Y12]/[.M17]" office:value-type="float" office:value="13.5385329194621">
            <text:p>13.54</text:p>
          </table:table-cell>
          <table:table-cell table:formula="oooc:=([.D17]/[.C17])/([.R17]/[.Q17])" office:value-type="float" office:value="0.989686172606091">
            <text:p>0.99</text:p>
          </table:table-cell>
          <table:table-cell/>
          <table:table-cell table:formula="oooc:=[.I17]^[$globals.$C$17]*[$globals.$C$24]/[.R17]*[.K17]*[.W17]" office:value-type="float" office:value="21779.1059497499">
            <text:p>21779.11</text:p>
          </table:table-cell>
          <table:table-cell table:formula="oooc:=[.S17]/[.H17]" office:value-type="float" office:value="9.70267754659131">
            <text:p>9.7</text:p>
          </table:table-cell>
          <table:table-cell table:formula="oooc:=[.I17]/[.J17]" office:value-type="float" office:value="83.4430269006852">
            <text:p>83.44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34000">
            <text:p>34,000</text:p>
          </table:table-cell>
          <table:table-cell table:formula="oooc:=CEILING(([.R18]-[.U18]/2);[.U18])" office:value-type="float" office:value="12">
            <text:p>12</text:p>
          </table:table-cell>
          <table:table-cell table:formula="oooc:=[.D18]*[$globals.$C$26]/[.K18]" office:value-type="float" office:value="1200">
            <text:p>1200</text:p>
          </table:table-cell>
          <table:table-cell table:formula="oooc:=[.F17]" office:value-type="float" office:value="3.55263157894737">
            <text:p>3.55</text:p>
          </table:table-cell>
          <table:table-cell/>
          <table:table-cell table:formula="oooc:=[.H17]" office:value-type="float" office:value="8.6">
            <text:p>8.6</text:p>
          </table:table-cell>
          <table:table-cell table:formula="oooc:=[.I17]*[$globals.$C$29]" office:value-type="float" office:value="52.8125">
            <text:p>52.81</text:p>
          </table:table-cell>
          <table:table-cell table:formula="oooc:=[.J17]" office:value-type="float" office:value="0.5">
            <text:p>0.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2741.80446900523">
            <text:p>2741.8</text:p>
          </table:table-cell>
          <table:table-cell table:formula="oooc:=[.Y12]/[.M18]" office:value-type="float" office:value="8.75335942854729">
            <text:p>8.75</text:p>
          </table:table-cell>
          <table:table-cell table:formula="oooc:=([.D18]/[.C18])/([.R18]/[.Q18])" office:value-type="float" office:value="0.967990175458811">
            <text:p>0.97</text:p>
          </table:table-cell>
          <table:table-cell/>
          <table:table-cell table:formula="oooc:=[.I18]^[$globals.$C$17]*[$globals.$C$24]/[.R18]*[.K18]*[.W18]" office:value-type="float" office:value="33685.0263334928">
            <text:p>33685.03</text:p>
          </table:table-cell>
          <table:table-cell table:formula="oooc:=[.S18]/[.H18]" office:value-type="float" office:value="12.281976744186">
            <text:p>12.28</text:p>
          </table:table-cell>
          <table:table-cell table:formula="oooc:=[.I18]/[.J18]" office:value-type="float" office:value="105.625">
            <text:p>105.63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7]*[$globals.$C$24]*[$globals.$C$25]" office:value-type="float" office:value="41371.8710055253">
            <text:p>41,372</text:p>
          </table:table-cell>
          <table:table-cell table:number-columns-repeated="2"/>
          <table:table-cell table:formula="oooc:=[.F18]*[.D18]/[.D21]*[$globals.$C$18]" office:value-type="float" office:value="11.9901315789474">
            <text:p>11.99</text:p>
          </table:table-cell>
          <table:table-cell/>
          <table:table-cell table:style-name="ce3" office:value-type="float" office:value="25">
            <text:p>25</text:p>
          </table:table-cell>
          <table:table-cell table:formula="oooc:=[.I12]*[$globals.$C$13]" office:value-type="float" office:value="52.8125">
            <text:p>52.8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0]/[.J20]" office:value-type="float" office:value="81.25">
            <text:p>81.25</text:p>
          </table:table-cell>
          <table:table-cell table:number-columns-repeated="3"/>
          <table:table-cell table:style-name="ce3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130000">
            <text:p>130,000</text:p>
          </table:table-cell>
          <table:table-cell table:formula="oooc:=CEILING(([.R21]-[.U21]/2);[.U21])" office:value-type="float" office:value="3.2">
            <text:p>3.2</text:p>
          </table:table-cell>
          <table:table-cell table:formula="oooc:=[.D21]*[$globals.$C$26]/[.K21]" office:value-type="float" office:value="320">
            <text:p>320</text:p>
          </table:table-cell>
          <table:table-cell table:formula="oooc:=[.F20]" office:value-type="float" office:value="11.9901315789474">
            <text:p>11.99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65">
            <text:p>0.6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12475.2103339738">
            <text:p>12475.21</text:p>
          </table:table-cell>
          <table:table-cell table:formula="oooc:=[.Y20]/[.M21]" office:value-type="float" office:value="57.7144577706415">
            <text:p>57.71</text:p>
          </table:table-cell>
          <table:table-cell table:formula="oooc:=([.D21]/[.C21])/([.R21]/[.Q21])" office:value-type="float" office:value="0.964151022067772">
            <text:p>0.96</text:p>
          </table:table-cell>
          <table:table-cell/>
          <table:table-cell table:formula="oooc:=[.I21]^[$globals.$C$17]*[$globals.$C$24]/[.R21]*[.K21]*[.W21]" office:value-type="float" office:value="127298.064632385">
            <text:p>127298.06</text:p>
          </table:table-cell>
          <table:table-cell table:formula="oooc:=[.S21]/[.H21]" office:value-type="float" office:value="3.25">
            <text:p>3.25</text:p>
          </table:table-cell>
          <table:table-cell table:formula="oooc:=[.I21]/[.J21]" office:value-type="float" office:value="81.25">
            <text:p>81.25</text:p>
          </table:table-cell>
          <table:table-cell table:formula="oooc:=MAX(10^(FLOOR(LOG([.Q21];10);1)-1);5)" office:value-type="float" office:value="10000">
            <text:p>10000</text:p>
          </table:table-cell>
          <table:table-cell table:formula="oooc:=10^(FLOOR(LOG([.R21];10);1)-1)" office:value-type="float" office:value="0.1">
            <text:p>0.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200000">
            <text:p>200,000</text:p>
          </table:table-cell>
          <table:table-cell table:formula="oooc:=CEILING(([.R22]-[.U22]/2);[.U22])" office:value-type="float" office:value="4.1">
            <text:p>4.1</text:p>
          </table:table-cell>
          <table:table-cell table:formula="oooc:=[.D22]*[$globals.$C$26]/[.K22]" office:value-type="float" office:value="410">
            <text:p>410</text:p>
          </table:table-cell>
          <table:table-cell table:formula="oooc:=[.F21]" office:value-type="float" office:value="11.9901315789474">
            <text:p>11.99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29]" office:value-type="float" office:value="66.8518451414685">
            <text:p>66.85</text:p>
          </table:table-cell>
          <table:table-cell table:formula="oooc:=[.J21]" office:value-type="float" office:value="0.65">
            <text:p>0.6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19294.9972136296">
            <text:p>19295</text:p>
          </table:table-cell>
          <table:table-cell table:formula="oooc:=[.Y20]/[.M22]" office:value-type="float" office:value="37.3153720639776">
            <text:p>37.32</text:p>
          </table:table-cell>
          <table:table-cell table:formula="oooc:=([.D22]/[.C22])/([.R22]/[.Q22])" office:value-type="float" office:value="0.98109818521906">
            <text:p>0.98</text:p>
          </table:table-cell>
          <table:table-cell/>
          <table:table-cell table:formula="oooc:=[.I22]^[$globals.$C$17]*[$globals.$C$24]/[.R22]*[.K22]*[.W22]" office:value-type="float" office:value="196887.72666969">
            <text:p>196887.73</text:p>
          </table:table-cell>
          <table:table-cell table:formula="oooc:=[.S22]/[.H22]" office:value-type="float" office:value="4.11395970101345">
            <text:p>4.11</text:p>
          </table:table-cell>
          <table:table-cell table:formula="oooc:=[.I22]/[.J22]" office:value-type="float" office:value="102.848992525336">
            <text:p>102.85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300000">
            <text:p>300,000</text:p>
          </table:table-cell>
          <table:table-cell table:formula="oooc:=CEILING(([.R23]-[.U23]/2);[.U23])" office:value-type="float" office:value="5.2">
            <text:p>5.2</text:p>
          </table:table-cell>
          <table:table-cell table:formula="oooc:=[.D23]*[$globals.$C$26]/[.K23]" office:value-type="float" office:value="520">
            <text:p>520</text:p>
          </table:table-cell>
          <table:table-cell table:formula="oooc:=[.F22]" office:value-type="float" office:value="11.9901315789474">
            <text:p>11.99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29]" office:value-type="float" office:value="84.6233221078133">
            <text:p>84.62</text:p>
          </table:table-cell>
          <table:table-cell table:formula="oooc:=[.J22]" office:value-type="float" office:value="0.65">
            <text:p>0.6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29842.9371134606">
            <text:p>29842.94</text:p>
          </table:table-cell>
          <table:table-cell table:formula="oooc:=[.Y20]/[.M23]" office:value-type="float" office:value="24.1263116047396">
            <text:p>24.13</text:p>
          </table:table-cell>
          <table:table-cell table:formula="oooc:=([.D23]/[.C23])/([.R23]/[.Q23])" office:value-type="float" office:value="1.01358662621063">
            <text:p>1.01</text:p>
          </table:table-cell>
          <table:table-cell/>
          <table:table-cell table:formula="oooc:=[.I23]^[$globals.$C$17]*[$globals.$C$24]/[.R23]*[.K23]*[.W23]" office:value-type="float" office:value="304519.766463884">
            <text:p>304519.77</text:p>
          </table:table-cell>
          <table:table-cell table:formula="oooc:=[.S23]/[.H23]" office:value-type="float" office:value="5.20758905278851">
            <text:p>5.21</text:p>
          </table:table-cell>
          <table:table-cell table:formula="oooc:=[.I23]/[.J23]" office:value-type="float" office:value="130.189726319713">
            <text:p>130.19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470000">
            <text:p>470,000</text:p>
          </table:table-cell>
          <table:table-cell table:formula="oooc:=CEILING(([.R24]-[.U24]/2);[.U24])" office:value-type="float" office:value="6.6">
            <text:p>6.6</text:p>
          </table:table-cell>
          <table:table-cell table:formula="oooc:=[.D24]*[$globals.$C$26]/[.K24]" office:value-type="float" office:value="660">
            <text:p>660</text:p>
          </table:table-cell>
          <table:table-cell table:formula="oooc:=[.F23]" office:value-type="float" office:value="11.9901315789474">
            <text:p>11.99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29]" office:value-type="float" office:value="107.119057513054">
            <text:p>107.12</text:p>
          </table:table-cell>
          <table:table-cell table:formula="oooc:=[.J23]" office:value-type="float" office:value="0.65">
            <text:p>0.6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46157.0885809127">
            <text:p>46157.09</text:p>
          </table:table-cell>
          <table:table-cell table:formula="oooc:=[.Y20]/[.M24]" office:value-type="float" office:value="15.5989041366387">
            <text:p>15.6</text:p>
          </table:table-cell>
          <table:table-cell table:formula="oooc:=([.D24]/[.C24])/([.R24]/[.Q24])" office:value-type="float" office:value="1.00333285000168">
            <text:p>1</text:p>
          </table:table-cell>
          <table:table-cell/>
          <table:table-cell table:formula="oooc:=[.I24]^[$globals.$C$17]*[$globals.$C$24]/[.R24]*[.K24]*[.W24]" office:value-type="float" office:value="470990.699805232">
            <text:p>470990.7</text:p>
          </table:table-cell>
          <table:table-cell table:formula="oooc:=[.S24]/[.H24]" office:value-type="float" office:value="6.5919420008033">
            <text:p>6.59</text:p>
          </table:table-cell>
          <table:table-cell table:formula="oooc:=[.I24]/[.J24]" office:value-type="float" office:value="164.798550020082">
            <text:p>164.8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730000">
            <text:p>730,000</text:p>
          </table:table-cell>
          <table:table-cell table:formula="oooc:=CEILING(([.R25]-[.U25]/2);[.U25])" office:value-type="float" office:value="8.3">
            <text:p>8.3</text:p>
          </table:table-cell>
          <table:table-cell table:formula="oooc:=[.D25]*[$globals.$C$26]/[.K25]" office:value-type="float" office:value="830">
            <text:p>830</text:p>
          </table:table-cell>
          <table:table-cell table:formula="oooc:=[.F24]" office:value-type="float" office:value="11.9901315789474">
            <text:p>11.99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29]" office:value-type="float" office:value="135.594918713614">
            <text:p>135.59</text:p>
          </table:table-cell>
          <table:table-cell table:formula="oooc:=[.J24]" office:value-type="float" office:value="0.65">
            <text:p>0.6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71389.6496905217">
            <text:p>71389.65</text:p>
          </table:table-cell>
          <table:table-cell table:formula="oooc:=[.Y20]/[.M25]" office:value-type="float" office:value="10.0854956302663">
            <text:p>10.09</text:p>
          </table:table-cell>
          <table:table-cell table:formula="oooc:=([.D25]/[.C25])/([.R25]/[.Q25])" office:value-type="float" office:value="0.992600198426097">
            <text:p>0.99</text:p>
          </table:table-cell>
          <table:table-cell/>
          <table:table-cell table:formula="oooc:=[.I25]^[$globals.$C$17]*[$globals.$C$24]/[.R25]*[.K25]*[.W25]" office:value-type="float" office:value="728465.813168589">
            <text:p>728465.81</text:p>
          </table:table-cell>
          <table:table-cell table:formula="oooc:=[.S25]/[.H25]" office:value-type="float" office:value="8.34430269006852">
            <text:p>8.34</text:p>
          </table:table-cell>
          <table:table-cell table:formula="oooc:=[.I25]/[.J25]" office:value-type="float" office:value="208.607567251713">
            <text:p>208.61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1100000">
            <text:p>1,100,000</text:p>
          </table:table-cell>
          <table:table-cell table:formula="oooc:=CEILING(([.R26]-[.U26]/2);[.U26])" office:value-type="float" office:value="11">
            <text:p>11</text:p>
          </table:table-cell>
          <table:table-cell table:formula="oooc:=[.D26]*[$globals.$C$26]/[.K26]" office:value-type="float" office:value="1100">
            <text:p>1100</text:p>
          </table:table-cell>
          <table:table-cell table:formula="oooc:=[.F25]" office:value-type="float" office:value="11.9901315789474">
            <text:p>11.99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29]" office:value-type="float" office:value="171.640625">
            <text:p>171.64</text:p>
          </table:table-cell>
          <table:table-cell table:formula="oooc:=[.J25]" office:value-type="float" office:value="0.65">
            <text:p>0.6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110416.021452509">
            <text:p>110416.02</text:p>
          </table:table-cell>
          <table:table-cell table:formula="oooc:=[.Y20]/[.M26]" office:value-type="float" office:value="6.52079282090127">
            <text:p>6.52</text:p>
          </table:table-cell>
          <table:table-cell table:formula="oooc:=([.D26]/[.C26])/([.R26]/[.Q26])" office:value-type="float" office:value="1.06669263569626">
            <text:p>1.07</text:p>
          </table:table-cell>
          <table:table-cell/>
          <table:table-cell table:formula="oooc:=[.I26]^[$globals.$C$17]*[$globals.$C$24]/[.R26]*[.K26]*[.W26]" office:value-type="float" office:value="1126694.09645417">
            <text:p>1126694.1</text:p>
          </table:table-cell>
          <table:table-cell table:formula="oooc:=[.S26]/[.H26]" office:value-type="float" office:value="10.5625">
            <text:p>10.56</text:p>
          </table:table-cell>
          <table:table-cell table:formula="oooc:=[.I26]/[.J26]" office:value-type="float" office:value="264.0625">
            <text:p>264.06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1">
            <text:p>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7]*[$globals.$C$24]*[$globals.$C$25]" office:value-type="float" office:value="1190070.63937972">
            <text:p>1,190,071</text:p>
          </table:table-cell>
          <table:table-cell table:number-columns-repeated="2"/>
          <table:table-cell table:formula="oooc:=[.F26]*[.D26]/[.D29]*[$globals.$C$18]" office:value-type="float" office:value="20.1190343443354">
            <text:p>20.12</text:p>
          </table:table-cell>
          <table:table-cell/>
          <table:table-cell table:style-name="ce3" office:value-type="float" office:value="45">
            <text:p>45</text:p>
          </table:table-cell>
          <table:table-cell table:formula="oooc:=[.I20]*[$globals.$C$13]" office:value-type="float" office:value="171.640625">
            <text:p>171.64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28]/[.J28]" office:value-type="float" office:value="264.0625">
            <text:p>264.06</text:p>
          </table:table-cell>
          <table:table-cell table:number-columns-repeated="3"/>
          <table:table-cell table:style-name="ce3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2000000">
            <text:p>2,000,000</text:p>
          </table:table-cell>
          <table:table-cell table:formula="oooc:=CEILING(([.R29]-[.U29]/2);[.U29])" office:value-type="float" office:value="5.9">
            <text:p>5.9</text:p>
          </table:table-cell>
          <table:table-cell table:formula="oooc:=[.D29]*[$globals.$C$26]/[.K29]" office:value-type="float" office:value="590">
            <text:p>590</text:p>
          </table:table-cell>
          <table:table-cell table:formula="oooc:=[.F28]" office:value-type="float" office:value="20.1190343443354">
            <text:p>20.12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65">
            <text:p>0.6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386456.075083781">
            <text:p>386456.08</text:p>
          </table:table-cell>
          <table:table-cell table:formula="oooc:=[.Y28]/[.M29]" office:value-type="float" office:value="55.8925098934395">
            <text:p>55.89</text:p>
          </table:table-cell>
          <table:table-cell table:formula="oooc:=([.D29]/[.C29])/([.R29]/[.Q29])" office:value-type="float" office:value="1.01954482119848">
            <text:p>1.02</text:p>
          </table:table-cell>
          <table:table-cell/>
          <table:table-cell table:formula="oooc:=[.I29]^[$globals.$C$17]*[$globals.$C$24]/[.R29]*[.K29]*[.W29]" office:value-type="float" office:value="2028049.37361751">
            <text:p>2028049.37</text:p>
          </table:table-cell>
          <table:table-cell table:formula="oooc:=[.S29]/[.H29]" office:value-type="float" office:value="5.86805555555556">
            <text:p>5.87</text:p>
          </table:table-cell>
          <table:table-cell table:formula="oooc:=[.I29]/[.J29]" office:value-type="float" office:value="264.0625">
            <text:p>264.06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3100000">
            <text:p>3,100,000</text:p>
          </table:table-cell>
          <table:table-cell table:formula="oooc:=CEILING(([.R30]-[.U30]/2);[.U30])" office:value-type="float" office:value="7.4">
            <text:p>7.4</text:p>
          </table:table-cell>
          <table:table-cell table:formula="oooc:=[.D30]*[$globals.$C$26]/[.K30]" office:value-type="float" office:value="740">
            <text:p>740</text:p>
          </table:table-cell>
          <table:table-cell table:formula="oooc:=[.F29]" office:value-type="float" office:value="20.1190343443354">
            <text:p>20.12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29]" office:value-type="float" office:value="217.268496709773">
            <text:p>217.27</text:p>
          </table:table-cell>
          <table:table-cell table:formula="oooc:=[.J29]" office:value-type="float" office:value="0.65">
            <text:p>0.6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597718.891490351">
            <text:p>597718.89</text:p>
          </table:table-cell>
          <table:table-cell table:formula="oooc:=[.Y28]/[.M30]" office:value-type="float" office:value="36.1373888420067">
            <text:p>36.14</text:p>
          </table:table-cell>
          <table:table-cell table:formula="oooc:=([.D30]/[.C30])/([.R30]/[.Q30])" office:value-type="float" office:value="1.00803242996276">
            <text:p>1.01</text:p>
          </table:table-cell>
          <table:table-cell/>
          <table:table-cell table:formula="oooc:=[.I30]^[$globals.$C$17]*[$globals.$C$24]/[.R30]*[.K30]*[.W30]" office:value-type="float" office:value="3136717.21481817">
            <text:p>3136717.21</text:p>
          </table:table-cell>
          <table:table-cell table:formula="oooc:=[.S30]/[.H30]" office:value-type="float" office:value="7.4279827934965">
            <text:p>7.43</text:p>
          </table:table-cell>
          <table:table-cell table:formula="oooc:=[.I30]/[.J30]" office:value-type="float" office:value="334.259225707343">
            <text:p>334.26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4900000">
            <text:p>4,900,000</text:p>
          </table:table-cell>
          <table:table-cell table:formula="oooc:=CEILING(([.R31]-[.U31]/2);[.U31])" office:value-type="float" office:value="9.4">
            <text:p>9.4</text:p>
          </table:table-cell>
          <table:table-cell table:formula="oooc:=[.D31]*[$globals.$C$26]/[.K31]" office:value-type="float" office:value="940">
            <text:p>940</text:p>
          </table:table-cell>
          <table:table-cell table:formula="oooc:=[.F30]" office:value-type="float" office:value="20.1190343443354">
            <text:p>20.12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29]" office:value-type="float" office:value="275.025796850393">
            <text:p>275.03</text:p>
          </table:table-cell>
          <table:table-cell table:formula="oooc:=[.J30]" office:value-type="float" office:value="0.65">
            <text:p>0.6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924472.136107578">
            <text:p>924472.14</text:p>
          </table:table-cell>
          <table:table-cell table:formula="oooc:=[.Y28]/[.M31]" office:value-type="float" office:value="23.3646847280278">
            <text:p>23.36</text:p>
          </table:table-cell>
          <table:table-cell table:formula="oooc:=([.D31]/[.C31])/([.R31]/[.Q31])" office:value-type="float" office:value="0.989820452445274">
            <text:p>0.99</text:p>
          </table:table-cell>
          <table:table-cell/>
          <table:table-cell table:formula="oooc:=[.I31]^[$globals.$C$17]*[$globals.$C$24]/[.R31]*[.K31]*[.W31]" office:value-type="float" office:value="4851457.27403394">
            <text:p>4851457.27</text:p>
          </table:table-cell>
          <table:table-cell table:formula="oooc:=[.S31]/[.H31]" office:value-type="float" office:value="9.40259134531258">
            <text:p>9.4</text:p>
          </table:table-cell>
          <table:table-cell table:formula="oooc:=[.I31]/[.J31]" office:value-type="float" office:value="423.116610539066">
            <text:p>423.12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7500000">
            <text:p>7,500,000</text:p>
          </table:table-cell>
          <table:table-cell table:formula="oooc:=CEILING(([.R32]-[.U32]/2);[.U32])" office:value-type="float" office:value="12">
            <text:p>12</text:p>
          </table:table-cell>
          <table:table-cell table:formula="oooc:=[.D32]*[$globals.$C$26]/[.K32]" office:value-type="float" office:value="1200">
            <text:p>1200</text:p>
          </table:table-cell>
          <table:table-cell table:formula="oooc:=[.F31]" office:value-type="float" office:value="20.1190343443354">
            <text:p>20.12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29]" office:value-type="float" office:value="348.136936917424">
            <text:p>348.14</text:p>
          </table:table-cell>
          <table:table-cell table:formula="oooc:=[.J31]" office:value-type="float" office:value="0.65">
            <text:p>0.6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1429850.62477836">
            <text:p>1429850.62</text:p>
          </table:table-cell>
          <table:table-cell table:formula="oooc:=[.Y28]/[.M32]" office:value-type="float" office:value="15.1064730998374">
            <text:p>15.11</text:p>
          </table:table-cell>
          <table:table-cell table:formula="oooc:=([.D32]/[.C32])/([.R32]/[.Q32])" office:value-type="float" office:value="1.00870646368756">
            <text:p>1.01</text:p>
          </table:table-cell>
          <table:table-cell/>
          <table:table-cell table:formula="oooc:=[.I32]^[$globals.$C$17]*[$globals.$C$24]/[.R32]*[.K32]*[.W32]" office:value-type="float" office:value="7503589.28455118">
            <text:p>7503589.28</text:p>
          </table:table-cell>
          <table:table-cell table:formula="oooc:=[.S32]/[.H32]" office:value-type="float" office:value="11.9021175014504">
            <text:p>11.9</text:p>
          </table:table-cell>
          <table:table-cell table:formula="oooc:=[.I32]/[.J32]" office:value-type="float" office:value="535.595287565268">
            <text:p>535.6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1">
            <text:p>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12000000">
            <text:p>12,000,000</text:p>
          </table:table-cell>
          <table:table-cell table:formula="oooc:=CEILING(([.R33]-[.U33]/2);[.U33])" office:value-type="float" office:value="15">
            <text:p>15</text:p>
          </table:table-cell>
          <table:table-cell table:formula="oooc:=[.D33]*[$globals.$C$26]/[.K33]" office:value-type="float" office:value="1500">
            <text:p>1500</text:p>
          </table:table-cell>
          <table:table-cell table:formula="oooc:=[.F32]" office:value-type="float" office:value="20.1190343443354">
            <text:p>20.12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29]" office:value-type="float" office:value="440.683485819244">
            <text:p>440.68</text:p>
          </table:table-cell>
          <table:table-cell table:formula="oooc:=[.J32]" office:value-type="float" office:value="0.65">
            <text:p>0.6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2211502.89914327">
            <text:p>2211502.9</text:p>
          </table:table-cell>
          <table:table-cell table:formula="oooc:=[.Y28]/[.M33]" office:value-type="float" office:value="9.76711358070922">
            <text:p>9.77</text:p>
          </table:table-cell>
          <table:table-cell table:formula="oooc:=([.D33]/[.C33])/([.R33]/[.Q33])" office:value-type="float" office:value="0.962886295314259">
            <text:p>0.96</text:p>
          </table:table-cell>
          <table:table-cell/>
          <table:table-cell table:formula="oooc:=[.I33]^[$globals.$C$17]*[$globals.$C$24]/[.R33]*[.K33]*[.W33]" office:value-type="float" office:value="11605554.5727635">
            <text:p>11605554.57</text:p>
          </table:table-cell>
          <table:table-cell table:formula="oooc:=[.S33]/[.H33]" office:value-type="float" office:value="15.0661020792904">
            <text:p>15.07</text:p>
          </table:table-cell>
          <table:table-cell table:formula="oooc:=[.I33]/[.J33]" office:value-type="float" office:value="677.974593568067">
            <text:p>677.97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1">
            <text:p>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18000000">
            <text:p>18,000,000</text:p>
          </table:table-cell>
          <table:table-cell table:formula="oooc:=CEILING(([.R34]-[.U34]/2);[.U34])" office:value-type="float" office:value="19">
            <text:p>19</text:p>
          </table:table-cell>
          <table:table-cell table:formula="oooc:=[.D34]*[$globals.$C$26]/[.K34]" office:value-type="float" office:value="1900">
            <text:p>1900</text:p>
          </table:table-cell>
          <table:table-cell table:formula="oooc:=[.F33]" office:value-type="float" office:value="20.1190343443354">
            <text:p>20.12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29]" office:value-type="float" office:value="557.83203125">
            <text:p>557.83</text:p>
          </table:table-cell>
          <table:table-cell table:formula="oooc:=[.J33]" office:value-type="float" office:value="0.65">
            <text:p>0.6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3420458.74454695">
            <text:p>3420458.74</text:p>
          </table:table-cell>
          <table:table-cell table:formula="oooc:=[.Y28]/[.M34]" office:value-type="float" office:value="6.31494241362674">
            <text:p>6.31</text:p>
          </table:table-cell>
          <table:table-cell table:formula="oooc:=([.D34]/[.C34])/([.R34]/[.Q34])" office:value-type="float" office:value="0.993496312897439">
            <text:p>0.99</text:p>
          </table:table-cell>
          <table:table-cell/>
          <table:table-cell table:formula="oooc:=[.I34]^[$globals.$C$17]*[$globals.$C$24]/[.R34]*[.K34]*[.W34]" office:value-type="float" office:value="17949929.2716749">
            <text:p>17949929.27</text:p>
          </table:table-cell>
          <table:table-cell table:formula="oooc:=[.S34]/[.H34]" office:value-type="float" office:value="19.0711805555556">
            <text:p>19.07</text:p>
          </table:table-cell>
          <table:table-cell table:formula="oooc:=[.I34]/[.J34]" office:value-type="float" office:value="858.203125">
            <text:p>858.2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1">
            <text:p>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7]*[$globals.$C$24]*[$globals.$C$25]" office:value-type="float" office:value="34232634.2099565">
            <text:p>34,232,634</text:p>
          </table:table-cell>
          <table:table-cell table:number-columns-repeated="2"/>
          <table:table-cell table:formula="oooc:=[.F34]*[.D34]/[.D37]*[$globals.$C$18]" office:value-type="float" office:value="71.6740598516949">
            <text:p>71.67</text:p>
          </table:table-cell>
          <table:table-cell/>
          <table:table-cell table:style-name="ce3" office:value-type="float" office:value="180">
            <text:p>180</text:p>
          </table:table-cell>
          <table:table-cell table:formula="oooc:=[.I28]*[$globals.$C$13]" office:value-type="float" office:value="557.83203125">
            <text:p>557.83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36]/[.J36]" office:value-type="float" office:value="858.203125">
            <text:p>858.2</text:p>
          </table:table-cell>
          <table:table-cell table:number-columns-repeated="3"/>
          <table:table-cell table:style-name="ce3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72000000">
            <text:p>72,000,000</text:p>
          </table:table-cell>
          <table:table-cell table:formula="oooc:=CEILING(([.R37]-[.U37]/2);[.U37])" office:value-type="float" office:value="4.8">
            <text:p>4.8</text:p>
          </table:table-cell>
          <table:table-cell table:formula="oooc:=[.D37]*[$globals.$C$26]/[.K37]" office:value-type="float" office:value="480">
            <text:p>480</text:p>
          </table:table-cell>
          <table:table-cell table:formula="oooc:=[.F36]" office:value-type="float" office:value="71.6740598516949">
            <text:p>71.67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65">
            <text:p>0.6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11971605.6059143">
            <text:p>11971605.61</text:p>
          </table:table-cell>
          <table:table-cell table:formula="oooc:=[.Y36]/[.M37]" office:value-type="float" office:value="54.1280778310864">
            <text:p>54.13</text:p>
          </table:table-cell>
          <table:table-cell table:formula="oooc:=([.D37]/[.C37])/([.R37]/[.Q37])" office:value-type="float" office:value="1.00395416882268">
            <text:p>1</text:p>
          </table:table-cell>
          <table:table-cell/>
          <table:table-cell table:formula="oooc:=[.I37]^[$globals.$C$17]*[$globals.$C$24]/[.R37]*[.K37]*[.W37]" office:value-type="float" office:value="71799717.0866998">
            <text:p>71799717.09</text:p>
          </table:table-cell>
          <table:table-cell table:formula="oooc:=[.S37]/[.H37]" office:value-type="float" office:value="4.76779513888889">
            <text:p>4.77</text:p>
          </table:table-cell>
          <table:table-cell table:formula="oooc:=[.I37]/[.J37]" office:value-type="float" office:value="858.203125">
            <text:p>858.2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0.1">
            <text:p>0.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110000000">
            <text:p>110,000,000</text:p>
          </table:table-cell>
          <table:table-cell table:formula="oooc:=CEILING(([.R38]-[.U38]/2);[.U38])" office:value-type="float" office:value="6">
            <text:p>6</text:p>
          </table:table-cell>
          <table:table-cell table:formula="oooc:=[.D38]*[$globals.$C$26]/[.K38]" office:value-type="float" office:value="600">
            <text:p>600</text:p>
          </table:table-cell>
          <table:table-cell table:formula="oooc:=[.F37]" office:value-type="float" office:value="71.6740598516949">
            <text:p>71.67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29]" office:value-type="float" office:value="706.122614306761">
            <text:p>706.12</text:p>
          </table:table-cell>
          <table:table-cell table:formula="oooc:=[.J37]" office:value-type="float" office:value="0.65">
            <text:p>0.6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18516088.3564205">
            <text:p>18516088.36</text:p>
          </table:table-cell>
          <table:table-cell table:formula="oooc:=[.Y36]/[.M38]" office:value-type="float" office:value="34.996592559211">
            <text:p>35</text:p>
          </table:table-cell>
          <table:table-cell table:formula="oooc:=([.D38]/[.C38])/([.R38]/[.Q38])" office:value-type="float" office:value="1.00365368405037">
            <text:p>1</text:p>
          </table:table-cell>
          <table:table-cell/>
          <table:table-cell table:formula="oooc:=[.I38]^[$globals.$C$17]*[$globals.$C$24]/[.R38]*[.K38]*[.W38]" office:value-type="float" office:value="111050259.197191">
            <text:p>111050259.2</text:p>
          </table:table-cell>
          <table:table-cell table:formula="oooc:=[.S38]/[.H38]" office:value-type="float" office:value="6.03523601971591">
            <text:p>6.04</text:p>
          </table:table-cell>
          <table:table-cell table:formula="oooc:=[.I38]/[.J38]" office:value-type="float" office:value="1086.34248354886">
            <text:p>1086.34</text:p>
          </table:table-cell>
          <table:table-cell table:formula="oooc:=MAX(10^(FLOOR(LOG([.Q38];10);1)-1);5)" office:value-type="float" office:value="10000000">
            <text:p>10000000</text:p>
          </table:table-cell>
          <table:table-cell table:formula="oooc:=10^(FLOOR(LOG([.R38];10);1)-1)" office:value-type="float" office:value="0.1">
            <text:p>0.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170000000">
            <text:p>170,000,000</text:p>
          </table:table-cell>
          <table:table-cell table:formula="oooc:=CEILING(([.R39]-[.U39]/2);[.U39])" office:value-type="float" office:value="7.6">
            <text:p>7.6</text:p>
          </table:table-cell>
          <table:table-cell table:formula="oooc:=[.D39]*[$globals.$C$26]/[.K39]" office:value-type="float" office:value="760">
            <text:p>760</text:p>
          </table:table-cell>
          <table:table-cell table:formula="oooc:=[.F38]" office:value-type="float" office:value="71.6740598516949">
            <text:p>71.67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29]" office:value-type="float" office:value="893.833839763777">
            <text:p>893.83</text:p>
          </table:table-cell>
          <table:table-cell table:formula="oooc:=[.J38]" office:value-type="float" office:value="0.65">
            <text:p>0.6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28638224.4210749">
            <text:p>28638224.42</text:p>
          </table:table-cell>
          <table:table-cell table:formula="oooc:=[.Y36]/[.M39]" office:value-type="float" office:value="22.6271011244376">
            <text:p>22.63</text:p>
          </table:table-cell>
          <table:table-cell table:formula="oooc:=([.D39]/[.C39])/([.R39]/[.Q39])" office:value-type="float" office:value="1.0051020531163">
            <text:p>1.01</text:p>
          </table:table-cell>
          <table:table-cell/>
          <table:table-cell table:formula="oooc:=[.I39]^[$globals.$C$17]*[$globals.$C$24]/[.R39]*[.K39]*[.W39]" office:value-type="float" office:value="171757780.784456">
            <text:p>171757780.78</text:p>
          </table:table-cell>
          <table:table-cell table:formula="oooc:=[.S39]/[.H39]" office:value-type="float" office:value="7.63960546806647">
            <text:p>7.64</text:p>
          </table:table-cell>
          <table:table-cell table:formula="oooc:=[.I39]/[.J39]" office:value-type="float" office:value="1375.12898425197">
            <text:p>1375.13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0.1">
            <text:p>0.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270000000">
            <text:p>270,000,000</text:p>
          </table:table-cell>
          <table:table-cell table:formula="oooc:=CEILING(([.R40]-[.U40]/2);[.U40])" office:value-type="float" office:value="9.7">
            <text:p>9.7</text:p>
          </table:table-cell>
          <table:table-cell table:formula="oooc:=[.D40]*[$globals.$C$26]/[.K40]" office:value-type="float" office:value="970">
            <text:p>970</text:p>
          </table:table-cell>
          <table:table-cell table:formula="oooc:=[.F39]" office:value-type="float" office:value="71.6740598516949">
            <text:p>71.67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29]" office:value-type="float" office:value="1131.44504498163">
            <text:p>1131.45</text:p>
          </table:table-cell>
          <table:table-cell table:formula="oooc:=[.J39]" office:value-type="float" office:value="0.65">
            <text:p>0.6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44293799.1115958">
            <text:p>44293799.11</text:p>
          </table:table-cell>
          <table:table-cell table:formula="oooc:=[.Y36]/[.M40]" office:value-type="float" office:value="14.6295872785127">
            <text:p>14.63</text:p>
          </table:table-cell>
          <table:table-cell table:formula="oooc:=([.D40]/[.C40])/([.R40]/[.Q40])" office:value-type="float" office:value="0.986901094666341">
            <text:p>0.99</text:p>
          </table:table-cell>
          <table:table-cell/>
          <table:table-cell table:formula="oooc:=[.I40]^[$globals.$C$17]*[$globals.$C$24]/[.R40]*[.K40]*[.W40]" office:value-type="float" office:value="265652106.291953">
            <text:p>265652106.29</text:p>
          </table:table-cell>
          <table:table-cell table:formula="oooc:=[.S40]/[.H40]" office:value-type="float" office:value="9.67047046992844">
            <text:p>9.67</text:p>
          </table:table-cell>
          <table:table-cell table:formula="oooc:=[.I40]/[.J40]" office:value-type="float" office:value="1740.68468458712">
            <text:p>1740.68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0.1">
            <text:p>0.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410000000">
            <text:p>410,000,000</text:p>
          </table:table-cell>
          <table:table-cell table:formula="oooc:=CEILING(([.R41]-[.U41]/2);[.U41])" office:value-type="float" office:value="12">
            <text:p>12</text:p>
          </table:table-cell>
          <table:table-cell table:formula="oooc:=[.D41]*[$globals.$C$26]/[.K41]" office:value-type="float" office:value="1200">
            <text:p>1200</text:p>
          </table:table-cell>
          <table:table-cell table:formula="oooc:=[.F40]" office:value-type="float" office:value="71.6740598516949">
            <text:p>71.67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29]" office:value-type="float" office:value="1432.22132891254">
            <text:p>1432.22</text:p>
          </table:table-cell>
          <table:table-cell table:formula="oooc:=[.J40]" office:value-type="float" office:value="0.65">
            <text:p>0.6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68507761.1967665">
            <text:p>68507761.2</text:p>
          </table:table-cell>
          <table:table-cell table:formula="oooc:=[.Y36]/[.M41]" office:value-type="float" office:value="9.45878231429617">
            <text:p>9.46</text:p>
          </table:table-cell>
          <table:table-cell table:formula="oooc:=([.D41]/[.C41])/([.R41]/[.Q41])" office:value-type="float" office:value="0.982388390004546">
            <text:p>0.98</text:p>
          </table:table-cell>
          <table:table-cell/>
          <table:table-cell table:formula="oooc:=[.I41]^[$globals.$C$17]*[$globals.$C$24]/[.R41]*[.K41]*[.W41]" office:value-type="float" office:value="410875369.110136">
            <text:p>410875369.11</text:p>
          </table:table-cell>
          <table:table-cell table:formula="oooc:=[.S41]/[.H41]" office:value-type="float" office:value="12.2412079394234">
            <text:p>12.24</text:p>
          </table:table-cell>
          <table:table-cell table:formula="oooc:=[.I41]/[.J41]" office:value-type="float" office:value="2203.41742909622">
            <text:p>2203.42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1">
            <text:p>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640000000">
            <text:p>640,000,000</text:p>
          </table:table-cell>
          <table:table-cell table:formula="oooc:=CEILING(([.R42]-[.U42]/2);[.U42])" office:value-type="float" office:value="15">
            <text:p>15</text:p>
          </table:table-cell>
          <table:table-cell table:formula="oooc:=[.D42]*[$globals.$C$26]/[.K42]" office:value-type="float" office:value="1500">
            <text:p>1500</text:p>
          </table:table-cell>
          <table:table-cell table:formula="oooc:=[.F41]" office:value-type="float" office:value="71.6740598516949">
            <text:p>71.67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29]" office:value-type="float" office:value="1812.9541015625">
            <text:p>1812.95</text:p>
          </table:table-cell>
          <table:table-cell table:formula="oooc:=[.J41]" office:value-type="float" office:value="0.65">
            <text:p>0.6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105958699.373893">
            <text:p>105958699.37</text:p>
          </table:table-cell>
          <table:table-cell table:formula="oooc:=[.Y36]/[.M42]" office:value-type="float" office:value="6.11559035576139">
            <text:p>6.12</text:p>
          </table:table-cell>
          <table:table-cell table:formula="oooc:=([.D42]/[.C42])/([.R42]/[.Q42])" office:value-type="float" office:value="0.961207804500411">
            <text:p>0.96</text:p>
          </table:table-cell>
          <table:table-cell/>
          <table:table-cell table:formula="oooc:=[.I42]^[$globals.$C$17]*[$globals.$C$24]/[.R42]*[.K42]*[.W42]" office:value-type="float" office:value="635487409.822598">
            <text:p>635487409.82</text:p>
          </table:table-cell>
          <table:table-cell table:formula="oooc:=[.S42]/[.H42]" office:value-type="float" office:value="15.4953342013889">
            <text:p>15.5</text:p>
          </table:table-cell>
          <table:table-cell table:formula="oooc:=[.I42]/[.J42]" office:value-type="float" office:value="2789.16015625">
            <text:p>2789.16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7]*[$globals.$C$24]*[$globals.$C$25]" office:value-type="float" office:value="984708979.597614">
            <text:p>984,708,980</text:p>
          </table:table-cell>
          <table:table-cell table:number-columns-repeated="2"/>
          <table:table-cell table:formula="oooc:=[.F42]*[.D42]/[.D45]*[$globals.$C$18]" office:value-type="float" office:value="225.023211162298">
            <text:p>225.02</text:p>
          </table:table-cell>
          <table:table-cell/>
          <table:table-cell table:style-name="ce3" office:value-type="float" office:value="650">
            <text:p>650</text:p>
          </table:table-cell>
          <table:table-cell table:formula="oooc:=[.I36]*[$globals.$C$13]" office:value-type="float" office:value="1812.9541015625">
            <text:p>1812.9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44]/[.J44]" office:value-type="float" office:value="2789.16015625">
            <text:p>2789.16</text:p>
          </table:table-cell>
          <table:table-cell table:number-columns-repeated="3"/>
          <table:table-cell table:style-name="ce3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2300000000">
            <text:p>2,300,000,000</text:p>
          </table:table-cell>
          <table:table-cell table:formula="oooc:=CEILING(([.R45]-[.U45]/2);[.U45])" office:value-type="float" office:value="4.3">
            <text:p>4.3</text:p>
          </table:table-cell>
          <table:table-cell table:formula="oooc:=[.D45]*[$globals.$C$26]/[.K45]" office:value-type="float" office:value="430">
            <text:p>430</text:p>
          </table:table-cell>
          <table:table-cell table:formula="oooc:=[.F44]" office:value-type="float" office:value="225.023211162298">
            <text:p>225.02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65">
            <text:p>0.6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370855447.808625">
            <text:p>370855447.81</text:p>
          </table:table-cell>
          <table:table-cell table:formula="oooc:=[.Y44]/[.M45]" office:value-type="float" office:value="52.4193459065262">
            <text:p>52.42</text:p>
          </table:table-cell>
          <table:table-cell table:formula="oooc:=([.D45]/[.C45])/([.R45]/[.Q45])" office:value-type="float" office:value="0.999834978036069">
            <text:p>1</text:p>
          </table:table-cell>
          <table:table-cell/>
          <table:table-cell table:formula="oooc:=[.I45]^[$globals.$C$17]*[$globals.$C$24]/[.R45]*[.K45]*[.W45]" office:value-type="float" office:value="2294815646.5816">
            <text:p>2294815646.58</text:p>
          </table:table-cell>
          <table:table-cell table:formula="oooc:=[.S45]/[.H45]" office:value-type="float" office:value="4.291015625">
            <text:p>4.29</text:p>
          </table:table-cell>
          <table:table-cell table:formula="oooc:=[.I45]/[.J45]" office:value-type="float" office:value="2789.16015625">
            <text:p>2789.16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3500000000">
            <text:p>3,500,000,000</text:p>
          </table:table-cell>
          <table:table-cell table:formula="oooc:=CEILING(([.R46]-[.U46]/2);[.U46])" office:value-type="float" office:value="5.4">
            <text:p>5.4</text:p>
          </table:table-cell>
          <table:table-cell table:formula="oooc:=[.D46]*[$globals.$C$26]/[.K46]" office:value-type="float" office:value="540">
            <text:p>540</text:p>
          </table:table-cell>
          <table:table-cell table:formula="oooc:=[.F45]" office:value-type="float" office:value="225.023211162298">
            <text:p>225.02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29]" office:value-type="float" office:value="2294.89849649697">
            <text:p>2294.9</text:p>
          </table:table-cell>
          <table:table-cell table:formula="oooc:=[.J45]" office:value-type="float" office:value="0.65">
            <text:p>0.6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573589914.763983">
            <text:p>573589914.76</text:p>
          </table:table-cell>
          <table:table-cell table:formula="oooc:=[.Y44]/[.M46]" office:value-type="float" office:value="33.8918092867778">
            <text:p>33.89</text:p>
          </table:table-cell>
          <table:table-cell table:formula="oooc:=([.D46]/[.C46])/([.R46]/[.Q46])" office:value-type="float" office:value="1.00816958955804">
            <text:p>1.01</text:p>
          </table:table-cell>
          <table:table-cell/>
          <table:table-cell table:formula="oooc:=[.I46]^[$globals.$C$17]*[$globals.$C$24]/[.R46]*[.K46]*[.W46]" office:value-type="float" office:value="3549315828.84835">
            <text:p>3549315828.85</text:p>
          </table:table-cell>
          <table:table-cell table:formula="oooc:=[.S46]/[.H46]" office:value-type="float" office:value="5.43171241774432">
            <text:p>5.43</text:p>
          </table:table-cell>
          <table:table-cell table:formula="oooc:=[.I46]/[.J46]" office:value-type="float" office:value="3530.61307153381">
            <text:p>3530.61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5500000000">
            <text:p>5,500,000,000</text:p>
          </table:table-cell>
          <table:table-cell table:formula="oooc:=CEILING(([.R47]-[.U47]/2);[.U47])" office:value-type="float" office:value="6.9">
            <text:p>6.9</text:p>
          </table:table-cell>
          <table:table-cell table:formula="oooc:=[.D47]*[$globals.$C$26]/[.K47]" office:value-type="float" office:value="690">
            <text:p>690</text:p>
          </table:table-cell>
          <table:table-cell table:formula="oooc:=[.F46]" office:value-type="float" office:value="225.023211162298">
            <text:p>225.02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29]" office:value-type="float" office:value="2904.95997923228">
            <text:p>2904.96</text:p>
          </table:table-cell>
          <table:table-cell table:formula="oooc:=[.J46]" office:value-type="float" office:value="0.65">
            <text:p>0.6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887152641.987698">
            <text:p>887152641.99</text:p>
          </table:table-cell>
          <table:table-cell table:formula="oooc:=[.Y44]/[.M47]" office:value-type="float" office:value="21.9128017884769">
            <text:p>21.91</text:p>
          </table:table-cell>
          <table:table-cell table:formula="oooc:=([.D47]/[.C47])/([.R47]/[.Q47])" office:value-type="float" office:value="1.00164643666597">
            <text:p>1</text:p>
          </table:table-cell>
          <table:table-cell/>
          <table:table-cell table:formula="oooc:=[.I47]^[$globals.$C$17]*[$globals.$C$24]/[.R47]*[.K47]*[.W47]" office:value-type="float" office:value="5489609970.05537">
            <text:p>5489609970.06</text:p>
          </table:table-cell>
          <table:table-cell table:formula="oooc:=[.S47]/[.H47]" office:value-type="float" office:value="6.87564492125983">
            <text:p>6.88</text:p>
          </table:table-cell>
          <table:table-cell table:formula="oooc:=[.I47]/[.J47]" office:value-type="float" office:value="4469.16919881889">
            <text:p>4469.17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8500000000">
            <text:p>8,500,000,000</text:p>
          </table:table-cell>
          <table:table-cell table:formula="oooc:=CEILING(([.R48]-[.U48]/2);[.U48])" office:value-type="float" office:value="8.7">
            <text:p>8.7</text:p>
          </table:table-cell>
          <table:table-cell table:formula="oooc:=[.D48]*[$globals.$C$26]/[.K48]" office:value-type="float" office:value="870">
            <text:p>870</text:p>
          </table:table-cell>
          <table:table-cell table:formula="oooc:=[.F47]" office:value-type="float" office:value="225.023211162298">
            <text:p>225.02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29]" office:value-type="float" office:value="3677.19639619029">
            <text:p>3677.2</text:p>
          </table:table-cell>
          <table:table-cell table:formula="oooc:=[.J47]" office:value-type="float" office:value="0.65">
            <text:p>0.6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1372129791.55953">
            <text:p>1372129791.56</text:p>
          </table:table-cell>
          <table:table-cell table:formula="oooc:=[.Y44]/[.M48]" office:value-type="float" office:value="14.1677559364883">
            <text:p>14.17</text:p>
          </table:table-cell>
          <table:table-cell table:formula="oooc:=([.D48]/[.C48])/([.R48]/[.Q48])" office:value-type="float" office:value="0.998501099427795">
            <text:p>1</text:p>
          </table:table-cell>
          <table:table-cell/>
          <table:table-cell table:formula="oooc:=[.I48]^[$globals.$C$17]*[$globals.$C$24]/[.R48]*[.K48]*[.W48]" office:value-type="float" office:value="8490599055.28597">
            <text:p>8490599055.29</text:p>
          </table:table-cell>
          <table:table-cell table:formula="oooc:=[.S48]/[.H48]" office:value-type="float" office:value="8.7034234229356">
            <text:p>8.7</text:p>
          </table:table-cell>
          <table:table-cell table:formula="oooc:=[.I48]/[.J48]" office:value-type="float" office:value="5657.22522490814">
            <text:p>5657.23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0.1">
            <text:p>0.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13000000000">
            <text:p>13,000,000,000</text:p>
          </table:table-cell>
          <table:table-cell table:formula="oooc:=CEILING(([.R49]-[.U49]/2);[.U49])" office:value-type="float" office:value="11">
            <text:p>11</text:p>
          </table:table-cell>
          <table:table-cell table:formula="oooc:=[.D49]*[$globals.$C$26]/[.K49]" office:value-type="float" office:value="1100">
            <text:p>1100</text:p>
          </table:table-cell>
          <table:table-cell table:formula="oooc:=[.F48]" office:value-type="float" office:value="225.023211162298">
            <text:p>225.02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29]" office:value-type="float" office:value="4654.71931896576">
            <text:p>4654.72</text:p>
          </table:table-cell>
          <table:table-cell table:formula="oooc:=[.J48]" office:value-type="float" office:value="0.65">
            <text:p>0.6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2122227986.23116">
            <text:p>2122227986.23</text:p>
          </table:table-cell>
          <table:table-cell table:formula="oooc:=[.Y44]/[.M49]" office:value-type="float" office:value="9.16018454479214">
            <text:p>9.16</text:p>
          </table:table-cell>
          <table:table-cell table:formula="oooc:=([.D49]/[.C49])/([.R49]/[.Q49])" office:value-type="float" office:value="1.00859712230965">
            <text:p>1.01</text:p>
          </table:table-cell>
          <table:table-cell/>
          <table:table-cell table:formula="oooc:=[.I49]^[$globals.$C$17]*[$globals.$C$24]/[.R49]*[.K49]*[.W49]" office:value-type="float" office:value="13132130098.6518">
            <text:p>13132130098.65</text:p>
          </table:table-cell>
          <table:table-cell table:formula="oooc:=[.S49]/[.H49]" office:value-type="float" office:value="11.0170871454811">
            <text:p>11.02</text:p>
          </table:table-cell>
          <table:table-cell table:formula="oooc:=[.I49]/[.J49]" office:value-type="float" office:value="7161.10664456271">
            <text:p>7161.11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20000000000">
            <text:p>20,000,000,000</text:p>
          </table:table-cell>
          <table:table-cell table:formula="oooc:=CEILING(([.R50]-[.U50]/2);[.U50])" office:value-type="float" office:value="14">
            <text:p>14</text:p>
          </table:table-cell>
          <table:table-cell table:formula="oooc:=[.D50]*[$globals.$C$26]/[.K50]" office:value-type="float" office:value="1400">
            <text:p>1400</text:p>
          </table:table-cell>
          <table:table-cell table:formula="oooc:=[.F49]" office:value-type="float" office:value="225.023211162298">
            <text:p>225.02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29]" office:value-type="float" office:value="5892.10083007812">
            <text:p>5892.1</text:p>
          </table:table-cell>
          <table:table-cell table:formula="oooc:=[.J49]" office:value-type="float" office:value="0.65">
            <text:p>0.6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3282380175.14639">
            <text:p>3282380175.15</text:p>
          </table:table-cell>
          <table:table-cell table:formula="oooc:=[.Y44]/[.M50]" office:value-type="float" office:value="5.92253150539852">
            <text:p>5.92</text:p>
          </table:table-cell>
          <table:table-cell table:formula="oooc:=([.D50]/[.C50])/([.R50]/[.Q50])" office:value-type="float" office:value="1.01949852842757">
            <text:p>1.02</text:p>
          </table:table-cell>
          <table:table-cell/>
          <table:table-cell table:formula="oooc:=[.I50]^[$globals.$C$17]*[$globals.$C$24]/[.R50]*[.K50]*[.W50]" office:value-type="float" office:value="20311033391.7549">
            <text:p>20311033391.75</text:p>
          </table:table-cell>
          <table:table-cell table:formula="oooc:=[.S50]/[.H50]" office:value-type="float" office:value="13.94580078125">
            <text:p>13.95</text:p>
          </table:table-cell>
          <table:table-cell table:formula="oooc:=[.I50]/[.J50]" office:value-type="float" office:value="9064.7705078125">
            <text:p>9064.77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7]*[$globals.$C$24]*[$globals.$C$25]" office:value-type="float" office:value="28325362534.273">
            <text:p>28,325,362,534</text:p>
          </table:table-cell>
          <table:table-cell table:number-columns-repeated="2"/>
          <table:table-cell table:formula="oooc:=[.F50]*[.D50]/[.D53]*[$globals.$C$18]" office:value-type="float" office:value="746.129594906567">
            <text:p>746.13</text:p>
          </table:table-cell>
          <table:table-cell/>
          <table:table-cell table:style-name="ce3" office:value-type="float" office:value="2400">
            <text:p>2400</text:p>
          </table:table-cell>
          <table:table-cell table:formula="oooc:=[.I44]*[$globals.$C$13]" office:value-type="float" office:value="5892.10083007812">
            <text:p>5892.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I52]/[.J52]" office:value-type="float" office:value="9064.7705078125">
            <text:p>9064.77</text:p>
          </table:table-cell>
          <table:table-cell table:number-columns-repeated="3"/>
          <table:table-cell table:style-name="ce3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75000000000">
            <text:p>75,000,000,000</text:p>
          </table:table-cell>
          <table:table-cell table:formula="oooc:=CEILING(([.R53]-[.U53]/2);[.U53])" office:value-type="float" office:value="3.8">
            <text:p>3.8</text:p>
          </table:table-cell>
          <table:table-cell table:formula="oooc:=[.D53]*[$globals.$C$26]/[.K53]" office:value-type="float" office:value="380">
            <text:p>380</text:p>
          </table:table-cell>
          <table:table-cell table:formula="oooc:=[.F52]" office:value-type="float" office:value="746.129594906567">
            <text:p>746.13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65">
            <text:p>0.6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11488330613.0124">
            <text:p>11488330613.01</text:p>
          </table:table-cell>
          <table:table-cell table:formula="oooc:=[.Y52]/[.M53]" office:value-type="float" office:value="50.7645557605587">
            <text:p>50.76</text:p>
          </table:table-cell>
          <table:table-cell table:formula="oooc:=([.D53]/[.C53])/([.R53]/[.Q53])" office:value-type="float" office:value="1.00602012015656">
            <text:p>1.01</text:p>
          </table:table-cell>
          <table:table-cell/>
          <table:table-cell table:formula="oooc:=[.I53]^[$globals.$C$17]*[$globals.$C$24]/[.R53]*[.K53]*[.W53]" office:value-type="float" office:value="74994584831.095">
            <text:p>74994584831.1</text:p>
          </table:table-cell>
          <table:table-cell table:formula="oooc:=[.S53]/[.H53]" office:value-type="float" office:value="3.77698771158854">
            <text:p>3.78</text:p>
          </table:table-cell>
          <table:table-cell table:formula="oooc:=[.I53]/[.J53]" office:value-type="float" office:value="9064.7705078125">
            <text:p>9064.77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120000000000">
            <text:p>120,000,000,000</text:p>
          </table:table-cell>
          <table:table-cell table:formula="oooc:=CEILING(([.R54]-[.U54]/2);[.U54])" office:value-type="float" office:value="4.8">
            <text:p>4.8</text:p>
          </table:table-cell>
          <table:table-cell table:formula="oooc:=[.D54]*[$globals.$C$26]/[.K54]" office:value-type="float" office:value="480">
            <text:p>480</text:p>
          </table:table-cell>
          <table:table-cell table:formula="oooc:=[.F53]" office:value-type="float" office:value="746.129594906567">
            <text:p>746.13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29]" office:value-type="float" office:value="7458.42011361516">
            <text:p>7458.42</text:p>
          </table:table-cell>
          <table:table-cell table:formula="oooc:=[.J53]" office:value-type="float" office:value="0.65">
            <text:p>0.6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17768622831.4453">
            <text:p>17768622831.45</text:p>
          </table:table-cell>
          <table:table-cell table:formula="oooc:=[.Y52]/[.M54]" office:value-type="float" office:value="32.8219021548426">
            <text:p>32.82</text:p>
          </table:table-cell>
          <table:table-cell table:formula="oooc:=([.D54]/[.C54])/([.R54]/[.Q54])" office:value-type="float" office:value="0.97043063047947">
            <text:p>0.97</text:p>
          </table:table-cell>
          <table:table-cell/>
          <table:table-cell table:formula="oooc:=[.I54]^[$globals.$C$17]*[$globals.$C$24]/[.R54]*[.K54]*[.W54]" office:value-type="float" office:value="115991655981.351">
            <text:p>115991655981.35</text:p>
          </table:table-cell>
          <table:table-cell table:formula="oooc:=[.S54]/[.H54]" office:value-type="float" office:value="4.7810385343687">
            <text:p>4.78</text:p>
          </table:table-cell>
          <table:table-cell table:formula="oooc:=[.I54]/[.J54]" office:value-type="float" office:value="11474.4924824849">
            <text:p>11474.49</text:p>
          </table:table-cell>
          <table:table-cell table:formula="oooc:=MAX(10^(FLOOR(LOG([.Q54];10);1)-1);5)" office:value-type="float" office:value="10000000000">
            <text:p>10000000000</text:p>
          </table:table-cell>
          <table:table-cell table:formula="oooc:=10^(FLOOR(LOG([.R54];10);1)-1)" office:value-type="float" office:value="0.1">
            <text:p>0.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180000000000">
            <text:p>180,000,000,000</text:p>
          </table:table-cell>
          <table:table-cell table:formula="oooc:=CEILING(([.R55]-[.U55]/2);[.U55])" office:value-type="float" office:value="6.1">
            <text:p>6.1</text:p>
          </table:table-cell>
          <table:table-cell table:formula="oooc:=[.D55]*[$globals.$C$26]/[.K55]" office:value-type="float" office:value="610">
            <text:p>610</text:p>
          </table:table-cell>
          <table:table-cell table:formula="oooc:=[.F54]" office:value-type="float" office:value="746.129594906567">
            <text:p>746.13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29]" office:value-type="float" office:value="9441.1199325049">
            <text:p>9441.12</text:p>
          </table:table-cell>
          <table:table-cell table:formula="oooc:=[.J54]" office:value-type="float" office:value="0.65">
            <text:p>0.6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27482144095.7272">
            <text:p>27482144095.73</text:p>
          </table:table-cell>
          <table:table-cell table:formula="oooc:=[.Y52]/[.M55]" office:value-type="float" office:value="21.2210516751738">
            <text:p>21.22</text:p>
          </table:table-cell>
          <table:table-cell table:formula="oooc:=([.D55]/[.C55])/([.R55]/[.Q55])" office:value-type="float" office:value="1.00457416719238">
            <text:p>1</text:p>
          </table:table-cell>
          <table:table-cell/>
          <table:table-cell table:formula="oooc:=[.I55]^[$globals.$C$17]*[$globals.$C$24]/[.R55]*[.K55]*[.W55]" office:value-type="float" office:value="179400476549.044">
            <text:p>179400476549.04</text:p>
          </table:table-cell>
          <table:table-cell table:formula="oooc:=[.S55]/[.H55]" office:value-type="float" office:value="6.05199995673391">
            <text:p>6.05</text:p>
          </table:table-cell>
          <table:table-cell table:formula="oooc:=[.I55]/[.J55]" office:value-type="float" office:value="14524.7998961614">
            <text:p>14524.8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table:formula="oooc:=10^(FLOOR(LOG([.R55];10);1)-1)" office:value-type="float" office:value="0.1">
            <text:p>0.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280000000000">
            <text:p>280,000,000,000</text:p>
          </table:table-cell>
          <table:table-cell table:formula="oooc:=CEILING(([.R56]-[.U56]/2);[.U56])" office:value-type="float" office:value="7.7">
            <text:p>7.7</text:p>
          </table:table-cell>
          <table:table-cell table:formula="oooc:=[.D56]*[$globals.$C$26]/[.K56]" office:value-type="float" office:value="770">
            <text:p>770</text:p>
          </table:table-cell>
          <table:table-cell table:formula="oooc:=[.F55]" office:value-type="float" office:value="746.129594906567">
            <text:p>746.13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29]" office:value-type="float" office:value="11950.8882876184">
            <text:p>11950.89</text:p>
          </table:table-cell>
          <table:table-cell table:formula="oooc:=[.J55]" office:value-type="float" office:value="0.65">
            <text:p>0.6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42505727723.6875">
            <text:p>42505727723.69</text:p>
          </table:table-cell>
          <table:table-cell table:formula="oooc:=[.Y52]/[.M56]" office:value-type="float" office:value="13.7205038292991">
            <text:p>13.72</text:p>
          </table:table-cell>
          <table:table-cell table:formula="oooc:=([.D56]/[.C56])/([.R56]/[.Q56])" office:value-type="float" office:value="0.996041746879547">
            <text:p>1</text:p>
          </table:table-cell>
          <table:table-cell/>
          <table:table-cell table:formula="oooc:=[.I56]^[$globals.$C$17]*[$globals.$C$24]/[.R56]*[.K56]*[.W56]" office:value-type="float" office:value="277472812278.83">
            <text:p>277472812278.83</text:p>
          </table:table-cell>
          <table:table-cell table:formula="oooc:=[.S56]/[.H56]" office:value-type="float" office:value="7.66082582539644">
            <text:p>7.66</text:p>
          </table:table-cell>
          <table:table-cell table:formula="oooc:=[.I56]/[.J56]" office:value-type="float" office:value="18385.9819809515">
            <text:p>18385.9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0.1">
            <text:p>0.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430000000000">
            <text:p>430,000,000,000</text:p>
          </table:table-cell>
          <table:table-cell table:formula="oooc:=CEILING(([.R57]-[.U57]/2);[.U57])" office:value-type="float" office:value="9.7">
            <text:p>9.7</text:p>
          </table:table-cell>
          <table:table-cell table:formula="oooc:=[.D57]*[$globals.$C$26]/[.K57]" office:value-type="float" office:value="970">
            <text:p>970</text:p>
          </table:table-cell>
          <table:table-cell table:formula="oooc:=[.F56]" office:value-type="float" office:value="746.129594906567">
            <text:p>746.13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29]" office:value-type="float" office:value="15127.8377866387">
            <text:p>15127.84</text:p>
          </table:table-cell>
          <table:table-cell table:formula="oooc:=[.J56]" office:value-type="float" office:value="0.65">
            <text:p>0.6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65742210033.793">
            <text:p>65742210033.79</text:p>
          </table:table-cell>
          <table:table-cell table:formula="oooc:=[.Y52]/[.M57]" office:value-type="float" office:value="8.87101300215223">
            <text:p>8.87</text:p>
          </table:table-cell>
          <table:table-cell table:formula="oooc:=([.D57]/[.C57])/([.R57]/[.Q57])" office:value-type="float" office:value="0.998316611262149">
            <text:p>1</text:p>
          </table:table-cell>
          <table:table-cell/>
          <table:table-cell table:formula="oooc:=[.I57]^[$globals.$C$17]*[$globals.$C$24]/[.R57]*[.K57]*[.W57]" office:value-type="float" office:value="429158065992.512">
            <text:p>429158065992.51</text:p>
          </table:table-cell>
          <table:table-cell table:formula="oooc:=[.S57]/[.H57]" office:value-type="float" office:value="9.69733191451201">
            <text:p>9.7</text:p>
          </table:table-cell>
          <table:table-cell table:formula="oooc:=[.I57]/[.J57]" office:value-type="float" office:value="23273.5965948288">
            <text:p>23273.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0.1">
            <text:p>0.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660000000000">
            <text:p>660,000,000,000</text:p>
          </table:table-cell>
          <table:table-cell table:formula="oooc:=CEILING(([.R58]-[.U58]/2);[.U58])" office:value-type="float" office:value="12">
            <text:p>12</text:p>
          </table:table-cell>
          <table:table-cell table:formula="oooc:=[.D58]*[$globals.$C$26]/[.K58]" office:value-type="float" office:value="1200">
            <text:p>1200</text:p>
          </table:table-cell>
          <table:table-cell table:formula="oooc:=[.F57]" office:value-type="float" office:value="746.129594906567">
            <text:p>746.13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29]" office:value-type="float" office:value="19149.3276977539">
            <text:p>19149.33</text:p>
          </table:table-cell>
          <table:table-cell table:formula="oooc:=[.J57]" office:value-type="float" office:value="0.65">
            <text:p>0.6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101681312415.662">
            <text:p>101681312415.66</text:p>
          </table:table-cell>
          <table:table-cell table:formula="oooc:=[.Y52]/[.M58]" office:value-type="float" office:value="5.73556719661466">
            <text:p>5.74</text:p>
          </table:table-cell>
          <table:table-cell table:formula="oooc:=([.D58]/[.C58])/([.R58]/[.Q58])" office:value-type="float" office:value="0.983156151069336">
            <text:p>0.98</text:p>
          </table:table-cell>
          <table:table-cell/>
          <table:table-cell table:formula="oooc:=[.I58]^[$globals.$C$17]*[$globals.$C$24]/[.R58]*[.K58]*[.W58]" office:value-type="float" office:value="663764655332.63">
            <text:p>663764655332.63</text:p>
          </table:table-cell>
          <table:table-cell table:formula="oooc:=[.S58]/[.H58]" office:value-type="float" office:value="12.2752100626628">
            <text:p>12.28</text:p>
          </table:table-cell>
          <table:table-cell table:formula="oooc:=[.I58]/[.J58]" office:value-type="float" office:value="29460.5041503906">
            <text:p>29460.5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</table:table>
      <table:table table:name="weapon_trap" table:style-name="ta1" table:print="false">
        <table:table-column table:style-name="co36" table:default-cell-style-name="Default"/>
        <table:table-column table:style-name="co4" table:default-cell-style-name="Default"/>
        <table:table-column table:style-name="co37" table:default-cell-style-name="ce1"/>
        <table:table-column table:style-name="co30" table:default-cell-style-name="Default"/>
        <table:table-column table:style-name="co4" table:number-columns-repeated="3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2" table:default-cell-style-name="Default"/>
        <table:table-column table:style-name="co34" table:default-cell-style-name="Default"/>
        <table:table-column table:style-name="co15" table:number-columns-repeated="3" table:default-cell-style-name="Default"/>
        <table:table-column table:style-name="co3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7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17]*[$globals.$C$24]*[$globals.$C$25]" office:value-type="float" office:value="50">
            <text:p>50</text:p>
          </table:table-cell>
          <table:table-cell table:number-columns-repeated="4"/>
          <table:table-cell table:style-name="ce3"/>
          <table:table-cell office:value-type="float" office:value="0">
            <text:p>0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250">
            <text:p>250</text:p>
          </table:table-cell>
          <table:table-cell table:formula="oooc:=CEILING(([.R5]-[.U5]/2);[.U5])" office:value-type="float" office:value="2">
            <text:p>2</text:p>
          </table:table-cell>
          <table:table-cell table:formula="oooc:=[.D5]*[$globals.$C$26]/[.K5]" office:value-type="float" office:value="50">
            <text:p>50</text:p>
          </table:table-cell>
          <table:table-cell table:number-columns-repeated="2"/>
          <table:table-cell table:formula="oooc:=[.S5]/[.R5]" office:value-type="float" office:value="8.33333333333333">
            <text:p>8.33</text:p>
          </table:table-cell>
          <table:table-cell table:formula="oooc:=[$globals.$C$13] ^ [.$I4] * [$globals.$D$21]"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X4]/[.H5]/[.W4]*[.Q5]" office:value-type="float" office:value="24">
            <text:p>24</text:p>
          </table:table-cell>
          <table:table-cell table:formula="oooc:=[.Y4]/[.M5]" office:value-type="float" office:value="33.3333333333333">
            <text:p>33.33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7]*[$globals.$C$24]/[.R5]*[.K5]*[.W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I5]/[.J5]" office:value-type="float" office:value="16.6666666666667">
            <text:p>16.67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810">
            <text:p>810</text:p>
          </table:table-cell>
          <table:table-cell table:formula="oooc:=CEILING(([.R6]-[.U6]/2);[.U6])" office:value-type="float" office:value="2.5">
            <text:p>2.5</text:p>
          </table:table-cell>
          <table:table-cell table:formula="oooc:=[.D6]*[$globals.$C$26]/[.K6]" office:value-type="float" office:value="62.5">
            <text:p>62.5</text:p>
          </table:table-cell>
          <table:table-cell table:number-columns-repeated="2"/>
          <table:table-cell table:formula="oooc:=[.S6]/[.R6]" office:value-type="float" office:value="11.6723069032612">
            <text:p>11.67</text:p>
          </table:table-cell>
          <table:table-cell table:formula="oooc:=[.I5]*[$globals.$C$31]" office:value-type="float" office:value="8.17061483228284">
            <text:p>8.17</text:p>
          </table:table-cell>
          <table:table-cell table:formula="oooc:=[.J5]-0.02" office:value-type="float" office:value="0.28">
            <text:p>0.28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X4]/[.H6]/[.W4]*[.Q6]" office:value-type="float" office:value="55.5680012524636">
            <text:p>55.57</text:p>
          </table:table-cell>
          <table:table-cell table:formula="oooc:=[.Y4]/[.M6]" office:value-type="float" office:value="14.3967747978794">
            <text:p>14.4</text:p>
          </table:table-cell>
          <table:table-cell table:formula="oooc:=([.D6]/[.C6])/([.R6]/[.Q6])" office:value-type="float" office:value="1.00093636515364">
            <text:p>1</text:p>
          </table:table-cell>
          <table:table-cell/>
          <table:table-cell table:formula="oooc:=[.I6]^[$globals.$C$17]*[$globals.$C$24]/[.R6]*[.K6]*[.W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I6]/[.J6]" office:value-type="float" office:value="29.180767258153">
            <text:p>29.18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700">
            <text:p>2,700</text:p>
          </table:table-cell>
          <table:table-cell table:formula="oooc:=CEILING(([.R7]-[.U7]/2);[.U7])" office:value-type="float" office:value="3">
            <text:p>3</text:p>
          </table:table-cell>
          <table:table-cell table:formula="oooc:=[.D7]*[$globals.$C$26]/[.K7]" office:value-type="float" office:value="75">
            <text:p>75</text:p>
          </table:table-cell>
          <table:table-cell table:number-columns-repeated="2"/>
          <table:table-cell table:formula="oooc:=[.S7]/[.R7]" office:value-type="float" office:value="17.1176786506462">
            <text:p>17.12</text:p>
          </table:table-cell>
          <table:table-cell table:formula="oooc:=[.I6]*[$globals.$C$31]" office:value-type="float" office:value="13.3517893475041">
            <text:p>13.35</text:p>
          </table:table-cell>
          <table:table-cell table:formula="oooc:=[.J6]-0.02" office:value-type="float" office:value="0.26">
            <text:p>0.26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X4]/[.H7]/[.W4]*[.Q7]" office:value-type="float" office:value="128.002027810967">
            <text:p>128</text:p>
          </table:table-cell>
          <table:table-cell table:formula="oooc:=[.Y4]/[.M7]" office:value-type="float" office:value="6.24990098736121">
            <text:p>6.25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17]*[$globals.$C$24]/[.R7]*[.K7]*[.W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I7]/[.J7]" office:value-type="float" office:value="51.3530359519387">
            <text:p>51.35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10000">
            <text:p>10,000</text:p>
          </table:table-cell>
          <table:table-cell table:formula="oooc:=CEILING(([.R8]-[.U8]/2);[.U8])" office:value-type="float" office:value="3.2">
            <text:p>3.2</text:p>
          </table:table-cell>
          <table:table-cell table:formula="oooc:=[.D8]*[$globals.$C$26]/[.K8]" office:value-type="float" office:value="80">
            <text:p>80</text:p>
          </table:table-cell>
          <table:table-cell table:number-columns-repeated="2"/>
          <table:table-cell table:formula="oooc:=[.S8]/[.R8]" office:value-type="float" office:value="28.4094604375606">
            <text:p>28.41</text:p>
          </table:table-cell>
          <table:table-cell table:formula="oooc:=[.I7]*[$globals.$C$31]" office:value-type="float" office:value="21.8184656160465">
            <text:p>21.82</text:p>
          </table:table-cell>
          <table:table-cell table:formula="oooc:=[.J7]-0.02" office:value-type="float" office:value="0.24">
            <text:p>0.24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X4]/[.H8]/[.W4]*[.Q8]" office:value-type="float" office:value="293.110584136718">
            <text:p>293.11</text:p>
          </table:table-cell>
          <table:table-cell table:formula="oooc:=[.Y4]/[.M8]" office:value-type="float" office:value="2.7293453163972">
            <text:p>2.73</text:p>
          </table:table-cell>
          <table:table-cell table:formula="oooc:=([.D8]/[.C8])/([.R8]/[.Q8])" office:value-type="float" office:value="1.0408891929828">
            <text:p>1.04</text:p>
          </table:table-cell>
          <table:table-cell/>
          <table:table-cell table:formula="oooc:=[.I8]^[$globals.$C$17]*[$globals.$C$24]/[.R8]*[.K8]*[.W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I8]/[.J8]" office:value-type="float" office:value="90.9102734001939">
            <text:p>90.91</text:p>
          </table:table-cell>
          <table:table-cell table:formula="oooc:=MAX(10^(FLOOR(LOG([.Q8];10);1)-1);5)" office:value-type="float" office:value="1000">
            <text:p>1000</text:p>
          </table:table-cell>
          <table:table-cell table:formula="oooc:=10^(FLOOR(LOG([.R8];10);1)-1)" office:value-type="float" office:value="0.1">
            <text:p>0.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40000">
            <text:p>40,000</text:p>
          </table:table-cell>
          <table:table-cell table:formula="oooc:=CEILING(([.R9]-[.U9]/2);[.U9])" office:value-type="float" office:value="3.4">
            <text:p>3.4</text:p>
          </table:table-cell>
          <table:table-cell table:formula="oooc:=[.D9]*[$globals.$C$26]/[.K9]" office:value-type="float" office:value="85">
            <text:p>85</text:p>
          </table:table-cell>
          <table:table-cell table:number-columns-repeated="2"/>
          <table:table-cell table:formula="oooc:=[.S9]/[.R9]" office:value-type="float" office:value="47.6658499412093">
            <text:p>47.67</text:p>
          </table:table-cell>
          <table:table-cell table:formula="oooc:=[.I8]*[$globals.$C$31]" office:value-type="float" office:value="35.6540557560246">
            <text:p>35.65</text:p>
          </table:table-cell>
          <table:table-cell table:formula="oooc:=[.J8]-0.02" office:value-type="float" office:value="0.22">
            <text:p>0.22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X4]/[.H9]/[.W4]*[.Q9]" office:value-type="float" office:value="666.529993938297">
            <text:p>666.53</text:p>
          </table:table-cell>
          <table:table-cell table:formula="oooc:=[.Y4]/[.M9]" office:value-type="float" office:value="1.20024606135588">
            <text:p>1.2</text:p>
          </table:table-cell>
          <table:table-cell table:formula="oooc:=([.D9]/[.C9])/([.R9]/[.Q9])" office:value-type="float" office:value="0.992834958511813">
            <text:p>0.99</text:p>
          </table:table-cell>
          <table:table-cell/>
          <table:table-cell table:formula="oooc:=[.I9]^[$globals.$C$17]*[$globals.$C$24]/[.R9]*[.K9]*[.W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I9]/[.J9]" office:value-type="float" office:value="162.063889800112">
            <text:p>162.06</text:p>
          </table:table-cell>
          <table:table-cell table:formula="oooc:=MAX(10^(FLOOR(LOG([.Q9];10);1)-1);5)" office:value-type="float" office:value="1000">
            <text:p>1000</text:p>
          </table:table-cell>
          <table:table-cell table:formula="oooc:=10^(FLOOR(LOG([.R9];10);1)-1)" office:value-type="float" office:value="0.1">
            <text:p>0.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150000">
            <text:p>150,000</text:p>
          </table:table-cell>
          <table:table-cell table:formula="oooc:=CEILING(([.R10]-[.U10]/2);[.U10])" office:value-type="float" office:value="3.6">
            <text:p>3.6</text:p>
          </table:table-cell>
          <table:table-cell table:formula="oooc:=[.D10]*[$globals.$C$26]/[.K10]" office:value-type="float" office:value="90">
            <text:p>90</text:p>
          </table:table-cell>
          <table:table-cell table:number-columns-repeated="2"/>
          <table:table-cell table:formula="oooc:=[.S10]/[.R10]" office:value-type="float" office:value="80.9209879975593">
            <text:p>80.92</text:p>
          </table:table-cell>
          <table:table-cell table:formula="oooc:=[.I9]*[$globals.$C$31]" office:value-type="float" office:value="58.2631113582427">
            <text:p>58.26</text:p>
          </table:table-cell>
          <table:table-cell table:formula="oooc:=[.J9]-0.02" office:value-type="float" office:value="0.2">
            <text:p>0.2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X4]/[.H10]/[.W4]*[.Q10]" office:value-type="float" office:value="1503.15501371623">
            <text:p>1503.16</text:p>
          </table:table-cell>
          <table:table-cell table:formula="oooc:=[.Y4]/[.M10]" office:value-type="float" office:value="0.532213905219377">
            <text:p>0.53</text:p>
          </table:table-cell>
          <table:table-cell table:formula="oooc:=([.D10]/[.C10])/([.R10]/[.Q10])" office:value-type="float" office:value="1.01363990686168">
            <text:p>1.01</text:p>
          </table:table-cell>
          <table:table-cell/>
          <table:table-cell table:formula="oooc:=[.I10]^[$globals.$C$17]*[$globals.$C$24]/[.R10]*[.K10]*[.W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I10]/[.J10]" office:value-type="float" office:value="291.315556791214">
            <text:p>291.32</text:p>
          </table:table-cell>
          <table:table-cell table:formula="oooc:=MAX(10^(FLOOR(LOG([.Q10];10);1)-1);5)" office:value-type="float" office:value="10000">
            <text:p>10000</text:p>
          </table:table-cell>
          <table:table-cell table:formula="oooc:=10^(FLOOR(LOG([.R10];10);1)-1)" office:value-type="float" office:value="0.1">
            <text:p>0.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style-name="ce3" office:value-type="float" office:value="8">
            <text:p>8</text:p>
          </table:table-cell>
          <table:table-cell table:formula="oooc:=[.I4]+[$globals.$C$15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T14]/2);[.T14])" office:value-type="float" office:value="4100">
            <text:p>4,100</text:p>
          </table:table-cell>
          <table:table-cell table:formula="oooc:=CEILING(([.R14]-[.U14]/2);[.U14])" office:value-type="float" office:value="2.1">
            <text:p>2.1</text:p>
          </table:table-cell>
          <table:table-cell table:formula="oooc:=[.D14]*[$globals.$C$26]/[.K14]" office:value-type="float" office:value="210">
            <text:p>210</text:p>
          </table:table-cell>
          <table:table-cell table:formula="oooc:=[.F13]" office:value-type="float" office:value="6">
            <text:p>6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3] ^ [.$I13] * [$globals.$D$21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3]/[.H14]/[.W13]*[.Q14]" office:value-type="float" office:value="102.10724719435">
            <text:p>102.11</text:p>
          </table:table-cell>
          <table:table-cell table:formula="oooc:=[.Y13]/[.M14]" office:value-type="float" office:value="7.83489930423143">
            <text:p>7.83</text:p>
          </table:table-cell>
          <table:table-cell table:formula="oooc:=([.D14]/[.C14])/([.R14]/[.Q14])" office:value-type="float" office:value="0.983243558602153">
            <text:p>0.98</text:p>
          </table:table-cell>
          <table:table-cell/>
          <table:table-cell table:formula="oooc:=[.I14]^[$globals.$C$17]*[$globals.$C$24]/[.R14]*[.K14]*[.W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T15]/2);[.T15])" office:value-type="float" office:value="10000">
            <text:p>10,000</text:p>
          </table:table-cell>
          <table:table-cell table:formula="oooc:=CEILING(([.R15]-[.U15]/2);[.U15])" office:value-type="float" office:value="3.5">
            <text:p>3.5</text:p>
          </table:table-cell>
          <table:table-cell table:formula="oooc:=[.D15]*[$globals.$C$26]/[.K15]" office:value-type="float" office:value="350">
            <text:p>350</text:p>
          </table:table-cell>
          <table:table-cell table:formula="oooc:=[.F14]" office:value-type="float" office:value="6">
            <text:p>6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3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3]/[.H15]/[.W13]*[.Q15]" office:value-type="float" office:value="253.298912499163">
            <text:p>253.3</text:p>
          </table:table-cell>
          <table:table-cell table:formula="oooc:=[.Y13]/[.M15]" office:value-type="float" office:value="3.1583238637183">
            <text:p>3.16</text:p>
          </table:table-cell>
          <table:table-cell table:formula="oooc:=([.D15]/[.C15])/([.R15]/[.Q15])" office:value-type="float" office:value="1.01996610552398">
            <text:p>1.02</text:p>
          </table:table-cell>
          <table:table-cell/>
          <table:table-cell table:formula="oooc:=[.I15]^[$globals.$C$17]*[$globals.$C$24]/[.R15]*[.K15]*[.W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MAX(10^(FLOOR(LOG([.Q15];10);1)-1);5)" office:value-type="float" office:value="1000">
            <text:p>1000</text:p>
          </table:table-cell>
          <table:table-cell table:formula="oooc:=10^(FLOOR(LOG([.R15];10);1)-1)" office:value-type="float" office:value="0.1">
            <text:p>0.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T16]/2);[.T16])" office:value-type="float" office:value="25000">
            <text:p>25,000</text:p>
          </table:table-cell>
          <table:table-cell table:formula="oooc:=CEILING(([.R16]-[.U16]/2);[.U16])" office:value-type="float" office:value="5.7">
            <text:p>5.7</text:p>
          </table:table-cell>
          <table:table-cell table:formula="oooc:=[.D16]*[$globals.$C$26]/[.K16]" office:value-type="float" office:value="570">
            <text:p>570</text:p>
          </table:table-cell>
          <table:table-cell table:formula="oooc:=[.F15]" office:value-type="float" office:value="6">
            <text:p>6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3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3]/[.H16]/[.W13]*[.Q16]" office:value-type="float" office:value="628.362244955408">
            <text:p>628.36</text:p>
          </table:table-cell>
          <table:table-cell table:formula="oooc:=[.Y13]/[.M16]" office:value-type="float" office:value="1.27315096733218">
            <text:p>1.27</text:p>
          </table:table-cell>
          <table:table-cell table:formula="oooc:=([.D16]/[.C16])/([.R16]/[.Q16])" office:value-type="float" office:value="1.00865946061924">
            <text:p>1.01</text:p>
          </table:table-cell>
          <table:table-cell/>
          <table:table-cell table:formula="oooc:=[.I16]^[$globals.$C$17]*[$globals.$C$24]/[.R16]*[.K16]*[.W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T17]/2);[.T17])" office:value-type="float" office:value="62000">
            <text:p>62,000</text:p>
          </table:table-cell>
          <table:table-cell table:formula="oooc:=CEILING(([.R17]-[.U17]/2);[.U17])" office:value-type="float" office:value="9.3">
            <text:p>9.3</text:p>
          </table:table-cell>
          <table:table-cell table:formula="oooc:=[.D17]*[$globals.$C$26]/[.K17]" office:value-type="float" office:value="930">
            <text:p>930</text:p>
          </table:table-cell>
          <table:table-cell table:formula="oooc:=[.F16]" office:value-type="float" office:value="6">
            <text:p>6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3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3]/[.H17]/[.W13]*[.Q17]" office:value-type="float" office:value="1558.78723279834">
            <text:p>1558.79</text:p>
          </table:table-cell>
          <table:table-cell table:formula="oooc:=[.Y13]/[.M17]" office:value-type="float" office:value="0.513219497290746">
            <text:p>0.51</text:p>
          </table:table-cell>
          <table:table-cell table:formula="oooc:=([.D17]/[.C17])/([.R17]/[.Q17])" office:value-type="float" office:value="1.00737925236503">
            <text:p>1.01</text:p>
          </table:table-cell>
          <table:table-cell/>
          <table:table-cell table:formula="oooc:=[.I17]^[$globals.$C$17]*[$globals.$C$24]/[.R17]*[.K17]*[.W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T18]/2);[.T18])" office:value-type="float" office:value="150000">
            <text:p>150,000</text:p>
          </table:table-cell>
          <table:table-cell table:formula="oooc:=CEILING(([.R18]-[.U18]/2);[.U18])" office:value-type="float" office:value="15">
            <text:p>15</text:p>
          </table:table-cell>
          <table:table-cell table:formula="oooc:=[.D18]*[$globals.$C$26]/[.K18]" office:value-type="float" office:value="1500">
            <text:p>1500</text:p>
          </table:table-cell>
          <table:table-cell table:formula="oooc:=[.F17]" office:value-type="float" office:value="6">
            <text:p>6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3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3]/[.H18]/[.W13]*[.Q18]" office:value-type="float" office:value="3866.90584394922">
            <text:p>3866.91</text:p>
          </table:table-cell>
          <table:table-cell table:formula="oooc:=[.Y13]/[.M18]" office:value-type="float" office:value="0.206883754682522">
            <text:p>0.21</text:p>
          </table:table-cell>
          <table:table-cell table:formula="oooc:=([.D18]/[.C18])/([.R18]/[.Q18])" office:value-type="float" office:value="1.01951534455988">
            <text:p>1.02</text:p>
          </table:table-cell>
          <table:table-cell/>
          <table:table-cell table:formula="oooc:=[.I18]^[$globals.$C$17]*[$globals.$C$24]/[.R18]*[.K18]*[.W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MAX(10^(FLOOR(LOG([.Q18];10);1)-1);5)" office:value-type="float" office:value="10000">
            <text:p>10000</text:p>
          </table:table-cell>
          <table:table-cell table:formula="oooc:=10^(FLOOR(LOG([.R18];10);1)-1)" office:value-type="float" office:value="1">
            <text:p>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T19]/2);[.T19])" office:value-type="float" office:value="380000">
            <text:p>380,000</text:p>
          </table:table-cell>
          <table:table-cell table:formula="oooc:=CEILING(([.R19]-[.U19]/2);[.U19])" office:value-type="float" office:value="25">
            <text:p>25</text:p>
          </table:table-cell>
          <table:table-cell table:formula="oooc:=[.D19]*[$globals.$C$26]/[.K19]" office:value-type="float" office:value="2500">
            <text:p>2500</text:p>
          </table:table-cell>
          <table:table-cell table:formula="oooc:=[.F18]" office:value-type="float" office:value="6">
            <text:p>6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3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X13]/[.H19]/[.W13]*[.Q19]" office:value-type="float" office:value="9592.68878480933">
            <text:p>9592.69</text:p>
          </table:table-cell>
          <table:table-cell table:formula="oooc:=[.Y13]/[.M19]" office:value-type="float" office:value="0.0833968471141119">
            <text:p>0.08</text:p>
          </table:table-cell>
          <table:table-cell table:formula="oooc:=([.D19]/[.C19])/([.R19]/[.Q19])" office:value-type="float" office:value="1.01822135782763">
            <text:p>1.02</text:p>
          </table:table-cell>
          <table:table-cell/>
          <table:table-cell table:formula="oooc:=[.I19]^[$globals.$C$17]*[$globals.$C$24]/[.R19]*[.K19]*[.W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MAX(10^(FLOOR(LOG([.Q19];10);1)-1);5)" office:value-type="float" office:value="10000">
            <text:p>10000</text:p>
          </table:table-cell>
          <table:table-cell table:formula="oooc:=10^(FLOOR(LOG([.R19];10);1)-1)" office:value-type="float" office:value="1">
            <text:p>1</text:p>
          </table:table-cell>
          <table:table-cell/>
          <table:table-cell table:formula="oooc:=[.W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17]*[$globals.$C$24]*[$globals.$C$25]" office:value-type="float" office:value="15102.3624272803">
            <text:p>15,102</text:p>
          </table:table-cell>
          <table:table-cell table:number-columns-repeated="4"/>
          <table:table-cell table:style-name="ce3"/>
          <table:table-cell table:formula="oooc:=[.I13]+[$globals.$C$15]" office:value-type="float" office:value="1.7">
            <text:p>1.7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T23]/2);[.T23])" office:value-type="float" office:value="76000">
            <text:p>76,000</text:p>
          </table:table-cell>
          <table:table-cell table:formula="oooc:=CEILING(([.R23]-[.U23]/2);[.U23])" office:value-type="float" office:value="2">
            <text:p>2</text:p>
          </table:table-cell>
          <table:table-cell table:formula="oooc:=[.D23]*[$globals.$C$26]/[.K23]" office:value-type="float" office:value="50">
            <text:p>50</text:p>
          </table:table-cell>
          <table:table-cell table:number-columns-repeated="2"/>
          <table:table-cell table:formula="oooc:=[.S23]/[.R23]" office:value-type="float" office:value="52.9753308828446">
            <text:p>52.98</text:p>
          </table:table-cell>
          <table:table-cell table:formula="oooc:=[$globals.$C$13] ^ [.$I22] * [$globals.$D$21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4">
            <text:p>4</text:p>
          </table:table-cell>
          <table:table-cell/>
          <table:table-cell table:formula="oooc:=[.X22]/[.H23]/[.W22]*[.Q23]" office:value-type="float" office:value="1140.33171105089">
            <text:p>1140.33</text:p>
          </table:table-cell>
          <table:table-cell table:formula="oooc:=[.Y22]/[.M23]" office:value-type="float" office:value="0.701550252656528">
            <text:p>0.7</text:p>
          </table:table-cell>
          <table:table-cell table:formula="oooc:=([.D23]/[.C23])/([.R23]/[.Q23])" office:value-type="float" office:value="0.993576475478964">
            <text:p>0.99</text:p>
          </table:table-cell>
          <table:table-cell/>
          <table:table-cell table:formula="oooc:=[.I23]^[$globals.$C$17]*[$globals.$C$24]/[.R23]*[.K23]*[.W23]" office:value-type="float" office:value="75511.8121364013">
            <text:p>75511.81</text:p>
          </table:table-cell>
          <table:table-cell office:value-type="float" office:value="2">
            <text:p>2</text:p>
          </table:table-cell>
          <table:table-cell table:formula="oooc:=[.I23]/[.J23]" office:value-type="float" office:value="105.950661765689">
            <text:p>105.95</text:p>
          </table:table-cell>
          <table:table-cell table:formula="oooc:=MAX(10^(FLOOR(LOG([.Q23];10);1)-1);5)" office:value-type="float" office:value="1000">
            <text:p>1000</text:p>
          </table:table-cell>
          <table:table-cell table:formula="oooc:=10^(FLOOR(LOG([.R23];10);1)-1)" office:value-type="float" office:value="0.1">
            <text:p>0.1</text:p>
          </table:table-cell>
          <table:table-cell/>
          <table:table-cell table:formula="oooc:=[.W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T24]/2);[.T24])" office:value-type="float" office:value="240000">
            <text:p>240,000</text:p>
          </table:table-cell>
          <table:table-cell table:formula="oooc:=CEILING(([.R24]-[.U24]/2);[.U24])" office:value-type="float" office:value="2.5">
            <text:p>2.5</text:p>
          </table:table-cell>
          <table:table-cell table:formula="oooc:=[.D24]*[$globals.$C$26]/[.K24]" office:value-type="float" office:value="62.5">
            <text:p>62.5</text:p>
          </table:table-cell>
          <table:table-cell table:number-columns-repeated="2"/>
          <table:table-cell table:formula="oooc:=[.S24]/[.R24]" office:value-type="float" office:value="73.451810176854">
            <text:p>73.45</text:p>
          </table:table-cell>
          <table:table-cell table:formula="oooc:=[.I23]*[$globals.$C$31]" office:value-type="float" office:value="60.5977433959045">
            <text:p>60.6</text:p>
          </table:table-cell>
          <table:table-cell table:formula="oooc:=[.J23]-0.02" office:value-type="float" office:value="0.33">
            <text:p>0.33</text:p>
          </table:table-cell>
          <table:table-cell table:formula="oooc:=[.K23]" office:value-type="float" office:value="4">
            <text:p>4</text:p>
          </table:table-cell>
          <table:table-cell/>
          <table:table-cell table:formula="oooc:=[.X22]/[.H24]/[.W22]*[.Q24]" office:value-type="float" office:value="2667.18938811312">
            <text:p>2667.19</text:p>
          </table:table-cell>
          <table:table-cell table:formula="oooc:=[.Y22]/[.M24]" office:value-type="float" office:value="0.299941205362231">
            <text:p>0.3</text:p>
          </table:table-cell>
          <table:table-cell table:formula="oooc:=([.D24]/[.C24])/([.R24]/[.Q24])" office:value-type="float" office:value="1.02036400334065">
            <text:p>1.02</text:p>
          </table:table-cell>
          <table:table-cell/>
          <table:table-cell table:formula="oooc:=[.I24]^[$globals.$C$17]*[$globals.$C$24]/[.R24]*[.K24]*[.W24]" office:value-type="float" office:value="244887.360801755">
            <text:p>244887.36</text:p>
          </table:table-cell>
          <table:table-cell office:value-type="float" office:value="2.5">
            <text:p>2.5</text:p>
          </table:table-cell>
          <table:table-cell table:formula="oooc:=[.I24]/[.J24]" office:value-type="float" office:value="183.629525442135">
            <text:p>183.63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/>
          <table:table-cell table:formula="oooc:=[.W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T25]/2);[.T25])" office:value-type="float" office:value="830000">
            <text:p>830,000</text:p>
          </table:table-cell>
          <table:table-cell table:formula="oooc:=CEILING(([.R25]-[.U25]/2);[.U25])" office:value-type="float" office:value="3">
            <text:p>3</text:p>
          </table:table-cell>
          <table:table-cell table:formula="oooc:=[.D25]*[$globals.$C$26]/[.K25]" office:value-type="float" office:value="75">
            <text:p>75</text:p>
          </table:table-cell>
          <table:table-cell table:number-columns-repeated="2"/>
          <table:table-cell table:formula="oooc:=[.S25]/[.R25]" office:value-type="float" office:value="106.477595912569">
            <text:p>106.48</text:p>
          </table:table-cell>
          <table:table-cell table:formula="oooc:=[.I24]*[$globals.$C$31]" office:value-type="float" office:value="99.0241641986894">
            <text:p>99.02</text:p>
          </table:table-cell>
          <table:table-cell table:formula="oooc:=[.J24]-0.02" office:value-type="float" office:value="0.31">
            <text:p>0.31</text:p>
          </table:table-cell>
          <table:table-cell table:formula="oooc:=[.K24]" office:value-type="float" office:value="4">
            <text:p>4</text:p>
          </table:table-cell>
          <table:table-cell/>
          <table:table-cell table:formula="oooc:=[.X22]/[.H25]/[.W22]*[.Q25]" office:value-type="float" office:value="6215.53284772192">
            <text:p>6215.53</text:p>
          </table:table-cell>
          <table:table-cell table:formula="oooc:=[.Y22]/[.M25]" office:value-type="float" office:value="0.128709801653323">
            <text:p>0.13</text:p>
          </table:table-cell>
          <table:table-cell table:formula="oooc:=([.D25]/[.C25])/([.R25]/[.Q25])" office:value-type="float" office:value="0.996709329730476">
            <text:p>1</text:p>
          </table:table-cell>
          <table:table-cell/>
          <table:table-cell table:formula="oooc:=[.I25]^[$globals.$C$17]*[$globals.$C$24]/[.R25]*[.K25]*[.W25]" office:value-type="float" office:value="827268.743676295">
            <text:p>827268.74</text:p>
          </table:table-cell>
          <table:table-cell office:value-type="float" office:value="3">
            <text:p>3</text:p>
          </table:table-cell>
          <table:table-cell table:formula="oooc:=[.I25]/[.J25]" office:value-type="float" office:value="319.432787737708">
            <text:p>319.43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/>
          <table:table-cell table:formula="oooc:=[.W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T26]/2);[.T26])" office:value-type="float" office:value="3100000">
            <text:p>3,100,000</text:p>
          </table:table-cell>
          <table:table-cell table:formula="oooc:=CEILING(([.R26]-[.U26]/2);[.U26])" office:value-type="float" office:value="3.2">
            <text:p>3.2</text:p>
          </table:table-cell>
          <table:table-cell table:formula="oooc:=[.D26]*[$globals.$C$26]/[.K26]" office:value-type="float" office:value="80">
            <text:p>80</text:p>
          </table:table-cell>
          <table:table-cell table:number-columns-repeated="2"/>
          <table:table-cell table:formula="oooc:=[.S26]/[.R26]" office:value-type="float" office:value="174.372479473324">
            <text:p>174.37</text:p>
          </table:table-cell>
          <table:table-cell table:formula="oooc:=[.I25]*[$globals.$C$31]" office:value-type="float" office:value="161.817660951245">
            <text:p>161.82</text:p>
          </table:table-cell>
          <table:table-cell table:formula="oooc:=[.J25]-0.02" office:value-type="float" office:value="0.29">
            <text:p>0.29</text:p>
          </table:table-cell>
          <table:table-cell table:formula="oooc:=[.K25]" office:value-type="float" office:value="4">
            <text:p>4</text:p>
          </table:table-cell>
          <table:table-cell/>
          <table:table-cell table:formula="oooc:=[.X22]/[.H26]/[.W22]*[.Q26]" office:value-type="float" office:value="14424.1897680606">
            <text:p>14424.19</text:p>
          </table:table-cell>
          <table:table-cell table:formula="oooc:=[.Y22]/[.M26]" office:value-type="float" office:value="0.055462387341259">
            <text:p>0.06</text:p>
          </table:table-cell>
          <table:table-cell table:formula="oooc:=([.D26]/[.C26])/([.R26]/[.Q26])" office:value-type="float" office:value="1.01418618316551">
            <text:p>1.01</text:p>
          </table:table-cell>
          <table:table-cell/>
          <table:table-cell table:formula="oooc:=[.I26]^[$globals.$C$17]*[$globals.$C$24]/[.R26]*[.K26]*[.W26]" office:value-type="float" office:value="3143977.16781309">
            <text:p>3143977.17</text:p>
          </table:table-cell>
          <table:table-cell office:value-type="float" office:value="3.2">
            <text:p>3.2</text:p>
          </table:table-cell>
          <table:table-cell table:formula="oooc:=[.I26]/[.J26]" office:value-type="float" office:value="557.991934314636">
            <text:p>557.99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0.1">
            <text:p>0.1</text:p>
          </table:table-cell>
          <table:table-cell/>
          <table:table-cell table:formula="oooc:=[.W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T27]/2);[.T27])" office:value-type="float" office:value="12000000">
            <text:p>12,000,000</text:p>
          </table:table-cell>
          <table:table-cell table:formula="oooc:=CEILING(([.R27]-[.U27]/2);[.U27])" office:value-type="float" office:value="3.4">
            <text:p>3.4</text:p>
          </table:table-cell>
          <table:table-cell table:formula="oooc:=[.D27]*[$globals.$C$26]/[.K27]" office:value-type="float" office:value="85">
            <text:p>85</text:p>
          </table:table-cell>
          <table:table-cell table:number-columns-repeated="2"/>
          <table:table-cell table:formula="oooc:=[.S27]/[.R27]" office:value-type="float" office:value="288.05006115328">
            <text:p>288.05</text:p>
          </table:table-cell>
          <table:table-cell table:formula="oooc:=[.I26]*[$globals.$C$31]" office:value-type="float" office:value="264.429956138711">
            <text:p>264.43</text:p>
          </table:table-cell>
          <table:table-cell table:formula="oooc:=[.J26]-0.02" office:value-type="float" office:value="0.27">
            <text:p>0.27</text:p>
          </table:table-cell>
          <table:table-cell table:formula="oooc:=[.K26]" office:value-type="float" office:value="4">
            <text:p>4</text:p>
          </table:table-cell>
          <table:table-cell/>
          <table:table-cell table:formula="oooc:=[.X22]/[.H27]/[.W22]*[.Q27]" office:value-type="float" office:value="33314.5499809556">
            <text:p>33314.55</text:p>
          </table:table-cell>
          <table:table-cell table:formula="oooc:=[.Y22]/[.M27]" office:value-type="float" office:value="0.0240135316387981">
            <text:p>0.02</text:p>
          </table:table-cell>
          <table:table-cell table:formula="oooc:=([.D27]/[.C27])/([.R27]/[.Q27])" office:value-type="float" office:value="0.999610224927945">
            <text:p>1</text:p>
          </table:table-cell>
          <table:table-cell/>
          <table:table-cell table:formula="oooc:=[.I27]^[$globals.$C$17]*[$globals.$C$24]/[.R27]*[.K27]*[.W27]" office:value-type="float" office:value="11995322.6991353">
            <text:p>11995322.7</text:p>
          </table:table-cell>
          <table:table-cell office:value-type="float" office:value="3.4">
            <text:p>3.4</text:p>
          </table:table-cell>
          <table:table-cell table:formula="oooc:=[.I27]/[.J27]" office:value-type="float" office:value="979.370207921151">
            <text:p>979.37</text:p>
          </table:table-cell>
          <table:table-cell table:formula="oooc:=MAX(10^(FLOOR(LOG([.Q27];10);1)-1);5)" office:value-type="float" office:value="1000000">
            <text:p>1000000</text:p>
          </table:table-cell>
          <table:table-cell table:formula="oooc:=10^(FLOOR(LOG([.R27];10);1)-1)" office:value-type="float" office:value="0.1">
            <text:p>0.1</text:p>
          </table:table-cell>
          <table:table-cell/>
          <table:table-cell table:formula="oooc:=[.W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T28]/2);[.T28])" office:value-type="float" office:value="46000000">
            <text:p>46,000,000</text:p>
          </table:table-cell>
          <table:table-cell table:formula="oooc:=CEILING(([.R28]-[.U28]/2);[.U28])" office:value-type="float" office:value="3.6">
            <text:p>3.6</text:p>
          </table:table-cell>
          <table:table-cell table:formula="oooc:=[.D28]*[$globals.$C$26]/[.K28]" office:value-type="float" office:value="90">
            <text:p>90</text:p>
          </table:table-cell>
          <table:table-cell table:number-columns-repeated="2"/>
          <table:table-cell table:formula="oooc:=[.S28]/[.R28]" office:value-type="float" office:value="480.123404828189">
            <text:p>480.12</text:p>
          </table:table-cell>
          <table:table-cell table:formula="oooc:=[.I27]*[$globals.$C$31]" office:value-type="float" office:value="432.11106434537">
            <text:p>432.11</text:p>
          </table:table-cell>
          <table:table-cell table:formula="oooc:=[.J27]-0.02" office:value-type="float" office:value="0.25">
            <text:p>0.25</text:p>
          </table:table-cell>
          <table:table-cell table:formula="oooc:=[.K27]" office:value-type="float" office:value="4">
            <text:p>4</text:p>
          </table:table-cell>
          <table:table-cell/>
          <table:table-cell table:formula="oooc:=[.X22]/[.H28]/[.W22]*[.Q28]" office:value-type="float" office:value="76522.1128913278">
            <text:p>76522.11</text:p>
          </table:table-cell>
          <table:table-cell table:formula="oooc:=[.Y22]/[.M28]" office:value-type="float" office:value="0.0104544943908712">
            <text:p>0.01</text:p>
          </table:table-cell>
          <table:table-cell table:formula="oooc:=([.D28]/[.C28])/([.R28]/[.Q28])" office:value-type="float" office:value="0.998371124620418">
            <text:p>1</text:p>
          </table:table-cell>
          <table:table-cell/>
          <table:table-cell table:formula="oooc:=[.I28]^[$globals.$C$17]*[$globals.$C$24]/[.R28]*[.K28]*[.W28]" office:value-type="float" office:value="45925071.7325392">
            <text:p>45925071.73</text:p>
          </table:table-cell>
          <table:table-cell office:value-type="float" office:value="3.6">
            <text:p>3.6</text:p>
          </table:table-cell>
          <table:table-cell table:formula="oooc:=[.I28]/[.J28]" office:value-type="float" office:value="1728.44425738148">
            <text:p>1728.44</text:p>
          </table:table-cell>
          <table:table-cell table:formula="oooc:=MAX(10^(FLOOR(LOG([.Q28];10);1)-1);5)" office:value-type="float" office:value="1000000">
            <text:p>1000000</text:p>
          </table:table-cell>
          <table:table-cell table:formula="oooc:=10^(FLOOR(LOG([.R28];10);1)-1)" office:value-type="float" office:value="0.1">
            <text:p>0.1</text:p>
          </table:table-cell>
          <table:table-cell/>
          <table:table-cell table:formula="oooc:=[.W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Rear See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17]*[$globals.$C$24]*[$globals.$C$25]" office:value-type="float" office:value="262471.60699656">
            <text:p>262,472</text:p>
          </table:table-cell>
          <table:table-cell table:number-columns-repeated="2"/>
          <table:table-cell office:value-type="float" office:value="100">
            <text:p>100</text:p>
          </table:table-cell>
          <table:table-cell/>
          <table:table-cell table:style-name="ce3" office:value-type="float" office:value="30">
            <text:p>30</text:p>
          </table:table-cell>
          <table:table-cell table:formula="oooc:=[.I22]+[$globals.$C$15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T32]/2);[.T32])" office:value-type="float" office:value="1900000">
            <text:p>1,900,000</text:p>
          </table:table-cell>
          <table:table-cell table:formula="oooc:=CEILING(([.R32]-[.U32]/2);[.U32])" office:value-type="float" office:value="1.3">
            <text:p>1.3</text:p>
          </table:table-cell>
          <table:table-cell table:formula="oooc:=[.D32]*[$globals.$C$26]/[.K32]" office:value-type="float" office:value="130">
            <text:p>130</text:p>
          </table:table-cell>
          <table:table-cell table:formula="oooc:=[.F31]" office:value-type="float" office:value="100">
            <text:p>100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$globals.$C$13] ^ [.$I31] * [$globals.$D$21]" office:value-type="float" office:value="100.988651900237">
            <text:p>100.99</text:p>
          </table:table-cell>
          <table:table-cell table:formula="oooc:=[.J31]" office:value-type="float" office:value="2.5">
            <text:p>2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31]/[.H32]/[.W31]*[.Q32]" office:value-type="float" office:value="12995.1040071238">
            <text:p>12995.1</text:p>
          </table:table-cell>
          <table:table-cell table:formula="oooc:=[.Y31]/[.M32]" office:value-type="float" office:value="0.0615616465679266">
            <text:p>0.06</text:p>
          </table:table-cell>
          <table:table-cell table:formula="oooc:=([.D32]/[.C32])/([.R32]/[.Q32])" office:value-type="float" office:value="0.990488548273155">
            <text:p>0.99</text:p>
          </table:table-cell>
          <table:table-cell/>
          <table:table-cell table:formula="oooc:=[.I32]^[$globals.$C$17]*[$globals.$C$24]/[.R32]*[.K32]*[.W32]" office:value-type="float" office:value="1949265.60106856">
            <text:p>1949265.6</text:p>
          </table:table-cell>
          <table:table-cell table:formula="oooc:=[.S32]/[.H32]" office:value-type="float" office:value="1.34651535866983">
            <text:p>1.35</text:p>
          </table:table-cell>
          <table:table-cell table:formula="oooc:=[.I32]/[.J32]" office:value-type="float" office:value="40.3954607600949">
            <text:p>40.4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0.1">
            <text:p>0.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T33]/2);[.T33])" office:value-type="float" office:value="4800000">
            <text:p>4,800,000</text:p>
          </table:table-cell>
          <table:table-cell table:formula="oooc:=CEILING(([.R33]-[.U33]/2);[.U33])" office:value-type="float" office:value="2.2">
            <text:p>2.2</text:p>
          </table:table-cell>
          <table:table-cell table:formula="oooc:=[.D33]*[$globals.$C$26]/[.K33]" office:value-type="float" office:value="220">
            <text:p>220</text:p>
          </table:table-cell>
          <table:table-cell table:formula="oooc:=[.F32]" office:value-type="float" office:value="100">
            <text:p>100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1]" office:value-type="float" office:value="165.027875421665">
            <text:p>165.03</text:p>
          </table:table-cell>
          <table:table-cell table:formula="oooc:=[.J32]" office:value-type="float" office:value="2.5">
            <text:p>2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31]/[.H33]/[.W31]*[.Q33]" office:value-type="float" office:value="32237.1408814173">
            <text:p>32237.14</text:p>
          </table:table-cell>
          <table:table-cell table:formula="oooc:=[.Y31]/[.M33]" office:value-type="float" office:value="0.0248160965311024">
            <text:p>0.02</text:p>
          </table:table-cell>
          <table:table-cell table:formula="oooc:=([.D33]/[.C33])/([.R33]/[.Q33])" office:value-type="float" office:value="1.00724048737275">
            <text:p>1.01</text:p>
          </table:table-cell>
          <table:table-cell/>
          <table:table-cell table:formula="oooc:=[.I33]^[$globals.$C$17]*[$globals.$C$24]/[.R33]*[.K33]*[.W33]" office:value-type="float" office:value="4835571.13221259">
            <text:p>4835571.13</text:p>
          </table:table-cell>
          <table:table-cell table:formula="oooc:=[.S33]/[.H33]" office:value-type="float" office:value="2.20037167228887">
            <text:p>2.2</text:p>
          </table:table-cell>
          <table:table-cell table:formula="oooc:=[.I33]/[.J33]" office:value-type="float" office:value="66.0111501686662">
            <text:p>66.01</text:p>
          </table:table-cell>
          <table:table-cell table:formula="oooc:=MAX(10^(FLOOR(LOG([.Q33];10);1)-1);5)" office:value-type="float" office:value="100000">
            <text:p>100000</text:p>
          </table:table-cell>
          <table:table-cell table:formula="oooc:=10^(FLOOR(LOG([.R33];10);1)-1)" office:value-type="float" office:value="0.1">
            <text:p>0.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T34]/2);[.T34])" office:value-type="float" office:value="12000000">
            <text:p>12,000,000</text:p>
          </table:table-cell>
          <table:table-cell table:formula="oooc:=CEILING(([.R34]-[.U34]/2);[.U34])" office:value-type="float" office:value="3.6">
            <text:p>3.6</text:p>
          </table:table-cell>
          <table:table-cell table:formula="oooc:=[.D34]*[$globals.$C$26]/[.K34]" office:value-type="float" office:value="360">
            <text:p>360</text:p>
          </table:table-cell>
          <table:table-cell table:formula="oooc:=[.F33]" office:value-type="float" office:value="100">
            <text:p>100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1]" office:value-type="float" office:value="269.675841332077">
            <text:p>269.68</text:p>
          </table:table-cell>
          <table:table-cell table:formula="oooc:=[.J33]" office:value-type="float" office:value="2.5">
            <text:p>2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31]/[.H34]/[.W31]*[.Q34]" office:value-type="float" office:value="79971.137717609">
            <text:p>79971.14</text:p>
          </table:table-cell>
          <table:table-cell table:formula="oooc:=[.Y31]/[.M34]" office:value-type="float" office:value="0.0100036090873801">
            <text:p>0.01</text:p>
          </table:table-cell>
          <table:table-cell table:formula="oooc:=([.D34]/[.C34])/([.R34]/[.Q34])" office:value-type="float" office:value="1.00084081860553">
            <text:p>1</text:p>
          </table:table-cell>
          <table:table-cell/>
          <table:table-cell table:formula="oooc:=[.I34]^[$globals.$C$17]*[$globals.$C$24]/[.R34]*[.K34]*[.W34]" office:value-type="float" office:value="11995670.6576413">
            <text:p>11995670.66</text:p>
          </table:table-cell>
          <table:table-cell table:formula="oooc:=[.S34]/[.H34]" office:value-type="float" office:value="3.59567788442769">
            <text:p>3.6</text:p>
          </table:table-cell>
          <table:table-cell table:formula="oooc:=[.I34]/[.J34]" office:value-type="float" office:value="107.870336532831">
            <text:p>107.87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0.1">
            <text:p>0.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T35]/2);[.T35])" office:value-type="float" office:value="30000000">
            <text:p>30,000,000</text:p>
          </table:table-cell>
          <table:table-cell table:formula="oooc:=CEILING(([.R35]-[.U35]/2);[.U35])" office:value-type="float" office:value="5.9">
            <text:p>5.9</text:p>
          </table:table-cell>
          <table:table-cell table:formula="oooc:=[.D35]*[$globals.$C$26]/[.K35]" office:value-type="float" office:value="590">
            <text:p>590</text:p>
          </table:table-cell>
          <table:table-cell table:formula="oooc:=[.F34]" office:value-type="float" office:value="100">
            <text:p>100</text:p>
          </table:table-cell>
          <table:table-cell/>
          <table:table-cell table:formula="oooc:=[.H34]" office:value-type="float" office:value="30">
            <text:p>30</text:p>
          </table:table-cell>
          <table:table-cell table:formula="oooc:=[.I34]*[$globals.$C$31]" office:value-type="float" office:value="440.683485819244">
            <text:p>440.68</text:p>
          </table:table-cell>
          <table:table-cell table:formula="oooc:=[.J34]" office:value-type="float" office:value="2.5">
            <text:p>2.5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X31]/[.H35]/[.W31]*[.Q35]" office:value-type="float" office:value="198385.548252367">
            <text:p>198385.55</text:p>
          </table:table-cell>
          <table:table-cell table:formula="oooc:=[.Y31]/[.M35]" office:value-type="float" office:value="0.00403255180151689">
            <text:p>0</text:p>
          </table:table-cell>
          <table:table-cell table:formula="oooc:=([.D35]/[.C35])/([.R35]/[.Q35])" office:value-type="float" office:value="0.996016505343699">
            <text:p>1</text:p>
          </table:table-cell>
          <table:table-cell/>
          <table:table-cell table:formula="oooc:=[.I35]^[$globals.$C$17]*[$globals.$C$24]/[.R35]*[.K35]*[.W35]" office:value-type="float" office:value="29757832.2378551">
            <text:p>29757832.24</text:p>
          </table:table-cell>
          <table:table-cell table:formula="oooc:=[.S35]/[.H35]" office:value-type="float" office:value="5.87577981092325">
            <text:p>5.88</text:p>
          </table:table-cell>
          <table:table-cell table:formula="oooc:=[.I35]/[.J35]" office:value-type="float" office:value="176.273394327698">
            <text:p>176.27</text:p>
          </table:table-cell>
          <table:table-cell table:formula="oooc:=MAX(10^(FLOOR(LOG([.Q35];10);1)-1);5)" office:value-type="float" office:value="1000000">
            <text:p>1000000</text:p>
          </table:table-cell>
          <table:table-cell table:formula="oooc:=10^(FLOOR(LOG([.R35];10);1)-1)" office:value-type="float" office:value="0.1">
            <text:p>0.1</text:p>
          </table:table-cell>
          <table:table-cell/>
          <table:table-cell table:formula="oooc:=[.W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T36]/2);[.T36])" office:value-type="float" office:value="74000000">
            <text:p>74,000,000</text:p>
          </table:table-cell>
          <table:table-cell table:formula="oooc:=CEILING(([.R36]-[.U36]/2);[.U36])" office:value-type="float" office:value="9.6">
            <text:p>9.6</text:p>
          </table:table-cell>
          <table:table-cell table:formula="oooc:=[.D36]*[$globals.$C$26]/[.K36]" office:value-type="float" office:value="960">
            <text:p>960</text:p>
          </table:table-cell>
          <table:table-cell table:formula="oooc:=[.F35]" office:value-type="float" office:value="100">
            <text:p>100</text:p>
          </table:table-cell>
          <table:table-cell/>
          <table:table-cell table:formula="oooc:=[.H35]" office:value-type="float" office:value="30">
            <text:p>30</text:p>
          </table:table-cell>
          <table:table-cell table:formula="oooc:=[.I35]*[$globals.$C$31]" office:value-type="float" office:value="720.131005115363">
            <text:p>720.13</text:p>
          </table:table-cell>
          <table:table-cell table:formula="oooc:=[.J35]" office:value-type="float" office:value="2.5">
            <text:p>2.5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X31]/[.H36]/[.W31]*[.Q36]" office:value-type="float" office:value="492137.874721349">
            <text:p>492137.87</text:p>
          </table:table-cell>
          <table:table-cell table:formula="oooc:=[.Y31]/[.M36]" office:value-type="float" office:value="0.00162556072412221">
            <text:p>0</text:p>
          </table:table-cell>
          <table:table-cell table:formula="oooc:=([.D36]/[.C36])/([.R36]/[.Q36])" office:value-type="float" office:value="0.997395295464725">
            <text:p>1</text:p>
          </table:table-cell>
          <table:table-cell/>
          <table:table-cell table:formula="oooc:=[.I36]^[$globals.$C$17]*[$globals.$C$24]/[.R36]*[.K36]*[.W36]" office:value-type="float" office:value="73820681.2082024">
            <text:p>73820681.21</text:p>
          </table:table-cell>
          <table:table-cell table:formula="oooc:=[.S36]/[.H36]" office:value-type="float" office:value="9.60174673487151">
            <text:p>9.6</text:p>
          </table:table-cell>
          <table:table-cell table:formula="oooc:=[.I36]/[.J36]" office:value-type="float" office:value="288.052402046145">
            <text:p>288.05</text:p>
          </table:table-cell>
          <table:table-cell table:formula="oooc:=MAX(10^(FLOOR(LOG([.Q36];10);1)-1);5)" office:value-type="float" office:value="1000000">
            <text:p>1000000</text:p>
          </table:table-cell>
          <table:table-cell table:formula="oooc:=10^(FLOOR(LOG([.R36];10);1)-1)" office:value-type="float" office:value="0.1">
            <text:p>0.1</text:p>
          </table:table-cell>
          <table:table-cell/>
          <table:table-cell table:formula="oooc:=[.W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T37]/2);[.T37])" office:value-type="float" office:value="180000000">
            <text:p>180,000,000</text:p>
          </table:table-cell>
          <table:table-cell table:formula="oooc:=CEILING(([.R37]-[.U37]/2);[.U37])" office:value-type="float" office:value="16">
            <text:p>16</text:p>
          </table:table-cell>
          <table:table-cell table:formula="oooc:=[.D37]*[$globals.$C$26]/[.K37]" office:value-type="float" office:value="1600">
            <text:p>1600</text:p>
          </table:table-cell>
          <table:table-cell table:formula="oooc:=[.F36]" office:value-type="float" office:value="100">
            <text:p>100</text:p>
          </table:table-cell>
          <table:table-cell/>
          <table:table-cell table:formula="oooc:=[.H36]" office:value-type="float" office:value="30">
            <text:p>30</text:p>
          </table:table-cell>
          <table:table-cell table:formula="oooc:=[.I36]*[$globals.$C$31]" office:value-type="float" office:value="1176.78261431647">
            <text:p>1176.78</text:p>
          </table:table-cell>
          <table:table-cell table:formula="oooc:=[.J36]" office:value-type="float" office:value="2.5">
            <text:p>2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1]/[.H37]/[.W31]*[.Q37]" office:value-type="float" office:value="1220853.48387949">
            <text:p>1220853.48</text:p>
          </table:table-cell>
          <table:table-cell table:formula="oooc:=[.Y31]/[.M37]" office:value-type="float" office:value="0.000655279286633026">
            <text:p>0</text:p>
          </table:table-cell>
          <table:table-cell table:formula="oooc:=([.D37]/[.C37])/([.R37]/[.Q37])" office:value-type="float" office:value="1.03745030647706">
            <text:p>1.04</text:p>
          </table:table-cell>
          <table:table-cell/>
          <table:table-cell table:formula="oooc:=[.I37]^[$globals.$C$17]*[$globals.$C$24]/[.R37]*[.K37]*[.W37]" office:value-type="float" office:value="183128022.581924">
            <text:p>183128022.58</text:p>
          </table:table-cell>
          <table:table-cell table:formula="oooc:=[.S37]/[.H37]" office:value-type="float" office:value="15.6904348575529">
            <text:p>15.69</text:p>
          </table:table-cell>
          <table:table-cell table:formula="oooc:=[.I37]/[.J37]" office:value-type="float" office:value="470.713045726587">
            <text:p>470.71</text:p>
          </table:table-cell>
          <table:table-cell table:formula="oooc:=MAX(10^(FLOOR(LOG([.Q37];10);1)-1);5)" office:value-type="float" office:value="10000000">
            <text:p>10000000</text:p>
          </table:table-cell>
          <table:table-cell table:formula="oooc:=10^(FLOOR(LOG([.R37];10);1)-1)" office:value-type="float" office:value="1">
            <text:p>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17]*[$globals.$C$24]*[$globals.$C$25]" office:value-type="float" office:value="4561627.01769853">
            <text:p>4,561,627</text:p>
          </table:table-cell>
          <table:table-cell table:number-columns-repeated="4"/>
          <table:table-cell table:style-name="ce3"/>
          <table:table-cell table:formula="oooc:=[.I31]+[$globals.$C$15]" office:value-type="float" office:value="3.4">
            <text:p>3.4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T41]/2);[.T41])" office:value-type="float" office:value="23000000">
            <text:p>23,000,000</text:p>
          </table:table-cell>
          <table:table-cell table:formula="oooc:=CEILING(([.R41]-[.U41]/2);[.U41])" office:value-type="float" office:value="2">
            <text:p>2</text:p>
          </table:table-cell>
          <table:table-cell table:formula="oooc:=[.D41]*[$globals.$C$26]/[.K41]" office:value-type="float" office:value="50">
            <text:p>50</text:p>
          </table:table-cell>
          <table:table-cell table:number-columns-repeated="2"/>
          <table:table-cell table:formula="oooc:=[.S41]/[.R41]" office:value-type="float" office:value="343.782246062991">
            <text:p>343.78</text:p>
          </table:table-cell>
          <table:table-cell table:formula="oooc:=[$globals.$C$13] ^ [.$I40] * [$globals.$D$21]" office:value-type="float" office:value="275.025796850393">
            <text:p>275.03</text:p>
          </table:table-cell>
          <table:table-cell office:value-type="float" office:value="0.4">
            <text:p>0.4</text:p>
          </table:table-cell>
          <table:table-cell table:formula="oooc:=[.K40]" office:value-type="float" office:value="4">
            <text:p>4</text:p>
          </table:table-cell>
          <table:table-cell/>
          <table:table-cell table:formula="oooc:=[.X40]/[.H41]/[.W40]*[.Q41]" office:value-type="float" office:value="53075.771886867">
            <text:p>53075.77</text:p>
          </table:table-cell>
          <table:table-cell table:formula="oooc:=[.Y40]/[.M41]" office:value-type="float" office:value="0.0150727906831997">
            <text:p>0.02</text:p>
          </table:table-cell>
          <table:table-cell table:formula="oooc:=([.D41]/[.C41])/([.R41]/[.Q41])" office:value-type="float" office:value="0.991658047325767">
            <text:p>0.99</text:p>
          </table:table-cell>
          <table:table-cell/>
          <table:table-cell table:formula="oooc:=[.I41]^[$globals.$C$17]*[$globals.$C$24]/[.R41]*[.K41]*[.W41]" office:value-type="float" office:value="22808135.0884926">
            <text:p>22808135.09</text:p>
          </table:table-cell>
          <table:table-cell office:value-type="float" office:value="2">
            <text:p>2</text:p>
          </table:table-cell>
          <table:table-cell table:formula="oooc:=[.I41]/[.J41]" office:value-type="float" office:value="687.564492125983">
            <text:p>687.56</text:p>
          </table:table-cell>
          <table:table-cell table:formula="oooc:=MAX(10^(FLOOR(LOG([.Q41];10);1)-1);5)" office:value-type="float" office:value="1000000">
            <text:p>1000000</text:p>
          </table:table-cell>
          <table:table-cell table:formula="oooc:=10^(FLOOR(LOG([.R41];10);1)-1)" office:value-type="float" office:value="0.1">
            <text:p>0.1</text:p>
          </table:table-cell>
          <table:table-cell/>
          <table:table-cell table:formula="oooc:=[.W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T42]/2);[.T42])" office:value-type="float" office:value="74000000">
            <text:p>74,000,000</text:p>
          </table:table-cell>
          <table:table-cell table:formula="oooc:=CEILING(([.R42]-[.U42]/2);[.U42])" office:value-type="float" office:value="2.5">
            <text:p>2.5</text:p>
          </table:table-cell>
          <table:table-cell table:formula="oooc:=[.D42]*[$globals.$C$26]/[.K42]" office:value-type="float" office:value="62.5">
            <text:p>62.5</text:p>
          </table:table-cell>
          <table:table-cell table:number-columns-repeated="2"/>
          <table:table-cell table:formula="oooc:=[.S42]/[.R42]" office:value-type="float" office:value="473.079969474995">
            <text:p>473.08</text:p>
          </table:table-cell>
          <table:table-cell table:formula="oooc:=[.I41]*[$globals.$C$31]" office:value-type="float" office:value="449.425971001246">
            <text:p>449.43</text:p>
          </table:table-cell>
          <table:table-cell table:formula="oooc:=[.J41]-0.02" office:value-type="float" office:value="0.38">
            <text:p>0.38</text:p>
          </table:table-cell>
          <table:table-cell table:formula="oooc:=[.K41]" office:value-type="float" office:value="4">
            <text:p>4</text:p>
          </table:table-cell>
          <table:table-cell/>
          <table:table-cell table:formula="oooc:=[.X40]/[.H42]/[.W40]*[.Q42]" office:value-type="float" office:value="125082.537087083">
            <text:p>125082.54</text:p>
          </table:table-cell>
          <table:table-cell table:formula="oooc:=[.Y40]/[.M42]" office:value-type="float" office:value="0.00639577688964718">
            <text:p>0.01</text:p>
          </table:table-cell>
          <table:table-cell table:formula="oooc:=([.D42]/[.C42])/([.R42]/[.Q42])" office:value-type="float" office:value="0.999561534240068">
            <text:p>1</text:p>
          </table:table-cell>
          <table:table-cell/>
          <table:table-cell table:formula="oooc:=[.I42]^[$globals.$C$17]*[$globals.$C$24]/[.R42]*[.K42]*[.W42]" office:value-type="float" office:value="73967553.5337651">
            <text:p>73967553.53</text:p>
          </table:table-cell>
          <table:table-cell office:value-type="float" office:value="2.5">
            <text:p>2.5</text:p>
          </table:table-cell>
          <table:table-cell table:formula="oooc:=[.I42]/[.J42]" office:value-type="float" office:value="1182.69992368749">
            <text:p>1182.7</text:p>
          </table:table-cell>
          <table:table-cell table:formula="oooc:=MAX(10^(FLOOR(LOG([.Q42];10);1)-1);5)" office:value-type="float" office:value="1000000">
            <text:p>1000000</text:p>
          </table:table-cell>
          <table:table-cell table:formula="oooc:=10^(FLOOR(LOG([.R42];10);1)-1)" office:value-type="float" office:value="0.1">
            <text:p>0.1</text:p>
          </table:table-cell>
          <table:table-cell/>
          <table:table-cell table:formula="oooc:=[.W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T43]/2);[.T43])" office:value-type="float" office:value="250000000">
            <text:p>250,000,000</text:p>
          </table:table-cell>
          <table:table-cell table:formula="oooc:=CEILING(([.R43]-[.U43]/2);[.U43])" office:value-type="float" office:value="3">
            <text:p>3</text:p>
          </table:table-cell>
          <table:table-cell table:formula="oooc:=[.D43]*[$globals.$C$26]/[.K43]" office:value-type="float" office:value="75">
            <text:p>75</text:p>
          </table:table-cell>
          <table:table-cell table:number-columns-repeated="2"/>
          <table:table-cell table:formula="oooc:=[.S43]/[.R43]" office:value-type="float" office:value="680.016019384425">
            <text:p>680.02</text:p>
          </table:table-cell>
          <table:table-cell table:formula="oooc:=[.I42]*[$globals.$C$31]" office:value-type="float" office:value="734.417300935179">
            <text:p>734.42</text:p>
          </table:table-cell>
          <table:table-cell table:formula="oooc:=[.J42]-0.02" office:value-type="float" office:value="0.36">
            <text:p>0.36</text:p>
          </table:table-cell>
          <table:table-cell table:formula="oooc:=[.K42]" office:value-type="float" office:value="4">
            <text:p>4</text:p>
          </table:table-cell>
          <table:table-cell/>
          <table:table-cell table:formula="oooc:=[.X40]/[.H43]/[.W40]*[.Q43]" office:value-type="float" office:value="293962.778184431">
            <text:p>293962.78</text:p>
          </table:table-cell>
          <table:table-cell table:formula="oooc:=[.Y40]/[.M43]" office:value-type="float" office:value="0.00272143298189298">
            <text:p>0</text:p>
          </table:table-cell>
          <table:table-cell table:formula="oooc:=([.D43]/[.C43])/([.R43]/[.Q43])" office:value-type="float" office:value="0.999496991340817">
            <text:p>1</text:p>
          </table:table-cell>
          <table:table-cell/>
          <table:table-cell table:formula="oooc:=[.I43]^[$globals.$C$17]*[$globals.$C$24]/[.R43]*[.K43]*[.W43]" office:value-type="float" office:value="249874247.835204">
            <text:p>249874247.84</text:p>
          </table:table-cell>
          <table:table-cell office:value-type="float" office:value="3">
            <text:p>3</text:p>
          </table:table-cell>
          <table:table-cell table:formula="oooc:=[.I43]/[.J43]" office:value-type="float" office:value="2040.04805815327">
            <text:p>2040.05</text:p>
          </table:table-cell>
          <table:table-cell table:formula="oooc:=MAX(10^(FLOOR(LOG([.Q43];10);1)-1);5)" office:value-type="float" office:value="10000000">
            <text:p>10000000</text:p>
          </table:table-cell>
          <table:table-cell table:formula="oooc:=10^(FLOOR(LOG([.R43];10);1)-1)" office:value-type="float" office:value="0.1">
            <text:p>0.1</text:p>
          </table:table-cell>
          <table:table-cell/>
          <table:table-cell table:formula="oooc:=[.W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T44]/2);[.T44])" office:value-type="float" office:value="950000000">
            <text:p>950,000,000</text:p>
          </table:table-cell>
          <table:table-cell table:formula="oooc:=CEILING(([.R44]-[.U44]/2);[.U44])" office:value-type="float" office:value="3.2">
            <text:p>3.2</text:p>
          </table:table-cell>
          <table:table-cell table:formula="oooc:=[.D44]*[$globals.$C$26]/[.K44]" office:value-type="float" office:value="80">
            <text:p>80</text:p>
          </table:table-cell>
          <table:table-cell table:number-columns-repeated="2"/>
          <table:table-cell table:formula="oooc:=[.S44]/[.R44]" office:value-type="float" office:value="1103.0589875195">
            <text:p>1103.06</text:p>
          </table:table-cell>
          <table:table-cell table:formula="oooc:=[.I43]*[$globals.$C$31]" office:value-type="float" office:value="1200.12817842122">
            <text:p>1200.13</text:p>
          </table:table-cell>
          <table:table-cell table:formula="oooc:=[.J43]-0.02" office:value-type="float" office:value="0.34">
            <text:p>0.34</text:p>
          </table:table-cell>
          <table:table-cell table:formula="oooc:=[.K43]" office:value-type="float" office:value="4">
            <text:p>4</text:p>
          </table:table-cell>
          <table:table-cell/>
          <table:table-cell table:formula="oooc:=[.X40]/[.H44]/[.W40]*[.Q44]" office:value-type="float" office:value="688724.475316499">
            <text:p>688724.48</text:p>
          </table:table-cell>
          <table:table-cell table:formula="oooc:=[.Y40]/[.M44]" office:value-type="float" office:value="0.00116156754794051">
            <text:p>0</text:p>
          </table:table-cell>
          <table:table-cell table:formula="oooc:=([.D44]/[.C44])/([.R44]/[.Q44])" office:value-type="float" office:value="0.999610161082261">
            <text:p>1</text:p>
          </table:table-cell>
          <table:table-cell/>
          <table:table-cell table:formula="oooc:=[.I44]^[$globals.$C$17]*[$globals.$C$24]/[.R44]*[.K44]*[.W44]" office:value-type="float" office:value="949629653.028148">
            <text:p>949629653.03</text:p>
          </table:table-cell>
          <table:table-cell office:value-type="float" office:value="3.2">
            <text:p>3.2</text:p>
          </table:table-cell>
          <table:table-cell table:formula="oooc:=[.I44]/[.J44]" office:value-type="float" office:value="3529.78876006241">
            <text:p>3529.79</text:p>
          </table:table-cell>
          <table:table-cell table:formula="oooc:=MAX(10^(FLOOR(LOG([.Q44];10);1)-1);5)" office:value-type="float" office:value="10000000">
            <text:p>10000000</text:p>
          </table:table-cell>
          <table:table-cell table:formula="oooc:=10^(FLOOR(LOG([.R44];10);1)-1)" office:value-type="float" office:value="0.1">
            <text:p>0.1</text:p>
          </table:table-cell>
          <table:table-cell/>
          <table:table-cell table:formula="oooc:=[.W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T45]/2);[.T45])" office:value-type="float" office:value="3600000000">
            <text:p>3,600,000,000</text:p>
          </table:table-cell>
          <table:table-cell table:formula="oooc:=CEILING(([.R45]-[.U45]/2);[.U45])" office:value-type="float" office:value="3.4">
            <text:p>3.4</text:p>
          </table:table-cell>
          <table:table-cell table:formula="oooc:=[.D45]*[$globals.$C$26]/[.K45]" office:value-type="float" office:value="85">
            <text:p>85</text:p>
          </table:table-cell>
          <table:table-cell table:number-columns-repeated="2"/>
          <table:table-cell table:formula="oooc:=[.S45]/[.R45]" office:value-type="float" office:value="1802.53402486195">
            <text:p>1802.53</text:p>
          </table:table-cell>
          <table:table-cell table:formula="oooc:=[.I44]*[$globals.$C$31]" office:value-type="float" office:value="1961.1570190498">
            <text:p>1961.16</text:p>
          </table:table-cell>
          <table:table-cell table:formula="oooc:=[.J44]-0.02" office:value-type="float" office:value="0.32">
            <text:p>0.32</text:p>
          </table:table-cell>
          <table:table-cell table:formula="oooc:=[.K44]" office:value-type="float" office:value="4">
            <text:p>4</text:p>
          </table:table-cell>
          <table:table-cell/>
          <table:table-cell table:formula="oooc:=[.X40]/[.H45]/[.W40]*[.Q45]" office:value-type="float" office:value="1608026.996092">
            <text:p>1608027</text:p>
          </table:table-cell>
          <table:table-cell table:formula="oooc:=[.Y40]/[.M45]" office:value-type="float" office:value="0.000497504085406681">
            <text:p>0</text:p>
          </table:table-cell>
          <table:table-cell table:formula="oooc:=([.D45]/[.C45])/([.R45]/[.Q45])" office:value-type="float" office:value="1.00643172685846">
            <text:p>1.01</text:p>
          </table:table-cell>
          <table:table-cell/>
          <table:table-cell table:formula="oooc:=[.I45]^[$globals.$C$17]*[$globals.$C$24]/[.R45]*[.K45]*[.W45]" office:value-type="float" office:value="3623154216.69047">
            <text:p>3623154216.69</text:p>
          </table:table-cell>
          <table:table-cell office:value-type="float" office:value="3.4">
            <text:p>3.4</text:p>
          </table:table-cell>
          <table:table-cell table:formula="oooc:=[.I45]/[.J45]" office:value-type="float" office:value="6128.61568453063">
            <text:p>6128.62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/>
          <table:table-cell table:formula="oooc:=[.W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T46]/2);[.T46])" office:value-type="float" office:value="14000000000">
            <text:p>14,000,000,000</text:p>
          </table:table-cell>
          <table:table-cell table:formula="oooc:=CEILING(([.R46]-[.U46]/2);[.U46])" office:value-type="float" office:value="3.6">
            <text:p>3.6</text:p>
          </table:table-cell>
          <table:table-cell table:formula="oooc:=[.D46]*[$globals.$C$26]/[.K46]" office:value-type="float" office:value="90">
            <text:p>90</text:p>
          </table:table-cell>
          <table:table-cell table:number-columns-repeated="2"/>
          <table:table-cell table:formula="oooc:=[.S46]/[.R46]" office:value-type="float" office:value="2967.38122745998">
            <text:p>2967.38</text:p>
          </table:table-cell>
          <table:table-cell table:formula="oooc:=[.I45]*[$globals.$C$31]" office:value-type="float" office:value="3204.77172565678">
            <text:p>3204.77</text:p>
          </table:table-cell>
          <table:table-cell table:formula="oooc:=[.J45]-0.02" office:value-type="float" office:value="0.3">
            <text:p>0.3</text:p>
          </table:table-cell>
          <table:table-cell table:formula="oooc:=[.K45]" office:value-type="float" office:value="4">
            <text:p>4</text:p>
          </table:table-cell>
          <table:table-cell/>
          <table:table-cell table:formula="oooc:=[.X40]/[.H46]/[.W40]*[.Q46]" office:value-type="float" office:value="3739739.65399701">
            <text:p>3739739.65</text:p>
          </table:table-cell>
          <table:table-cell table:formula="oooc:=[.Y40]/[.M46]" office:value-type="float" office:value="0.000213918634454932">
            <text:p>0</text:p>
          </table:table-cell>
          <table:table-cell table:formula="oooc:=([.D46]/[.C46])/([.R46]/[.Q46])" office:value-type="float" office:value="0.990824396862358">
            <text:p>0.99</text:p>
          </table:table-cell>
          <table:table-cell/>
          <table:table-cell table:formula="oooc:=[.I46]^[$globals.$C$17]*[$globals.$C$24]/[.R46]*[.K46]*[.W46]" office:value-type="float" office:value="13871541556.073">
            <text:p>13871541556.07</text:p>
          </table:table-cell>
          <table:table-cell office:value-type="float" office:value="3.6">
            <text:p>3.6</text:p>
          </table:table-cell>
          <table:table-cell table:formula="oooc:=[.I46]/[.J46]" office:value-type="float" office:value="10682.5724188559">
            <text:p>10682.57</text:p>
          </table:table-cell>
          <table:table-cell table:formula="oooc:=MAX(10^(FLOOR(LOG([.Q46];10);1)-1);5)" office:value-type="float" office:value="1000000000">
            <text:p>1000000000</text:p>
          </table:table-cell>
          <table:table-cell table:formula="oooc:=10^(FLOOR(LOG([.R46];10);1)-1)" office:value-type="float" office:value="0.1">
            <text:p>0.1</text:p>
          </table:table-cell>
          <table:table-cell/>
          <table:table-cell table:formula="oooc:=[.W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17]*[$globals.$C$24]*[$globals.$C$25]" office:value-type="float" office:value="79278826.7146544">
            <text:p>79,278,827</text:p>
          </table:table-cell>
          <table:table-cell table:number-columns-repeated="2"/>
          <table:table-cell office:value-type="float" office:value="150">
            <text:p>150</text:p>
          </table:table-cell>
          <table:table-cell/>
          <table:table-cell table:style-name="ce3" office:value-type="float" office:value="320">
            <text:p>320</text:p>
          </table:table-cell>
          <table:table-cell table:formula="oooc:=[.I40]+[$globals.$C$15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T50]/2);[.T50])" office:value-type="float" office:value="200000000">
            <text:p>200,000,000</text:p>
          </table:table-cell>
          <table:table-cell table:formula="oooc:=CEILING(([.R50]-[.U50]/2);[.U50])" office:value-type="float" office:value="3.9">
            <text:p>3.9</text:p>
          </table:table-cell>
          <table:table-cell table:formula="oooc:=[.D50]*[$globals.$C$26]/[.K50]" office:value-type="float" office:value="390">
            <text:p>39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3] ^ [.$I49] * [$globals.$D$21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9]/[.H50]/[.W49]*[.Q50]" office:value-type="float" office:value="127017.678751952">
            <text:p>127017.68</text:p>
          </table:table-cell>
          <table:table-cell table:formula="oooc:=[.Y49]/[.M50]" office:value-type="float" office:value="0.00629833585262011">
            <text:p>0.01</text:p>
          </table:table-cell>
          <table:table-cell table:formula="oooc:=([.D50]/[.C50])/([.R50]/[.Q50])" office:value-type="float" office:value="1.01588770910832">
            <text:p>1.02</text:p>
          </table:table-cell>
          <table:table-cell/>
          <table:table-cell table:formula="oooc:=[.I50]^[$globals.$C$17]*[$globals.$C$24]/[.R50]*[.K50]*[.W50]" office:value-type="float" office:value="203228286.003122">
            <text:p>203228286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MAX(10^(FLOOR(LOG([.Q50];10);1)-1);5)" office:value-type="float" office:value="10000000">
            <text:p>10000000</text:p>
          </table:table-cell>
          <table:table-cell table:formula="oooc:=10^(FLOOR(LOG([.R50];10);1)-1)" office:value-type="float" office:value="0.1">
            <text:p>0.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T51]/2);[.T51])" office:value-type="float" office:value="500000000">
            <text:p>500,000,000</text:p>
          </table:table-cell>
          <table:table-cell table:formula="oooc:=CEILING(([.R51]-[.U51]/2);[.U51])" office:value-type="float" office:value="6.4">
            <text:p>6.4</text:p>
          </table:table-cell>
          <table:table-cell table:formula="oooc:=[.D51]*[$globals.$C$26]/[.K51]" office:value-type="float" office:value="640">
            <text:p>64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31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X49]/[.H51]/[.W49]*[.Q51]" office:value-type="float" office:value="315094.577320243">
            <text:p>315094.58</text:p>
          </table:table-cell>
          <table:table-cell table:formula="oooc:=[.Y49]/[.M51]" office:value-type="float" office:value="0.00253892024040429">
            <text:p>0</text:p>
          </table:table-cell>
          <table:table-cell table:formula="oooc:=([.D51]/[.C51])/([.R51]/[.Q51])" office:value-type="float" office:value="1.01230897656417">
            <text:p>1.01</text:p>
          </table:table-cell>
          <table:table-cell/>
          <table:table-cell table:formula="oooc:=[.I51]^[$globals.$C$17]*[$globals.$C$24]/[.R51]*[.K51]*[.W51]" office:value-type="float" office:value="504151323.71239">
            <text:p>504151323.71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MAX(10^(FLOOR(LOG([.Q51];10);1)-1);5)" office:value-type="float" office:value="10000000">
            <text:p>10000000</text:p>
          </table:table-cell>
          <table:table-cell table:formula="oooc:=10^(FLOOR(LOG([.R51];10);1)-1)" office:value-type="float" office:value="0.1">
            <text:p>0.1</text:p>
          </table:table-cell>
          <table:table-cell/>
          <table:table-cell table:formula="oooc:=[.W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T52]/2);[.T52])" office:value-type="float" office:value="1300000000">
            <text:p>1,300,000,000</text:p>
          </table:table-cell>
          <table:table-cell table:formula="oooc:=CEILING(([.R52]-[.U52]/2);[.U52])" office:value-type="float" office:value="10">
            <text:p>10</text:p>
          </table:table-cell>
          <table:table-cell table:formula="oooc:=[.D52]*[$globals.$C$26]/[.K52]" office:value-type="float" office:value="1000">
            <text:p>100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31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X49]/[.H52]/[.W49]*[.Q52]" office:value-type="float" office:value="781659.63692749">
            <text:p>781659.64</text:p>
          </table:table-cell>
          <table:table-cell table:formula="oooc:=[.Y49]/[.M52]" office:value-type="float" office:value="0.0010234633620646">
            <text:p>0</text:p>
          </table:table-cell>
          <table:table-cell table:formula="oooc:=([.D52]/[.C52])/([.R52]/[.Q52])" office:value-type="float" office:value="0.923531662948443">
            <text:p>0.92</text:p>
          </table:table-cell>
          <table:table-cell/>
          <table:table-cell table:formula="oooc:=[.I52]^[$globals.$C$17]*[$globals.$C$24]/[.R52]*[.K52]*[.W52]" office:value-type="float" office:value="1250655419.08398">
            <text:p>1250655419.08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MAX(10^(FLOOR(LOG([.Q52];10);1)-1);5)" office:value-type="float" office:value="100000000">
            <text:p>100000000</text:p>
          </table:table-cell>
          <table:table-cell table:formula="oooc:=10^(FLOOR(LOG([.R52];10);1)-1)" office:value-type="float" office:value="1">
            <text:p>1</text:p>
          </table:table-cell>
          <table:table-cell/>
          <table:table-cell table:formula="oooc:=[.W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T53]/2);[.T53])" office:value-type="float" office:value="3100000000">
            <text:p>3,100,000,000</text:p>
          </table:table-cell>
          <table:table-cell table:formula="oooc:=CEILING(([.R53]-[.U53]/2);[.U53])" office:value-type="float" office:value="17">
            <text:p>17</text:p>
          </table:table-cell>
          <table:table-cell table:formula="oooc:=[.D53]*[$globals.$C$26]/[.K53]" office:value-type="float" office:value="1700">
            <text:p>17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31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49]/[.H53]/[.W49]*[.Q53]" office:value-type="float" office:value="1939074.27159763">
            <text:p>1939074.27</text:p>
          </table:table-cell>
          <table:table-cell table:formula="oooc:=[.Y49]/[.M53]" office:value-type="float" office:value="0.000412568003050687">
            <text:p>0</text:p>
          </table:table-cell>
          <table:table-cell table:formula="oooc:=([.D53]/[.C53])/([.R53]/[.Q53])" office:value-type="float" office:value="0.999480656031244">
            <text:p>1</text:p>
          </table:table-cell>
          <table:table-cell/>
          <table:table-cell table:formula="oooc:=[.I53]^[$globals.$C$17]*[$globals.$C$24]/[.R53]*[.K53]*[.W53]" office:value-type="float" office:value="3102518834.55621">
            <text:p>3102518834.56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MAX(10^(FLOOR(LOG([.Q53];10);1)-1);5)" office:value-type="float" office:value="100000000">
            <text:p>100000000</text:p>
          </table:table-cell>
          <table:table-cell table:formula="oooc:=10^(FLOOR(LOG([.R53];10);1)-1)" office:value-type="float" office:value="1">
            <text:p>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T54]/2);[.T54])" office:value-type="float" office:value="7700000000">
            <text:p>7,700,000,000</text:p>
          </table:table-cell>
          <table:table-cell table:formula="oooc:=CEILING(([.R54]-[.U54]/2);[.U54])" office:value-type="float" office:value="28">
            <text:p>28</text:p>
          </table:table-cell>
          <table:table-cell table:formula="oooc:=[.D54]*[$globals.$C$26]/[.K54]" office:value-type="float" office:value="2800">
            <text:p>28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31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49]/[.H54]/[.W49]*[.Q54]" office:value-type="float" office:value="4810289.3550338">
            <text:p>4810289.36</text:p>
          </table:table-cell>
          <table:table-cell table:formula="oooc:=[.Y49]/[.M54]" office:value-type="float" office:value="0.000166310161604484">
            <text:p>0</text:p>
          </table:table-cell>
          <table:table-cell table:formula="oooc:=([.D54]/[.C54])/([.R54]/[.Q54])" office:value-type="float" office:value="1.00611238593627">
            <text:p>1.01</text:p>
          </table:table-cell>
          <table:table-cell/>
          <table:table-cell table:formula="oooc:=[.I54]^[$globals.$C$17]*[$globals.$C$24]/[.R54]*[.K54]*[.W54]" office:value-type="float" office:value="7696462968.05407">
            <text:p>7696462968.0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MAX(10^(FLOOR(LOG([.Q54];10);1)-1);5)" office:value-type="float" office:value="100000000">
            <text:p>100000000</text:p>
          </table:table-cell>
          <table:table-cell table:formula="oooc:=10^(FLOOR(LOG([.R54];10);1)-1)" office:value-type="float" office:value="1">
            <text:p>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T55]/2);[.T55])" office:value-type="float" office:value="19000000000">
            <text:p>19,000,000,000</text:p>
          </table:table-cell>
          <table:table-cell table:formula="oooc:=CEILING(([.R55]-[.U55]/2);[.U55])" office:value-type="float" office:value="45">
            <text:p>45</text:p>
          </table:table-cell>
          <table:table-cell table:formula="oooc:=[.D55]*[$globals.$C$26]/[.K55]" office:value-type="float" office:value="4500">
            <text:p>45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31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49]/[.H55]/[.W49]*[.Q55]" office:value-type="float" office:value="11932953.7904121">
            <text:p>11932953.79</text:p>
          </table:table-cell>
          <table:table-cell table:formula="oooc:=[.Y49]/[.M55]" office:value-type="float" office:value="0.0000670412384101234">
            <text:p>0</text:p>
          </table:table-cell>
          <table:table-cell table:formula="oooc:=([.D55]/[.C55])/([.R55]/[.Q55])" office:value-type="float" office:value="0.994787056369125">
            <text:p>0.99</text:p>
          </table:table-cell>
          <table:table-cell/>
          <table:table-cell table:formula="oooc:=[.I55]^[$globals.$C$17]*[$globals.$C$24]/[.R55]*[.K55]*[.W55]" office:value-type="float" office:value="19092726064.6593">
            <text:p>19092726064.66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17]*[$globals.$C$24]*[$globals.$C$25]" office:value-type="float" office:value="1377826889.58713">
            <text:p>1,377,826,890</text:p>
          </table:table-cell>
          <table:table-cell table:number-columns-repeated="4"/>
          <table:table-cell table:style-name="ce3"/>
          <table:table-cell table:formula="oooc:=[.I49]+[$globals.$C$15]" office:value-type="float" office:value="5.1">
            <text:p>5.1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T59]/2);[.T59])" office:value-type="float" office:value="6900000000">
            <text:p>6,900,000,000</text:p>
          </table:table-cell>
          <table:table-cell table:formula="oooc:=CEILING(([.R59]-[.U59]/2);[.U59])" office:value-type="float" office:value="2">
            <text:p>2</text:p>
          </table:table-cell>
          <table:table-cell table:formula="oooc:=[.D59]*[$globals.$C$26]/[.K59]" office:value-type="float" office:value="50">
            <text:p>50</text:p>
          </table:table-cell>
          <table:table-cell table:number-columns-repeated="2"/>
          <table:table-cell table:formula="oooc:=[.S59]/[.R59]" office:value-type="float" office:value="2913.91651789351">
            <text:p>2913.92</text:p>
          </table:table-cell>
          <table:table-cell table:formula="oooc:=[$globals.$C$13] ^ [.$I58] * [$globals.$D$21]" office:value-type="float" office:value="2039.74156252546">
            <text:p>2039.74</text:p>
          </table:table-cell>
          <table:table-cell office:value-type="float" office:value="0.35">
            <text:p>0.35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X58]/[.H59]/[.W58]*[.Q59]" office:value-type="float" office:value="1891374.5553468">
            <text:p>1891374.56</text:p>
          </table:table-cell>
          <table:table-cell table:formula="oooc:=[.Y58]/[.M59]" office:value-type="float" office:value="0.000422972804481508">
            <text:p>0</text:p>
          </table:table-cell>
          <table:table-cell table:formula="oooc:=([.D59]/[.C59])/([.R59]/[.Q59])" office:value-type="float" office:value="0.998425282309517">
            <text:p>1</text:p>
          </table:table-cell>
          <table:table-cell/>
          <table:table-cell table:formula="oooc:=[.I59]^[$globals.$C$17]*[$globals.$C$24]/[.R59]*[.K59]*[.W59]" office:value-type="float" office:value="6889134447.93567">
            <text:p>6889134447.94</text:p>
          </table:table-cell>
          <table:table-cell office:value-type="float" office:value="2">
            <text:p>2</text:p>
          </table:table-cell>
          <table:table-cell table:formula="oooc:=[.I59]/[.J59]" office:value-type="float" office:value="5827.83303578703">
            <text:p>5827.83</text:p>
          </table:table-cell>
          <table:table-cell table:formula="oooc:=MAX(10^(FLOOR(LOG([.Q59];10);1)-1);5)" office:value-type="float" office:value="100000000">
            <text:p>100000000</text:p>
          </table:table-cell>
          <table:table-cell table:formula="oooc:=10^(FLOOR(LOG([.R59];10);1)-1)" office:value-type="float" office:value="0.1">
            <text:p>0.1</text:p>
          </table:table-cell>
          <table:table-cell/>
          <table:table-cell table:formula="oooc:=[.W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T60]/2);[.T60])" office:value-type="float" office:value="22000000000">
            <text:p>22,000,000,000</text:p>
          </table:table-cell>
          <table:table-cell table:formula="oooc:=CEILING(([.R60]-[.U60]/2);[.U60])" office:value-type="float" office:value="2.5">
            <text:p>2.5</text:p>
          </table:table-cell>
          <table:table-cell table:formula="oooc:=[.D60]*[$globals.$C$26]/[.K60]" office:value-type="float" office:value="62.5">
            <text:p>62.5</text:p>
          </table:table-cell>
          <table:table-cell table:number-columns-repeated="2"/>
          <table:table-cell table:formula="oooc:=[.S60]/[.R60]" office:value-type="float" office:value="4040.22852479861">
            <text:p>4040.23</text:p>
          </table:table-cell>
          <table:table-cell table:formula="oooc:=[.I59]*[$globals.$C$31]" office:value-type="float" office:value="3333.18853295886">
            <text:p>3333.19</text:p>
          </table:table-cell>
          <table:table-cell table:formula="oooc:=[.J59]-0.02" office:value-type="float" office:value="0.33">
            <text:p>0.3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X58]/[.H60]/[.W58]*[.Q60]" office:value-type="float" office:value="4423847.98570513">
            <text:p>4423847.99</text:p>
          </table:table-cell>
          <table:table-cell table:formula="oooc:=[.Y58]/[.M60]" office:value-type="float" office:value="0.000180838040227661">
            <text:p>0</text:p>
          </table:table-cell>
          <table:table-cell table:formula="oooc:=([.D60]/[.C60])/([.R60]/[.Q60])" office:value-type="float" office:value="1.01553163756925">
            <text:p>1.02</text:p>
          </table:table-cell>
          <table:table-cell/>
          <table:table-cell table:formula="oooc:=[.I60]^[$globals.$C$17]*[$globals.$C$24]/[.R60]*[.K60]*[.W60]" office:value-type="float" office:value="22341696026.5235">
            <text:p>22341696026.52</text:p>
          </table:table-cell>
          <table:table-cell office:value-type="float" office:value="2.5">
            <text:p>2.5</text:p>
          </table:table-cell>
          <table:table-cell table:formula="oooc:=[.I60]/[.J60]" office:value-type="float" office:value="10100.5713119965">
            <text:p>10100.57</text:p>
          </table:table-cell>
          <table:table-cell table:formula="oooc:=MAX(10^(FLOOR(LOG([.Q60];10);1)-1);5)" office:value-type="float" office:value="1000000000">
            <text:p>1000000000</text:p>
          </table:table-cell>
          <table:table-cell table:formula="oooc:=10^(FLOOR(LOG([.R60];10);1)-1)" office:value-type="float" office:value="0.1">
            <text:p>0.1</text:p>
          </table:table-cell>
          <table:table-cell/>
          <table:table-cell table:formula="oooc:=[.W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T61]/2);[.T61])" office:value-type="float" office:value="75000000000">
            <text:p>75,000,000,000</text:p>
          </table:table-cell>
          <table:table-cell table:formula="oooc:=CEILING(([.R61]-[.U61]/2);[.U61])" office:value-type="float" office:value="3">
            <text:p>3</text:p>
          </table:table-cell>
          <table:table-cell table:formula="oooc:=[.D61]*[$globals.$C$26]/[.K61]" office:value-type="float" office:value="75">
            <text:p>75</text:p>
          </table:table-cell>
          <table:table-cell table:number-columns-repeated="2"/>
          <table:table-cell table:formula="oooc:=[.S61]/[.R61]" office:value-type="float" office:value="5856.8171325137">
            <text:p>5856.82</text:p>
          </table:table-cell>
          <table:table-cell table:formula="oooc:=[.I60]*[$globals.$C$31]" office:value-type="float" office:value="5446.83993323774">
            <text:p>5446.84</text:p>
          </table:table-cell>
          <table:table-cell table:formula="oooc:=[.J60]-0.02" office:value-type="float" office:value="0.31">
            <text:p>0.31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X58]/[.H61]/[.W58]*[.Q61]" office:value-type="float" office:value="10309193.8619068">
            <text:p>10309193.86</text:p>
          </table:table-cell>
          <table:table-cell table:formula="oooc:=[.Y58]/[.M61]" office:value-type="float" office:value="0.0000776006359678672">
            <text:p>0</text:p>
          </table:table-cell>
          <table:table-cell table:formula="oooc:=([.D61]/[.C61])/([.R61]/[.Q61])" office:value-type="float" office:value="1.00631772054701">
            <text:p>1.01</text:p>
          </table:table-cell>
          <table:table-cell/>
          <table:table-cell table:formula="oooc:=[.I61]^[$globals.$C$17]*[$globals.$C$24]/[.R61]*[.K61]*[.W61]" office:value-type="float" office:value="75473829041.026">
            <text:p>75473829041.03</text:p>
          </table:table-cell>
          <table:table-cell office:value-type="float" office:value="3">
            <text:p>3</text:p>
          </table:table-cell>
          <table:table-cell table:formula="oooc:=[.I61]/[.J61]" office:value-type="float" office:value="17570.4513975411">
            <text:p>17570.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table:formula="oooc:=10^(FLOOR(LOG([.R61];10);1)-1)" office:value-type="float" office:value="0.1">
            <text:p>0.1</text:p>
          </table:table-cell>
          <table:table-cell/>
          <table:table-cell table:formula="oooc:=[.W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T62]/2);[.T62])" office:value-type="float" office:value="290000000000">
            <text:p>290,000,000,000</text:p>
          </table:table-cell>
          <table:table-cell table:formula="oooc:=CEILING(([.R62]-[.U62]/2);[.U62])" office:value-type="float" office:value="3.2">
            <text:p>3.2</text:p>
          </table:table-cell>
          <table:table-cell table:formula="oooc:=[.D62]*[$globals.$C$26]/[.K62]" office:value-type="float" office:value="80">
            <text:p>80</text:p>
          </table:table-cell>
          <table:table-cell table:number-columns-repeated="2"/>
          <table:table-cell table:formula="oooc:=[.S62]/[.R62]" office:value-type="float" office:value="9591.38602318594">
            <text:p>9591.39</text:p>
          </table:table-cell>
          <table:table-cell table:formula="oooc:=[.I61]*[$globals.$C$31]" office:value-type="float" office:value="8900.80622951655">
            <text:p>8900.81</text:p>
          </table:table-cell>
          <table:table-cell table:formula="oooc:=[.J61]-0.02" office:value-type="float" office:value="0.29">
            <text:p>0.29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X58]/[.H62]/[.W58]*[.Q62]" office:value-type="float" office:value="23924218.930702">
            <text:p>23924218.93</text:p>
          </table:table-cell>
          <table:table-cell table:formula="oooc:=[.Y58]/[.M62]" office:value-type="float" office:value="0.0000334389182074136">
            <text:p>0</text:p>
          </table:table-cell>
          <table:table-cell table:formula="oooc:=([.D62]/[.C62])/([.R62]/[.Q62])" office:value-type="float" office:value="0.989079392532653">
            <text:p>0.99</text:p>
          </table:table-cell>
          <table:table-cell/>
          <table:table-cell table:formula="oooc:=[.I62]^[$globals.$C$17]*[$globals.$C$24]/[.R62]*[.K62]*[.W62]" office:value-type="float" office:value="286833023834.469">
            <text:p>286833023834.47</text:p>
          </table:table-cell>
          <table:table-cell office:value-type="float" office:value="3.2">
            <text:p>3.2</text:p>
          </table:table-cell>
          <table:table-cell table:formula="oooc:=[.I62]/[.J62]" office:value-type="float" office:value="30692.435274195">
            <text:p>30692.4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table:formula="oooc:=10^(FLOOR(LOG([.R62];10);1)-1)" office:value-type="float" office:value="0.1">
            <text:p>0.1</text:p>
          </table:table-cell>
          <table:table-cell/>
          <table:table-cell table:formula="oooc:=[.W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T63]/2);[.T63])" office:value-type="float" office:value="1100000000000">
            <text:p>1,100,000,000,000</text:p>
          </table:table-cell>
          <table:table-cell table:formula="oooc:=CEILING(([.R63]-[.U63]/2);[.U63])" office:value-type="float" office:value="3.4">
            <text:p>3.4</text:p>
          </table:table-cell>
          <table:table-cell table:formula="oooc:=[.D63]*[$globals.$C$26]/[.K63]" office:value-type="float" office:value="85">
            <text:p>85</text:p>
          </table:table-cell>
          <table:table-cell table:number-columns-repeated="2"/>
          <table:table-cell table:formula="oooc:=[.S63]/[.R63]" office:value-type="float" office:value="15844.239520297">
            <text:p>15844.24</text:p>
          </table:table-cell>
          <table:table-cell table:formula="oooc:=[.I62]*[$globals.$C$31]" office:value-type="float" office:value="14545.0118796327">
            <text:p>14545.01</text:p>
          </table:table-cell>
          <table:table-cell table:formula="oooc:=[.J62]-0.02" office:value-type="float" office:value="0.27">
            <text:p>0.27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X58]/[.H63]/[.W58]*[.Q63]" office:value-type="float" office:value="55256107.9782134">
            <text:p>55256107.98</text:p>
          </table:table-cell>
          <table:table-cell table:formula="oooc:=[.Y58]/[.M63]" office:value-type="float" office:value="0.0000144780374382399">
            <text:p>0</text:p>
          </table:table-cell>
          <table:table-cell table:formula="oooc:=([.D63]/[.C63])/([.R63]/[.Q63])" office:value-type="float" office:value="0.994876147461602">
            <text:p>0.99</text:p>
          </table:table-cell>
          <table:table-cell/>
          <table:table-cell table:formula="oooc:=[.I63]^[$globals.$C$17]*[$globals.$C$24]/[.R63]*[.K63]*[.W63]" office:value-type="float" office:value="1094363762207.76">
            <text:p>1094363762207.76</text:p>
          </table:table-cell>
          <table:table-cell office:value-type="float" office:value="3.4">
            <text:p>3.4</text:p>
          </table:table-cell>
          <table:table-cell table:formula="oooc:=[.I63]/[.J63]" office:value-type="float" office:value="53870.4143690099">
            <text:p>53870.41</text:p>
          </table:table-cell>
          <table:table-cell table:formula="oooc:=MAX(10^(FLOOR(LOG([.Q63];10);1)-1);5)" office:value-type="float" office:value="100000000000">
            <text:p>100000000000</text:p>
          </table:table-cell>
          <table:table-cell table:formula="oooc:=10^(FLOOR(LOG([.R63];10);1)-1)" office:value-type="float" office:value="0.1">
            <text:p>0.1</text:p>
          </table:table-cell>
          <table:table-cell/>
          <table:table-cell table:formula="oooc:=[.W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T64]/2);[.T64])" office:value-type="float" office:value="4200000000000">
            <text:p>4,200,000,000,000</text:p>
          </table:table-cell>
          <table:table-cell table:formula="oooc:=CEILING(([.R64]-[.U64]/2);[.U64])" office:value-type="float" office:value="3.6">
            <text:p>3.6</text:p>
          </table:table-cell>
          <table:table-cell table:formula="oooc:=[.D64]*[$globals.$C$26]/[.K64]" office:value-type="float" office:value="90">
            <text:p>90</text:p>
          </table:table-cell>
          <table:table-cell table:number-columns-repeated="2"/>
          <table:table-cell table:formula="oooc:=[.S64]/[.R64]" office:value-type="float" office:value="26409.2643998793">
            <text:p>26409.26</text:p>
          </table:table-cell>
          <table:table-cell table:formula="oooc:=[.I63]*[$globals.$C$31]" office:value-type="float" office:value="23768.3379598914">
            <text:p>23768.34</text:p>
          </table:table-cell>
          <table:table-cell table:formula="oooc:=[.J63]-0.02" office:value-type="float" office:value="0.25">
            <text:p>0.25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X58]/[.H64]/[.W58]*[.Q64]" office:value-type="float" office:value="126920944.003787">
            <text:p>126920944</text:p>
          </table:table-cell>
          <table:table-cell table:formula="oooc:=[.Y58]/[.M64]" office:value-type="float" office:value="0.00000630313622609148">
            <text:p>0</text:p>
          </table:table-cell>
          <table:table-cell table:formula="oooc:=([.D64]/[.C64])/([.R64]/[.Q64])" office:value-type="float" office:value="0.997585942880445">
            <text:p>1</text:p>
          </table:table-cell>
          <table:table-cell/>
          <table:table-cell table:formula="oooc:=[.I64]^[$globals.$C$17]*[$globals.$C$24]/[.R64]*[.K64]*[.W64]" office:value-type="float" office:value="4189860960097.87">
            <text:p>4189860960097.87</text:p>
          </table:table-cell>
          <table:table-cell office:value-type="float" office:value="3.6">
            <text:p>3.6</text:p>
          </table:table-cell>
          <table:table-cell table:formula="oooc:=[.I64]/[.J64]" office:value-type="float" office:value="95073.3518395655">
            <text:p>95073.35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table:formula="oooc:=10^(FLOOR(LOG([.R64];10);1)-1)" office:value-type="float" office:value="0.1">
            <text:p>0.1</text:p>
          </table:table-cell>
          <table:table-cell/>
          <table:table-cell table:formula="oooc:=[.W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29" table:default-cell-style-name="Default"/>
        <table:table-column table:style-name="co4" table:default-cell-style-name="Default"/>
        <table:table-column table:style-name="co3" table:default-cell-style-name="ce1"/>
        <table:table-column table:style-name="co30" table:default-cell-style-name="Default"/>
        <table:table-column table:style-name="co4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number-columns-repeated="2" table:default-cell-style-name="Default"/>
        <table:table-column table:style-name="co34" table:default-cell-style-name="Default"/>
        <table:table-column table:style-name="co15" table:number-columns-repeated="3" table:default-cell-style-name="Default"/>
        <table:table-column table:style-name="co35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7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17]*[$globals.$C$24]*[$globals.$C$25]" office:value-type="float" office:value="50">
            <text:p>50</text:p>
          </table:table-cell>
          <table:table-cell table:number-columns-repeated="4"/>
          <table:table-cell table:style-name="ce3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210">
            <text:p>210</text:p>
          </table:table-cell>
          <table:table-cell table:formula="oooc:=CEILING(([.R5]-[.U5]/2);[.U5])" office:value-type="float" office:value="2.4">
            <text:p>2.4</text:p>
          </table:table-cell>
          <table:table-cell table:formula="oooc:=[.D5]*[$globals.$C$26]/[.K5]" office:value-type="float" office:value="60">
            <text:p>60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3] ^ [.$I4] * [$globals.$D$21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X4]/[.H5]/[.W4]*[.Q5]" office:value-type="float" office:value="28">
            <text:p>28</text:p>
          </table:table-cell>
          <table:table-cell table:formula="oooc:=[.Y4]/[.M5]" office:value-type="float" office:value="28.5714285714286">
            <text:p>28.57</text:p>
          </table:table-cell>
          <table:table-cell table:formula="oooc:=([.D5]/[.C5])/([.R5]/[.Q5])" office:value-type="float" office:value="1.008">
            <text:p>1.01</text:p>
          </table:table-cell>
          <table:table-cell/>
          <table:table-cell table:formula="oooc:=[.I5]^[$globals.$C$17]*[$globals.$C$24]/[.R5]*[.K5]*[.W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520">
            <text:p>520</text:p>
          </table:table-cell>
          <table:table-cell table:formula="oooc:=CEILING(([.R6]-[.U6]/2);[.U6])" office:value-type="float" office:value="3.9">
            <text:p>3.9</text:p>
          </table:table-cell>
          <table:table-cell table:formula="oooc:=[.D6]*[$globals.$C$26]/[.K6]" office:value-type="float" office:value="97.5">
            <text:p>97.5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3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X4]/[.H6]/[.W4]*[.Q6]" office:value-type="float" office:value="69.4600015655795">
            <text:p>69.46</text:p>
          </table:table-cell>
          <table:table-cell table:formula="oooc:=[.Y4]/[.M6]" office:value-type="float" office:value="11.5174198383035">
            <text:p>11.52</text:p>
          </table:table-cell>
          <table:table-cell table:formula="oooc:=([.D6]/[.C6])/([.R6]/[.Q6])" office:value-type="float" office:value="1.0042038271729">
            <text:p>1</text:p>
          </table:table-cell>
          <table:table-cell/>
          <table:table-cell table:formula="oooc:=[.I6]^[$globals.$C$17]*[$globals.$C$24]/[.R6]*[.K6]*[.W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1300">
            <text:p>1,300</text:p>
          </table:table-cell>
          <table:table-cell table:formula="oooc:=CEILING(([.R7]-[.U7]/2);[.U7])" office:value-type="float" office:value="6.4">
            <text:p>6.4</text:p>
          </table:table-cell>
          <table:table-cell table:formula="oooc:=[.D7]*[$globals.$C$26]/[.K7]" office:value-type="float" office:value="160">
            <text:p>160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3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X4]/[.H7]/[.W4]*[.Q7]" office:value-type="float" office:value="172.310422053225">
            <text:p>172.31</text:p>
          </table:table-cell>
          <table:table-cell table:formula="oooc:=[.Y4]/[.M7]" office:value-type="float" office:value="4.64278359061118">
            <text:p>4.64</text:p>
          </table:table-cell>
          <table:table-cell table:formula="oooc:=([.D7]/[.C7])/([.R7]/[.Q7])" office:value-type="float" office:value="1.0006662541862">
            <text:p>1</text:p>
          </table:table-cell>
          <table:table-cell/>
          <table:table-cell table:formula="oooc:=[.I7]^[$globals.$C$17]*[$globals.$C$24]/[.R7]*[.K7]*[.W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200">
            <text:p>3,200</text:p>
          </table:table-cell>
          <table:table-cell table:formula="oooc:=CEILING(([.R8]-[.U8]/2);[.U8])" office:value-type="float" office:value="10">
            <text:p>10</text:p>
          </table:table-cell>
          <table:table-cell table:formula="oooc:=[.D8]*[$globals.$C$26]/[.K8]" office:value-type="float" office:value="250">
            <text:p>25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3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X4]/[.H8]/[.W4]*[.Q8]" office:value-type="float" office:value="427.452935199381">
            <text:p>427.45</text:p>
          </table:table-cell>
          <table:table-cell table:formula="oooc:=[.Y4]/[.M8]" office:value-type="float" office:value="1.87155107410094">
            <text:p>1.87</text:p>
          </table:table-cell>
          <table:table-cell table:formula="oooc:=([.D8]/[.C8])/([.R8]/[.Q8])" office:value-type="float" office:value="0.964261168708008">
            <text:p>0.96</text:p>
          </table:table-cell>
          <table:table-cell/>
          <table:table-cell table:formula="oooc:=[.I8]^[$globals.$C$17]*[$globals.$C$24]/[.R8]*[.K8]*[.W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MAX(10^(FLOOR(LOG([.Q8];10);1)-1);5)" office:value-type="float" office:value="100">
            <text:p>100</text:p>
          </table:table-cell>
          <table:table-cell table:formula="oooc:=10^(FLOOR(LOG([.R8];10);1)-1)" office:value-type="float" office:value="1">
            <text:p>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8000">
            <text:p>8,000</text:p>
          </table:table-cell>
          <table:table-cell table:formula="oooc:=CEILING(([.R9]-[.U9]/2);[.U9])" office:value-type="float" office:value="17">
            <text:p>17</text:p>
          </table:table-cell>
          <table:table-cell table:formula="oooc:=[.D9]*[$globals.$C$26]/[.K9]" office:value-type="float" office:value="425">
            <text:p>425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3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X4]/[.H9]/[.W4]*[.Q9]" office:value-type="float" office:value="1060.38862672002">
            <text:p>1060.39</text:p>
          </table:table-cell>
          <table:table-cell table:formula="oooc:=[.Y4]/[.M9]" office:value-type="float" office:value="0.754440381423696">
            <text:p>0.75</text:p>
          </table:table-cell>
          <table:table-cell table:formula="oooc:=([.D9]/[.C9])/([.R9]/[.Q9])" office:value-type="float" office:value="0.995395365211398">
            <text:p>1</text:p>
          </table:table-cell>
          <table:table-cell/>
          <table:table-cell table:formula="oooc:=[.I9]^[$globals.$C$17]*[$globals.$C$24]/[.R9]*[.K9]*[.W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MAX(10^(FLOOR(LOG([.Q9];10);1)-1);5)" office:value-type="float" office:value="100">
            <text:p>100</text:p>
          </table:table-cell>
          <table:table-cell table:formula="oooc:=10^(FLOOR(LOG([.R9];10);1)-1)" office:value-type="float" office:value="1">
            <text:p>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20000">
            <text:p>20,000</text:p>
          </table:table-cell>
          <table:table-cell table:formula="oooc:=CEILING(([.R10]-[.U10]/2);[.U10])" office:value-type="float" office:value="28">
            <text:p>28</text:p>
          </table:table-cell>
          <table:table-cell table:formula="oooc:=[.D10]*[$globals.$C$26]/[.K10]" office:value-type="float" office:value="700">
            <text:p>70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3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X4]/[.H10]/[.W4]*[.Q10]" office:value-type="float" office:value="2630.5212740034">
            <text:p>2630.52</text:p>
          </table:table-cell>
          <table:table-cell table:formula="oooc:=[.Y4]/[.M10]" office:value-type="float" office:value="0.30412223155393">
            <text:p>0.3</text:p>
          </table:table-cell>
          <table:table-cell table:formula="oooc:=([.D10]/[.C10])/([.R10]/[.Q10])" office:value-type="float" office:value="0.995535472438668">
            <text:p>1</text:p>
          </table:table-cell>
          <table:table-cell/>
          <table:table-cell table:formula="oooc:=[.I10]^[$globals.$C$17]*[$globals.$C$24]/[.R10]*[.K10]*[.W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MAX(10^(FLOOR(LOG([.Q10];10);1)-1);5)" office:value-type="float" office:value="1000">
            <text:p>1000</text:p>
          </table:table-cell>
          <table:table-cell table:formula="oooc:=10^(FLOOR(LOG([.R10];10);1)-1)" office:value-type="float" office:value="1">
            <text:p>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4]^[$globals.$C$17]*[$globals.$C$24]*[$globals.$C$25]" office:value-type="float" office:value="868.97532839777">
            <text:p>869</text:p>
          </table:table-cell>
          <table:table-cell table:number-columns-repeated="2"/>
          <table:table-cell/>
          <table:table-cell/>
          <table:table-cell table:style-name="ce3" office:value-type="float" office:value="6">
            <text:p>6</text:p>
          </table:table-cell>
          <table:table-cell table:formula="oooc:=[.I4]+[$globals.$C$15]" office:value-type="float" office:value="0.85">
            <text:p>0.8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T14]/2);[.T14])" office:value-type="float" office:value="3800">
            <text:p>3,800</text:p>
          </table:table-cell>
          <table:table-cell table:formula="oooc:=CEILING(([.R14]-[.U14]/2);[.U14])" office:value-type="float" office:value="2.3">
            <text:p>2.3</text:p>
          </table:table-cell>
          <table:table-cell table:formula="oooc:=[.D14]*[$globals.$C$26]/[.K14]" office:value-type="float" office:value="230">
            <text:p>23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3] ^ [.$I13] * [$globals.$D$21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3]/[.H14]/[.W13]*[.Q14]" office:value-type="float" office:value="127.634058992938">
            <text:p>127.63</text:p>
          </table:table-cell>
          <table:table-cell table:formula="oooc:=[.Y13]/[.M14]" office:value-type="float" office:value="6.26791944338515">
            <text:p>6.27</text:p>
          </table:table-cell>
          <table:table-cell table:formula="oooc:=([.D14]/[.C14])/([.R14]/[.Q14])" office:value-type="float" office:value="1.02120389864511">
            <text:p>1.02</text:p>
          </table:table-cell>
          <table:table-cell/>
          <table:table-cell table:formula="oooc:=[.I14]^[$globals.$C$17]*[$globals.$C$24]/[.R14]*[.K14]*[.W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T15]/2);[.T15])" office:value-type="float" office:value="9500">
            <text:p>9,500</text:p>
          </table:table-cell>
          <table:table-cell table:formula="oooc:=CEILING(([.R15]-[.U15]/2);[.U15])" office:value-type="float" office:value="3.7">
            <text:p>3.7</text:p>
          </table:table-cell>
          <table:table-cell table:formula="oooc:=[.D15]*[$globals.$C$26]/[.K15]" office:value-type="float" office:value="370">
            <text:p>37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31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3]/[.H15]/[.W13]*[.Q15]" office:value-type="float" office:value="316.623640623954">
            <text:p>316.62</text:p>
          </table:table-cell>
          <table:table-cell table:formula="oooc:=[.Y13]/[.M15]" office:value-type="float" office:value="2.52665909097464">
            <text:p>2.53</text:p>
          </table:table-cell>
          <table:table-cell table:formula="oooc:=([.D15]/[.C15])/([.R15]/[.Q15])" office:value-type="float" office:value="0.997558485489557">
            <text:p>1</text:p>
          </table:table-cell>
          <table:table-cell/>
          <table:table-cell table:formula="oooc:=[.I15]^[$globals.$C$17]*[$globals.$C$24]/[.R15]*[.K15]*[.W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T16]/2);[.T16])" office:value-type="float" office:value="24000">
            <text:p>24,000</text:p>
          </table:table-cell>
          <table:table-cell table:formula="oooc:=CEILING(([.R16]-[.U16]/2);[.U16])" office:value-type="float" office:value="6.1">
            <text:p>6.1</text:p>
          </table:table-cell>
          <table:table-cell table:formula="oooc:=[.D16]*[$globals.$C$26]/[.K16]" office:value-type="float" office:value="610">
            <text:p>61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31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3]/[.H16]/[.W13]*[.Q16]" office:value-type="float" office:value="785.45280619426">
            <text:p>785.45</text:p>
          </table:table-cell>
          <table:table-cell table:formula="oooc:=[.Y13]/[.M16]" office:value-type="float" office:value="1.01852077386575">
            <text:p>1.02</text:p>
          </table:table-cell>
          <table:table-cell table:formula="oooc:=([.D16]/[.C16])/([.R16]/[.Q16])" office:value-type="float" office:value="0.988259198604763">
            <text:p>0.99</text:p>
          </table:table-cell>
          <table:table-cell/>
          <table:table-cell table:formula="oooc:=[.I16]^[$globals.$C$17]*[$globals.$C$24]/[.R16]*[.K16]*[.W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T17]/2);[.T17])" office:value-type="float" office:value="58000">
            <text:p>58,000</text:p>
          </table:table-cell>
          <table:table-cell table:formula="oooc:=CEILING(([.R17]-[.U17]/2);[.U17])" office:value-type="float" office:value="9.9">
            <text:p>9.9</text:p>
          </table:table-cell>
          <table:table-cell table:formula="oooc:=[.D17]*[$globals.$C$26]/[.K17]" office:value-type="float" office:value="990">
            <text:p>9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31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3]/[.H17]/[.W13]*[.Q17]" office:value-type="float" office:value="1948.48404099793">
            <text:p>1948.48</text:p>
          </table:table-cell>
          <table:table-cell table:formula="oooc:=[.Y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17]*[$globals.$C$24]/[.R17]*[.K17]*[.W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T18]/2);[.T18])" office:value-type="float" office:value="150000">
            <text:p>150,000</text:p>
          </table:table-cell>
          <table:table-cell table:formula="oooc:=CEILING(([.R18]-[.U18]/2);[.U18])" office:value-type="float" office:value="16">
            <text:p>16</text:p>
          </table:table-cell>
          <table:table-cell table:formula="oooc:=[.D18]*[$globals.$C$26]/[.K18]" office:value-type="float" office:value="1600">
            <text:p>160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31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3]/[.H18]/[.W13]*[.Q18]" office:value-type="float" office:value="4833.63230493653">
            <text:p>4833.63</text:p>
          </table:table-cell>
          <table:table-cell table:formula="oooc:=[.Y13]/[.M18]" office:value-type="float" office:value="0.165507003746017">
            <text:p>0.17</text:p>
          </table:table-cell>
          <table:table-cell table:formula="oooc:=([.D18]/[.C18])/([.R18]/[.Q18])" office:value-type="float" office:value="0.955795635524884">
            <text:p>0.96</text:p>
          </table:table-cell>
          <table:table-cell/>
          <table:table-cell table:formula="oooc:=[.I18]^[$globals.$C$17]*[$globals.$C$24]/[.R18]*[.K18]*[.W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MAX(10^(FLOOR(LOG([.Q18];10);1)-1);5)" office:value-type="float" office:value="10000">
            <text:p>10000</text:p>
          </table:table-cell>
          <table:table-cell table:formula="oooc:=10^(FLOOR(LOG([.R18];10);1)-1)" office:value-type="float" office:value="1">
            <text:p>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T19]/2);[.T19])" office:value-type="float" office:value="360000">
            <text:p>360,000</text:p>
          </table:table-cell>
          <table:table-cell table:formula="oooc:=CEILING(([.R19]-[.U19]/2);[.U19])" office:value-type="float" office:value="26">
            <text:p>26</text:p>
          </table:table-cell>
          <table:table-cell table:formula="oooc:=[.D19]*[$globals.$C$26]/[.K19]" office:value-type="float" office:value="2600">
            <text:p>2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31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X13]/[.H19]/[.W13]*[.Q19]" office:value-type="float" office:value="11990.8609810117">
            <text:p>11990.86</text:p>
          </table:table-cell>
          <table:table-cell table:formula="oooc:=[.Y13]/[.M19]" office:value-type="float" office:value="0.0667174776912895">
            <text:p>0.07</text:p>
          </table:table-cell>
          <table:table-cell table:formula="oooc:=([.D19]/[.C19])/([.R19]/[.Q19])" office:value-type="float" office:value="0.9824245132165">
            <text:p>0.98</text:p>
          </table:table-cell>
          <table:table-cell/>
          <table:table-cell table:formula="oooc:=[.I19]^[$globals.$C$17]*[$globals.$C$24]/[.R19]*[.K19]*[.W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MAX(10^(FLOOR(LOG([.Q19];10);1)-1);5)" office:value-type="float" office:value="10000">
            <text:p>10000</text:p>
          </table:table-cell>
          <table:table-cell table:formula="oooc:=10^(FLOOR(LOG([.R19];10);1)-1)" office:value-type="float" office:value="1">
            <text:p>1</text:p>
          </table:table-cell>
          <table:table-cell/>
          <table:table-cell table:formula="oooc:=[.W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17]*[$globals.$C$24]*[$globals.$C$25]" office:value-type="float" office:value="15102.3624272803">
            <text:p>15,102</text:p>
          </table:table-cell>
          <table:table-cell table:number-columns-repeated="2"/>
          <table:table-cell/>
          <table:table-cell/>
          <table:table-cell table:style-name="ce3" office:value-type="float" office:value="15">
            <text:p>15</text:p>
          </table:table-cell>
          <table:table-cell table:formula="oooc:=[.I13]+[$globals.$C$15]" office:value-type="float" office:value="1.7">
            <text:p>1.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T23]/2);[.T23])" office:value-type="float" office:value="61000">
            <text:p>61,000</text:p>
          </table:table-cell>
          <table:table-cell table:formula="oooc:=CEILING(([.R23]-[.U23]/2);[.U23])" office:value-type="float" office:value="2.5">
            <text:p>2.5</text:p>
          </table:table-cell>
          <table:table-cell table:formula="oooc:=[.D23]*[$globals.$C$26]/[.K23]" office:value-type="float" office:value="250">
            <text:p>2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3] ^ [.$I22] * [$globals.$D$21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2]/[.H23]/[.W22]*[.Q23]" office:value-type="float" office:value="814.522650750633">
            <text:p>814.52</text:p>
          </table:table-cell>
          <table:table-cell table:formula="oooc:=[.Y22]/[.M23]" office:value-type="float" office:value="0.982170353719139">
            <text:p>0.98</text:p>
          </table:table-cell>
          <table:table-cell table:formula="oooc:=([.D23]/[.C23])/([.R23]/[.Q23])" office:value-type="float" office:value="1.01273109323802">
            <text:p>1.01</text:p>
          </table:table-cell>
          <table:table-cell/>
          <table:table-cell table:formula="oooc:=[.I23]^[$globals.$C$17]*[$globals.$C$24]/[.R23]*[.K23]*[.W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MAX(10^(FLOOR(LOG([.Q23];10);1)-1);5)" office:value-type="float" office:value="1000">
            <text:p>1000</text:p>
          </table:table-cell>
          <table:table-cell table:formula="oooc:=10^(FLOOR(LOG([.R23];10);1)-1)" office:value-type="float" office:value="0.1">
            <text:p>0.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T24]/2);[.T24])" office:value-type="float" office:value="150000">
            <text:p>150,000</text:p>
          </table:table-cell>
          <table:table-cell table:formula="oooc:=CEILING(([.R24]-[.U24]/2);[.U24])" office:value-type="float" office:value="4">
            <text:p>4</text:p>
          </table:table-cell>
          <table:table-cell table:formula="oooc:=[.D24]*[$globals.$C$26]/[.K24]" office:value-type="float" office:value="400">
            <text:p>40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31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2]/[.H24]/[.W22]*[.Q24]" office:value-type="float" office:value="2020.59802129782">
            <text:p>2020.6</text:p>
          </table:table-cell>
          <table:table-cell table:formula="oooc:=[.Y22]/[.M24]" office:value-type="float" office:value="0.395922391078145">
            <text:p>0.4</text:p>
          </table:table-cell>
          <table:table-cell table:formula="oooc:=([.D24]/[.C24])/([.R24]/[.Q24])" office:value-type="float" office:value="1.00033330025011">
            <text:p>1</text:p>
          </table:table-cell>
          <table:table-cell/>
          <table:table-cell table:formula="oooc:=[.I24]^[$globals.$C$17]*[$globals.$C$24]/[.R24]*[.K24]*[.W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T25]/2);[.T25])" office:value-type="float" office:value="380000">
            <text:p>380,000</text:p>
          </table:table-cell>
          <table:table-cell table:formula="oooc:=CEILING(([.R25]-[.U25]/2);[.U25])" office:value-type="float" office:value="6.6">
            <text:p>6.6</text:p>
          </table:table-cell>
          <table:table-cell table:formula="oooc:=[.D25]*[$globals.$C$26]/[.K25]" office:value-type="float" office:value="660">
            <text:p>66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31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2]/[.H25]/[.W22]*[.Q25]" office:value-type="float" office:value="5012.52649009833">
            <text:p>5012.53</text:p>
          </table:table-cell>
          <table:table-cell table:formula="oooc:=[.Y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17]*[$globals.$C$24]/[.R25]*[.K25]*[.W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T26]/2);[.T26])" office:value-type="float" office:value="930000">
            <text:p>930,000</text:p>
          </table:table-cell>
          <table:table-cell table:formula="oooc:=CEILING(([.R26]-[.U26]/2);[.U26])" office:value-type="float" office:value="11">
            <text:p>11</text:p>
          </table:table-cell>
          <table:table-cell table:formula="oooc:=[.D26]*[$globals.$C$26]/[.K26]" office:value-type="float" office:value="1100">
            <text:p>110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31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2]/[.H26]/[.W22]*[.Q26]" office:value-type="float" office:value="12434.6463517764">
            <text:p>12434.65</text:p>
          </table:table-cell>
          <table:table-cell table:formula="oooc:=[.Y22]/[.M26]" office:value-type="float" office:value="0.0643363693158604">
            <text:p>0.06</text:p>
          </table:table-cell>
          <table:table-cell table:formula="oooc:=([.D26]/[.C26])/([.R26]/[.Q26])" office:value-type="float" office:value="1.0225152126833">
            <text:p>1.02</text:p>
          </table:table-cell>
          <table:table-cell/>
          <table:table-cell table:formula="oooc:=[.I26]^[$globals.$C$17]*[$globals.$C$24]/[.R26]*[.K26]*[.W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MAX(10^(FLOOR(LOG([.Q26];10);1)-1);5)" office:value-type="float" office:value="10000">
            <text:p>10000</text:p>
          </table:table-cell>
          <table:table-cell table:formula="oooc:=10^(FLOOR(LOG([.R26];10);1)-1)" office:value-type="float" office:value="1">
            <text:p>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T27]/2);[.T27])" office:value-type="float" office:value="2300000">
            <text:p>2,300,000</text:p>
          </table:table-cell>
          <table:table-cell table:formula="oooc:=CEILING(([.R27]-[.U27]/2);[.U27])" office:value-type="float" office:value="18">
            <text:p>18</text:p>
          </table:table-cell>
          <table:table-cell table:formula="oooc:=[.D27]*[$globals.$C$26]/[.K27]" office:value-type="float" office:value="1800">
            <text:p>18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31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X22]/[.H27]/[.W22]*[.Q27]" office:value-type="float" office:value="30846.8055379219">
            <text:p>30846.81</text:p>
          </table:table-cell>
          <table:table-cell table:formula="oooc:=[.Y22]/[.M27]" office:value-type="float" office:value="0.025934614169902">
            <text:p>0.03</text:p>
          </table:table-cell>
          <table:table-cell table:formula="oooc:=([.D27]/[.C27])/([.R27]/[.Q27])" office:value-type="float" office:value="1.0270621727028">
            <text:p>1.03</text:p>
          </table:table-cell>
          <table:table-cell/>
          <table:table-cell table:formula="oooc:=[.I27]^[$globals.$C$17]*[$globals.$C$24]/[.R27]*[.K27]*[.W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MAX(10^(FLOOR(LOG([.Q27];10);1)-1);5)" office:value-type="float" office:value="100000">
            <text:p>100000</text:p>
          </table:table-cell>
          <table:table-cell table:formula="oooc:=10^(FLOOR(LOG([.R27];10);1)-1)" office:value-type="float" office:value="1">
            <text:p>1</text:p>
          </table:table-cell>
          <table:table-cell/>
          <table:table-cell table:formula="oooc:=[.W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T28]/2);[.T28])" office:value-type="float" office:value="5700000">
            <text:p>5,700,000</text:p>
          </table:table-cell>
          <table:table-cell table:formula="oooc:=CEILING(([.R28]-[.U28]/2);[.U28])" office:value-type="float" office:value="29">
            <text:p>29</text:p>
          </table:table-cell>
          <table:table-cell table:formula="oooc:=[.D28]*[$globals.$C$26]/[.K28]" office:value-type="float" office:value="2900">
            <text:p>29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31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X22]/[.H28]/[.W22]*[.Q28]" office:value-type="float" office:value="76522.1128913278">
            <text:p>76522.11</text:p>
          </table:table-cell>
          <table:table-cell table:formula="oooc:=[.Y22]/[.M28]" office:value-type="float" office:value="0.0104544943908712">
            <text:p>0.01</text:p>
          </table:table-cell>
          <table:table-cell table:formula="oooc:=([.D28]/[.C28])/([.R28]/[.Q28])" office:value-type="float" office:value="1.01360146835337">
            <text:p>1.01</text:p>
          </table:table-cell>
          <table:table-cell/>
          <table:table-cell table:formula="oooc:=[.I28]^[$globals.$C$17]*[$globals.$C$24]/[.R28]*[.K28]*[.W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MAX(10^(FLOOR(LOG([.Q28];10);1)-1);5)" office:value-type="float" office:value="100000">
            <text:p>100000</text:p>
          </table:table-cell>
          <table:table-cell table:formula="oooc:=10^(FLOOR(LOG([.R28];10);1)-1)" office:value-type="float" office:value="1">
            <text:p>1</text:p>
          </table:table-cell>
          <table:table-cell/>
          <table:table-cell table:formula="oooc:=[.W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17]*[$globals.$C$24]*[$globals.$C$25]" office:value-type="float" office:value="262471.60699656">
            <text:p>262,472</text:p>
          </table:table-cell>
          <table:table-cell table:number-columns-repeated="4"/>
          <table:table-cell table:style-name="ce3" office:value-type="float" office:value="55">
            <text:p>55</text:p>
          </table:table-cell>
          <table:table-cell table:formula="oooc:=[.I22]+[$globals.$C$15]" office:value-type="float" office:value="2.55">
            <text:p>2.55</text:p>
          </table:table-cell>
          <table:table-cell table:style-name="ce3" office:value-type="float" office:value="0.45">
            <text:p>0.4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T32]/2);[.T32])" office:value-type="float" office:value="640000">
            <text:p>640,000</text:p>
          </table:table-cell>
          <table:table-cell table:formula="oooc:=CEILING(([.R32]-[.U32]/2);[.U32])" office:value-type="float" office:value="4.1">
            <text:p>4.1</text:p>
          </table:table-cell>
          <table:table-cell table:formula="oooc:=[.D32]*[$globals.$C$26]/[.K32]" office:value-type="float" office:value="102.5">
            <text:p>102.5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3] ^ [.$I31] * [$globals.$D$21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X31]/[.H32]/[.W31]*[.Q32]" office:value-type="float" office:value="9356.47488512911">
            <text:p>9356.47</text:p>
          </table:table-cell>
          <table:table-cell table:formula="oooc:=[.Y31]/[.M32]" office:value-type="float" office:value="0.0855022868998981">
            <text:p>0.09</text:p>
          </table:table-cell>
          <table:table-cell table:formula="oooc:=([.D32]/[.C32])/([.R32]/[.Q32])" office:value-type="float" office:value="1.00993045750615">
            <text:p>1.01</text:p>
          </table:table-cell>
          <table:table-cell/>
          <table:table-cell table:formula="oooc:=[.I32]^[$globals.$C$17]*[$globals.$C$24]/[.R32]*[.K32]*[.W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MAX(10^(FLOOR(LOG([.Q32];10);1)-1);5)" office:value-type="float" office:value="10000">
            <text:p>10000</text:p>
          </table:table-cell>
          <table:table-cell table:formula="oooc:=10^(FLOOR(LOG([.R32];10);1)-1)" office:value-type="float" office:value="0.1">
            <text:p>0.1</text:p>
          </table:table-cell>
          <table:table-cell/>
          <table:table-cell table:formula="oooc:=[.W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T33]/2);[.T33])" office:value-type="float" office:value="1600000">
            <text:p>1,600,000</text:p>
          </table:table-cell>
          <table:table-cell table:formula="oooc:=CEILING(([.R33]-[.U33]/2);[.U33])" office:value-type="float" office:value="6.7">
            <text:p>6.7</text:p>
          </table:table-cell>
          <table:table-cell table:formula="oooc:=[.D33]*[$globals.$C$26]/[.K33]" office:value-type="float" office:value="167.5">
            <text:p>167.5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31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X31]/[.H33]/[.W31]*[.Q33]" office:value-type="float" office:value="23210.7414346205">
            <text:p>23210.74</text:p>
          </table:table-cell>
          <table:table-cell table:formula="oooc:=[.Y31]/[.M33]" office:value-type="float" office:value="0.0344668007376423">
            <text:p>0.03</text:p>
          </table:table-cell>
          <table:table-cell table:formula="oooc:=([.D33]/[.C33])/([.R33]/[.Q33])" office:value-type="float" office:value="1.00215392291152">
            <text:p>1</text:p>
          </table:table-cell>
          <table:table-cell/>
          <table:table-cell table:formula="oooc:=[.I33]^[$globals.$C$17]*[$globals.$C$24]/[.R33]*[.K33]*[.W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MAX(10^(FLOOR(LOG([.Q33];10);1)-1);5)" office:value-type="float" office:value="100000">
            <text:p>100000</text:p>
          </table:table-cell>
          <table:table-cell table:formula="oooc:=10^(FLOOR(LOG([.R33];10);1)-1)" office:value-type="float" office:value="0.1">
            <text:p>0.1</text:p>
          </table:table-cell>
          <table:table-cell/>
          <table:table-cell table:formula="oooc:=[.W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T34]/2);[.T34])" office:value-type="float" office:value="4000000">
            <text:p>4,000,000</text:p>
          </table:table-cell>
          <table:table-cell table:formula="oooc:=CEILING(([.R34]-[.U34]/2);[.U34])" office:value-type="float" office:value="11">
            <text:p>11</text:p>
          </table:table-cell>
          <table:table-cell table:formula="oooc:=[.D34]*[$globals.$C$26]/[.K34]" office:value-type="float" office:value="275">
            <text:p>275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31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X31]/[.H34]/[.W31]*[.Q34]" office:value-type="float" office:value="57579.2191566784">
            <text:p>57579.22</text:p>
          </table:table-cell>
          <table:table-cell table:formula="oooc:=[.Y31]/[.M34]" office:value-type="float" office:value="0.0138939015102502">
            <text:p>0.01</text:p>
          </table:table-cell>
          <table:table-cell table:formula="oooc:=([.D34]/[.C34])/([.R34]/[.Q34])" office:value-type="float" office:value="0.999089347172969">
            <text:p>1</text:p>
          </table:table-cell>
          <table:table-cell/>
          <table:table-cell table:formula="oooc:=[.I34]^[$globals.$C$17]*[$globals.$C$24]/[.R34]*[.K34]*[.W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MAX(10^(FLOOR(LOG([.Q34];10);1)-1);5)" office:value-type="float" office:value="100000">
            <text:p>100000</text:p>
          </table:table-cell>
          <table:table-cell table:formula="oooc:=10^(FLOOR(LOG([.R34];10);1)-1)" office:value-type="float" office:value="1">
            <text:p>1</text:p>
          </table:table-cell>
          <table:table-cell/>
          <table:table-cell table:formula="oooc:=[.W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T35]/2);[.T35])" office:value-type="float" office:value="9800000">
            <text:p>9,800,000</text:p>
          </table:table-cell>
          <table:table-cell table:formula="oooc:=CEILING(([.R35]-[.U35]/2);[.U35])" office:value-type="float" office:value="18">
            <text:p>18</text:p>
          </table:table-cell>
          <table:table-cell table:formula="oooc:=[.D35]*[$globals.$C$26]/[.K35]" office:value-type="float" office:value="450">
            <text:p>45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31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X31]/[.H35]/[.W31]*[.Q35]" office:value-type="float" office:value="142837.594741705">
            <text:p>142837.59</text:p>
          </table:table-cell>
          <table:table-cell table:formula="oooc:=[.Y31]/[.M35]" office:value-type="float" office:value="0.00560076639099568">
            <text:p>0.01</text:p>
          </table:table-cell>
          <table:table-cell table:formula="oooc:=([.D35]/[.C35])/([.R35]/[.Q35])" office:value-type="float" office:value="1.01300149798066">
            <text:p>1.01</text:p>
          </table:table-cell>
          <table:table-cell/>
          <table:table-cell table:formula="oooc:=[.I35]^[$globals.$C$17]*[$globals.$C$24]/[.R35]*[.K35]*[.W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MAX(10^(FLOOR(LOG([.Q35];10);1)-1);5)" office:value-type="float" office:value="100000">
            <text:p>100000</text:p>
          </table:table-cell>
          <table:table-cell table:formula="oooc:=10^(FLOOR(LOG([.R35];10);1)-1)" office:value-type="float" office:value="1">
            <text:p>1</text:p>
          </table:table-cell>
          <table:table-cell/>
          <table:table-cell table:formula="oooc:=[.W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T36]/2);[.T36])" office:value-type="float" office:value="24000000">
            <text:p>24,000,000</text:p>
          </table:table-cell>
          <table:table-cell table:formula="oooc:=CEILING(([.R36]-[.U36]/2);[.U36])" office:value-type="float" office:value="29">
            <text:p>29</text:p>
          </table:table-cell>
          <table:table-cell table:formula="oooc:=[.D36]*[$globals.$C$26]/[.K36]" office:value-type="float" office:value="725">
            <text:p>725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31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X31]/[.H36]/[.W31]*[.Q36]" office:value-type="float" office:value="354339.269799371">
            <text:p>354339.27</text:p>
          </table:table-cell>
          <table:table-cell table:formula="oooc:=[.Y31]/[.M36]" office:value-type="float" office:value="0.00225772322794751">
            <text:p>0</text:p>
          </table:table-cell>
          <table:table-cell table:formula="oooc:=([.D36]/[.C36])/([.R36]/[.Q36])" office:value-type="float" office:value="1.01167830778181">
            <text:p>1.01</text:p>
          </table:table-cell>
          <table:table-cell/>
          <table:table-cell table:formula="oooc:=[.I36]^[$globals.$C$17]*[$globals.$C$24]/[.R36]*[.K36]*[.W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MAX(10^(FLOOR(LOG([.Q36];10);1)-1);5)" office:value-type="float" office:value="1000000">
            <text:p>1000000</text:p>
          </table:table-cell>
          <table:table-cell table:formula="oooc:=10^(FLOOR(LOG([.R36];10);1)-1)" office:value-type="float" office:value="1">
            <text:p>1</text:p>
          </table:table-cell>
          <table:table-cell/>
          <table:table-cell table:formula="oooc:=[.W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T37]/2);[.T37])" office:value-type="float" office:value="60000000">
            <text:p>60,000,000</text:p>
          </table:table-cell>
          <table:table-cell table:formula="oooc:=CEILING(([.R37]-[.U37]/2);[.U37])" office:value-type="float" office:value="48">
            <text:p>48</text:p>
          </table:table-cell>
          <table:table-cell table:formula="oooc:=[.D37]*[$globals.$C$26]/[.K37]" office:value-type="float" office:value="1200">
            <text:p>120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31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X31]/[.H37]/[.W31]*[.Q37]" office:value-type="float" office:value="879014.508393236">
            <text:p>879014.51</text:p>
          </table:table-cell>
          <table:table-cell table:formula="oooc:=[.Y31]/[.M37]" office:value-type="float" office:value="0.000910110120323648">
            <text:p>0</text:p>
          </table:table-cell>
          <table:table-cell table:formula="oooc:=([.D37]/[.C37])/([.R37]/[.Q37])" office:value-type="float" office:value="1.01680504537817">
            <text:p>1.02</text:p>
          </table:table-cell>
          <table:table-cell/>
          <table:table-cell table:formula="oooc:=[.I37]^[$globals.$C$17]*[$globals.$C$24]/[.R37]*[.K37]*[.W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1">
            <text:p>1</text:p>
          </table:table-cell>
          <table:table-cell/>
          <table:table-cell table:formula="oooc:=[.W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LOL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17]*[$globals.$C$24]*[$globals.$C$25]" office:value-type="float" office:value="4561627.01769853">
            <text:p>4,561,627</text:p>
          </table:table-cell>
          <table:table-cell table:number-columns-repeated="2"/>
          <table:table-cell/>
          <table:table-cell/>
          <table:table-cell table:style-name="ce3" office:value-type="float" office:value="200">
            <text:p>200</text:p>
          </table:table-cell>
          <table:table-cell table:formula="oooc:=[.I31]+[$globals.$C$15]" office:value-type="float" office:value="3.4">
            <text:p>3.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T41]/2);[.T41])" office:value-type="float" office:value="33000000">
            <text:p>33,000,000</text:p>
          </table:table-cell>
          <table:table-cell table:formula="oooc:=CEILING(([.R41]-[.U41]/2);[.U41])" office:value-type="float" office:value="1.4">
            <text:p>1.4</text:p>
          </table:table-cell>
          <table:table-cell table:formula="oooc:=[.D41]*[$globals.$C$26]/[.K41]" office:value-type="float" office:value="140">
            <text:p>140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3] ^ [.$I40] * [$globals.$D$21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40]/[.H41]/[.W40]*[.Q41]" office:value-type="float" office:value="33172.3574292919">
            <text:p>33172.36</text:p>
          </table:table-cell>
          <table:table-cell table:formula="oooc:=[.Y40]/[.M41]" office:value-type="float" office:value="0.0241164650931195">
            <text:p>0.02</text:p>
          </table:table-cell>
          <table:table-cell table:formula="oooc:=([.D41]/[.C41])/([.R41]/[.Q41])" office:value-type="float" office:value="1.0234037311994">
            <text:p>1.02</text:p>
          </table:table-cell>
          <table:table-cell/>
          <table:table-cell table:formula="oooc:=[.I41]^[$globals.$C$17]*[$globals.$C$24]/[.R41]*[.K41]*[.W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MAX(10^(FLOOR(LOG([.Q41];10);1)-1);5)" office:value-type="float" office:value="1000000">
            <text:p>1000000</text:p>
          </table:table-cell>
          <table:table-cell table:formula="oooc:=10^(FLOOR(LOG([.R41];10);1)-1)" office:value-type="float" office:value="0.1">
            <text:p>0.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T42]/2);[.T42])" office:value-type="float" office:value="82000000">
            <text:p>82,000,000</text:p>
          </table:table-cell>
          <table:table-cell table:formula="oooc:=CEILING(([.R42]-[.U42]/2);[.U42])" office:value-type="float" office:value="2.2">
            <text:p>2.2</text:p>
          </table:table-cell>
          <table:table-cell table:formula="oooc:=[.D42]*[$globals.$C$26]/[.K42]" office:value-type="float" office:value="220">
            <text:p>22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31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40]/[.H42]/[.W40]*[.Q42]" office:value-type="float" office:value="82291.1428204491">
            <text:p>82291.14</text:p>
          </table:table-cell>
          <table:table-cell table:formula="oooc:=[.Y40]/[.M42]" office:value-type="float" office:value="0.00972158087226372">
            <text:p>0.01</text:p>
          </table:table-cell>
          <table:table-cell table:formula="oooc:=([.D42]/[.C42])/([.R42]/[.Q42])" office:value-type="float" office:value="0.982502699575944">
            <text:p>0.98</text:p>
          </table:table-cell>
          <table:table-cell/>
          <table:table-cell table:formula="oooc:=[.I42]^[$globals.$C$17]*[$globals.$C$24]/[.R42]*[.K42]*[.W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MAX(10^(FLOOR(LOG([.Q42];10);1)-1);5)" office:value-type="float" office:value="1000000">
            <text:p>1000000</text:p>
          </table:table-cell>
          <table:table-cell table:formula="oooc:=10^(FLOOR(LOG([.R42];10);1)-1)" office:value-type="float" office:value="0.1">
            <text:p>0.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T43]/2);[.T43])" office:value-type="float" office:value="200000000">
            <text:p>200,000,000</text:p>
          </table:table-cell>
          <table:table-cell table:formula="oooc:=CEILING(([.R43]-[.U43]/2);[.U43])" office:value-type="float" office:value="3.7">
            <text:p>3.7</text:p>
          </table:table-cell>
          <table:table-cell table:formula="oooc:=[.D43]*[$globals.$C$26]/[.K43]" office:value-type="float" office:value="370">
            <text:p>37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31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X40]/[.H43]/[.W40]*[.Q43]" office:value-type="float" office:value="204140.818183633">
            <text:p>204140.82</text:p>
          </table:table-cell>
          <table:table-cell table:formula="oooc:=[.Y40]/[.M43]" office:value-type="float" office:value="0.00391886349392589">
            <text:p>0</text:p>
          </table:table-cell>
          <table:table-cell table:formula="oooc:=([.D43]/[.C43])/([.R43]/[.Q43])" office:value-type="float" office:value="1.02846300913342">
            <text:p>1.03</text:p>
          </table:table-cell>
          <table:table-cell/>
          <table:table-cell table:formula="oooc:=[.I43]^[$globals.$C$17]*[$globals.$C$24]/[.R43]*[.K43]*[.W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MAX(10^(FLOOR(LOG([.Q43];10);1)-1);5)" office:value-type="float" office:value="10000000">
            <text:p>10000000</text:p>
          </table:table-cell>
          <table:table-cell table:formula="oooc:=10^(FLOOR(LOG([.R43];10);1)-1)" office:value-type="float" office:value="0.1">
            <text:p>0.1</text:p>
          </table:table-cell>
          <table:table-cell/>
          <table:table-cell table:formula="oooc:=[.W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T44]/2);[.T44])" office:value-type="float" office:value="510000000">
            <text:p>510,000,000</text:p>
          </table:table-cell>
          <table:table-cell table:formula="oooc:=CEILING(([.R44]-[.U44]/2);[.U44])" office:value-type="float" office:value="6">
            <text:p>6</text:p>
          </table:table-cell>
          <table:table-cell table:formula="oooc:=[.D44]*[$globals.$C$26]/[.K44]" office:value-type="float" office:value="600">
            <text:p>60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31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X40]/[.H44]/[.W40]*[.Q44]" office:value-type="float" office:value="506415.055379779">
            <text:p>506415.06</text:p>
          </table:table-cell>
          <table:table-cell table:formula="oooc:=[.Y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17]*[$globals.$C$24]/[.R44]*[.K44]*[.W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MAX(10^(FLOOR(LOG([.Q44];10);1)-1);5)" office:value-type="float" office:value="10000000">
            <text:p>10000000</text:p>
          </table:table-cell>
          <table:table-cell table:formula="oooc:=10^(FLOOR(LOG([.R44];10);1)-1)" office:value-type="float" office:value="0.1">
            <text:p>0.1</text:p>
          </table:table-cell>
          <table:table-cell/>
          <table:table-cell table:formula="oooc:=[.W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T45]/2);[.T45])" office:value-type="float" office:value="1300000000">
            <text:p>1,300,000,000</text:p>
          </table:table-cell>
          <table:table-cell table:formula="oooc:=CEILING(([.R45]-[.U45]/2);[.U45])" office:value-type="float" office:value="9.8">
            <text:p>9.8</text:p>
          </table:table-cell>
          <table:table-cell table:formula="oooc:=[.D45]*[$globals.$C$26]/[.K45]" office:value-type="float" office:value="980">
            <text:p>98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31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0]/[.H45]/[.W40]*[.Q45]" office:value-type="float" office:value="1256271.09069687">
            <text:p>1256271.09</text:p>
          </table:table-cell>
          <table:table-cell table:formula="oooc:=[.Y40]/[.M45]" office:value-type="float" office:value="0.000636805229320551">
            <text:p>0</text:p>
          </table:table-cell>
          <table:table-cell table:formula="oooc:=([.D45]/[.C45])/([.R45]/[.Q45])" office:value-type="float" office:value="0.965792254991186">
            <text:p>0.97</text:p>
          </table:table-cell>
          <table:table-cell/>
          <table:table-cell table:formula="oooc:=[.I45]^[$globals.$C$17]*[$globals.$C$24]/[.R45]*[.K45]*[.W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T46]/2);[.T46])" office:value-type="float" office:value="3100000000">
            <text:p>3,100,000,000</text:p>
          </table:table-cell>
          <table:table-cell table:formula="oooc:=CEILING(([.R46]-[.U46]/2);[.U46])" office:value-type="float" office:value="16">
            <text:p>16</text:p>
          </table:table-cell>
          <table:table-cell table:formula="oooc:=[.D46]*[$globals.$C$26]/[.K46]" office:value-type="float" office:value="1600">
            <text:p>160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31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0]/[.H46]/[.W40]*[.Q46]" office:value-type="float" office:value="3116449.71166418">
            <text:p>3116449.71</text:p>
          </table:table-cell>
          <table:table-cell table:formula="oooc:=[.Y40]/[.M46]" office:value-type="float" office:value="0.000256702361345918">
            <text:p>0</text:p>
          </table:table-cell>
          <table:table-cell table:formula="oooc:=([.D46]/[.C46])/([.R46]/[.Q46])" office:value-type="float" office:value="1.00380951372286">
            <text:p>1</text:p>
          </table:table-cell>
          <table:table-cell/>
          <table:table-cell table:formula="oooc:=[.I46]^[$globals.$C$17]*[$globals.$C$24]/[.R46]*[.K46]*[.W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1">
            <text:p>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OMG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17]*[$globals.$C$24]*[$globals.$C$25]" office:value-type="float" office:value="79278826.7146544">
            <text:p>79,278,827</text:p>
          </table:table-cell>
          <table:table-cell table:number-columns-repeated="2"/>
          <table:table-cell/>
          <table:table-cell/>
          <table:table-cell table:style-name="ce3" office:value-type="float" office:value="400">
            <text:p>400</text:p>
          </table:table-cell>
          <table:table-cell table:formula="oooc:=[.I40]+[$globals.$C$15]" office:value-type="float" office:value="4.25">
            <text:p>4.2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T50]/2);[.T50])" office:value-type="float" office:value="420000000">
            <text:p>420,000,000</text:p>
          </table:table-cell>
          <table:table-cell table:formula="oooc:=CEILING(([.R50]-[.U50]/2);[.U50])" office:value-type="float" office:value="1.9">
            <text:p>1.9</text:p>
          </table:table-cell>
          <table:table-cell table:formula="oooc:=[.D50]*[$globals.$C$26]/[.K50]" office:value-type="float" office:value="190">
            <text:p>19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3] ^ [.$I49] * [$globals.$D$21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9]/[.H50]/[.W49]*[.Q50]" office:value-type="float" office:value="211696.131253252">
            <text:p>211696.13</text:p>
          </table:table-cell>
          <table:table-cell table:formula="oooc:=[.Y49]/[.M50]" office:value-type="float" office:value="0.00377900151157207">
            <text:p>0</text:p>
          </table:table-cell>
          <table:table-cell table:formula="oooc:=([.D50]/[.C50])/([.R50]/[.Q50])" office:value-type="float" office:value="1.02289941541694">
            <text:p>1.02</text:p>
          </table:table-cell>
          <table:table-cell/>
          <table:table-cell table:formula="oooc:=[.I50]^[$globals.$C$17]*[$globals.$C$24]/[.R50]*[.K50]*[.W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MAX(10^(FLOOR(LOG([.Q50];10);1)-1);5)" office:value-type="float" office:value="10000000">
            <text:p>10000000</text:p>
          </table:table-cell>
          <table:table-cell table:formula="oooc:=10^(FLOOR(LOG([.R50];10);1)-1)" office:value-type="float" office:value="0.1">
            <text:p>0.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T51]/2);[.T51])" office:value-type="float" office:value="1100000000">
            <text:p>1,100,000,000</text:p>
          </table:table-cell>
          <table:table-cell table:formula="oooc:=CEILING(([.R51]-[.U51]/2);[.U51])" office:value-type="float" office:value="3.1">
            <text:p>3.1</text:p>
          </table:table-cell>
          <table:table-cell table:formula="oooc:=[.D51]*[$globals.$C$26]/[.K51]" office:value-type="float" office:value="310">
            <text:p>31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31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X49]/[.H51]/[.W49]*[.Q51]" office:value-type="float" office:value="525157.628867072">
            <text:p>525157.63</text:p>
          </table:table-cell>
          <table:table-cell table:formula="oooc:=[.Y49]/[.M51]" office:value-type="float" office:value="0.00152335214424257">
            <text:p>0</text:p>
          </table:table-cell>
          <table:table-cell table:formula="oooc:=([.D51]/[.C51])/([.R51]/[.Q51])" office:value-type="float" office:value="0.967363400653544">
            <text:p>0.97</text:p>
          </table:table-cell>
          <table:table-cell/>
          <table:table-cell table:formula="oooc:=[.I51]^[$globals.$C$17]*[$globals.$C$24]/[.R51]*[.K51]*[.W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MAX(10^(FLOOR(LOG([.Q51];10);1)-1);5)" office:value-type="float" office:value="100000000">
            <text:p>100000000</text:p>
          </table:table-cell>
          <table:table-cell table:formula="oooc:=10^(FLOOR(LOG([.R51];10);1)-1)" office:value-type="float" office:value="0.1">
            <text:p>0.1</text:p>
          </table:table-cell>
          <table:table-cell/>
          <table:table-cell table:formula="oooc:=[.W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T52]/2);[.T52])" office:value-type="float" office:value="2600000000">
            <text:p>2,600,000,000</text:p>
          </table:table-cell>
          <table:table-cell table:formula="oooc:=CEILING(([.R52]-[.U52]/2);[.U52])" office:value-type="float" office:value="5">
            <text:p>5</text:p>
          </table:table-cell>
          <table:table-cell table:formula="oooc:=[.D52]*[$globals.$C$26]/[.K52]" office:value-type="float" office:value="500">
            <text:p>5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31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X49]/[.H52]/[.W49]*[.Q52]" office:value-type="float" office:value="1302766.06154582">
            <text:p>1302766.06</text:p>
          </table:table-cell>
          <table:table-cell table:formula="oooc:=[.Y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17]*[$globals.$C$24]/[.R52]*[.K52]*[.W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MAX(10^(FLOOR(LOG([.Q52];10);1)-1);5)" office:value-type="float" office:value="100000000">
            <text:p>100000000</text:p>
          </table:table-cell>
          <table:table-cell table:formula="oooc:=10^(FLOOR(LOG([.R52];10);1)-1)" office:value-type="float" office:value="0.1">
            <text:p>0.1</text:p>
          </table:table-cell>
          <table:table-cell/>
          <table:table-cell table:formula="oooc:=[.W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T53]/2);[.T53])" office:value-type="float" office:value="6500000000">
            <text:p>6,500,000,000</text:p>
          </table:table-cell>
          <table:table-cell table:formula="oooc:=CEILING(([.R53]-[.U53]/2);[.U53])" office:value-type="float" office:value="8.2">
            <text:p>8.2</text:p>
          </table:table-cell>
          <table:table-cell table:formula="oooc:=[.D53]*[$globals.$C$26]/[.K53]" office:value-type="float" office:value="820">
            <text:p>82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31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49]/[.H53]/[.W49]*[.Q53]" office:value-type="float" office:value="3231790.45266272">
            <text:p>3231790.45</text:p>
          </table:table-cell>
          <table:table-cell table:formula="oooc:=[.Y49]/[.M53]" office:value-type="float" office:value="0.000247540801830412">
            <text:p>0</text:p>
          </table:table-cell>
          <table:table-cell table:formula="oooc:=([.D53]/[.C53])/([.R53]/[.Q53])" office:value-type="float" office:value="0.997941737223252">
            <text:p>1</text:p>
          </table:table-cell>
          <table:table-cell/>
          <table:table-cell table:formula="oooc:=[.I53]^[$globals.$C$17]*[$globals.$C$24]/[.R53]*[.K53]*[.W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MAX(10^(FLOOR(LOG([.Q53];10);1)-1);5)" office:value-type="float" office:value="100000000">
            <text:p>100000000</text:p>
          </table:table-cell>
          <table:table-cell table:formula="oooc:=10^(FLOOR(LOG([.R53];10);1)-1)" office:value-type="float" office:value="0.1">
            <text:p>0.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T54]/2);[.T54])" office:value-type="float" office:value="16000000000">
            <text:p>16,000,000,000</text:p>
          </table:table-cell>
          <table:table-cell table:formula="oooc:=CEILING(([.R54]-[.U54]/2);[.U54])" office:value-type="float" office:value="13">
            <text:p>13</text:p>
          </table:table-cell>
          <table:table-cell table:formula="oooc:=[.D54]*[$globals.$C$26]/[.K54]" office:value-type="float" office:value="1300">
            <text:p>130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31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49]/[.H54]/[.W49]*[.Q54]" office:value-type="float" office:value="8017148.92505633">
            <text:p>8017148.93</text:p>
          </table:table-cell>
          <table:table-cell table:formula="oooc:=[.Y49]/[.M54]" office:value-type="float" office:value="0.0000997860969626904">
            <text:p>0</text:p>
          </table:table-cell>
          <table:table-cell table:formula="oooc:=([.D54]/[.C54])/([.R54]/[.Q54])" office:value-type="float" office:value="0.975708490593038">
            <text:p>0.98</text:p>
          </table:table-cell>
          <table:table-cell/>
          <table:table-cell table:formula="oooc:=[.I54]^[$globals.$C$17]*[$globals.$C$24]/[.R54]*[.K54]*[.W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1">
            <text:p>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T55]/2);[.T55])" office:value-type="float" office:value="40000000000">
            <text:p>40,000,000,000</text:p>
          </table:table-cell>
          <table:table-cell table:formula="oooc:=CEILING(([.R55]-[.U55]/2);[.U55])" office:value-type="float" office:value="22">
            <text:p>22</text:p>
          </table:table-cell>
          <table:table-cell table:formula="oooc:=[.D55]*[$globals.$C$26]/[.K55]" office:value-type="float" office:value="2200">
            <text:p>22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31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49]/[.H55]/[.W49]*[.Q55]" office:value-type="float" office:value="19888256.3173534">
            <text:p>19888256.32</text:p>
          </table:table-cell>
          <table:table-cell table:formula="oooc:=[.Y49]/[.M55]" office:value-type="float" office:value="0.000040224743046074">
            <text:p>0</text:p>
          </table:table-cell>
          <table:table-cell table:formula="oooc:=([.D55]/[.C55])/([.R55]/[.Q55])" office:value-type="float" office:value="1.00265477807266">
            <text:p>1</text:p>
          </table:table-cell>
          <table:table-cell/>
          <table:table-cell table:formula="oooc:=[.I55]^[$globals.$C$17]*[$globals.$C$24]/[.R55]*[.K55]*[.W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17]*[$globals.$C$24]*[$globals.$C$25]" office:value-type="float" office:value="1377826889.58713">
            <text:p>1,377,826,890</text:p>
          </table:table-cell>
          <table:table-cell table:number-columns-repeated="4"/>
          <table:table-cell table:style-name="ce3" office:value-type="float" office:value="5000">
            <text:p>5000</text:p>
          </table:table-cell>
          <table:table-cell table:formula="oooc:=[.I49]+[$globals.$C$15]" office:value-type="float" office:value="5.1">
            <text:p>5.1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T59]/2);[.T59])" office:value-type="float" office:value="10000000000">
            <text:p>10,000,000,000</text:p>
          </table:table-cell>
          <table:table-cell table:formula="oooc:=CEILING(([.R59]-[.U59]/2);[.U59])" office:value-type="float" office:value="1.4">
            <text:p>1.4</text:p>
          </table:table-cell>
          <table:table-cell table:formula="oooc:=[.D59]*[$globals.$C$26]/[.K59]" office:value-type="float" office:value="35">
            <text:p>35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3] ^ [.$I58] * [$globals.$D$21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X58]/[.H59]/[.W58]*[.Q59]" office:value-type="float" office:value="1621178.19029726">
            <text:p>1621178.19</text:p>
          </table:table-cell>
          <table:table-cell table:formula="oooc:=[.Y58]/[.M59]" office:value-type="float" office:value="0.000493468271895092">
            <text:p>0</text:p>
          </table:table-cell>
          <table:table-cell table:formula="oooc:=([.D59]/[.C59])/([.R59]/[.Q59])" office:value-type="float" office:value="1.04316959258832">
            <text:p>1.04</text:p>
          </table:table-cell>
          <table:table-cell/>
          <table:table-cell table:formula="oooc:=[.I59]^[$globals.$C$17]*[$globals.$C$24]/[.R59]*[.K59]*[.W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MAX(10^(FLOOR(LOG([.Q59];10);1)-1);5)" office:value-type="float" office:value="1000000000">
            <text:p>1000000000</text:p>
          </table:table-cell>
          <table:table-cell table:formula="oooc:=10^(FLOOR(LOG([.R59];10);1)-1)" office:value-type="float" office:value="0.1">
            <text:p>0.1</text:p>
          </table:table-cell>
          <table:table-cell/>
          <table:table-cell table:formula="oooc:=[.W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T60]/2);[.T60])" office:value-type="float" office:value="25000000000">
            <text:p>25,000,000,000</text:p>
          </table:table-cell>
          <table:table-cell table:formula="oooc:=CEILING(([.R60]-[.U60]/2);[.U60])" office:value-type="float" office:value="2.2">
            <text:p>2.2</text:p>
          </table:table-cell>
          <table:table-cell table:formula="oooc:=[.D60]*[$globals.$C$26]/[.K60]" office:value-type="float" office:value="55">
            <text:p>55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31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X58]/[.H60]/[.W58]*[.Q60]" office:value-type="float" office:value="4021679.98700467">
            <text:p>4021679.99</text:p>
          </table:table-cell>
          <table:table-cell table:formula="oooc:=[.Y58]/[.M60]" office:value-type="float" office:value="0.000198921844250427">
            <text:p>0</text:p>
          </table:table-cell>
          <table:table-cell table:formula="oooc:=([.D60]/[.C60])/([.R60]/[.Q60])" office:value-type="float" office:value="0.99540903746407">
            <text:p>1</text:p>
          </table:table-cell>
          <table:table-cell/>
          <table:table-cell table:formula="oooc:=[.I60]^[$globals.$C$17]*[$globals.$C$24]/[.R60]*[.K60]*[.W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table:formula="oooc:=10^(FLOOR(LOG([.R60];10);1)-1)" office:value-type="float" office:value="0.1">
            <text:p>0.1</text:p>
          </table:table-cell>
          <table:table-cell/>
          <table:table-cell table:formula="oooc:=[.W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T61]/2);[.T61])" office:value-type="float" office:value="62000000000">
            <text:p>62,000,000,000</text:p>
          </table:table-cell>
          <table:table-cell table:formula="oooc:=CEILING(([.R61]-[.U61]/2);[.U61])" office:value-type="float" office:value="3.6">
            <text:p>3.6</text:p>
          </table:table-cell>
          <table:table-cell table:formula="oooc:=[.D61]*[$globals.$C$26]/[.K61]" office:value-type="float" office:value="90">
            <text:p>90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31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X58]/[.H61]/[.W58]*[.Q61]" office:value-type="float" office:value="9976639.22120013">
            <text:p>9976639.22</text:p>
          </table:table-cell>
          <table:table-cell table:formula="oooc:=[.Y58]/[.M61]" office:value-type="float" office:value="0.0000801873238334627">
            <text:p>0</text:p>
          </table:table-cell>
          <table:table-cell table:formula="oooc:=([.D61]/[.C61])/([.R61]/[.Q61])" office:value-type="float" office:value="0.99706103000769">
            <text:p>1</text:p>
          </table:table-cell>
          <table:table-cell/>
          <table:table-cell table:formula="oooc:=[.I61]^[$globals.$C$17]*[$globals.$C$24]/[.R61]*[.K61]*[.W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MAX(10^(FLOOR(LOG([.Q61];10);1)-1);5)" office:value-type="float" office:value="1000000000">
            <text:p>1000000000</text:p>
          </table:table-cell>
          <table:table-cell table:formula="oooc:=10^(FLOOR(LOG([.R61];10);1)-1)" office:value-type="float" office:value="0.1">
            <text:p>0.1</text:p>
          </table:table-cell>
          <table:table-cell/>
          <table:table-cell table:formula="oooc:=[.W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T62]/2);[.T62])" office:value-type="float" office:value="150000000000">
            <text:p>150,000,000,000</text:p>
          </table:table-cell>
          <table:table-cell table:formula="oooc:=CEILING(([.R62]-[.U62]/2);[.U62])" office:value-type="float" office:value="5.9">
            <text:p>5.9</text:p>
          </table:table-cell>
          <table:table-cell table:formula="oooc:=[.D62]*[$globals.$C$26]/[.K62]" office:value-type="float" office:value="147.5">
            <text:p>147.5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31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X58]/[.H62]/[.W58]*[.Q62]" office:value-type="float" office:value="24749191.9972779">
            <text:p>24749192</text:p>
          </table:table-cell>
          <table:table-cell table:formula="oooc:=[.Y58]/[.M62]" office:value-type="float" office:value="0.0000323242876004998">
            <text:p>0</text:p>
          </table:table-cell>
          <table:table-cell table:formula="oooc:=([.D62]/[.C62])/([.R62]/[.Q62])" office:value-type="float" office:value="1.02533010085446">
            <text:p>1.03</text:p>
          </table:table-cell>
          <table:table-cell/>
          <table:table-cell table:formula="oooc:=[.I62]^[$globals.$C$17]*[$globals.$C$24]/[.R62]*[.K62]*[.W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table:formula="oooc:=10^(FLOOR(LOG([.R62];10);1)-1)" office:value-type="float" office:value="0.1">
            <text:p>0.1</text:p>
          </table:table-cell>
          <table:table-cell/>
          <table:table-cell table:formula="oooc:=[.W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T63]/2);[.T63])" office:value-type="float" office:value="380000000000">
            <text:p>380,000,000,000</text:p>
          </table:table-cell>
          <table:table-cell table:formula="oooc:=CEILING(([.R63]-[.U63]/2);[.U63])" office:value-type="float" office:value="9.7">
            <text:p>9.7</text:p>
          </table:table-cell>
          <table:table-cell table:formula="oooc:=[.D63]*[$globals.$C$26]/[.K63]" office:value-type="float" office:value="242.5">
            <text:p>242.5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31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X58]/[.H63]/[.W58]*[.Q63]" office:value-type="float" office:value="61395675.5313483">
            <text:p>61395675.53</text:p>
          </table:table-cell>
          <table:table-cell table:formula="oooc:=[.Y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17]*[$globals.$C$24]/[.R63]*[.K63]*[.W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table:formula="oooc:=10^(FLOOR(LOG([.R63];10);1)-1)" office:value-type="float" office:value="0.1">
            <text:p>0.1</text:p>
          </table:table-cell>
          <table:table-cell/>
          <table:table-cell table:formula="oooc:=[.W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T64]/2);[.T64])" office:value-type="float" office:value="950000000000">
            <text:p>950,000,000,000</text:p>
          </table:table-cell>
          <table:table-cell table:formula="oooc:=CEILING(([.R64]-[.U64]/2);[.U64])" office:value-type="float" office:value="16">
            <text:p>16</text:p>
          </table:table-cell>
          <table:table-cell table:formula="oooc:=[.D64]*[$globals.$C$26]/[.K64]" office:value-type="float" office:value="400">
            <text:p>40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31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X58]/[.H64]/[.W58]*[.Q64]" office:value-type="float" office:value="152305132.804545">
            <text:p>152305132.8</text:p>
          </table:table-cell>
          <table:table-cell table:formula="oooc:=[.Y58]/[.M64]" office:value-type="float" office:value="0.0000052526135217429">
            <text:p>0</text:p>
          </table:table-cell>
          <table:table-cell table:formula="oooc:=([.D64]/[.C64])/([.R64]/[.Q64])" office:value-type="float" office:value="1.01177368415311">
            <text:p>1.01</text:p>
          </table:table-cell>
          <table:table-cell/>
          <table:table-cell table:formula="oooc:=[.I64]^[$globals.$C$17]*[$globals.$C$24]/[.R64]*[.K64]*[.W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table:formula="oooc:=10^(FLOOR(LOG([.R64];10);1)-1)" office:value-type="float" office:value="1">
            <text:p>1</text:p>
          </table:table-cell>
          <table:table-cell/>
          <table:table-cell table:formula="oooc:=[.W63]" office:value-type="float" office:value="25">
            <text:p>2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3">06/23/2007</text:date>, <text:time>20:5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6-23T20:58:41</dc:date>
    <dc:language>en-US</dc:language>
    <meta:editing-cycles>111</meta:editing-cycles>
    <meta:editing-duration>P2DT14H12M10S</meta:editing-duration>
    <meta:user-defined meta:name="Info 1"/>
    <meta:user-defined meta:name="Info 2"/>
    <meta:user-defined meta:name="Info 3"/>
    <meta:user-defined meta:name="Info 4"/>
    <meta:document-statistic meta:table-count="10" meta:cell-count="5367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